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FESALUD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5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TIPO_ID</text:p>
          </table:table-cell>
          <table:table-cell office:value-type="string" table:style-name="ce2">
            <text:p>NRO_ID</text:p>
          </table:table-cell>
          <table:table-cell office:value-type="string" table:style-name="ce2">
            <text:p>APELLIDO1</text:p>
          </table:table-cell>
          <table:table-cell office:value-type="string" table:style-name="ce2">
            <text:p>APELLIDO2</text:p>
          </table:table-cell>
          <table:table-cell office:value-type="string" table:style-name="ce2">
            <text:p>NOMBRE1</text:p>
          </table:table-cell>
          <table:table-cell office:value-type="string" table:style-name="ce2">
            <text:p>NOMBRE2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FEC_NAC</text:p>
          </table:table-cell>
          <table:table-cell office:value-type="string" table:style-name="ce2">
            <text:p>EDAD</text:p>
          </table:table-cell>
          <table:table-cell office:value-type="string" table:style-name="ce2">
            <text:p>PARENTESC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604061" table:style-name="ce1">
            <text:p>98604061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ESPINOS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ORREGIMIENTO DE SEALLA</text:p>
          </table:table-cell>
          <table:table-cell office:value-type="float" office:value="3218493421" table:style-name="ce1">
            <text:p>3218493421</text:p>
          </table:table-cell>
          <table:table-cell office:value-type="string" table:style-name="ce1">
            <text:p>M</text:p>
          </table:table-cell>
          <table:table-cell office:value-type="date" office:date-value="1984-09-10T00:00:00" table:style-name="ce3">
            <text:p>10/09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957" table:style-name="ce1">
            <text:p>15265957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vereda la trampa</text:p>
          </table:table-cell>
          <table:table-cell office:value-type="string" table:style-name="ce1">
            <text:p>8562134 3133458002</text:p>
          </table:table-cell>
          <table:table-cell office:value-type="string" table:style-name="ce1">
            <text:p>M</text:p>
          </table:table-cell>
          <table:table-cell office:value-type="date" office:date-value="1985-10-22T00:00:00" table:style-name="ce3">
            <text:p>22/10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56" table:style-name="ce1">
            <text:p>1038232356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JERONIMO</text:p>
          </table:table-cell>
          <table:table-cell table:style-name="ce1"/>
          <table:table-cell office:value-type="string" table:style-name="ce1">
            <text:p>sevilla - ebejico</text:p>
          </table:table-cell>
          <table:table-cell office:value-type="float" office:value="8577297" table:style-name="ce1">
            <text:p>8577297</text:p>
          </table:table-cell>
          <table:table-cell office:value-type="string" table:style-name="ce1">
            <text:p>M</text:p>
          </table:table-cell>
          <table:table-cell office:value-type="date" office:date-value="2008-08-27T00:00:00" table:style-name="ce3">
            <text:p>27/08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938" table:style-name="ce1">
            <text:p>1039886938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EBEJICO VDA LA PAVA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96-02-05T00:00:00" table:style-name="ce3">
            <text:p>05/02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101" table:style-name="ce1">
            <text:p>1039886101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FERNEY</text:p>
          </table:table-cell>
          <table:table-cell table:style-name="ce1"/>
          <table:table-cell office:value-type="string" table:style-name="ce1">
            <text:p>VEREDA BLANQUIZAL</text:p>
          </table:table-cell>
          <table:table-cell office:value-type="float" office:value="3105921822" table:style-name="ce1">
            <text:p>3105921822</text:p>
          </table:table-cell>
          <table:table-cell office:value-type="string" table:style-name="ce1">
            <text:p>M</text:p>
          </table:table-cell>
          <table:table-cell office:value-type="date" office:date-value="1992-03-01T00:00:00" table:style-name="ce3">
            <text:p>01/03/199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775" table:style-name="ce1">
            <text:p>1039885775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onsalve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VDA CAMPO LAGRE</text:p>
          </table:table-cell>
          <table:table-cell office:value-type="float" office:value="3122330576" table:style-name="ce1">
            <text:p>3122330576</text:p>
          </table:table-cell>
          <table:table-cell office:value-type="string" table:style-name="ce1">
            <text:p>F</text:p>
          </table:table-cell>
          <table:table-cell office:value-type="date" office:date-value="2009-07-22T00:00:00" table:style-name="ce3">
            <text:p>22/07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688" table:style-name="ce1">
            <text:p>21708688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Miryam</text:p>
          </table:table-cell>
          <table:table-cell office:value-type="string" table:style-name="ce1">
            <text:p>Kr 22 18 17</text:p>
          </table:table-cell>
          <table:table-cell office:value-type="float" office:value="85623473674004" table:style-name="ce1">
            <text:p>8.56235E+13</text:p>
          </table:table-cell>
          <table:table-cell office:value-type="string" table:style-name="ce1">
            <text:p>F</text:p>
          </table:table-cell>
          <table:table-cell office:value-type="date" office:date-value="1955-08-22T00:00:00" table:style-name="ce3">
            <text:p>22/08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320" table:style-name="ce1">
            <text:p>1007304320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YEFERSON</text:p>
          </table:table-cell>
          <table:table-cell office:value-type="string" table:style-name="ce1">
            <text:p>VEREDA SANTA TERESA EBEJICO</text:p>
          </table:table-cell>
          <table:table-cell office:value-type="float" office:value="3147766987" table:style-name="ce1">
            <text:p>3147766987</text:p>
          </table:table-cell>
          <table:table-cell office:value-type="string" table:style-name="ce1">
            <text:p>M</text:p>
          </table:table-cell>
          <table:table-cell office:value-type="date" office:date-value="1997-06-25T00:00:00" table:style-name="ce3">
            <text:p>25/06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778" table:style-name="ce1">
            <text:p>1007304778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Allan</text:p>
          </table:table-cell>
          <table:table-cell office:value-type="string" table:style-name="ce1">
            <text:p>Eliecer</text:p>
          </table:table-cell>
          <table:table-cell office:value-type="string" table:style-name="ce1">
            <text:p>V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2-12-29T00:00:00" table:style-name="ce3">
            <text:p>29/12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237" table:style-name="ce1">
            <text:p>15263237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Eliecer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9-03-05T00:00:00" table:style-name="ce3">
            <text:p>05/03/19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12" table:style-name="ce1">
            <text:p>43847912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V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67-11-28T00:00:00" table:style-name="ce3">
            <text:p>28/11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67" table:style-name="ce1">
            <text:p>1039887267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YHO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SEVILLA CORREGIMIENTO</text:p>
          </table:table-cell>
          <table:table-cell office:value-type="float" office:value="3116515213" table:style-name="ce1">
            <text:p>3116515213</text:p>
          </table:table-cell>
          <table:table-cell office:value-type="string" table:style-name="ce1">
            <text:p>M</text:p>
          </table:table-cell>
          <table:table-cell office:value-type="date" office:date-value="1997-06-06T00:00:00" table:style-name="ce3">
            <text:p>06/06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231" table:style-name="ce1">
            <text:p>43444231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C 17 20 14</text:p>
          </table:table-cell>
          <table:table-cell office:value-type="float" office:value="8562484" table:style-name="ce1">
            <text:p>8562484</text:p>
          </table:table-cell>
          <table:table-cell office:value-type="string" table:style-name="ce1">
            <text:p>F</text:p>
          </table:table-cell>
          <table:table-cell office:value-type="date" office:date-value="1970-07-14T00:00:00" table:style-name="ce3">
            <text:p>14/07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406" table:style-name="ce1">
            <text:p>43443406</text:p>
          </table:table-cell>
          <table:table-cell office:value-type="string" table:style-name="ce1">
            <text:p>GAÑAN</text:p>
          </table:table-cell>
          <table:table-cell table:style-name="ce1"/>
          <table:table-cell office:value-type="string" table:style-name="ce1">
            <text:p>LUCI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Kr 20 N 20 - 12 Parque Principal</text:p>
          </table:table-cell>
          <table:table-cell office:value-type="float" office:value="8562178" table:style-name="ce1">
            <text:p>8562178</text:p>
          </table:table-cell>
          <table:table-cell office:value-type="string" table:style-name="ce1">
            <text:p>F</text:p>
          </table:table-cell>
          <table:table-cell office:value-type="date" office:date-value="1966-03-03T00:00:00" table:style-name="ce3">
            <text:p>03/03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7808725" table:style-name="ce1">
            <text:p>1027808725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CALLE <text:s/>10 <text:s/>NO <text:s text:c="2"/>10 100</text:p>
          </table:table-cell>
          <table:table-cell office:value-type="float" office:value="4444441" table:style-name="ce1">
            <text:p>4444441</text:p>
          </table:table-cell>
          <table:table-cell office:value-type="string" table:style-name="ce1">
            <text:p>F</text:p>
          </table:table-cell>
          <table:table-cell office:value-type="date" office:date-value="2010-03-22T00:00:00" table:style-name="ce3">
            <text:p>22/03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99" table:style-name="ce1">
            <text:p>21708299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Elid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RD KIRIMARA PLACITAS</text:p>
          </table:table-cell>
          <table:table-cell office:value-type="float" office:value="2170100" table:style-name="ce1">
            <text:p>2170100</text:p>
          </table:table-cell>
          <table:table-cell office:value-type="string" table:style-name="ce1">
            <text:p>F</text:p>
          </table:table-cell>
          <table:table-cell office:value-type="date" office:date-value="1955-02-12T00:00:00" table:style-name="ce3">
            <text:p>12/02/195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32" table:style-name="ce1">
            <text:p>4384773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onsalve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LOS POMOS</text:p>
          </table:table-cell>
          <table:table-cell office:value-type="string" table:style-name="ce1">
            <text:p>4849703 3122330059</text:p>
          </table:table-cell>
          <table:table-cell office:value-type="string" table:style-name="ce1">
            <text:p>F</text:p>
          </table:table-cell>
          <table:table-cell office:value-type="date" office:date-value="1979-02-20T00:00:00" table:style-name="ce3">
            <text:p>20/02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7518612" table:style-name="ce1">
            <text:p>1007518612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Yeraldia</text:p>
          </table:table-cell>
          <table:table-cell office:value-type="string" table:style-name="ce1">
            <text:p>Aracely</text:p>
          </table:table-cell>
          <table:table-cell office:value-type="string" table:style-name="ce1">
            <text:p>VEREDA LA ESMERALD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3-04-06T00:00:00" table:style-name="ce3">
            <text:p>06/04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70" table:style-name="ce1">
            <text:p>1039886770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orregimieto sevilla</text:p>
          </table:table-cell>
          <table:table-cell office:value-type="float" office:value="3044942018" table:style-name="ce1">
            <text:p>3044942018</text:p>
          </table:table-cell>
          <table:table-cell office:value-type="string" table:style-name="ce1">
            <text:p>F</text:p>
          </table:table-cell>
          <table:table-cell office:value-type="date" office:date-value="1995-02-28T00:00:00" table:style-name="ce3">
            <text:p>28/02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89" table:style-name="ce1">
            <text:p>43848389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Yely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VEREDA LA ESMERALD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3-05-10T00:00:00" table:style-name="ce3">
            <text:p>10/05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920" table:style-name="ce1">
            <text:p>103988592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EREDA LLANO SANT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1-10-10T00:00:00" table:style-name="ce3">
            <text:p>10/10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88" table:style-name="ce1">
            <text:p>1526588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ubi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R 32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5-03-21T00:00:00" table:style-name="ce3">
            <text:p>21/03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43" table:style-name="ce1">
            <text:p>1039885243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yeison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orregimieto sevilla</text:p>
          </table:table-cell>
          <table:table-cell office:value-type="float" office:value="3044942018" table:style-name="ce1">
            <text:p>3044942018</text:p>
          </table:table-cell>
          <table:table-cell office:value-type="string" table:style-name="ce1">
            <text:p>M</text:p>
          </table:table-cell>
          <table:table-cell office:value-type="date" office:date-value="1989-06-12T00:00:00" table:style-name="ce3">
            <text:p>12/06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370" table:style-name="ce1">
            <text:p>1039886370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VEREDA LOS NARANJO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1-08-23T00:00:00" table:style-name="ce3">
            <text:p>23/08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89113" table:style-name="ce1">
            <text:p>43489113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VEREDA LA RENTA</text:p>
          </table:table-cell>
          <table:table-cell office:value-type="float" office:value="3215889374" table:style-name="ce1">
            <text:p>3215889374</text:p>
          </table:table-cell>
          <table:table-cell office:value-type="string" table:style-name="ce1">
            <text:p>F</text:p>
          </table:table-cell>
          <table:table-cell office:value-type="date" office:date-value="1972-08-27T00:00:00" table:style-name="ce3">
            <text:p>27/08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314614" table:style-name="ce1">
            <text:p>71314614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EDILBERTO</text:p>
          </table:table-cell>
          <table:table-cell table:style-name="ce1"/>
          <table:table-cell office:value-type="string" table:style-name="ce1">
            <text:p>VRD LA RENTA</text:p>
          </table:table-cell>
          <table:table-cell office:value-type="float" office:value="3149453260" table:style-name="ce1">
            <text:p>3149453260</text:p>
          </table:table-cell>
          <table:table-cell office:value-type="string" table:style-name="ce1">
            <text:p>M</text:p>
          </table:table-cell>
          <table:table-cell office:value-type="date" office:date-value="1980-08-02T00:00:00" table:style-name="ce3">
            <text:p>02/08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112818208" table:style-name="ce1">
            <text:p>96112818208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EYBI</text:p>
          </table:table-cell>
          <table:table-cell office:value-type="string" table:style-name="ce1">
            <text:p>DARYANY</text:p>
          </table:table-cell>
          <table:table-cell office:value-type="string" table:style-name="ce1">
            <text:p>VDA LA RENTA</text:p>
          </table:table-cell>
          <table:table-cell office:value-type="float" office:value="2539384" table:style-name="ce1">
            <text:p>2539384</text:p>
          </table:table-cell>
          <table:table-cell office:value-type="string" table:style-name="ce1">
            <text:p>M</text:p>
          </table:table-cell>
          <table:table-cell office:value-type="date" office:date-value="1996-11-28T00:00:00" table:style-name="ce3">
            <text:p>28/11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566" table:style-name="ce1">
            <text:p>1007304566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Hermis</text:p>
          </table:table-cell>
          <table:table-cell office:value-type="string" table:style-name="ce1">
            <text:p>Yojan</text:p>
          </table:table-cell>
          <table:table-cell office:value-type="string" table:style-name="ce1">
            <text:p>VEREDA LA RENTA</text:p>
          </table:table-cell>
          <table:table-cell office:value-type="float" office:value="3215889374" table:style-name="ce1">
            <text:p>3215889374</text:p>
          </table:table-cell>
          <table:table-cell office:value-type="string" table:style-name="ce1">
            <text:p>M</text:p>
          </table:table-cell>
          <table:table-cell office:value-type="date" office:date-value="1999-07-18T00:00:00" table:style-name="ce3">
            <text:p>18/07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086586" table:style-name="ce1">
            <text:p>1000086586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Vanessa</text:p>
          </table:table-cell>
          <table:table-cell table:style-name="ce1"/>
          <table:table-cell office:value-type="string" table:style-name="ce1">
            <text:p>LKR 7 AA 87 130</text:p>
          </table:table-cell>
          <table:table-cell office:value-type="float" office:value="5730662" table:style-name="ce1">
            <text:p>5730662</text:p>
          </table:table-cell>
          <table:table-cell office:value-type="string" table:style-name="ce1">
            <text:p>F</text:p>
          </table:table-cell>
          <table:table-cell office:value-type="date" office:date-value="2003-09-02T00:00:00" table:style-name="ce3">
            <text:p>02/09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505" table:style-name="ce1">
            <text:p>43443505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MAGNOL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1clle 20-18 10</text:p>
          </table:table-cell>
          <table:table-cell office:value-type="string" table:style-name="ce1">
            <text:p>4822318 <text:s/>3122458125</text:p>
          </table:table-cell>
          <table:table-cell office:value-type="string" table:style-name="ce1">
            <text:p>F</text:p>
          </table:table-cell>
          <table:table-cell office:value-type="date" office:date-value="1964-04-13T00:00:00" table:style-name="ce3">
            <text:p>13/04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749" table:style-name="ce1">
            <text:p>15260749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LLE 20 N 18-10</text:p>
          </table:table-cell>
          <table:table-cell office:value-type="float" office:value="8562247" table:style-name="ce1">
            <text:p>8562247</text:p>
          </table:table-cell>
          <table:table-cell office:value-type="string" table:style-name="ce1">
            <text:p>M</text:p>
          </table:table-cell>
          <table:table-cell office:value-type="date" office:date-value="1957-05-26T00:00:00" table:style-name="ce3">
            <text:p>26/05/1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568" table:style-name="ce1">
            <text:p>103988456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Adolfo</text:p>
          </table:table-cell>
          <table:table-cell office:value-type="string" table:style-name="ce1">
            <text:p>Calle 19</text:p>
          </table:table-cell>
          <table:table-cell office:value-type="float" office:value="8562271" table:style-name="ce1">
            <text:p>8562271</text:p>
          </table:table-cell>
          <table:table-cell office:value-type="string" table:style-name="ce1">
            <text:p>M</text:p>
          </table:table-cell>
          <table:table-cell office:value-type="date" office:date-value="1987-09-27T00:00:00" table:style-name="ce3">
            <text:p>27/09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397" table:style-name="ce1">
            <text:p>15260397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VEREDA CAMPO ALEGRE</text:p>
          </table:table-cell>
          <table:table-cell office:value-type="float" office:value="2528469" table:style-name="ce1">
            <text:p>2528469</text:p>
          </table:table-cell>
          <table:table-cell office:value-type="string" table:style-name="ce1">
            <text:p>M</text:p>
          </table:table-cell>
          <table:table-cell office:value-type="date" office:date-value="1952-01-27T00:00:00" table:style-name="ce3">
            <text:p>27/01/19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7751263" table:style-name="ce1">
            <text:p>1037751263</text:p>
          </table:table-cell>
          <table:table-cell office:value-type="string" table:style-name="ce1">
            <text:p>ISAZA</text:p>
          </table:table-cell>
          <table:table-cell office:value-type="string" table:style-name="ce1">
            <text:p>ACEBEDO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CALLE ATENAS 20 -0 8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94-02-13T00:00:00" table:style-name="ce3">
            <text:p>13/02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714" table:style-name="ce1">
            <text:p>1526571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EDA LLANO SANT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4-02-08T00:00:00" table:style-name="ce3">
            <text:p>08/02/198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2153509" table:style-name="ce1">
            <text:p>1022153509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VEREDA LLANO SANT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11-08-27T00:00:00" table:style-name="ce3">
            <text:p>27/08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297" table:style-name="ce1">
            <text:p>103988429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EREDA EL BOSQUE EBEJICO</text:p>
          </table:table-cell>
          <table:table-cell office:value-type="float" office:value="3117961255" table:style-name="ce1">
            <text:p>3117961255</text:p>
          </table:table-cell>
          <table:table-cell office:value-type="string" table:style-name="ce1">
            <text:p>F</text:p>
          </table:table-cell>
          <table:table-cell office:value-type="date" office:date-value="2005-01-17T00:00:00" table:style-name="ce3">
            <text:p>17/01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208" table:style-name="ce1">
            <text:p>1039885208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SEVILLA</text:p>
          </table:table-cell>
          <table:table-cell office:value-type="float" office:value="3122681924" table:style-name="ce1">
            <text:p>3122681924</text:p>
          </table:table-cell>
          <table:table-cell office:value-type="string" table:style-name="ce1">
            <text:p>M</text:p>
          </table:table-cell>
          <table:table-cell office:value-type="date" office:date-value="2007-05-22T00:00:00" table:style-name="ce3">
            <text:p>22/05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1535765" table:style-name="ce1">
            <text:p>1001535765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ulian</text:p>
          </table:table-cell>
          <table:table-cell table:style-name="ce1"/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3-03-20T00:00:00" table:style-name="ce3">
            <text:p>20/03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24" table:style-name="ce1">
            <text:p>1039886624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Jimena</text:p>
          </table:table-cell>
          <table:table-cell table:style-name="ce1"/>
          <table:table-cell office:value-type="string" table:style-name="ce1">
            <text:p>VEREDA EL BOSQUE EBEJICO</text:p>
          </table:table-cell>
          <table:table-cell office:value-type="float" office:value="3116015265" table:style-name="ce1">
            <text:p>3116015265</text:p>
          </table:table-cell>
          <table:table-cell office:value-type="string" table:style-name="ce1">
            <text:p>F</text:p>
          </table:table-cell>
          <table:table-cell office:value-type="date" office:date-value="1994-05-04T00:00:00" table:style-name="ce3">
            <text:p>04/05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281" table:style-name="ce1">
            <text:p>15262281</text:p>
          </table:table-cell>
          <table:table-cell office:value-type="string" table:style-name="ce1">
            <text:p>VALDERRAM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EDISO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os arenale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3-05-02T00:00:00" table:style-name="ce3">
            <text:p>02/05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51" table:style-name="ce1">
            <text:p>15264851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VEREDA LLANO SANTA BARBARA</text:p>
          </table:table-cell>
          <table:table-cell office:value-type="float" office:value="3142473443" table:style-name="ce1">
            <text:p>3142473443</text:p>
          </table:table-cell>
          <table:table-cell office:value-type="string" table:style-name="ce1">
            <text:p>M</text:p>
          </table:table-cell>
          <table:table-cell office:value-type="date" office:date-value="1977-11-01T00:00:00" table:style-name="ce3">
            <text:p>01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985" table:style-name="ce1">
            <text:p>3467985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ANTONIO</text:p>
          </table:table-cell>
          <table:table-cell table:style-name="ce1"/>
          <table:table-cell office:value-type="string" table:style-name="ce1">
            <text:p>VEREDA LLANO SANTA BARBARA</text:p>
          </table:table-cell>
          <table:table-cell office:value-type="float" office:value="3142473443" table:style-name="ce1">
            <text:p>3142473443</text:p>
          </table:table-cell>
          <table:table-cell office:value-type="string" table:style-name="ce1">
            <text:p>M</text:p>
          </table:table-cell>
          <table:table-cell office:value-type="date" office:date-value="1945-11-30T00:00:00" table:style-name="ce3">
            <text:p>30/11/19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96" table:style-name="ce1">
            <text:p>1526499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ALVEIRO</text:p>
          </table:table-cell>
          <table:table-cell office:value-type="string" table:style-name="ce1">
            <text:p>VDA FILO LAS ARBOLEDAS</text:p>
          </table:table-cell>
          <table:table-cell office:value-type="float" office:value="3135567801" table:style-name="ce1">
            <text:p>3135567801</text:p>
          </table:table-cell>
          <table:table-cell office:value-type="string" table:style-name="ce1">
            <text:p>M</text:p>
          </table:table-cell>
          <table:table-cell office:value-type="date" office:date-value="1979-05-21T00:00:00" table:style-name="ce3">
            <text:p>21/05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646192" table:style-name="ce1">
            <text:p>1000646192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raian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VEREDA <text:s/>LA <text:s/>ESMERALDA <text:s/>EBEJICO</text:p>
          </table:table-cell>
          <table:table-cell office:value-type="float" office:value="3207702945" table:style-name="ce1">
            <text:p>3207702945</text:p>
          </table:table-cell>
          <table:table-cell office:value-type="string" table:style-name="ce1">
            <text:p>M</text:p>
          </table:table-cell>
          <table:table-cell office:value-type="date" office:date-value="2001-01-25T00:00:00" table:style-name="ce3">
            <text:p>25/01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534" table:style-name="ce1">
            <text:p>103988653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NCO</text:p>
          </table:table-cell>
          <table:table-cell office:value-type="string" table:style-name="ce1">
            <text:p>ESTEFANIA</text:p>
          </table:table-cell>
          <table:table-cell table:style-name="ce1"/>
          <table:table-cell office:value-type="string" table:style-name="ce1">
            <text:p>VEREDA FILO LAS ARBOLEDAS</text:p>
          </table:table-cell>
          <table:table-cell office:value-type="float" office:value="3135567801" table:style-name="ce1">
            <text:p>3135567801</text:p>
          </table:table-cell>
          <table:table-cell office:value-type="string" table:style-name="ce1">
            <text:p>F</text:p>
          </table:table-cell>
          <table:table-cell office:value-type="date" office:date-value="2012-04-22T00:00:00" table:style-name="ce3">
            <text:p>22/04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506419" table:style-name="ce1">
            <text:p>1001506419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STRELLA</text:p>
          </table:table-cell>
          <table:table-cell office:value-type="string" table:style-name="ce1">
            <text:p>11CL DEL SOCORRO DE SEVILLA</text:p>
          </table:table-cell>
          <table:table-cell office:value-type="float" office:value="3217017139" table:style-name="ce1">
            <text:p>3217017139</text:p>
          </table:table-cell>
          <table:table-cell office:value-type="string" table:style-name="ce1">
            <text:p>F</text:p>
          </table:table-cell>
          <table:table-cell office:value-type="date" office:date-value="2001-10-09T00:00:00" table:style-name="ce3">
            <text:p>09/10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3534259" table:style-name="ce1">
            <text:p>1023534259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CL DEL SOCORRO DE SEVILLA</text:p>
          </table:table-cell>
          <table:table-cell office:value-type="float" office:value="3217017139" table:style-name="ce1">
            <text:p>3217017139</text:p>
          </table:table-cell>
          <table:table-cell office:value-type="string" table:style-name="ce1">
            <text:p>M</text:p>
          </table:table-cell>
          <table:table-cell office:value-type="date" office:date-value="2015-02-10T00:00:00" table:style-name="ce3">
            <text:p>10/0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080" table:style-name="ce1">
            <text:p>1039884080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Wilmar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eda llano de santa barbarra</text:p>
          </table:table-cell>
          <table:table-cell office:value-type="float" office:value="8.5621363127370208E+16" table:style-name="ce1">
            <text:p>8.56214E+16</text:p>
          </table:table-cell>
          <table:table-cell office:value-type="string" table:style-name="ce1">
            <text:p>M</text:p>
          </table:table-cell>
          <table:table-cell office:value-type="date" office:date-value="1986-05-21T00:00:00" table:style-name="ce3">
            <text:p>21/05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696" table:style-name="ce1">
            <text:p>103988569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VEREDA COMUNIDAD</text:p>
          </table:table-cell>
          <table:table-cell office:value-type="float" office:value="3.2061759678562E+16" table:style-name="ce1">
            <text:p>3.20618E+16</text:p>
          </table:table-cell>
          <table:table-cell office:value-type="string" table:style-name="ce1">
            <text:p>F</text:p>
          </table:table-cell>
          <table:table-cell office:value-type="date" office:date-value="1991-01-02T00:00:00" table:style-name="ce3">
            <text:p>02/01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594" table:style-name="ce1">
            <text:p>4344459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Nubia</text:p>
          </table:table-cell>
          <table:table-cell office:value-type="string" table:style-name="ce1">
            <text:p>vededa narino municio ebejico</text:p>
          </table:table-cell>
          <table:table-cell office:value-type="float" office:value="5035225" table:style-name="ce1">
            <text:p>5035225</text:p>
          </table:table-cell>
          <table:table-cell office:value-type="string" table:style-name="ce1">
            <text:p>F</text:p>
          </table:table-cell>
          <table:table-cell office:value-type="date" office:date-value="1970-11-25T00:00:00" table:style-name="ce3">
            <text:p>25/11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927" table:style-name="ce1">
            <text:p>1039885927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to De Sevilla</text:p>
          </table:table-cell>
          <table:table-cell office:value-type="float" office:value="8577297" table:style-name="ce1">
            <text:p>8577297</text:p>
          </table:table-cell>
          <table:table-cell office:value-type="string" table:style-name="ce1">
            <text:p>M</text:p>
          </table:table-cell>
          <table:table-cell office:value-type="date" office:date-value="1991-12-30T00:00:00" table:style-name="ce3">
            <text:p>30/12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506510" table:style-name="ce1">
            <text:p>1001506510</text:p>
          </table:table-cell>
          <table:table-cell office:value-type="string" table:style-name="ce1">
            <text:p>MARTINEZ</text:p>
          </table:table-cell>
          <table:table-cell table:style-name="ce1"/>
          <table:table-cell office:value-type="string" table:style-name="ce1">
            <text:p>SAMI</text:p>
          </table:table-cell>
          <table:table-cell office:value-type="string" table:style-name="ce1">
            <text:p>LETICIA</text:p>
          </table:table-cell>
          <table:table-cell office:value-type="string" table:style-name="ce1">
            <text:p>sevilla - ebejico</text:p>
          </table:table-cell>
          <table:table-cell office:value-type="float" office:value="8577297" table:style-name="ce1">
            <text:p>8577297</text:p>
          </table:table-cell>
          <table:table-cell office:value-type="string" table:style-name="ce1">
            <text:p>F</text:p>
          </table:table-cell>
          <table:table-cell office:value-type="date" office:date-value="1988-03-14T00:00:00" table:style-name="ce3">
            <text:p>14/03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41176439" table:style-name="ce1">
            <text:p>104117643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NCO</text:p>
          </table:table-cell>
          <table:table-cell office:value-type="string" table:style-name="ce1">
            <text:p>LILIANA</text:p>
          </table:table-cell>
          <table:table-cell table:style-name="ce1"/>
          <table:table-cell office:value-type="string" table:style-name="ce1">
            <text:p>VEREDA FILO LAS ARBOLEDAS</text:p>
          </table:table-cell>
          <table:table-cell office:value-type="float" office:value="3135567801" table:style-name="ce1">
            <text:p>3135567801</text:p>
          </table:table-cell>
          <table:table-cell office:value-type="string" table:style-name="ce1">
            <text:p>F</text:p>
          </table:table-cell>
          <table:table-cell office:value-type="date" office:date-value="2008-06-08T00:00:00" table:style-name="ce3">
            <text:p>08/06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41176184" table:style-name="ce1">
            <text:p>104117618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NCO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ESTIVEN</text:p>
          </table:table-cell>
          <table:table-cell office:value-type="string" table:style-name="ce1">
            <text:p>VEREDA FILO LAS ARBOLEDAS</text:p>
          </table:table-cell>
          <table:table-cell office:value-type="float" office:value="3135567801" table:style-name="ce1">
            <text:p>3135567801</text:p>
          </table:table-cell>
          <table:table-cell office:value-type="string" table:style-name="ce1">
            <text:p>M</text:p>
          </table:table-cell>
          <table:table-cell office:value-type="date" office:date-value="2006-04-13T00:00:00" table:style-name="ce3">
            <text:p>13/04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276" table:style-name="ce1">
            <text:p>43847276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ELCY</text:p>
          </table:table-cell>
          <table:table-cell office:value-type="string" table:style-name="ce1">
            <text:p>VEREDA EL AGUACATE</text:p>
          </table:table-cell>
          <table:table-cell office:value-type="float" office:value="3148058106" table:style-name="ce1">
            <text:p>3148058106</text:p>
          </table:table-cell>
          <table:table-cell office:value-type="string" table:style-name="ce1">
            <text:p>F</text:p>
          </table:table-cell>
          <table:table-cell office:value-type="date" office:date-value="1974-04-21T00:00:00" table:style-name="ce3">
            <text:p>21/04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374" table:style-name="ce1">
            <text:p>15262374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Arcad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ALTO DE BRASIL</text:p>
          </table:table-cell>
          <table:table-cell office:value-type="float" office:value="3444720" table:style-name="ce1">
            <text:p>3444720</text:p>
          </table:table-cell>
          <table:table-cell office:value-type="string" table:style-name="ce1">
            <text:p>M</text:p>
          </table:table-cell>
          <table:table-cell office:value-type="date" office:date-value="1965-11-03T00:00:00" table:style-name="ce3">
            <text:p>03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5891622" table:style-name="ce1">
            <text:p>1025891622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Emmanuel</text:p>
          </table:table-cell>
          <table:table-cell table:style-name="ce1"/>
          <table:table-cell office:value-type="string" table:style-name="ce1">
            <text:p>CL 50 51 65</text:p>
          </table:table-cell>
          <table:table-cell office:value-type="float" office:value="4666106" table:style-name="ce1">
            <text:p>4666106</text:p>
          </table:table-cell>
          <table:table-cell office:value-type="string" table:style-name="ce1">
            <text:p>F</text:p>
          </table:table-cell>
          <table:table-cell office:value-type="date" office:date-value="2007-11-09T00:00:00" table:style-name="ce3">
            <text:p>09/11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57" table:style-name="ce1">
            <text:p>21708257</text:p>
          </table:table-cell>
          <table:table-cell office:value-type="string" table:style-name="ce1">
            <text:p>Cortes</text:p>
          </table:table-cell>
          <table:table-cell office:value-type="string" table:style-name="ce1">
            <text:p>De ospi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Orfilia</text:p>
          </table:table-cell>
          <table:table-cell office:value-type="string" table:style-name="ce1">
            <text:p>avenida la republica</text:p>
          </table:table-cell>
          <table:table-cell office:value-type="float" office:value="4761037" table:style-name="ce1">
            <text:p>4761037</text:p>
          </table:table-cell>
          <table:table-cell office:value-type="string" table:style-name="ce1">
            <text:p>F</text:p>
          </table:table-cell>
          <table:table-cell office:value-type="date" office:date-value="1958-01-19T00:00:00" table:style-name="ce3">
            <text:p>19/01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41" table:style-name="ce1">
            <text:p>15262141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RA 17 N 18-25</text:p>
          </table:table-cell>
          <table:table-cell office:value-type="float" office:value="8562581" table:style-name="ce1">
            <text:p>8562581</text:p>
          </table:table-cell>
          <table:table-cell office:value-type="string" table:style-name="ce1">
            <text:p>M</text:p>
          </table:table-cell>
          <table:table-cell office:value-type="date" office:date-value="1963-12-24T00:00:00" table:style-name="ce3">
            <text:p>24/12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183" table:style-name="ce1">
            <text:p>1039887183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l 18 N 17-40 Brr Divino Nino</text:p>
          </table:table-cell>
          <table:table-cell office:value-type="float" office:value="8562993" table:style-name="ce1">
            <text:p>8562993</text:p>
          </table:table-cell>
          <table:table-cell office:value-type="string" table:style-name="ce1">
            <text:p>M</text:p>
          </table:table-cell>
          <table:table-cell office:value-type="date" office:date-value="1997-02-15T00:00:00" table:style-name="ce3">
            <text:p>15/02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1283" table:style-name="ce1">
            <text:p>64128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KR 31 69 A 14</text:p>
          </table:table-cell>
          <table:table-cell office:value-type="float" office:value="2847681" table:style-name="ce1">
            <text:p>2847681</text:p>
          </table:table-cell>
          <table:table-cell office:value-type="string" table:style-name="ce1">
            <text:p>M</text:p>
          </table:table-cell>
          <table:table-cell office:value-type="date" office:date-value="1919-06-07T00:00:00" table:style-name="ce3">
            <text:p>07/06/1919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68" table:style-name="ce1">
            <text:p>15265868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CLL48B <text:s/>N99a-34</text:p>
          </table:table-cell>
          <table:table-cell office:value-type="float" office:value="2528469" table:style-name="ce1">
            <text:p>2528469</text:p>
          </table:table-cell>
          <table:table-cell office:value-type="string" table:style-name="ce1">
            <text:p>M</text:p>
          </table:table-cell>
          <table:table-cell office:value-type="date" office:date-value="1984-09-29T00:00:00" table:style-name="ce3">
            <text:p>29/09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97" table:style-name="ce1">
            <text:p>43443397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Ursul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Dary</text:p>
          </table:table-cell>
          <table:table-cell office:value-type="string" table:style-name="ce1">
            <text:p>VRD SANTANDER</text:p>
          </table:table-cell>
          <table:table-cell office:value-type="float" office:value="2111113104454790" table:style-name="ce1">
            <text:p>2.11111E+15</text:p>
          </table:table-cell>
          <table:table-cell office:value-type="string" table:style-name="ce1">
            <text:p>F</text:p>
          </table:table-cell>
          <table:table-cell office:value-type="date" office:date-value="1963-04-29T00:00:00" table:style-name="ce3">
            <text:p>29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00" table:style-name="ce1">
            <text:p>15262100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au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alto del brasil</text:p>
          </table:table-cell>
          <table:table-cell office:value-type="float" office:value="2509749" table:style-name="ce1">
            <text:p>2509749</text:p>
          </table:table-cell>
          <table:table-cell office:value-type="string" table:style-name="ce1">
            <text:p>M</text:p>
          </table:table-cell>
          <table:table-cell office:value-type="date" office:date-value="1964-05-18T00:00:00" table:style-name="ce3">
            <text:p>18/05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534011" table:style-name="ce1">
            <text:p>43534011</text:p>
          </table:table-cell>
          <table:table-cell office:value-type="string" table:style-name="ce1">
            <text:p>GIRALDO</text:p>
          </table:table-cell>
          <table:table-cell office:value-type="string" table:style-name="ce1">
            <text:p>MEJIA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vereda el brasil</text:p>
          </table:table-cell>
          <table:table-cell office:value-type="float" office:value="3163330" table:style-name="ce1">
            <text:p>3163330</text:p>
          </table:table-cell>
          <table:table-cell office:value-type="string" table:style-name="ce1">
            <text:p>F</text:p>
          </table:table-cell>
          <table:table-cell office:value-type="date" office:date-value="1969-05-21T00:00:00" table:style-name="ce3">
            <text:p>21/05/19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17921" table:style-name="ce1">
            <text:p>43417921</text:p>
          </table:table-cell>
          <table:table-cell office:value-type="string" table:style-name="ce1">
            <text:p>Higuit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Derly</text:p>
          </table:table-cell>
          <table:table-cell office:value-type="string" table:style-name="ce1">
            <text:p>VRD LA PAZ</text:p>
          </table:table-cell>
          <table:table-cell office:value-type="string" table:style-name="ce1">
            <text:p>2725658 3137708827</text:p>
          </table:table-cell>
          <table:table-cell office:value-type="string" table:style-name="ce1">
            <text:p>F</text:p>
          </table:table-cell>
          <table:table-cell office:value-type="date" office:date-value="1974-12-11T00:00:00" table:style-name="ce3">
            <text:p>11/12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414988" table:style-name="ce1">
            <text:p>8414988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iraldo</text:p>
          </table:table-cell>
          <table:table-cell office:value-type="string" table:style-name="ce1">
            <text:p>Elm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RD LA PAZ</text:p>
          </table:table-cell>
          <table:table-cell office:value-type="float" office:value="2725658" table:style-name="ce1">
            <text:p>2725658</text:p>
          </table:table-cell>
          <table:table-cell office:value-type="string" table:style-name="ce1">
            <text:p>M</text:p>
          </table:table-cell>
          <table:table-cell office:value-type="date" office:date-value="1964-11-09T00:00:00" table:style-name="ce3">
            <text:p>09/11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506648" table:style-name="ce1">
            <text:p>100150664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VEREDA CHACHAFRUTO</text:p>
          </table:table-cell>
          <table:table-cell office:value-type="float" office:value="3106522532" table:style-name="ce1">
            <text:p>3106522532</text:p>
          </table:table-cell>
          <table:table-cell office:value-type="string" table:style-name="ce1">
            <text:p>F</text:p>
          </table:table-cell>
          <table:table-cell office:value-type="date" office:date-value="1994-03-17T00:00:00" table:style-name="ce3">
            <text:p>17/03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61" table:style-name="ce1">
            <text:p>15262661</text:p>
          </table:table-cell>
          <table:table-cell office:value-type="string" table:style-name="ce1">
            <text:p>Muñoz</text:p>
          </table:table-cell>
          <table:table-cell table:style-name="ce1"/>
          <table:table-cell office:value-type="string" table:style-name="ce1">
            <text:p>Milagros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VEREDA <text:s/>LA <text:s/>ESMERALDA <text:s/>EBEJICO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M</text:p>
          </table:table-cell>
          <table:table-cell office:value-type="date" office:date-value="1966-04-16T00:00:00" table:style-name="ce3">
            <text:p>16/04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86" table:style-name="ce1">
            <text:p>103823238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NGIE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EREDA COMUNIDAD</text:p>
          </table:table-cell>
          <table:table-cell office:value-type="float" office:value="3147074119" table:style-name="ce1">
            <text:p>3147074119</text:p>
          </table:table-cell>
          <table:table-cell office:value-type="string" table:style-name="ce1">
            <text:p>F</text:p>
          </table:table-cell>
          <table:table-cell office:value-type="date" office:date-value="2009-04-16T00:00:00" table:style-name="ce3">
            <text:p>16/04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2815865" table:style-name="ce1">
            <text:p>22815865</text:p>
          </table:table-cell>
          <table:table-cell office:value-type="string" table:style-name="ce1">
            <text:p>Verbel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ERIKA</text:p>
          </table:table-cell>
          <table:table-cell office:value-type="string" table:style-name="ce1">
            <text:p>Esther</text:p>
          </table:table-cell>
          <table:table-cell office:value-type="string" table:style-name="ce1">
            <text:p>VEREDA EL NARANJO</text:p>
          </table:table-cell>
          <table:table-cell office:value-type="float" office:value="5.2731003113711904E+16" table:style-name="ce1">
            <text:p>5.2731E+16</text:p>
          </table:table-cell>
          <table:table-cell office:value-type="string" table:style-name="ce1">
            <text:p>F</text:p>
          </table:table-cell>
          <table:table-cell office:value-type="date" office:date-value="1982-01-21T00:00:00" table:style-name="ce3">
            <text:p>21/01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27" table:style-name="ce1">
            <text:p>1039886727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vereda sevilla</text:p>
          </table:table-cell>
          <table:table-cell office:value-type="float" office:value="8577129" table:style-name="ce1">
            <text:p>8577129</text:p>
          </table:table-cell>
          <table:table-cell office:value-type="string" table:style-name="ce1">
            <text:p>M</text:p>
          </table:table-cell>
          <table:table-cell office:value-type="date" office:date-value="1994-12-02T00:00:00" table:style-name="ce3">
            <text:p>02/12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067" table:style-name="ce1">
            <text:p>43847067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R SEVILLA</text:p>
          </table:table-cell>
          <table:table-cell office:value-type="float" office:value="8577129" table:style-name="ce1">
            <text:p>8577129</text:p>
          </table:table-cell>
          <table:table-cell office:value-type="string" table:style-name="ce1">
            <text:p>F</text:p>
          </table:table-cell>
          <table:table-cell office:value-type="date" office:date-value="1975-02-27T00:00:00" table:style-name="ce3">
            <text:p>27/02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0314826" table:style-name="ce1">
            <text:p>1020314826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lieta</text:p>
          </table:table-cell>
          <table:table-cell table:style-name="ce1"/>
          <table:table-cell office:value-type="string" table:style-name="ce1">
            <text:p>vereda la tramp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3-03-22T00:00:00" table:style-name="ce3">
            <text:p>22/03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608" table:style-name="ce1">
            <text:p>15263608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SEVILLA - EBEJICO</text:p>
          </table:table-cell>
          <table:table-cell office:value-type="float" office:value="3117662723" table:style-name="ce1">
            <text:p>3117662723</text:p>
          </table:table-cell>
          <table:table-cell office:value-type="string" table:style-name="ce1">
            <text:p>M</text:p>
          </table:table-cell>
          <table:table-cell office:value-type="date" office:date-value="1971-07-19T00:00:00" table:style-name="ce3">
            <text:p>19/07/197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47994984" table:style-name="ce1">
            <text:p>104799498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ohnatan</text:p>
          </table:table-cell>
          <table:table-cell table:style-name="ce1"/>
          <table:table-cell office:value-type="string" table:style-name="ce1">
            <text:p>cra 21 a N 22-13</text:p>
          </table:table-cell>
          <table:table-cell office:value-type="float" office:value="8482109" table:style-name="ce1">
            <text:p>8482109</text:p>
          </table:table-cell>
          <table:table-cell office:value-type="string" table:style-name="ce1">
            <text:p>M</text:p>
          </table:table-cell>
          <table:table-cell office:value-type="date" office:date-value="1989-10-21T00:00:00" table:style-name="ce3">
            <text:p>21/10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602430" table:style-name="ce1">
            <text:p>103660243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pueblito barrio nvo</text:p>
          </table:table-cell>
          <table:table-cell office:value-type="float" office:value="3117456203" table:style-name="ce1">
            <text:p>3117456203</text:p>
          </table:table-cell>
          <table:table-cell office:value-type="string" table:style-name="ce1">
            <text:p>M</text:p>
          </table:table-cell>
          <table:table-cell office:value-type="date" office:date-value="1986-08-18T00:00:00" table:style-name="ce3">
            <text:p>18/08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970" table:style-name="ce1">
            <text:p>1039884970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EVILLA - EBEJICO</text:p>
          </table:table-cell>
          <table:table-cell office:value-type="float" office:value="3117662723" table:style-name="ce1">
            <text:p>3117662723</text:p>
          </table:table-cell>
          <table:table-cell office:value-type="string" table:style-name="ce1">
            <text:p>F</text:p>
          </table:table-cell>
          <table:table-cell office:value-type="date" office:date-value="2006-10-16T00:00:00" table:style-name="ce3">
            <text:p>16/10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224642" table:style-name="ce1">
            <text:p>1039224642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VEREDA COMUNIDAD</text:p>
          </table:table-cell>
          <table:table-cell office:value-type="float" office:value="3206726802" table:style-name="ce1">
            <text:p>3206726802</text:p>
          </table:table-cell>
          <table:table-cell office:value-type="string" table:style-name="ce1">
            <text:p>F</text:p>
          </table:table-cell>
          <table:table-cell office:value-type="date" office:date-value="2007-11-26T00:00:00" table:style-name="ce3">
            <text:p>26/11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66731476" table:style-name="ce1">
            <text:p>1066731476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Verbel</text:p>
          </table:table-cell>
          <table:table-cell office:value-type="string" table:style-name="ce1">
            <text:p>SOFFI</text:p>
          </table:table-cell>
          <table:table-cell table:style-name="ce1"/>
          <table:table-cell office:value-type="string" table:style-name="ce1">
            <text:p>VEREDA LOS NARANJO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7-08-20T00:00:00" table:style-name="ce3">
            <text:p>20/08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720" table:style-name="ce1">
            <text:p>1039884720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VEREDA SEVILLA</text:p>
          </table:table-cell>
          <table:table-cell office:value-type="float" office:value="3207938005" table:style-name="ce1">
            <text:p>3207938005</text:p>
          </table:table-cell>
          <table:table-cell office:value-type="string" table:style-name="ce1">
            <text:p>F</text:p>
          </table:table-cell>
          <table:table-cell office:value-type="date" office:date-value="1988-02-05T00:00:00" table:style-name="ce3">
            <text:p>05/02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938" table:style-name="ce1">
            <text:p>21707938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DE BERMUD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 LOS DOLORES</text:p>
          </table:table-cell>
          <table:table-cell office:value-type="string" table:style-name="ce1">
            <text:p>VEREDA EL S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49-04-01T00:00:00" table:style-name="ce3">
            <text:p>01/04/194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068" table:style-name="ce1">
            <text:p>15260068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S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49-03-06T00:00:00" table:style-name="ce3">
            <text:p>06/03/194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51668081" table:style-name="ce1">
            <text:p>1051668081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auro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8-09-02T00:00:00" table:style-name="ce3">
            <text:p>02/09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45" table:style-name="ce1">
            <text:p>15263845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VEREDA EL NARANJO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72-11-21T00:00:00" table:style-name="ce3">
            <text:p>21/11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436" table:style-name="ce1">
            <text:p>15265436</text:p>
          </table:table-cell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LUIS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L 70 SUR 36 09</text:p>
          </table:table-cell>
          <table:table-cell office:value-type="float" office:value="2880678" table:style-name="ce1">
            <text:p>2880678</text:p>
          </table:table-cell>
          <table:table-cell office:value-type="string" table:style-name="ce1">
            <text:p>M</text:p>
          </table:table-cell>
          <table:table-cell office:value-type="date" office:date-value="1982-01-22T00:00:00" table:style-name="ce3">
            <text:p>22/01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974" table:style-name="ce1">
            <text:p>2171197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ertha</text:p>
          </table:table-cell>
          <table:table-cell office:value-type="string" table:style-name="ce1">
            <text:p>Ligia</text:p>
          </table:table-cell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58-08-12T00:00:00" table:style-name="ce3">
            <text:p>12/08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39" table:style-name="ce1">
            <text:p>1039886639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DA EL SOCORRO</text:p>
          </table:table-cell>
          <table:table-cell office:value-type="float" office:value="3205556330" table:style-name="ce1">
            <text:p>3205556330</text:p>
          </table:table-cell>
          <table:table-cell office:value-type="string" table:style-name="ce1">
            <text:p>M</text:p>
          </table:table-cell>
          <table:table-cell office:value-type="date" office:date-value="1994-04-22T00:00:00" table:style-name="ce3">
            <text:p>22/04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1410" table:style-name="ce1">
            <text:p>71951410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3145377073 2741769</text:p>
          </table:table-cell>
          <table:table-cell office:value-type="string" table:style-name="ce1">
            <text:p>M</text:p>
          </table:table-cell>
          <table:table-cell office:value-type="date" office:date-value="1977-09-13T00:00:00" table:style-name="ce3">
            <text:p>13/09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506468" table:style-name="ce1">
            <text:p>1001506468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VERGARA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VDA SEVILLA</text:p>
          </table:table-cell>
          <table:table-cell office:value-type="float" office:value="3117317518" table:style-name="ce1">
            <text:p>3117317518</text:p>
          </table:table-cell>
          <table:table-cell office:value-type="string" table:style-name="ce1">
            <text:p>F</text:p>
          </table:table-cell>
          <table:table-cell office:value-type="date" office:date-value="2002-05-05T00:00:00" table:style-name="ce3">
            <text:p>05/05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506369" table:style-name="ce1">
            <text:p>1001506369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EBEJICO ANTIOQUIA</text:p>
          </table:table-cell>
          <table:table-cell office:value-type="float" office:value="3104386655" table:style-name="ce1">
            <text:p>3104386655</text:p>
          </table:table-cell>
          <table:table-cell office:value-type="string" table:style-name="ce1">
            <text:p>F</text:p>
          </table:table-cell>
          <table:table-cell office:value-type="date" office:date-value="1990-11-10T00:00:00" table:style-name="ce3">
            <text:p>10/11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229" table:style-name="ce1">
            <text:p>43847229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VIRGELINA</text:p>
          </table:table-cell>
          <table:table-cell table:style-name="ce1"/>
          <table:table-cell office:value-type="string" table:style-name="ce1">
            <text:p>VEREDA LA CL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70-10-24T00:00:00" table:style-name="ce3">
            <text:p>24/10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5214191" table:style-name="ce1">
            <text:p>1195214191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EFERSON</text:p>
          </table:table-cell>
          <table:table-cell table:style-name="ce1"/>
          <table:table-cell office:value-type="string" table:style-name="ce1">
            <text:p>vereda el bosque</text:p>
          </table:table-cell>
          <table:table-cell office:value-type="float" office:value="3146915032" table:style-name="ce1">
            <text:p>3146915032</text:p>
          </table:table-cell>
          <table:table-cell office:value-type="string" table:style-name="ce1">
            <text:p>M</text:p>
          </table:table-cell>
          <table:table-cell office:value-type="date" office:date-value="2013-12-22T00:00:00" table:style-name="ce3">
            <text:p>22/12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589" table:style-name="ce1">
            <text:p>4344358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47-12-02T00:00:00" table:style-name="ce3">
            <text:p>02/12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7740324" table:style-name="ce1">
            <text:p>1027740324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Deisy</text:p>
          </table:table-cell>
          <table:table-cell office:value-type="string" table:style-name="ce1">
            <text:p>Yurany</text:p>
          </table:table-cell>
          <table:table-cell office:value-type="string" table:style-name="ce1">
            <text:p>1CL 11 10 16</text:p>
          </table:table-cell>
          <table:table-cell office:value-type="float" office:value="8562011" table:style-name="ce1">
            <text:p>8562011</text:p>
          </table:table-cell>
          <table:table-cell office:value-type="string" table:style-name="ce1">
            <text:p>F</text:p>
          </table:table-cell>
          <table:table-cell office:value-type="date" office:date-value="2004-12-26T00:00:00" table:style-name="ce3">
            <text:p>26/12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466" table:style-name="ce1">
            <text:p>1039886466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PALACIO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VEREDA LLANO DE SANTANA</text:p>
          </table:table-cell>
          <table:table-cell office:value-type="float" office:value="3207032116" table:style-name="ce1">
            <text:p>3207032116</text:p>
          </table:table-cell>
          <table:table-cell office:value-type="string" table:style-name="ce1">
            <text:p>M</text:p>
          </table:table-cell>
          <table:table-cell office:value-type="date" office:date-value="1994-01-30T00:00:00" table:style-name="ce3">
            <text:p>30/01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129045048" table:style-name="ce1">
            <text:p>1129045048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Yulani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1vereda la trampa</text:p>
          </table:table-cell>
          <table:table-cell office:value-type="float" office:value="3.13345800285621E+16" table:style-name="ce1">
            <text:p>3.13346E+16</text:p>
          </table:table-cell>
          <table:table-cell office:value-type="string" table:style-name="ce1">
            <text:p>F</text:p>
          </table:table-cell>
          <table:table-cell office:value-type="date" office:date-value="1990-04-24T00:00:00" table:style-name="ce3">
            <text:p>24/04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370" table:style-name="ce1">
            <text:p>1001643370</text:p>
          </table:table-cell>
          <table:table-cell office:value-type="string" table:style-name="ce1">
            <text:p>Gonzalez</text:p>
          </table:table-cell>
          <table:table-cell table:style-name="ce1"/>
          <table:table-cell office:value-type="string" table:style-name="ce1">
            <text:p>Pedro</text:p>
          </table:table-cell>
          <table:table-cell office:value-type="string" table:style-name="ce1">
            <text:p>Nel</text:p>
          </table:table-cell>
          <table:table-cell office:value-type="string" table:style-name="ce1">
            <text:p>CRA 14 N 14-40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5-08-10T00:00:00" table:style-name="ce3">
            <text:p>10/08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395" table:style-name="ce1">
            <text:p>1039887395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VEREDA LOS POMO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8-02-01T00:00:00" table:style-name="ce3">
            <text:p>01/02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770" table:style-name="ce1">
            <text:p>15261770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orregimiento la Clara</text:p>
          </table:table-cell>
          <table:table-cell office:value-type="float" office:value="3127776888" table:style-name="ce1">
            <text:p>3127776888</text:p>
          </table:table-cell>
          <table:table-cell office:value-type="string" table:style-name="ce1">
            <text:p>M</text:p>
          </table:table-cell>
          <table:table-cell office:value-type="date" office:date-value="1961-09-22T00:00:00" table:style-name="ce3">
            <text:p>22/09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360" table:style-name="ce1">
            <text:p>43847360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hanet</text:p>
          </table:table-cell>
          <table:table-cell office:value-type="string" table:style-name="ce1">
            <text:p>Ruvirian</text:p>
          </table:table-cell>
          <table:table-cell office:value-type="string" table:style-name="ce1">
            <text:p>1CLL 92 A SUR 50 AA 25 BRR LA ESTRELLA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77-01-30T00:00:00" table:style-name="ce3">
            <text:p>30/01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56" table:style-name="ce1">
            <text:p>1038232456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KARINA</text:p>
          </table:table-cell>
          <table:table-cell table:style-name="ce1"/>
          <table:table-cell office:value-type="string" table:style-name="ce1">
            <text:p>VDA SEVILLA</text:p>
          </table:table-cell>
          <table:table-cell office:value-type="float" office:value="3128371422" table:style-name="ce1">
            <text:p>3128371422</text:p>
          </table:table-cell>
          <table:table-cell office:value-type="string" table:style-name="ce1">
            <text:p>F</text:p>
          </table:table-cell>
          <table:table-cell office:value-type="date" office:date-value="2010-06-18T00:00:00" table:style-name="ce3">
            <text:p>18/06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059" table:style-name="ce1">
            <text:p>103988405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SEVILLA CORREGIMIENTO</text:p>
          </table:table-cell>
          <table:table-cell office:value-type="float" office:value="3106527446" table:style-name="ce1">
            <text:p>3106527446</text:p>
          </table:table-cell>
          <table:table-cell office:value-type="string" table:style-name="ce1">
            <text:p>M</text:p>
          </table:table-cell>
          <table:table-cell office:value-type="date" office:date-value="2003-10-07T00:00:00" table:style-name="ce3">
            <text:p>07/10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879" table:style-name="ce1">
            <text:p>1526287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<text:s/>BETANIA</text:p>
          </table:table-cell>
          <table:table-cell office:value-type="float" office:value="2620539" table:style-name="ce1">
            <text:p>2620539</text:p>
          </table:table-cell>
          <table:table-cell office:value-type="string" table:style-name="ce1">
            <text:p>M</text:p>
          </table:table-cell>
          <table:table-cell office:value-type="date" office:date-value="1967-10-29T00:00:00" table:style-name="ce3">
            <text:p>29/10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253" table:style-name="ce1">
            <text:p>103823225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ANLLY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SEVILLA CORREGIMIENTO</text:p>
          </table:table-cell>
          <table:table-cell office:value-type="float" office:value="3106527446" table:style-name="ce1">
            <text:p>3106527446</text:p>
          </table:table-cell>
          <table:table-cell office:value-type="string" table:style-name="ce1">
            <text:p>F</text:p>
          </table:table-cell>
          <table:table-cell office:value-type="date" office:date-value="2006-12-18T00:00:00" table:style-name="ce3">
            <text:p>18/12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87" table:style-name="ce1">
            <text:p>1038232687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FEDERICO</text:p>
          </table:table-cell>
          <table:table-cell table:style-name="ce1"/>
          <table:table-cell office:value-type="string" table:style-name="ce1">
            <text:p>CTO DE SEVILLA</text:p>
          </table:table-cell>
          <table:table-cell office:value-type="float" office:value="8577297" table:style-name="ce1">
            <text:p>8577297</text:p>
          </table:table-cell>
          <table:table-cell office:value-type="string" table:style-name="ce1">
            <text:p>M</text:p>
          </table:table-cell>
          <table:table-cell office:value-type="date" office:date-value="2015-10-05T00:00:00" table:style-name="ce3">
            <text:p>05/10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67" table:style-name="ce1">
            <text:p>43444967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Diliam</text:p>
          </table:table-cell>
          <table:table-cell office:value-type="string" table:style-name="ce1">
            <text:p>VDA <text:s/>BETANIA</text:p>
          </table:table-cell>
          <table:table-cell office:value-type="float" office:value="2620539" table:style-name="ce1">
            <text:p>2620539</text:p>
          </table:table-cell>
          <table:table-cell office:value-type="string" table:style-name="ce1">
            <text:p>F</text:p>
          </table:table-cell>
          <table:table-cell office:value-type="date" office:date-value="1972-03-22T00:00:00" table:style-name="ce3">
            <text:p>22/03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28" table:style-name="ce1">
            <text:p>1526492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SEVILLA CORREGIMIENTO</text:p>
          </table:table-cell>
          <table:table-cell office:value-type="float" office:value="3106527446" table:style-name="ce1">
            <text:p>3106527446</text:p>
          </table:table-cell>
          <table:table-cell office:value-type="string" table:style-name="ce1">
            <text:p>M</text:p>
          </table:table-cell>
          <table:table-cell office:value-type="date" office:date-value="1977-11-16T00:00:00" table:style-name="ce3">
            <text:p>16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7312" table:style-name="ce1">
            <text:p>1039887312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VEREDA FATIMA EBEJICO</text:p>
          </table:table-cell>
          <table:table-cell office:value-type="float" office:value="3218473421" table:style-name="ce1">
            <text:p>3218473421</text:p>
          </table:table-cell>
          <table:table-cell office:value-type="string" table:style-name="ce1">
            <text:p>F</text:p>
          </table:table-cell>
          <table:table-cell office:value-type="date" office:date-value="2015-10-01T00:00:00" table:style-name="ce3">
            <text:p>01/10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3212539" table:style-name="ce1">
            <text:p>1003212539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VEREDA FATIM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2-09-11T00:00:00" table:style-name="ce3">
            <text:p>11/09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2464352" table:style-name="ce1">
            <text:p>1192464352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tias</text:p>
          </table:table-cell>
          <table:table-cell table:style-name="ce1"/>
          <table:table-cell office:value-type="string" table:style-name="ce1">
            <text:p>KR 63AAn <text:s text:c="3"/>62 B 61</text:p>
          </table:table-cell>
          <table:table-cell office:value-type="float" office:value="2734548" table:style-name="ce1">
            <text:p>2734548</text:p>
          </table:table-cell>
          <table:table-cell office:value-type="string" table:style-name="ce1">
            <text:p>M</text:p>
          </table:table-cell>
          <table:table-cell office:value-type="date" office:date-value="2009-11-05T00:00:00" table:style-name="ce3">
            <text:p>05/11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68" table:style-name="ce1">
            <text:p>15263368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cll 46 <text:s/>50 08 robedo</text:p>
          </table:table-cell>
          <table:table-cell office:value-type="float" office:value="8562973" table:style-name="ce1">
            <text:p>8562973</text:p>
          </table:table-cell>
          <table:table-cell office:value-type="string" table:style-name="ce1">
            <text:p>M</text:p>
          </table:table-cell>
          <table:table-cell office:value-type="date" office:date-value="1970-06-14T00:00:00" table:style-name="ce3">
            <text:p>14/06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73" table:style-name="ce1">
            <text:p>43847873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Maricela</text:p>
          </table:table-cell>
          <table:table-cell table:style-name="ce1"/>
          <table:table-cell office:value-type="string" table:style-name="ce1">
            <text:p>parque principal cra 83 e <text:s/>17 44</text:p>
          </table:table-cell>
          <table:table-cell office:value-type="float" office:value="3457117" table:style-name="ce1">
            <text:p>3457117</text:p>
          </table:table-cell>
          <table:table-cell office:value-type="string" table:style-name="ce1">
            <text:p>F</text:p>
          </table:table-cell>
          <table:table-cell office:value-type="date" office:date-value="1980-05-21T00:00:00" table:style-name="ce3">
            <text:p>21/05/198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103107667" table:style-name="ce1">
            <text:p>99103107667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CL 16 <text:s/>19 19</text:p>
          </table:table-cell>
          <table:table-cell office:value-type="float" office:value="8562069" table:style-name="ce1">
            <text:p>8562069</text:p>
          </table:table-cell>
          <table:table-cell office:value-type="string" table:style-name="ce1">
            <text:p>M</text:p>
          </table:table-cell>
          <table:table-cell office:value-type="date" office:date-value="1999-10-31T00:00:00" table:style-name="ce3">
            <text:p>31/10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73147" table:style-name="ce1">
            <text:p>2157314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DE MUNER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ENA DEL SOCORRO</text:p>
          </table:table-cell>
          <table:table-cell office:value-type="string" table:style-name="ce1">
            <text:p>calle 21 no 1010</text:p>
          </table:table-cell>
          <table:table-cell office:value-type="float" office:value="8562125" table:style-name="ce1">
            <text:p>8562125</text:p>
          </table:table-cell>
          <table:table-cell office:value-type="string" table:style-name="ce1">
            <text:p>F</text:p>
          </table:table-cell>
          <table:table-cell office:value-type="date" office:date-value="1951-07-31T00:00:00" table:style-name="ce3">
            <text:p>31/07/195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552573" table:style-name="ce1">
            <text:p>32552573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De fatima</text:p>
          </table:table-cell>
          <table:table-cell office:value-type="string" table:style-name="ce1">
            <text:p>correg palmitas</text:p>
          </table:table-cell>
          <table:table-cell office:value-type="float" office:value="3.87004832071E+16" table:style-name="ce1">
            <text:p>3.87005E+16</text:p>
          </table:table-cell>
          <table:table-cell office:value-type="string" table:style-name="ce1">
            <text:p>F</text:p>
          </table:table-cell>
          <table:table-cell office:value-type="date" office:date-value="1960-05-13T00:00:00" table:style-name="ce3">
            <text:p>13/05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185" table:style-name="ce1">
            <text:p>1007441185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SEVILLA EBEJICO</text:p>
          </table:table-cell>
          <table:table-cell office:value-type="float" office:value="8577240" table:style-name="ce1">
            <text:p>8577240</text:p>
          </table:table-cell>
          <table:table-cell office:value-type="string" table:style-name="ce1">
            <text:p>M</text:p>
          </table:table-cell>
          <table:table-cell office:value-type="date" office:date-value="1999-01-15T00:00:00" table:style-name="ce3">
            <text:p>15/01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854" table:style-name="ce1">
            <text:p>2170685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l 17 21 19</text:p>
          </table:table-cell>
          <table:table-cell office:value-type="float" office:value="8562105" table:style-name="ce1">
            <text:p>8562105</text:p>
          </table:table-cell>
          <table:table-cell office:value-type="string" table:style-name="ce1">
            <text:p>F</text:p>
          </table:table-cell>
          <table:table-cell office:value-type="date" office:date-value="1937-01-16T00:00:00" table:style-name="ce3">
            <text:p>16/01/193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484" table:style-name="ce1">
            <text:p>2170848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Gilma</text:p>
          </table:table-cell>
          <table:table-cell office:value-type="string" table:style-name="ce1">
            <text:p>carrera 20 neo 20-32</text:p>
          </table:table-cell>
          <table:table-cell office:value-type="string" table:style-name="ce1">
            <text:p>2091511 3218513953</text:p>
          </table:table-cell>
          <table:table-cell office:value-type="string" table:style-name="ce1">
            <text:p>F</text:p>
          </table:table-cell>
          <table:table-cell office:value-type="date" office:date-value="1958-02-22T00:00:00" table:style-name="ce3">
            <text:p>22/02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890" table:style-name="ce1">
            <text:p>21706890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Kr 23 Cl 18 Nro 15 77</text:p>
          </table:table-cell>
          <table:table-cell office:value-type="float" office:value="8562026" table:style-name="ce1">
            <text:p>8562026</text:p>
          </table:table-cell>
          <table:table-cell office:value-type="string" table:style-name="ce1">
            <text:p>F</text:p>
          </table:table-cell>
          <table:table-cell office:value-type="date" office:date-value="1938-12-26T00:00:00" table:style-name="ce3">
            <text:p>26/12/193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563" table:style-name="ce1">
            <text:p>15264563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Calle 17 N 19-20</text:p>
          </table:table-cell>
          <table:table-cell office:value-type="string" table:style-name="ce1">
            <text:p>8562681 <text:s/>3206990613</text:p>
          </table:table-cell>
          <table:table-cell office:value-type="string" table:style-name="ce1">
            <text:p>M</text:p>
          </table:table-cell>
          <table:table-cell office:value-type="date" office:date-value="1959-03-12T00:00:00" table:style-name="ce3">
            <text:p>12/03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11213169" table:style-name="ce1">
            <text:p>99011213169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1VEREDA EL SILENCIO</text:p>
          </table:table-cell>
          <table:table-cell office:value-type="float" office:value="8.5143683135253408E+16" table:style-name="ce1">
            <text:p>8.51437E+16</text:p>
          </table:table-cell>
          <table:table-cell office:value-type="string" table:style-name="ce1">
            <text:p>M</text:p>
          </table:table-cell>
          <table:table-cell office:value-type="date" office:date-value="1999-01-12T00:00:00" table:style-name="ce3">
            <text:p>12/01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25" table:style-name="ce1">
            <text:p>43848025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Mabel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L 60 SUR <text:s/>44 <text:s text:c="3"/>64</text:p>
          </table:table-cell>
          <table:table-cell office:value-type="string" table:style-name="ce1">
            <text:p>3135253433 8514368</text:p>
          </table:table-cell>
          <table:table-cell office:value-type="string" table:style-name="ce1">
            <text:p>F</text:p>
          </table:table-cell>
          <table:table-cell office:value-type="date" office:date-value="1981-07-30T00:00:00" table:style-name="ce3">
            <text:p>30/07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161" table:style-name="ce1">
            <text:p>1007441161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teo</text:p>
          </table:table-cell>
          <table:table-cell table:style-name="ce1"/>
          <table:table-cell office:value-type="string" table:style-name="ce1">
            <text:p>CL 60 SUR 44 - 64</text:p>
          </table:table-cell>
          <table:table-cell office:value-type="string" table:style-name="ce1">
            <text:p>4667528 3135253433</text:p>
          </table:table-cell>
          <table:table-cell office:value-type="string" table:style-name="ce1">
            <text:p>M</text:p>
          </table:table-cell>
          <table:table-cell office:value-type="date" office:date-value="2002-01-01T00:00:00" table:style-name="ce3">
            <text:p>01/01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559" table:style-name="ce1">
            <text:p>1039885559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DA LA CLARA</text:p>
          </table:table-cell>
          <table:table-cell office:value-type="float" office:value="3206791741" table:style-name="ce1">
            <text:p>3206791741</text:p>
          </table:table-cell>
          <table:table-cell office:value-type="string" table:style-name="ce1">
            <text:p>M</text:p>
          </table:table-cell>
          <table:table-cell office:value-type="date" office:date-value="1990-09-27T00:00:00" table:style-name="ce3">
            <text:p>27/09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88" table:style-name="ce1">
            <text:p>1038232388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SAMANTA</text:p>
          </table:table-cell>
          <table:table-cell table:style-name="ce1"/>
          <table:table-cell office:value-type="string" table:style-name="ce1">
            <text:p>VEREDA LA CLARA</text:p>
          </table:table-cell>
          <table:table-cell office:value-type="float" office:value="3206791741" table:style-name="ce1">
            <text:p>3206791741</text:p>
          </table:table-cell>
          <table:table-cell office:value-type="string" table:style-name="ce1">
            <text:p>F</text:p>
          </table:table-cell>
          <table:table-cell office:value-type="date" office:date-value="2009-04-14T00:00:00" table:style-name="ce3">
            <text:p>14/04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7389777" table:style-name="ce1">
            <text:p>1037389777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vereda san cristobal</text:p>
          </table:table-cell>
          <table:table-cell office:value-type="float" office:value="3206167920" table:style-name="ce1">
            <text:p>3206167920</text:p>
          </table:table-cell>
          <table:table-cell office:value-type="string" table:style-name="ce1">
            <text:p>F</text:p>
          </table:table-cell>
          <table:table-cell office:value-type="date" office:date-value="1989-11-18T00:00:00" table:style-name="ce3">
            <text:p>18/11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078" table:style-name="ce1">
            <text:p>21709078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VEREDA EL <text:s/>BRASIL</text:p>
          </table:table-cell>
          <table:table-cell office:value-type="float" office:value="8563437" table:style-name="ce1">
            <text:p>8563437</text:p>
          </table:table-cell>
          <table:table-cell office:value-type="string" table:style-name="ce1">
            <text:p>F</text:p>
          </table:table-cell>
          <table:table-cell office:value-type="date" office:date-value="1961-03-09T00:00:00" table:style-name="ce3">
            <text:p>09/03/19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107" table:style-name="ce1">
            <text:p>21711107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LILLIAM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PARQUE PRINCIPAL</text:p>
          </table:table-cell>
          <table:table-cell office:value-type="float" office:value="8577056" table:style-name="ce1">
            <text:p>8577056</text:p>
          </table:table-cell>
          <table:table-cell office:value-type="string" table:style-name="ce1">
            <text:p>F</text:p>
          </table:table-cell>
          <table:table-cell office:value-type="date" office:date-value="1933-11-01T00:00:00" table:style-name="ce3">
            <text:p>01/11/193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1301" table:style-name="ce1">
            <text:p>641301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AMADO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PARQUE PRINCIPAL</text:p>
          </table:table-cell>
          <table:table-cell office:value-type="float" office:value="8.56213331222016E+16" table:style-name="ce1">
            <text:p>8.56213E+16</text:p>
          </table:table-cell>
          <table:table-cell office:value-type="string" table:style-name="ce1">
            <text:p>M</text:p>
          </table:table-cell>
          <table:table-cell office:value-type="date" office:date-value="1929-07-30T00:00:00" table:style-name="ce3">
            <text:p>30/07/192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459" table:style-name="ce1">
            <text:p>21707459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Gilm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VERDA EBEJICO</text:p>
          </table:table-cell>
          <table:table-cell office:value-type="float" office:value="3314293" table:style-name="ce1">
            <text:p>3314293</text:p>
          </table:table-cell>
          <table:table-cell office:value-type="string" table:style-name="ce1">
            <text:p>F</text:p>
          </table:table-cell>
          <table:table-cell office:value-type="date" office:date-value="1945-01-24T00:00:00" table:style-name="ce3">
            <text:p>24/01/194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719" table:style-name="ce1">
            <text:p>346771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MORRAPAL</text:p>
          </table:table-cell>
          <table:table-cell office:value-type="float" office:value="8513908" table:style-name="ce1">
            <text:p>8513908</text:p>
          </table:table-cell>
          <table:table-cell office:value-type="string" table:style-name="ce1">
            <text:p>M</text:p>
          </table:table-cell>
          <table:table-cell office:value-type="date" office:date-value="1944-02-04T00:00:00" table:style-name="ce3">
            <text:p>04/02/194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82" table:style-name="ce1">
            <text:p>1038232682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Alejandro</text:p>
          </table:table-cell>
          <table:table-cell table:style-name="ce1"/>
          <table:table-cell office:value-type="string" table:style-name="ce1">
            <text:p>Calle 10 N 10 - 100</text:p>
          </table:table-cell>
          <table:table-cell office:value-type="float" office:value="8577095" table:style-name="ce1">
            <text:p>8577095</text:p>
          </table:table-cell>
          <table:table-cell office:value-type="string" table:style-name="ce1">
            <text:p>M</text:p>
          </table:table-cell>
          <table:table-cell office:value-type="date" office:date-value="2015-09-10T00:00:00" table:style-name="ce3">
            <text:p>10/09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5437991" table:style-name="ce1">
            <text:p>1035437991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ELIANA</text:p>
          </table:table-cell>
          <table:table-cell table:style-name="ce1"/>
          <table:table-cell office:value-type="string" table:style-name="ce1">
            <text:p>carrera 9 n 9-12</text:p>
          </table:table-cell>
          <table:table-cell office:value-type="float" office:value="6012529" table:style-name="ce1">
            <text:p>6012529</text:p>
          </table:table-cell>
          <table:table-cell office:value-type="string" table:style-name="ce1">
            <text:p>F</text:p>
          </table:table-cell>
          <table:table-cell office:value-type="date" office:date-value="1997-04-04T00:00:00" table:style-name="ce3">
            <text:p>04/04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786" table:style-name="ce1">
            <text:p>2171178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sevilla-ebejico</text:p>
          </table:table-cell>
          <table:table-cell office:value-type="float" office:value="3105029397" table:style-name="ce1">
            <text:p>3105029397</text:p>
          </table:table-cell>
          <table:table-cell office:value-type="string" table:style-name="ce1">
            <text:p>F</text:p>
          </table:table-cell>
          <table:table-cell office:value-type="date" office:date-value="1951-02-25T00:00:00" table:style-name="ce3">
            <text:p>25/02/195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060" table:style-name="ce1">
            <text:p>15262060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lberto</text:p>
          </table:table-cell>
          <table:table-cell table:style-name="ce1"/>
          <table:table-cell office:value-type="string" table:style-name="ce1">
            <text:p>CL PRINCIPAL</text:p>
          </table:table-cell>
          <table:table-cell office:value-type="float" office:value="3122233452" table:style-name="ce1">
            <text:p>3122233452</text:p>
          </table:table-cell>
          <table:table-cell office:value-type="string" table:style-name="ce1">
            <text:p>M</text:p>
          </table:table-cell>
          <table:table-cell office:value-type="date" office:date-value="1961-09-23T00:00:00" table:style-name="ce3">
            <text:p>23/09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222" table:style-name="ce1">
            <text:p>1007441222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CRA 17 N 18-25</text:p>
          </table:table-cell>
          <table:table-cell office:value-type="float" office:value="8562581" table:style-name="ce1">
            <text:p>8562581</text:p>
          </table:table-cell>
          <table:table-cell office:value-type="string" table:style-name="ce1">
            <text:p>M</text:p>
          </table:table-cell>
          <table:table-cell office:value-type="date" office:date-value="2001-11-01T00:00:00" table:style-name="ce3">
            <text:p>01/11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234" table:style-name="ce1">
            <text:p>15263234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VEREDA FATINA</text:p>
          </table:table-cell>
          <table:table-cell office:value-type="float" office:value="8577092" table:style-name="ce1">
            <text:p>8577092</text:p>
          </table:table-cell>
          <table:table-cell office:value-type="string" table:style-name="ce1">
            <text:p>M</text:p>
          </table:table-cell>
          <table:table-cell office:value-type="date" office:date-value="1969-07-16T00:00:00" table:style-name="ce3">
            <text:p>16/07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740" table:style-name="ce1">
            <text:p>1039885740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ILA</text:p>
          </table:table-cell>
          <table:table-cell office:value-type="string" table:style-name="ce1">
            <text:p>calle 65 C 102 C 277</text:p>
          </table:table-cell>
          <table:table-cell office:value-type="float" office:value="3148438069" table:style-name="ce1">
            <text:p>3148438069</text:p>
          </table:table-cell>
          <table:table-cell office:value-type="string" table:style-name="ce1">
            <text:p>F</text:p>
          </table:table-cell>
          <table:table-cell office:value-type="date" office:date-value="1991-05-12T00:00:00" table:style-name="ce3">
            <text:p>12/05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46035" table:style-name="ce1">
            <text:p>1018246035</text:p>
          </table:table-cell>
          <table:table-cell office:value-type="string" table:style-name="ce1">
            <text:p>CARDENAS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L 65 C 102 277</text:p>
          </table:table-cell>
          <table:table-cell office:value-type="float" office:value="3216462964" table:style-name="ce1">
            <text:p>3216462964</text:p>
          </table:table-cell>
          <table:table-cell office:value-type="string" table:style-name="ce1">
            <text:p>F</text:p>
          </table:table-cell>
          <table:table-cell office:value-type="date" office:date-value="2008-10-21T00:00:00" table:style-name="ce3">
            <text:p>21/10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389" table:style-name="ce1">
            <text:p>21709389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 18 CRA 15</text:p>
          </table:table-cell>
          <table:table-cell office:value-type="float" office:value="8562258" table:style-name="ce1">
            <text:p>8562258</text:p>
          </table:table-cell>
          <table:table-cell office:value-type="string" table:style-name="ce1">
            <text:p>F</text:p>
          </table:table-cell>
          <table:table-cell office:value-type="date" office:date-value="1962-07-23T00:00:00" table:style-name="ce3">
            <text:p>23/07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09" table:style-name="ce1">
            <text:p>15263809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Urbano</text:p>
          </table:table-cell>
          <table:table-cell table:style-name="ce1"/>
          <table:table-cell office:value-type="string" table:style-name="ce1">
            <text:p>VEREDA BLANQUIZAL</text:p>
          </table:table-cell>
          <table:table-cell office:value-type="float" office:value="3134642393" table:style-name="ce1">
            <text:p>3134642393</text:p>
          </table:table-cell>
          <table:table-cell office:value-type="string" table:style-name="ce1">
            <text:p>M</text:p>
          </table:table-cell>
          <table:table-cell office:value-type="date" office:date-value="1972-09-20T00:00:00" table:style-name="ce3">
            <text:p>20/09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70130" table:style-name="ce1">
            <text:p>70570130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TO SEVILLA</text:p>
          </table:table-cell>
          <table:table-cell office:value-type="float" office:value="8577046" table:style-name="ce1">
            <text:p>8577046</text:p>
          </table:table-cell>
          <table:table-cell office:value-type="string" table:style-name="ce1">
            <text:p>M</text:p>
          </table:table-cell>
          <table:table-cell office:value-type="date" office:date-value="1962-07-20T00:00:00" table:style-name="ce3">
            <text:p>20/07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277" table:style-name="ce1">
            <text:p>21711277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De 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ertrudis</text:p>
          </table:table-cell>
          <table:table-cell office:value-type="string" table:style-name="ce1">
            <text:p>CTO SEVILLA</text:p>
          </table:table-cell>
          <table:table-cell office:value-type="float" office:value="8577046" table:style-name="ce1">
            <text:p>8577046</text:p>
          </table:table-cell>
          <table:table-cell office:value-type="string" table:style-name="ce1">
            <text:p>F</text:p>
          </table:table-cell>
          <table:table-cell office:value-type="date" office:date-value="1929-09-19T00:00:00" table:style-name="ce3">
            <text:p>19/09/192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360" table:style-name="ce1">
            <text:p>3467360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zarzal</text:p>
          </table:table-cell>
          <table:table-cell office:value-type="float" office:value="8563071" table:style-name="ce1">
            <text:p>8563071</text:p>
          </table:table-cell>
          <table:table-cell office:value-type="string" table:style-name="ce1">
            <text:p>M</text:p>
          </table:table-cell>
          <table:table-cell office:value-type="date" office:date-value="1940-06-21T00:00:00" table:style-name="ce3">
            <text:p>21/06/194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449594" table:style-name="ce1">
            <text:p>32449594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Mariel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EL ZARZAL</text:p>
          </table:table-cell>
          <table:table-cell office:value-type="float" office:value="3104235294" table:style-name="ce1">
            <text:p>3104235294</text:p>
          </table:table-cell>
          <table:table-cell office:value-type="string" table:style-name="ce1">
            <text:p>F</text:p>
          </table:table-cell>
          <table:table-cell office:value-type="date" office:date-value="1949-08-24T00:00:00" table:style-name="ce3">
            <text:p>24/08/194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9170197" table:style-name="ce1">
            <text:p>39170197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De Arias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VEREDA LA CLARA</text:p>
          </table:table-cell>
          <table:table-cell office:value-type="float" office:value="3105393554" table:style-name="ce1">
            <text:p>3105393554</text:p>
          </table:table-cell>
          <table:table-cell office:value-type="string" table:style-name="ce1">
            <text:p>F</text:p>
          </table:table-cell>
          <table:table-cell office:value-type="date" office:date-value="1955-09-22T00:00:00" table:style-name="ce3">
            <text:p>22/09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768" table:style-name="ce1">
            <text:p>3467768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LA CLARA</text:p>
          </table:table-cell>
          <table:table-cell office:value-type="string" table:style-name="ce1">
            <text:p>3127361968 2564361</text:p>
          </table:table-cell>
          <table:table-cell office:value-type="string" table:style-name="ce1">
            <text:p>M</text:p>
          </table:table-cell>
          <table:table-cell office:value-type="date" office:date-value="1945-02-24T00:00:00" table:style-name="ce3">
            <text:p>24/02/194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3749905" table:style-name="ce1">
            <text:p>1023749905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CL 8 <text:s/>11 - <text:s/>99</text:p>
          </table:table-cell>
          <table:table-cell office:value-type="float" office:value="8522080" table:style-name="ce1">
            <text:p>8522080</text:p>
          </table:table-cell>
          <table:table-cell office:value-type="string" table:style-name="ce1">
            <text:p>M</text:p>
          </table:table-cell>
          <table:table-cell office:value-type="date" office:date-value="1994-10-15T00:00:00" table:style-name="ce3">
            <text:p>15/10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7800224" table:style-name="ce1">
            <text:p>1027800224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DAVID</text:p>
          </table:table-cell>
          <table:table-cell table:style-name="ce1"/>
          <table:table-cell office:value-type="string" table:style-name="ce1">
            <text:p>Sevilla Ebejico</text:p>
          </table:table-cell>
          <table:table-cell office:value-type="float" office:value="8577039" table:style-name="ce1">
            <text:p>8577039</text:p>
          </table:table-cell>
          <table:table-cell office:value-type="string" table:style-name="ce1">
            <text:p>M</text:p>
          </table:table-cell>
          <table:table-cell office:value-type="date" office:date-value="2004-01-17T00:00:00" table:style-name="ce3">
            <text:p>17/01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335" table:style-name="ce1">
            <text:p>1007304335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VDA FATIMA</text:p>
          </table:table-cell>
          <table:table-cell office:value-type="float" office:value="3103426421" table:style-name="ce1">
            <text:p>3103426421</text:p>
          </table:table-cell>
          <table:table-cell office:value-type="string" table:style-name="ce1">
            <text:p>M</text:p>
          </table:table-cell>
          <table:table-cell office:value-type="date" office:date-value="2000-07-11T00:00:00" table:style-name="ce3">
            <text:p>11/07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98" table:style-name="ce1">
            <text:p>15263398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Vallejo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DA FATIMA</text:p>
          </table:table-cell>
          <table:table-cell office:value-type="float" office:value="3104441825" table:style-name="ce1">
            <text:p>3104441825</text:p>
          </table:table-cell>
          <table:table-cell office:value-type="string" table:style-name="ce1">
            <text:p>M</text:p>
          </table:table-cell>
          <table:table-cell office:value-type="date" office:date-value="1970-08-02T00:00:00" table:style-name="ce3">
            <text:p>02/08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59" table:style-name="ce1">
            <text:p>4384785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VDA FATIMA</text:p>
          </table:table-cell>
          <table:table-cell office:value-type="float" office:value="3103426421" table:style-name="ce1">
            <text:p>3103426421</text:p>
          </table:table-cell>
          <table:table-cell office:value-type="string" table:style-name="ce1">
            <text:p>F</text:p>
          </table:table-cell>
          <table:table-cell office:value-type="date" office:date-value="1974-03-07T00:00:00" table:style-name="ce3">
            <text:p>07/03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637" table:style-name="ce1">
            <text:p>1039886637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UADALUPE</text:p>
          </table:table-cell>
          <table:table-cell table:style-name="ce1"/>
          <table:table-cell office:value-type="string" table:style-name="ce1">
            <text:p>CTOSEVILLA</text:p>
          </table:table-cell>
          <table:table-cell office:value-type="float" office:value="3103426421" table:style-name="ce1">
            <text:p>3103426421</text:p>
          </table:table-cell>
          <table:table-cell office:value-type="string" table:style-name="ce1">
            <text:p>F</text:p>
          </table:table-cell>
          <table:table-cell office:value-type="date" office:date-value="2012-09-19T00:00:00" table:style-name="ce3">
            <text:p>19/09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54" table:style-name="ce1">
            <text:p>1007304754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VDA FATIMA</text:p>
          </table:table-cell>
          <table:table-cell office:value-type="float" office:value="3103426421" table:style-name="ce1">
            <text:p>3103426421</text:p>
          </table:table-cell>
          <table:table-cell office:value-type="string" table:style-name="ce1">
            <text:p>M</text:p>
          </table:table-cell>
          <table:table-cell office:value-type="date" office:date-value="2002-04-28T00:00:00" table:style-name="ce3">
            <text:p>28/04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99" table:style-name="ce1">
            <text:p>1039887299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Melissa</text:p>
          </table:table-cell>
          <table:table-cell table:style-name="ce1"/>
          <table:table-cell office:value-type="string" table:style-name="ce1">
            <text:p>Sevilla Ebejico</text:p>
          </table:table-cell>
          <table:table-cell office:value-type="float" office:value="8577039" table:style-name="ce1">
            <text:p>8577039</text:p>
          </table:table-cell>
          <table:table-cell office:value-type="string" table:style-name="ce1">
            <text:p>F</text:p>
          </table:table-cell>
          <table:table-cell office:value-type="date" office:date-value="1997-08-20T00:00:00" table:style-name="ce3">
            <text:p>20/08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678" table:style-name="ce1">
            <text:p>43444678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YANED</text:p>
          </table:table-cell>
          <table:table-cell office:value-type="string" table:style-name="ce1">
            <text:p>Sevilla Ebejico</text:p>
          </table:table-cell>
          <table:table-cell office:value-type="float" office:value="8577039" table:style-name="ce1">
            <text:p>8577039</text:p>
          </table:table-cell>
          <table:table-cell office:value-type="string" table:style-name="ce1">
            <text:p>F</text:p>
          </table:table-cell>
          <table:table-cell office:value-type="date" office:date-value="1972-06-22T00:00:00" table:style-name="ce3">
            <text:p>22/06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828" table:style-name="ce1">
            <text:p>15261828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VDA FATIMA</text:p>
          </table:table-cell>
          <table:table-cell office:value-type="float" office:value="3103426421" table:style-name="ce1">
            <text:p>3103426421</text:p>
          </table:table-cell>
          <table:table-cell office:value-type="string" table:style-name="ce1">
            <text:p>M</text:p>
          </table:table-cell>
          <table:table-cell office:value-type="date" office:date-value="1962-01-15T00:00:00" table:style-name="ce3">
            <text:p>15/01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162" table:style-name="ce1">
            <text:p>103988416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DA FATIMA</text:p>
          </table:table-cell>
          <table:table-cell office:value-type="float" office:value="3103426421" table:style-name="ce1">
            <text:p>3103426421</text:p>
          </table:table-cell>
          <table:table-cell office:value-type="string" table:style-name="ce1">
            <text:p>F</text:p>
          </table:table-cell>
          <table:table-cell office:value-type="date" office:date-value="2004-09-10T00:00:00" table:style-name="ce3">
            <text:p>10/09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0024658" table:style-name="ce1">
            <text:p>1010024658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LL 72 <text:s/>41-117</text:p>
          </table:table-cell>
          <table:table-cell office:value-type="float" office:value="5869220" table:style-name="ce1">
            <text:p>5869220</text:p>
          </table:table-cell>
          <table:table-cell office:value-type="string" table:style-name="ce1">
            <text:p>F</text:p>
          </table:table-cell>
          <table:table-cell office:value-type="date" office:date-value="2003-11-06T00:00:00" table:style-name="ce3">
            <text:p>06/11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237" table:style-name="ce1">
            <text:p>1039885237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ara</text:p>
          </table:table-cell>
          <table:table-cell table:style-name="ce1"/>
          <table:table-cell office:value-type="string" table:style-name="ce1">
            <text:p>CL <text:s/>12 5 22</text:p>
          </table:table-cell>
          <table:table-cell office:value-type="string" table:style-name="ce1">
            <text:p>857 71 18 3134976463</text:p>
          </table:table-cell>
          <table:table-cell office:value-type="string" table:style-name="ce1">
            <text:p>F</text:p>
          </table:table-cell>
          <table:table-cell office:value-type="date" office:date-value="2007-08-04T00:00:00" table:style-name="ce3">
            <text:p>04/08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84020" table:style-name="ce1">
            <text:p>21784020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Arredon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quilina</text:p>
          </table:table-cell>
          <table:table-cell office:value-type="string" table:style-name="ce1">
            <text:p>sevilla <text:s/>-ebejico</text:p>
          </table:table-cell>
          <table:table-cell office:value-type="float" office:value="8577072" table:style-name="ce1">
            <text:p>8577072</text:p>
          </table:table-cell>
          <table:table-cell office:value-type="string" table:style-name="ce1">
            <text:p>F</text:p>
          </table:table-cell>
          <table:table-cell office:value-type="date" office:date-value="1952-12-13T00:00:00" table:style-name="ce3">
            <text:p>13/12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611182" table:style-name="ce1">
            <text:p>43611182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L 18 19 77</text:p>
          </table:table-cell>
          <table:table-cell office:value-type="float" office:value="8562265" table:style-name="ce1">
            <text:p>8562265</text:p>
          </table:table-cell>
          <table:table-cell office:value-type="string" table:style-name="ce1">
            <text:p>F</text:p>
          </table:table-cell>
          <table:table-cell office:value-type="date" office:date-value="1975-02-18T00:00:00" table:style-name="ce3">
            <text:p>18/02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144" table:style-name="ce1">
            <text:p>43444144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Emilia</text:p>
          </table:table-cell>
          <table:table-cell office:value-type="string" table:style-name="ce1">
            <text:p>KR 77A <text:s/>86-57</text:p>
          </table:table-cell>
          <table:table-cell office:value-type="float" office:value="2168565" table:style-name="ce1">
            <text:p>2168565</text:p>
          </table:table-cell>
          <table:table-cell office:value-type="string" table:style-name="ce1">
            <text:p>F</text:p>
          </table:table-cell>
          <table:table-cell office:value-type="date" office:date-value="1970-02-13T00:00:00" table:style-name="ce3">
            <text:p>13/02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848" table:style-name="ce1">
            <text:p>21707848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ARREDONDO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SEVILLA EBEJICO</text:p>
          </table:table-cell>
          <table:table-cell office:value-type="float" office:value="8.5770723193172E+16" table:style-name="ce1">
            <text:p>8.57707E+16</text:p>
          </table:table-cell>
          <table:table-cell office:value-type="string" table:style-name="ce1">
            <text:p>F</text:p>
          </table:table-cell>
          <table:table-cell office:value-type="date" office:date-value="1948-06-08T00:00:00" table:style-name="ce3">
            <text:p>08/06/19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321236" table:style-name="ce1">
            <text:p>3321236</text:p>
          </table:table-cell>
          <table:table-cell office:value-type="string" table:style-name="ce1">
            <text:p>Jimenez</text:p>
          </table:table-cell>
          <table:table-cell table:style-name="ce1"/>
          <table:table-cell office:value-type="string" table:style-name="ce1">
            <text:p>Ro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EBEJICO BR SAN FRANCISCO</text:p>
          </table:table-cell>
          <table:table-cell office:value-type="float" office:value="8562090" table:style-name="ce1">
            <text:p>8562090</text:p>
          </table:table-cell>
          <table:table-cell office:value-type="string" table:style-name="ce1">
            <text:p>M</text:p>
          </table:table-cell>
          <table:table-cell office:value-type="date" office:date-value="1938-04-14T00:00:00" table:style-name="ce3">
            <text:p>14/04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3534520" table:style-name="ce1">
            <text:p>102353452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VEREDA LOS POMOS</text:p>
          </table:table-cell>
          <table:table-cell office:value-type="float" office:value="3125456710" table:style-name="ce1">
            <text:p>3125456710</text:p>
          </table:table-cell>
          <table:table-cell office:value-type="string" table:style-name="ce1">
            <text:p>M</text:p>
          </table:table-cell>
          <table:table-cell office:value-type="date" office:date-value="2015-04-17T00:00:00" table:style-name="ce3">
            <text:p>17/04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32718314" table:style-name="ce1">
            <text:p>97032718314</text:p>
          </table:table-cell>
          <table:table-cell office:value-type="string" table:style-name="ce1">
            <text:p>Quiram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Heroina</text:p>
          </table:table-cell>
          <table:table-cell office:value-type="string" table:style-name="ce1">
            <text:p>VEREDA CALLE ARRIBA</text:p>
          </table:table-cell>
          <table:table-cell office:value-type="string" table:style-name="ce1">
            <text:p>2861030 3207898929</text:p>
          </table:table-cell>
          <table:table-cell office:value-type="string" table:style-name="ce1">
            <text:p>F</text:p>
          </table:table-cell>
          <table:table-cell office:value-type="date" office:date-value="1997-03-27T00:00:00" table:style-name="ce3">
            <text:p>27/03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413" table:style-name="ce1">
            <text:p>21708413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De Zapata</text:p>
          </table:table-cell>
          <table:table-cell office:value-type="string" table:style-name="ce1">
            <text:p>Edilm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ebejico-comunidad</text:p>
          </table:table-cell>
          <table:table-cell office:value-type="float" office:value="3.42891832042898E+16" table:style-name="ce1">
            <text:p>3.42892E+16</text:p>
          </table:table-cell>
          <table:table-cell office:value-type="string" table:style-name="ce1">
            <text:p>F</text:p>
          </table:table-cell>
          <table:table-cell office:value-type="date" office:date-value="1948-07-05T00:00:00" table:style-name="ce3">
            <text:p>05/07/19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468" table:style-name="ce1">
            <text:p>3467468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am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45 <text:s/>102 <text:s/>18</text:p>
          </table:table-cell>
          <table:table-cell office:value-type="float" office:value="2520819" table:style-name="ce1">
            <text:p>2520819</text:p>
          </table:table-cell>
          <table:table-cell office:value-type="string" table:style-name="ce1">
            <text:p>M</text:p>
          </table:table-cell>
          <table:table-cell office:value-type="date" office:date-value="1940-05-11T00:00:00" table:style-name="ce3">
            <text:p>11/05/194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447" table:style-name="ce1">
            <text:p>15261447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aime</text:p>
          </table:table-cell>
          <table:table-cell table:style-name="ce1"/>
          <table:table-cell office:value-type="string" table:style-name="ce1">
            <text:p>Calle 80 50 B 73</text:p>
          </table:table-cell>
          <table:table-cell office:value-type="float" office:value="3146628427" table:style-name="ce1">
            <text:p>3146628427</text:p>
          </table:table-cell>
          <table:table-cell office:value-type="string" table:style-name="ce1">
            <text:p>M</text:p>
          </table:table-cell>
          <table:table-cell office:value-type="date" office:date-value="1960-01-17T00:00:00" table:style-name="ce3">
            <text:p>17/01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799" table:style-name="ce1">
            <text:p>43443799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Aurora</text:p>
          </table:table-cell>
          <table:table-cell office:value-type="string" table:style-name="ce1">
            <text:p>VEREDA EL ARENAL</text:p>
          </table:table-cell>
          <table:table-cell office:value-type="float" office:value="3206895908" table:style-name="ce1">
            <text:p>3206895908</text:p>
          </table:table-cell>
          <table:table-cell office:value-type="string" table:style-name="ce1">
            <text:p>F</text:p>
          </table:table-cell>
          <table:table-cell office:value-type="date" office:date-value="1965-11-20T00:00:00" table:style-name="ce3">
            <text:p>20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269592" table:style-name="ce1">
            <text:p>8269592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TO SEVILLA</text:p>
          </table:table-cell>
          <table:table-cell office:value-type="float" office:value="3206059844" table:style-name="ce1">
            <text:p>3206059844</text:p>
          </table:table-cell>
          <table:table-cell office:value-type="string" table:style-name="ce1">
            <text:p>M</text:p>
          </table:table-cell>
          <table:table-cell office:value-type="date" office:date-value="1945-10-22T00:00:00" table:style-name="ce3">
            <text:p>22/10/19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321" table:style-name="ce1">
            <text:p>15260321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CL 19 N 16-70 AP 201</text:p>
          </table:table-cell>
          <table:table-cell office:value-type="float" office:value="8562089" table:style-name="ce1">
            <text:p>8562089</text:p>
          </table:table-cell>
          <table:table-cell office:value-type="string" table:style-name="ce1">
            <text:p>M</text:p>
          </table:table-cell>
          <table:table-cell office:value-type="date" office:date-value="1952-05-01T00:00:00" table:style-name="ce3">
            <text:p>01/05/19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102961" table:style-name="ce1">
            <text:p>70102961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calle 15 n 11-15</text:p>
          </table:table-cell>
          <table:table-cell office:value-type="float" office:value="4263663" table:style-name="ce1">
            <text:p>4263663</text:p>
          </table:table-cell>
          <table:table-cell office:value-type="string" table:style-name="ce1">
            <text:p>M</text:p>
          </table:table-cell>
          <table:table-cell office:value-type="date" office:date-value="1958-08-24T00:00:00" table:style-name="ce3">
            <text:p>24/08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602865" table:style-name="ce1">
            <text:p>43602865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Wbiter</text:p>
          </table:table-cell>
          <table:table-cell office:value-type="string" table:style-name="ce1">
            <text:p>Norela</text:p>
          </table:table-cell>
          <table:table-cell office:value-type="string" table:style-name="ce1">
            <text:p>cll99a22-059</text:p>
          </table:table-cell>
          <table:table-cell office:value-type="float" office:value="5290788" table:style-name="ce1">
            <text:p>5290788</text:p>
          </table:table-cell>
          <table:table-cell office:value-type="string" table:style-name="ce1">
            <text:p>F</text:p>
          </table:table-cell>
          <table:table-cell office:value-type="date" office:date-value="1976-01-24T00:00:00" table:style-name="ce3">
            <text:p>24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1237952" table:style-name="ce1">
            <text:p>1001237952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Yepez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 VEREDA CAMPO ALEGRE</text:p>
          </table:table-cell>
          <table:table-cell office:value-type="float" office:value="8562906" table:style-name="ce1">
            <text:p>8562906</text:p>
          </table:table-cell>
          <table:table-cell office:value-type="string" table:style-name="ce1">
            <text:p>F</text:p>
          </table:table-cell>
          <table:table-cell office:value-type="date" office:date-value="2001-08-20T00:00:00" table:style-name="ce3">
            <text:p>20/08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591" table:style-name="ce1">
            <text:p>43443591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CALLE 18 TERCER PISO DE AGROARANGO</text:p>
          </table:table-cell>
          <table:table-cell office:value-type="float" office:value="3013723816" table:style-name="ce1">
            <text:p>3013723816</text:p>
          </table:table-cell>
          <table:table-cell office:value-type="string" table:style-name="ce1">
            <text:p>F</text:p>
          </table:table-cell>
          <table:table-cell office:value-type="date" office:date-value="1967-07-15T00:00:00" table:style-name="ce3">
            <text:p>15/07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2381" table:style-name="ce1">
            <text:p>1011592381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NEYDER</text:p>
          </table:table-cell>
          <table:table-cell table:style-name="ce1"/>
          <table:table-cell office:value-type="string" table:style-name="ce1">
            <text:p>VDA ARAGON</text:p>
          </table:table-cell>
          <table:table-cell office:value-type="float" office:value="8603096" table:style-name="ce1">
            <text:p>8603096</text:p>
          </table:table-cell>
          <table:table-cell office:value-type="string" table:style-name="ce1">
            <text:p>M</text:p>
          </table:table-cell>
          <table:table-cell office:value-type="date" office:date-value="2007-10-21T00:00:00" table:style-name="ce3">
            <text:p>21/10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52815787" table:style-name="ce1">
            <text:p>52815787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YULIED</text:p>
          </table:table-cell>
          <table:table-cell office:value-type="string" table:style-name="ce1">
            <text:p>EBEJICO</text:p>
          </table:table-cell>
          <table:table-cell office:value-type="float" office:value="3217972030" table:style-name="ce1">
            <text:p>3217972030</text:p>
          </table:table-cell>
          <table:table-cell office:value-type="string" table:style-name="ce1">
            <text:p>F</text:p>
          </table:table-cell>
          <table:table-cell office:value-type="date" office:date-value="1982-10-07T00:00:00" table:style-name="ce3">
            <text:p>07/10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95" table:style-name="ce1">
            <text:p>15263795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os pomos</text:p>
          </table:table-cell>
          <table:table-cell office:value-type="float" office:value="2510677" table:style-name="ce1">
            <text:p>2510677</text:p>
          </table:table-cell>
          <table:table-cell office:value-type="string" table:style-name="ce1">
            <text:p>M</text:p>
          </table:table-cell>
          <table:table-cell office:value-type="date" office:date-value="1972-03-20T00:00:00" table:style-name="ce3">
            <text:p>20/03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8234518" table:style-name="ce1">
            <text:p>101823451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VDA FATIMA</text:p>
          </table:table-cell>
          <table:table-cell office:value-type="float" office:value="8.5625193105276496E+16" table:style-name="ce1">
            <text:p>8.56252E+16</text:p>
          </table:table-cell>
          <table:table-cell office:value-type="string" table:style-name="ce1">
            <text:p>M</text:p>
          </table:table-cell>
          <table:table-cell office:value-type="date" office:date-value="2006-09-14T00:00:00" table:style-name="ce3">
            <text:p>14/09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203632" table:style-name="ce1">
            <text:p>1000203632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Laur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F</text:p>
          </table:table-cell>
          <table:table-cell office:value-type="date" office:date-value="2000-09-13T00:00:00" table:style-name="ce3">
            <text:p>13/09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768" table:style-name="ce1">
            <text:p>1526476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ATAÑO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FATIMA</text:p>
          </table:table-cell>
          <table:table-cell office:value-type="float" office:value="8562519" table:style-name="ce1">
            <text:p>8562519</text:p>
          </table:table-cell>
          <table:table-cell office:value-type="string" table:style-name="ce1">
            <text:p>M</text:p>
          </table:table-cell>
          <table:table-cell office:value-type="date" office:date-value="1978-01-24T00:00:00" table:style-name="ce3">
            <text:p>24/01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036" table:style-name="ce1">
            <text:p>43847036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Rosalb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8562023" table:style-name="ce1">
            <text:p>8562023</text:p>
          </table:table-cell>
          <table:table-cell office:value-type="string" table:style-name="ce1">
            <text:p>F</text:p>
          </table:table-cell>
          <table:table-cell office:value-type="date" office:date-value="1974-08-23T00:00:00" table:style-name="ce3">
            <text:p>23/08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023" table:style-name="ce1">
            <text:p>21706023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KR 17 NRO 19 22</text:p>
          </table:table-cell>
          <table:table-cell office:value-type="string" table:style-name="ce1">
            <text:p>2557181 3122581644</text:p>
          </table:table-cell>
          <table:table-cell office:value-type="string" table:style-name="ce1">
            <text:p>F</text:p>
          </table:table-cell>
          <table:table-cell office:value-type="date" office:date-value="1931-06-22T00:00:00" table:style-name="ce3">
            <text:p>22/06/193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91" table:style-name="ce1">
            <text:p>1038232491</text:p>
          </table:table-cell>
          <table:table-cell office:value-type="string" table:style-name="ce1">
            <text:p>CALLE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VEREDA LA RENTA</text:p>
          </table:table-cell>
          <table:table-cell office:value-type="float" office:value="3117464058" table:style-name="ce1">
            <text:p>3117464058</text:p>
          </table:table-cell>
          <table:table-cell office:value-type="string" table:style-name="ce1">
            <text:p>F</text:p>
          </table:table-cell>
          <table:table-cell office:value-type="date" office:date-value="2011-01-07T00:00:00" table:style-name="ce3">
            <text:p>07/01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50" table:style-name="ce1">
            <text:p>1038232350</text:p>
          </table:table-cell>
          <table:table-cell office:value-type="string" table:style-name="ce1">
            <text:p>CALLE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LISSETH</text:p>
          </table:table-cell>
          <table:table-cell table:style-name="ce1"/>
          <table:table-cell office:value-type="string" table:style-name="ce1">
            <text:p>VEREDA LA RENTA</text:p>
          </table:table-cell>
          <table:table-cell office:value-type="string" table:style-name="ce1">
            <text:p>3163330 3117464058</text:p>
          </table:table-cell>
          <table:table-cell office:value-type="string" table:style-name="ce1">
            <text:p>F</text:p>
          </table:table-cell>
          <table:table-cell office:value-type="date" office:date-value="2008-07-12T00:00:00" table:style-name="ce3">
            <text:p>12/07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309" table:style-name="ce1">
            <text:p>1038232309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PALMAR DE ROBLEDO CL 93 B 83 A 48</text:p>
          </table:table-cell>
          <table:table-cell office:value-type="float" office:value="3.11693798257E+16" table:style-name="ce1">
            <text:p>3.11694E+16</text:p>
          </table:table-cell>
          <table:table-cell office:value-type="string" table:style-name="ce1">
            <text:p>M</text:p>
          </table:table-cell>
          <table:table-cell office:value-type="date" office:date-value="2007-09-27T00:00:00" table:style-name="ce3">
            <text:p>27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00" table:style-name="ce1">
            <text:p>43847400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VEREDA HOLANDA</text:p>
          </table:table-cell>
          <table:table-cell office:value-type="float" office:value="3116937982" table:style-name="ce1">
            <text:p>3116937982</text:p>
          </table:table-cell>
          <table:table-cell office:value-type="string" table:style-name="ce1">
            <text:p>F</text:p>
          </table:table-cell>
          <table:table-cell office:value-type="date" office:date-value="1971-03-08T00:00:00" table:style-name="ce3">
            <text:p>08/03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61073493" table:style-name="ce1">
            <text:p>98061073493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VEREDA HOLANDA</text:p>
          </table:table-cell>
          <table:table-cell office:value-type="float" office:value="3116937982" table:style-name="ce1">
            <text:p>3116937982</text:p>
          </table:table-cell>
          <table:table-cell office:value-type="string" table:style-name="ce1">
            <text:p>F</text:p>
          </table:table-cell>
          <table:table-cell office:value-type="date" office:date-value="1998-06-10T00:00:00" table:style-name="ce3">
            <text:p>10/06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71314959" table:style-name="ce1">
            <text:p>99071314959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STRID</text:p>
          </table:table-cell>
          <table:table-cell table:style-name="ce1"/>
          <table:table-cell office:value-type="string" table:style-name="ce1">
            <text:p>VEREDA HOLANDA</text:p>
          </table:table-cell>
          <table:table-cell office:value-type="float" office:value="3116937982" table:style-name="ce1">
            <text:p>3116937982</text:p>
          </table:table-cell>
          <table:table-cell office:value-type="string" table:style-name="ce1">
            <text:p>F</text:p>
          </table:table-cell>
          <table:table-cell office:value-type="date" office:date-value="1999-07-13T00:00:00" table:style-name="ce3">
            <text:p>13/07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442" table:style-name="ce1">
            <text:p>1039886442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EREDA HOLANDA</text:p>
          </table:table-cell>
          <table:table-cell office:value-type="float" office:value="3116937982" table:style-name="ce1">
            <text:p>3116937982</text:p>
          </table:table-cell>
          <table:table-cell office:value-type="string" table:style-name="ce1">
            <text:p>M</text:p>
          </table:table-cell>
          <table:table-cell office:value-type="date" office:date-value="2011-12-15T00:00:00" table:style-name="ce3">
            <text:p>15/12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75" table:style-name="ce1">
            <text:p>15263875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VEREDA HOLANDA</text:p>
          </table:table-cell>
          <table:table-cell office:value-type="float" office:value="3116937982" table:style-name="ce1">
            <text:p>3116937982</text:p>
          </table:table-cell>
          <table:table-cell office:value-type="string" table:style-name="ce1">
            <text:p>M</text:p>
          </table:table-cell>
          <table:table-cell office:value-type="date" office:date-value="1972-12-22T00:00:00" table:style-name="ce3">
            <text:p>22/12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949" table:style-name="ce1">
            <text:p>15260949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alle 33 74 174</text:p>
          </table:table-cell>
          <table:table-cell office:value-type="float" office:value="5141312" table:style-name="ce1">
            <text:p>5141312</text:p>
          </table:table-cell>
          <table:table-cell office:value-type="string" table:style-name="ce1">
            <text:p>M</text:p>
          </table:table-cell>
          <table:table-cell office:value-type="date" office:date-value="1958-07-12T00:00:00" table:style-name="ce3">
            <text:p>12/07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582" table:style-name="ce1">
            <text:p>21706582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DE MA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R 20 17 13 EBEJICO</text:p>
          </table:table-cell>
          <table:table-cell office:value-type="string" table:style-name="ce1">
            <text:p>2750441 3104254376</text:p>
          </table:table-cell>
          <table:table-cell office:value-type="string" table:style-name="ce1">
            <text:p>F</text:p>
          </table:table-cell>
          <table:table-cell office:value-type="date" office:date-value="1933-05-27T00:00:00" table:style-name="ce3">
            <text:p>27/05/193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411" table:style-name="ce1">
            <text:p>1039886411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rrera 11 16-19</text:p>
          </table:table-cell>
          <table:table-cell office:value-type="float" office:value="8562855" table:style-name="ce1">
            <text:p>8562855</text:p>
          </table:table-cell>
          <table:table-cell office:value-type="string" table:style-name="ce1">
            <text:p>F</text:p>
          </table:table-cell>
          <table:table-cell office:value-type="date" office:date-value="1993-09-08T00:00:00" table:style-name="ce3">
            <text:p>08/09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768" table:style-name="ce1">
            <text:p>15260768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Vereda El Zarzal</text:p>
          </table:table-cell>
          <table:table-cell office:value-type="float" office:value="2860995" table:style-name="ce1">
            <text:p>2860995</text:p>
          </table:table-cell>
          <table:table-cell office:value-type="string" table:style-name="ce1">
            <text:p>M</text:p>
          </table:table-cell>
          <table:table-cell office:value-type="date" office:date-value="1955-12-30T00:00:00" table:style-name="ce3">
            <text:p>30/12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01" table:style-name="ce1">
            <text:p>15263701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Edison</text:p>
          </table:table-cell>
          <table:table-cell office:value-type="string" table:style-name="ce1">
            <text:p>santa teresa</text:p>
          </table:table-cell>
          <table:table-cell office:value-type="string" table:style-name="ce1">
            <text:p>3122634252 8562675</text:p>
          </table:table-cell>
          <table:table-cell office:value-type="string" table:style-name="ce1">
            <text:p>M</text:p>
          </table:table-cell>
          <table:table-cell office:value-type="date" office:date-value="1972-03-04T00:00:00" table:style-name="ce3">
            <text:p>04/03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491" table:style-name="ce1">
            <text:p>43443491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pidia</text:p>
          </table:table-cell>
          <table:table-cell office:value-type="string" table:style-name="ce1">
            <text:p>cl maria auxiliadora</text:p>
          </table:table-cell>
          <table:table-cell office:value-type="float" office:value="8.5620923128130592E+16" table:style-name="ce1">
            <text:p>8.56209E+16</text:p>
          </table:table-cell>
          <table:table-cell office:value-type="string" table:style-name="ce1">
            <text:p>F</text:p>
          </table:table-cell>
          <table:table-cell office:value-type="date" office:date-value="1966-03-09T00:00:00" table:style-name="ce3">
            <text:p>09/03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52160383" table:style-name="ce1">
            <text:p>98052160383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 EBEJICO CALLE PRINCIPAL</text:p>
          </table:table-cell>
          <table:table-cell office:value-type="float" office:value="8562092" table:style-name="ce1">
            <text:p>8562092</text:p>
          </table:table-cell>
          <table:table-cell office:value-type="string" table:style-name="ce1">
            <text:p>M</text:p>
          </table:table-cell>
          <table:table-cell office:value-type="date" office:date-value="1998-05-21T00:00:00" table:style-name="ce3">
            <text:p>21/05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972" table:style-name="ce1">
            <text:p>103988697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ISABELLA</text:p>
          </table:table-cell>
          <table:table-cell table:style-name="ce1"/>
          <table:table-cell office:value-type="string" table:style-name="ce1">
            <text:p>TR maria auxiliadora</text:p>
          </table:table-cell>
          <table:table-cell office:value-type="float" office:value="8562092" table:style-name="ce1">
            <text:p>8562092</text:p>
          </table:table-cell>
          <table:table-cell office:value-type="string" table:style-name="ce1">
            <text:p>F</text:p>
          </table:table-cell>
          <table:table-cell office:value-type="date" office:date-value="2014-03-12T00:00:00" table:style-name="ce3">
            <text:p>12/03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412" table:style-name="ce1">
            <text:p>15262412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Heriberto</text:p>
          </table:table-cell>
          <table:table-cell office:value-type="string" table:style-name="ce1">
            <text:p>CL 21 N 21-30</text:p>
          </table:table-cell>
          <table:table-cell office:value-type="float" office:value="8562211" table:style-name="ce1">
            <text:p>8562211</text:p>
          </table:table-cell>
          <table:table-cell office:value-type="string" table:style-name="ce1">
            <text:p>M</text:p>
          </table:table-cell>
          <table:table-cell office:value-type="date" office:date-value="1965-12-12T00:00:00" table:style-name="ce3">
            <text:p>12/12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027" table:style-name="ce1">
            <text:p>15262027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ncada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TR 3</text:p>
          </table:table-cell>
          <table:table-cell office:value-type="float" office:value="2.7725493147812E+16" table:style-name="ce1">
            <text:p>2.77255E+16</text:p>
          </table:table-cell>
          <table:table-cell office:value-type="string" table:style-name="ce1">
            <text:p>M</text:p>
          </table:table-cell>
          <table:table-cell office:value-type="date" office:date-value="1963-10-08T00:00:00" table:style-name="ce3">
            <text:p>08/10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02" table:style-name="ce1">
            <text:p>1039887002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RA 88 <text:s/>76 41</text:p>
          </table:table-cell>
          <table:table-cell office:value-type="float" office:value="2646524" table:style-name="ce1">
            <text:p>2646524</text:p>
          </table:table-cell>
          <table:table-cell office:value-type="string" table:style-name="ce1">
            <text:p>M</text:p>
          </table:table-cell>
          <table:table-cell office:value-type="date" office:date-value="1996-05-14T00:00:00" table:style-name="ce3">
            <text:p>14/05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92" table:style-name="ce1">
            <text:p>103988709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Marisela</text:p>
          </table:table-cell>
          <table:table-cell table:style-name="ce1"/>
          <table:table-cell office:value-type="string" table:style-name="ce1">
            <text:p>C EBEJICO CALLE PRINCIPAL</text:p>
          </table:table-cell>
          <table:table-cell office:value-type="float" office:value="8562282" table:style-name="ce1">
            <text:p>8562282</text:p>
          </table:table-cell>
          <table:table-cell office:value-type="string" table:style-name="ce1">
            <text:p>F</text:p>
          </table:table-cell>
          <table:table-cell office:value-type="date" office:date-value="1996-09-21T00:00:00" table:style-name="ce3">
            <text:p>21/09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086" table:style-name="ce1">
            <text:p>2171108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rnarda</text:p>
          </table:table-cell>
          <table:table-cell table:style-name="ce1"/>
          <table:table-cell office:value-type="string" table:style-name="ce1">
            <text:p>VDA SEVILLA</text:p>
          </table:table-cell>
          <table:table-cell office:value-type="float" office:value="8.5771123136048096E+16" table:style-name="ce1">
            <text:p>8.57711E+16</text:p>
          </table:table-cell>
          <table:table-cell office:value-type="string" table:style-name="ce1">
            <text:p>F</text:p>
          </table:table-cell>
          <table:table-cell office:value-type="date" office:date-value="1930-10-02T00:00:00" table:style-name="ce3">
            <text:p>02/10/193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93" table:style-name="ce1">
            <text:p>43847993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rrera 11 Barrio Nuevo</text:p>
          </table:table-cell>
          <table:table-cell office:value-type="float" office:value="8562486" table:style-name="ce1">
            <text:p>8562486</text:p>
          </table:table-cell>
          <table:table-cell office:value-type="string" table:style-name="ce1">
            <text:p>F</text:p>
          </table:table-cell>
          <table:table-cell office:value-type="date" office:date-value="1981-04-02T00:00:00" table:style-name="ce3">
            <text:p>02/04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07" table:style-name="ce1">
            <text:p>1038232507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CTO SEVILLA</text:p>
          </table:table-cell>
          <table:table-cell office:value-type="float" office:value="3127789756" table:style-name="ce1">
            <text:p>3127789756</text:p>
          </table:table-cell>
          <table:table-cell office:value-type="string" table:style-name="ce1">
            <text:p>M</text:p>
          </table:table-cell>
          <table:table-cell office:value-type="date" office:date-value="2011-07-04T00:00:00" table:style-name="ce3">
            <text:p>04/07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275" table:style-name="ce1">
            <text:p>1038232275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CTO SEVILLA</text:p>
          </table:table-cell>
          <table:table-cell office:value-type="float" office:value="3147737192" table:style-name="ce1">
            <text:p>3147737192</text:p>
          </table:table-cell>
          <table:table-cell office:value-type="string" table:style-name="ce1">
            <text:p>F</text:p>
          </table:table-cell>
          <table:table-cell office:value-type="date" office:date-value="2007-03-13T00:00:00" table:style-name="ce3">
            <text:p>13/03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434" table:style-name="ce1">
            <text:p>43848434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GARIT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REGIMIENTO SEVILLA</text:p>
          </table:table-cell>
          <table:table-cell office:value-type="float" office:value="8577142" table:style-name="ce1">
            <text:p>8577142</text:p>
          </table:table-cell>
          <table:table-cell office:value-type="string" table:style-name="ce1">
            <text:p>F</text:p>
          </table:table-cell>
          <table:table-cell office:value-type="date" office:date-value="1984-01-06T00:00:00" table:style-name="ce3">
            <text:p>06/01/198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5078954" table:style-name="ce1">
            <text:p>1015078954</text:p>
          </table:table-cell>
          <table:table-cell office:value-type="string" table:style-name="ce1">
            <text:p>pino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martina</text:p>
          </table:table-cell>
          <table:table-cell table:style-name="ce1"/>
          <table:table-cell office:value-type="string" table:style-name="ce1">
            <text:p>carrera 76N 53-90 int 111</text:p>
          </table:table-cell>
          <table:table-cell office:value-type="float" office:value="5828526" table:style-name="ce1">
            <text:p>5828526</text:p>
          </table:table-cell>
          <table:table-cell office:value-type="string" table:style-name="ce1">
            <text:p>F</text:p>
          </table:table-cell>
          <table:table-cell office:value-type="date" office:date-value="2015-10-05T00:00:00" table:style-name="ce3">
            <text:p>05/10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831" table:style-name="ce1">
            <text:p>1039886831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ROMAÑ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L 25b 75a 23</text:p>
          </table:table-cell>
          <table:table-cell office:value-type="float" office:value="4620780" table:style-name="ce1">
            <text:p>4620780</text:p>
          </table:table-cell>
          <table:table-cell office:value-type="string" table:style-name="ce1">
            <text:p>M</text:p>
          </table:table-cell>
          <table:table-cell office:value-type="date" office:date-value="2013-07-19T00:00:00" table:style-name="ce3">
            <text:p>19/07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352" table:style-name="ce1">
            <text:p>15264352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NARANJO</text:p>
          </table:table-cell>
          <table:table-cell office:value-type="float" office:value="8607258" table:style-name="ce1">
            <text:p>8607258</text:p>
          </table:table-cell>
          <table:table-cell office:value-type="string" table:style-name="ce1">
            <text:p>M</text:p>
          </table:table-cell>
          <table:table-cell office:value-type="date" office:date-value="1975-08-10T00:00:00" table:style-name="ce3">
            <text:p>10/08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619508" table:style-name="ce1">
            <text:p>98619508</text:p>
          </table:table-cell>
          <table:table-cell office:value-type="string" table:style-name="ce1">
            <text:p>CUARTAS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clla v45 ser <text:s/>81 a <text:s/>16</text:p>
          </table:table-cell>
          <table:table-cell office:value-type="float" office:value="6030390" table:style-name="ce1">
            <text:p>6030390</text:p>
          </table:table-cell>
          <table:table-cell office:value-type="string" table:style-name="ce1">
            <text:p>M</text:p>
          </table:table-cell>
          <table:table-cell office:value-type="date" office:date-value="1973-04-23T00:00:00" table:style-name="ce3">
            <text:p>23/04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69" table:style-name="ce1">
            <text:p>103823266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UADALUPE</text:p>
          </table:table-cell>
          <table:table-cell office:value-type="string" table:style-name="ce1">
            <text:p>SEVILLA CORREGIMIENTO</text:p>
          </table:table-cell>
          <table:table-cell office:value-type="float" office:value="3106527446" table:style-name="ce1">
            <text:p>3106527446</text:p>
          </table:table-cell>
          <table:table-cell office:value-type="string" table:style-name="ce1">
            <text:p>F</text:p>
          </table:table-cell>
          <table:table-cell office:value-type="date" office:date-value="2014-10-08T00:00:00" table:style-name="ce3">
            <text:p>08/10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781" table:style-name="ce1">
            <text:p>1039884781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CORREGIMIENTO SEVILLA</text:p>
          </table:table-cell>
          <table:table-cell office:value-type="float" office:value="3218882842" table:style-name="ce1">
            <text:p>3218882842</text:p>
          </table:table-cell>
          <table:table-cell office:value-type="string" table:style-name="ce1">
            <text:p>M</text:p>
          </table:table-cell>
          <table:table-cell office:value-type="date" office:date-value="1992-06-06T00:00:00" table:style-name="ce3">
            <text:p>06/06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98" table:style-name="ce1">
            <text:p>1039885298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vda fatima</text:p>
          </table:table-cell>
          <table:table-cell office:value-type="float" office:value="3206879318" table:style-name="ce1">
            <text:p>3206879318</text:p>
          </table:table-cell>
          <table:table-cell office:value-type="string" table:style-name="ce1">
            <text:p>M</text:p>
          </table:table-cell>
          <table:table-cell office:value-type="date" office:date-value="1989-09-05T00:00:00" table:style-name="ce3">
            <text:p>05/09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115" table:style-name="ce1">
            <text:p>1039884115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b <text:s/>san francisco</text:p>
          </table:table-cell>
          <table:table-cell office:value-type="float" office:value="8562310" table:style-name="ce1">
            <text:p>8562310</text:p>
          </table:table-cell>
          <table:table-cell office:value-type="string" table:style-name="ce1">
            <text:p>M</text:p>
          </table:table-cell>
          <table:table-cell office:value-type="date" office:date-value="1986-01-18T00:00:00" table:style-name="ce3">
            <text:p>18/01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2681690" table:style-name="ce1">
            <text:p>42681690</text:p>
          </table:table-cell>
          <table:table-cell office:value-type="string" table:style-name="ce1">
            <text:p>Henao</text:p>
          </table:table-cell>
          <table:table-cell office:value-type="string" table:style-name="ce1">
            <text:p>Davi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COREGIMINTO SEVILLA</text:p>
          </table:table-cell>
          <table:table-cell office:value-type="float" office:value="2.57856730171721E+16" table:style-name="ce1">
            <text:p>2.57857E+16</text:p>
          </table:table-cell>
          <table:table-cell office:value-type="string" table:style-name="ce1">
            <text:p>F</text:p>
          </table:table-cell>
          <table:table-cell office:value-type="date" office:date-value="1957-05-30T00:00:00" table:style-name="ce3">
            <text:p>30/05/1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140" table:style-name="ce1">
            <text:p>21707140</text:p>
          </table:table-cell>
          <table:table-cell office:value-type="string" table:style-name="ce1">
            <text:p>Cañas</text:p>
          </table:table-cell>
          <table:table-cell office:value-type="string" table:style-name="ce1">
            <text:p>De Bed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ael</text:p>
          </table:table-cell>
          <table:table-cell office:value-type="string" table:style-name="ce1">
            <text:p>CARMELO</text:p>
          </table:table-cell>
          <table:table-cell office:value-type="float" office:value="8562107" table:style-name="ce1">
            <text:p>8562107</text:p>
          </table:table-cell>
          <table:table-cell office:value-type="string" table:style-name="ce1">
            <text:p>F</text:p>
          </table:table-cell>
          <table:table-cell office:value-type="date" office:date-value="1924-09-16T00:00:00" table:style-name="ce3">
            <text:p>16/09/192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781" table:style-name="ce1">
            <text:p>15260781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EUCARIS</text:p>
          </table:table-cell>
          <table:table-cell office:value-type="string" table:style-name="ce1">
            <text:p>ebejico calle 16 N 19-19</text:p>
          </table:table-cell>
          <table:table-cell office:value-type="float" office:value="8562069" table:style-name="ce1">
            <text:p>8562069</text:p>
          </table:table-cell>
          <table:table-cell office:value-type="string" table:style-name="ce1">
            <text:p>M</text:p>
          </table:table-cell>
          <table:table-cell office:value-type="date" office:date-value="1956-04-26T00:00:00" table:style-name="ce3">
            <text:p>26/04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594" table:style-name="ce1">
            <text:p>1526059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CASTRILLON</text:p>
          </table:table-cell>
          <table:table-cell office:value-type="string" table:style-name="ce1">
            <text:p>MELCHO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19 Nro 16 11</text:p>
          </table:table-cell>
          <table:table-cell office:value-type="float" office:value="8562161" table:style-name="ce1">
            <text:p>8562161</text:p>
          </table:table-cell>
          <table:table-cell office:value-type="string" table:style-name="ce1">
            <text:p>M</text:p>
          </table:table-cell>
          <table:table-cell office:value-type="date" office:date-value="1956-09-28T00:00:00" table:style-name="ce3">
            <text:p>28/09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736" table:style-name="ce1">
            <text:p>15260736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NORMAN</text:p>
          </table:table-cell>
          <table:table-cell office:value-type="string" table:style-name="ce1">
            <text:p>DE <text:s/>JESUS</text:p>
          </table:table-cell>
          <table:table-cell office:value-type="string" table:style-name="ce1">
            <text:p>Corregimiento Sevilla</text:p>
          </table:table-cell>
          <table:table-cell office:value-type="string" table:style-name="ce1">
            <text:p>8577339 <text:s/>3218516835</text:p>
          </table:table-cell>
          <table:table-cell office:value-type="string" table:style-name="ce1">
            <text:p>M</text:p>
          </table:table-cell>
          <table:table-cell office:value-type="date" office:date-value="1954-12-14T00:00:00" table:style-name="ce3">
            <text:p>14/12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217" table:style-name="ce1">
            <text:p>3467217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L 20 <text:s/>No 12- <text:s/>24</text:p>
          </table:table-cell>
          <table:table-cell office:value-type="float" office:value="8562141" table:style-name="ce1">
            <text:p>8562141</text:p>
          </table:table-cell>
          <table:table-cell office:value-type="string" table:style-name="ce1">
            <text:p>M</text:p>
          </table:table-cell>
          <table:table-cell office:value-type="date" office:date-value="1939-11-30T00:00:00" table:style-name="ce3">
            <text:p>30/11/193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98938" table:style-name="ce1">
            <text:p>3498938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Nolberto</text:p>
          </table:table-cell>
          <table:table-cell office:value-type="string" table:style-name="ce1">
            <text:p>CLL 21 18-27</text:p>
          </table:table-cell>
          <table:table-cell office:value-type="float" office:value="3838955" table:style-name="ce1">
            <text:p>3838955</text:p>
          </table:table-cell>
          <table:table-cell office:value-type="string" table:style-name="ce1">
            <text:p>M</text:p>
          </table:table-cell>
          <table:table-cell office:value-type="date" office:date-value="1960-11-06T00:00:00" table:style-name="ce3">
            <text:p>06/11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233417" table:style-name="ce1">
            <text:p>1001233417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vereda la quiebra</text:p>
          </table:table-cell>
          <table:table-cell office:value-type="float" office:value="4440411" table:style-name="ce1">
            <text:p>4440411</text:p>
          </table:table-cell>
          <table:table-cell office:value-type="string" table:style-name="ce1">
            <text:p>M</text:p>
          </table:table-cell>
          <table:table-cell office:value-type="date" office:date-value="1999-11-27T00:00:00" table:style-name="ce3">
            <text:p>27/11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73" table:style-name="ce1">
            <text:p>43847973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corregimiento sevilla</text:p>
          </table:table-cell>
          <table:table-cell office:value-type="float" office:value="8575346" table:style-name="ce1">
            <text:p>8575346</text:p>
          </table:table-cell>
          <table:table-cell office:value-type="string" table:style-name="ce1">
            <text:p>F</text:p>
          </table:table-cell>
          <table:table-cell office:value-type="date" office:date-value="1981-02-11T00:00:00" table:style-name="ce3">
            <text:p>11/02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39804" table:style-name="ce1">
            <text:p>639804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KR 19 NRO 15 31</text:p>
          </table:table-cell>
          <table:table-cell office:value-type="float" office:value="4560921" table:style-name="ce1">
            <text:p>4560921</text:p>
          </table:table-cell>
          <table:table-cell office:value-type="string" table:style-name="ce1">
            <text:p>M</text:p>
          </table:table-cell>
          <table:table-cell office:value-type="date" office:date-value="1933-05-09T00:00:00" table:style-name="ce3">
            <text:p>09/05/193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447351" table:style-name="ce1">
            <text:p>32447351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De Restrep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AV <text:s/>48 N 59 - 36</text:p>
          </table:table-cell>
          <table:table-cell office:value-type="float" office:value="4.83010231489284E+16" table:style-name="ce1">
            <text:p>4.8301E+16</text:p>
          </table:table-cell>
          <table:table-cell office:value-type="string" table:style-name="ce1">
            <text:p>F</text:p>
          </table:table-cell>
          <table:table-cell office:value-type="date" office:date-value="1937-04-22T00:00:00" table:style-name="ce3">
            <text:p>22/04/193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36" table:style-name="ce1">
            <text:p>1526483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lirio</text:p>
          </table:table-cell>
          <table:table-cell office:value-type="string" table:style-name="ce1">
            <text:p>KR 19 NRO 15 31</text:p>
          </table:table-cell>
          <table:table-cell office:value-type="float" office:value="8562708" table:style-name="ce1">
            <text:p>8562708</text:p>
          </table:table-cell>
          <table:table-cell office:value-type="string" table:style-name="ce1">
            <text:p>M</text:p>
          </table:table-cell>
          <table:table-cell office:value-type="date" office:date-value="1978-04-10T00:00:00" table:style-name="ce3">
            <text:p>10/04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490648" table:style-name="ce1">
            <text:p>71490648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C HACIENDA GUZMANITO</text:p>
          </table:table-cell>
          <table:table-cell office:value-type="float" office:value="8501131" table:style-name="ce1">
            <text:p>8501131</text:p>
          </table:table-cell>
          <table:table-cell office:value-type="string" table:style-name="ce1">
            <text:p>M</text:p>
          </table:table-cell>
          <table:table-cell office:value-type="date" office:date-value="1964-02-23T00:00:00" table:style-name="ce3">
            <text:p>23/02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422043" table:style-name="ce1">
            <text:p>21422043</text:p>
          </table:table-cell>
          <table:table-cell office:value-type="string" table:style-name="ce1">
            <text:p>Pavas</text:p>
          </table:table-cell>
          <table:table-cell office:value-type="string" table:style-name="ce1">
            <text:p>Duqu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C HACIENDA GUZMANITO <text:s/>z</text:p>
          </table:table-cell>
          <table:table-cell office:value-type="float" office:value="8422474" table:style-name="ce1">
            <text:p>8422474</text:p>
          </table:table-cell>
          <table:table-cell office:value-type="string" table:style-name="ce1">
            <text:p>F</text:p>
          </table:table-cell>
          <table:table-cell office:value-type="date" office:date-value="1967-11-03T00:00:00" table:style-name="ce3">
            <text:p>03/11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1390871" table:style-name="ce1">
            <text:p>101139087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Pavas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Estiben</text:p>
          </table:table-cell>
          <table:table-cell office:value-type="string" table:style-name="ce1">
            <text:p>MUNICIPIO EBEJICO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M</text:p>
          </table:table-cell>
          <table:table-cell office:value-type="date" office:date-value="2004-05-11T00:00:00" table:style-name="ce3">
            <text:p>11/05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917" table:style-name="ce1">
            <text:p>43443917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y De Jesus</text:p>
          </table:table-cell>
          <table:table-cell office:value-type="string" table:style-name="ce1">
            <text:p>CL 20 NRO 10 34</text:p>
          </table:table-cell>
          <table:table-cell office:value-type="float" office:value="8562084" table:style-name="ce1">
            <text:p>8562084</text:p>
          </table:table-cell>
          <table:table-cell office:value-type="string" table:style-name="ce1">
            <text:p>F</text:p>
          </table:table-cell>
          <table:table-cell office:value-type="date" office:date-value="1961-07-22T00:00:00" table:style-name="ce3">
            <text:p>22/07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382" table:style-name="ce1">
            <text:p>1526438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Ediver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VEREDA <text:s/>ALTO DEL <text:s/>RETIRO</text:p>
          </table:table-cell>
          <table:table-cell office:value-type="float" office:value="8562494" table:style-name="ce1">
            <text:p>8562494</text:p>
          </table:table-cell>
          <table:table-cell office:value-type="string" table:style-name="ce1">
            <text:p>M</text:p>
          </table:table-cell>
          <table:table-cell office:value-type="date" office:date-value="1975-03-31T00:00:00" table:style-name="ce3">
            <text:p>31/03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57" table:style-name="ce1">
            <text:p>15262657</text:p>
          </table:table-cell>
          <table:table-cell office:value-type="string" table:style-name="ce1">
            <text:p>Caro</text:p>
          </table:table-cell>
          <table:table-cell table:style-name="ce1"/>
          <table:table-cell office:value-type="string" table:style-name="ce1">
            <text:p>Carlo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RA 48A NO11-40SUR</text:p>
          </table:table-cell>
          <table:table-cell office:value-type="float" office:value="2782188" table:style-name="ce1">
            <text:p>2782188</text:p>
          </table:table-cell>
          <table:table-cell office:value-type="string" table:style-name="ce1">
            <text:p>M</text:p>
          </table:table-cell>
          <table:table-cell office:value-type="date" office:date-value="1966-12-28T00:00:00" table:style-name="ce3">
            <text:p>28/12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192731425" table:style-name="ce1">
            <text:p>1192731425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 VEREDA LAS BRISAS</text:p>
          </table:table-cell>
          <table:table-cell office:value-type="float" office:value="2273037" table:style-name="ce1">
            <text:p>2273037</text:p>
          </table:table-cell>
          <table:table-cell office:value-type="string" table:style-name="ce1">
            <text:p>F</text:p>
          </table:table-cell>
          <table:table-cell office:value-type="date" office:date-value="2002-03-01T00:00:00" table:style-name="ce3">
            <text:p>01/03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94" table:style-name="ce1">
            <text:p>1039887094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 VEREDA LAS BRISAS</text:p>
          </table:table-cell>
          <table:table-cell office:value-type="float" office:value="8562494" table:style-name="ce1">
            <text:p>8562494</text:p>
          </table:table-cell>
          <table:table-cell office:value-type="string" table:style-name="ce1">
            <text:p>M</text:p>
          </table:table-cell>
          <table:table-cell office:value-type="date" office:date-value="1996-10-10T00:00:00" table:style-name="ce3">
            <text:p>10/10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80616844" table:style-name="ce1">
            <text:p>9908061684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lano</text:p>
          </table:table-cell>
          <table:table-cell office:value-type="string" table:style-name="ce1">
            <text:p>Brahian</text:p>
          </table:table-cell>
          <table:table-cell table:style-name="ce1"/>
          <table:table-cell office:value-type="string" table:style-name="ce1">
            <text:p>VEREDA <text:s/>EL <text:s/>RETIRO</text:p>
          </table:table-cell>
          <table:table-cell office:value-type="float" office:value="8562494" table:style-name="ce1">
            <text:p>8562494</text:p>
          </table:table-cell>
          <table:table-cell office:value-type="string" table:style-name="ce1">
            <text:p>M</text:p>
          </table:table-cell>
          <table:table-cell office:value-type="date" office:date-value="1999-08-06T00:00:00" table:style-name="ce3">
            <text:p>06/08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72" table:style-name="ce1">
            <text:p>43848372</text:p>
          </table:table-cell>
          <table:table-cell office:value-type="string" table:style-name="ce1">
            <text:p>Llano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VDA ALTO DEL RETIRO</text:p>
          </table:table-cell>
          <table:table-cell office:value-type="string" table:style-name="ce1">
            <text:p>3122245331no fijo</text:p>
          </table:table-cell>
          <table:table-cell office:value-type="string" table:style-name="ce1">
            <text:p>F</text:p>
          </table:table-cell>
          <table:table-cell office:value-type="date" office:date-value="1984-01-03T00:00:00" table:style-name="ce3">
            <text:p>03/01/198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46" table:style-name="ce1">
            <text:p>103823264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LANO</text:p>
          </table:table-cell>
          <table:table-cell office:value-type="string" table:style-name="ce1">
            <text:p>MANUELA</text:p>
          </table:table-cell>
          <table:table-cell table:style-name="ce1"/>
          <table:table-cell office:value-type="string" table:style-name="ce1">
            <text:p>VEREDA ALTO DEL <text:s/>RETIRO</text:p>
          </table:table-cell>
          <table:table-cell office:value-type="float" office:value="4.2773283106549E+16" table:style-name="ce1">
            <text:p>4.27733E+16</text:p>
          </table:table-cell>
          <table:table-cell office:value-type="string" table:style-name="ce1">
            <text:p>F</text:p>
          </table:table-cell>
          <table:table-cell office:value-type="date" office:date-value="2014-07-07T00:00:00" table:style-name="ce3">
            <text:p>07/07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808" table:style-name="ce1">
            <text:p>4344380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NOELIA</text:p>
          </table:table-cell>
          <table:table-cell office:value-type="string" table:style-name="ce1">
            <text:p>V VEREDA LAS BRISAS</text:p>
          </table:table-cell>
          <table:table-cell office:value-type="float" office:value="8562494" table:style-name="ce1">
            <text:p>8562494</text:p>
          </table:table-cell>
          <table:table-cell office:value-type="string" table:style-name="ce1">
            <text:p>F</text:p>
          </table:table-cell>
          <table:table-cell office:value-type="date" office:date-value="1967-10-20T00:00:00" table:style-name="ce3">
            <text:p>20/10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790" table:style-name="ce1">
            <text:p>15265790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RAVE</text:p>
          </table:table-cell>
          <table:table-cell office:value-type="string" table:style-name="ce1">
            <text:p>YEYSON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3147550368" table:style-name="ce1">
            <text:p>3147550368</text:p>
          </table:table-cell>
          <table:table-cell office:value-type="string" table:style-name="ce1">
            <text:p>M</text:p>
          </table:table-cell>
          <table:table-cell office:value-type="date" office:date-value="1984-11-09T00:00:00" table:style-name="ce3">
            <text:p>09/11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658" table:style-name="ce1">
            <text:p>3467658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MONCADA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VEREDA FATIMA</text:p>
          </table:table-cell>
          <table:table-cell office:value-type="float" office:value="3147550368" table:style-name="ce1">
            <text:p>3147550368</text:p>
          </table:table-cell>
          <table:table-cell office:value-type="string" table:style-name="ce1">
            <text:p>M</text:p>
          </table:table-cell>
          <table:table-cell office:value-type="date" office:date-value="1943-09-29T00:00:00" table:style-name="ce3">
            <text:p>29/09/194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81" table:style-name="ce1">
            <text:p>21708281</text:p>
          </table:table-cell>
          <table:table-cell office:value-type="string" table:style-name="ce1">
            <text:p>RAVE</text:p>
          </table:table-cell>
          <table:table-cell office:value-type="string" table:style-name="ce1">
            <text:p>DE PULGARIN</text:p>
          </table:table-cell>
          <table:table-cell office:value-type="string" table:style-name="ce1">
            <text:p>ENITH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FATIMA</text:p>
          </table:table-cell>
          <table:table-cell office:value-type="float" office:value="3147550368" table:style-name="ce1">
            <text:p>3147550368</text:p>
          </table:table-cell>
          <table:table-cell office:value-type="string" table:style-name="ce1">
            <text:p>F</text:p>
          </table:table-cell>
          <table:table-cell office:value-type="date" office:date-value="1951-04-02T00:00:00" table:style-name="ce3">
            <text:p>02/04/195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736" table:style-name="ce1">
            <text:p>15261736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EL SOCORRO</text:p>
          </table:table-cell>
          <table:table-cell office:value-type="float" office:value="3104254376" table:style-name="ce1">
            <text:p>3104254376</text:p>
          </table:table-cell>
          <table:table-cell office:value-type="string" table:style-name="ce1">
            <text:p>M</text:p>
          </table:table-cell>
          <table:table-cell office:value-type="date" office:date-value="1960-07-05T00:00:00" table:style-name="ce3">
            <text:p>05/07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41" table:style-name="ce1">
            <text:p>43443641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HOLANDA</text:p>
          </table:table-cell>
          <table:table-cell office:value-type="float" office:value="8562265" table:style-name="ce1">
            <text:p>8562265</text:p>
          </table:table-cell>
          <table:table-cell office:value-type="string" table:style-name="ce1">
            <text:p>F</text:p>
          </table:table-cell>
          <table:table-cell office:value-type="date" office:date-value="1967-04-22T00:00:00" table:style-name="ce3">
            <text:p>22/04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432" table:style-name="ce1">
            <text:p>1007304432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VEREDA HOLANDA</text:p>
          </table:table-cell>
          <table:table-cell office:value-type="float" office:value="8562265" table:style-name="ce1">
            <text:p>8562265</text:p>
          </table:table-cell>
          <table:table-cell office:value-type="string" table:style-name="ce1">
            <text:p>M</text:p>
          </table:table-cell>
          <table:table-cell office:value-type="date" office:date-value="2000-08-26T00:00:00" table:style-name="ce3">
            <text:p>26/08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146" table:style-name="ce1">
            <text:p>15265146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dolfo</text:p>
          </table:table-cell>
          <table:table-cell office:value-type="string" table:style-name="ce1">
            <text:p>Vda El Socorro</text:p>
          </table:table-cell>
          <table:table-cell office:value-type="float" office:value="3108273976" table:style-name="ce1">
            <text:p>3108273976</text:p>
          </table:table-cell>
          <table:table-cell office:value-type="string" table:style-name="ce1">
            <text:p>M</text:p>
          </table:table-cell>
          <table:table-cell office:value-type="date" office:date-value="1978-01-30T00:00:00" table:style-name="ce3">
            <text:p>30/01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086" table:style-name="ce1">
            <text:p>15262086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holanda</text:p>
          </table:table-cell>
          <table:table-cell office:value-type="float" office:value="3104254376" table:style-name="ce1">
            <text:p>3104254376</text:p>
          </table:table-cell>
          <table:table-cell office:value-type="string" table:style-name="ce1">
            <text:p>M</text:p>
          </table:table-cell>
          <table:table-cell office:value-type="date" office:date-value="1964-06-17T00:00:00" table:style-name="ce3">
            <text:p>17/06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82" table:style-name="ce1">
            <text:p>43443382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VDA HOLANDA</text:p>
          </table:table-cell>
          <table:table-cell office:value-type="float" office:value="8562624" table:style-name="ce1">
            <text:p>8562624</text:p>
          </table:table-cell>
          <table:table-cell office:value-type="string" table:style-name="ce1">
            <text:p>F</text:p>
          </table:table-cell>
          <table:table-cell office:value-type="date" office:date-value="1966-03-17T00:00:00" table:style-name="ce3">
            <text:p>17/03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066" table:style-name="ce1">
            <text:p>1038232066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1CL 63 AG 49 65 barrio campo alegre</text:p>
          </table:table-cell>
          <table:table-cell office:value-type="float" office:value="3117312370" table:style-name="ce1">
            <text:p>3117312370</text:p>
          </table:table-cell>
          <table:table-cell office:value-type="string" table:style-name="ce1">
            <text:p>M</text:p>
          </table:table-cell>
          <table:table-cell office:value-type="date" office:date-value="2004-08-11T00:00:00" table:style-name="ce3">
            <text:p>11/08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687" table:style-name="ce1">
            <text:p>15263687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ebejico</text:p>
          </table:table-cell>
          <table:table-cell office:value-type="float" office:value="8562223" table:style-name="ce1">
            <text:p>8562223</text:p>
          </table:table-cell>
          <table:table-cell office:value-type="string" table:style-name="ce1">
            <text:p>M</text:p>
          </table:table-cell>
          <table:table-cell office:value-type="date" office:date-value="1971-07-17T00:00:00" table:style-name="ce3">
            <text:p>17/07/197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644466" table:style-name="ce1">
            <text:p>1000644466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vda holanda</text:p>
          </table:table-cell>
          <table:table-cell office:value-type="float" office:value="3127731574" table:style-name="ce1">
            <text:p>3127731574</text:p>
          </table:table-cell>
          <table:table-cell office:value-type="string" table:style-name="ce1">
            <text:p>F</text:p>
          </table:table-cell>
          <table:table-cell office:value-type="date" office:date-value="2001-01-20T00:00:00" table:style-name="ce3">
            <text:p>20/01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978" table:style-name="ce1">
            <text:p>1526097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CAR 18 <text:s/>18-14</text:p>
          </table:table-cell>
          <table:table-cell office:value-type="float" office:value="2609488" table:style-name="ce1">
            <text:p>2609488</text:p>
          </table:table-cell>
          <table:table-cell office:value-type="string" table:style-name="ce1">
            <text:p>M</text:p>
          </table:table-cell>
          <table:table-cell office:value-type="date" office:date-value="1956-08-11T00:00:00" table:style-name="ce3">
            <text:p>11/08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310" table:style-name="ce1">
            <text:p>21706310</text:p>
          </table:table-cell>
          <table:table-cell office:value-type="string" table:style-name="ce1">
            <text:p>Mesa de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erta</text:p>
          </table:table-cell>
          <table:table-cell office:value-type="string" table:style-name="ce1">
            <text:p>Ligia</text:p>
          </table:table-cell>
          <table:table-cell office:value-type="string" table:style-name="ce1">
            <text:p>KR 18 18 14</text:p>
          </table:table-cell>
          <table:table-cell office:value-type="float" office:value="2609488" table:style-name="ce1">
            <text:p>2609488</text:p>
          </table:table-cell>
          <table:table-cell office:value-type="string" table:style-name="ce1">
            <text:p>F</text:p>
          </table:table-cell>
          <table:table-cell office:value-type="date" office:date-value="1927-12-24T00:00:00" table:style-name="ce3">
            <text:p>24/12/192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86" table:style-name="ce1">
            <text:p>1007518486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CRA 14 N 14-19</text:p>
          </table:table-cell>
          <table:table-cell office:value-type="float" office:value="8562664" table:style-name="ce1">
            <text:p>8562664</text:p>
          </table:table-cell>
          <table:table-cell office:value-type="string" table:style-name="ce1">
            <text:p>M</text:p>
          </table:table-cell>
          <table:table-cell office:value-type="date" office:date-value="2003-07-05T00:00:00" table:style-name="ce3">
            <text:p>05/07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32" table:style-name="ce1">
            <text:p>43848032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alle 10 N 10 - 100</text:p>
          </table:table-cell>
          <table:table-cell office:value-type="float" office:value="8577162" table:style-name="ce1">
            <text:p>8577162</text:p>
          </table:table-cell>
          <table:table-cell office:value-type="string" table:style-name="ce1">
            <text:p>F</text:p>
          </table:table-cell>
          <table:table-cell office:value-type="date" office:date-value="1980-08-21T00:00:00" table:style-name="ce3">
            <text:p>21/08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913478" table:style-name="ce1">
            <text:p>43913478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Yenny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CORREGIMIENTO SEVILLA</text:p>
          </table:table-cell>
          <table:table-cell office:value-type="float" office:value="8577363" table:style-name="ce1">
            <text:p>8577363</text:p>
          </table:table-cell>
          <table:table-cell office:value-type="string" table:style-name="ce1">
            <text:p>F</text:p>
          </table:table-cell>
          <table:table-cell office:value-type="date" office:date-value="1982-11-23T00:00:00" table:style-name="ce3">
            <text:p>23/11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484" table:style-name="ce1">
            <text:p>15262484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EFRAIM</text:p>
          </table:table-cell>
          <table:table-cell office:value-type="string" table:style-name="ce1">
            <text:p>VDA <text:s/>SR <text:s/>FRANCISCO</text:p>
          </table:table-cell>
          <table:table-cell office:value-type="float" office:value="3127424775" table:style-name="ce1">
            <text:p>3127424775</text:p>
          </table:table-cell>
          <table:table-cell office:value-type="string" table:style-name="ce1">
            <text:p>M</text:p>
          </table:table-cell>
          <table:table-cell office:value-type="date" office:date-value="1966-01-22T00:00:00" table:style-name="ce3">
            <text:p>22/01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63" table:style-name="ce1">
            <text:p>43848363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rrera 14 No14-19</text:p>
          </table:table-cell>
          <table:table-cell office:value-type="string" table:style-name="ce1">
            <text:p>856 2664</text:p>
          </table:table-cell>
          <table:table-cell office:value-type="string" table:style-name="ce1">
            <text:p>F</text:p>
          </table:table-cell>
          <table:table-cell office:value-type="date" office:date-value="1983-09-30T00:00:00" table:style-name="ce3">
            <text:p>30/09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2092693" table:style-name="ce1">
            <text:p>1022092693</text:p>
          </table:table-cell>
          <table:table-cell office:value-type="string" table:style-name="ce1">
            <text:p>Urrego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Johan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kr 14 cl 11a 14 27</text:p>
          </table:table-cell>
          <table:table-cell office:value-type="float" office:value="8533224" table:style-name="ce1">
            <text:p>8533224</text:p>
          </table:table-cell>
          <table:table-cell office:value-type="string" table:style-name="ce1">
            <text:p>M</text:p>
          </table:table-cell>
          <table:table-cell office:value-type="date" office:date-value="2004-12-14T00:00:00" table:style-name="ce3">
            <text:p>14/12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665228" table:style-name="ce1">
            <text:p>98665228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NELSO</text:p>
          </table:table-cell>
          <table:table-cell office:value-type="string" table:style-name="ce1">
            <text:p>NED</text:p>
          </table:table-cell>
          <table:table-cell office:value-type="string" table:style-name="ce1">
            <text:p>CORRE EL BRASIL</text:p>
          </table:table-cell>
          <table:table-cell office:value-type="float" office:value="3205061447" table:style-name="ce1">
            <text:p>3205061447</text:p>
          </table:table-cell>
          <table:table-cell office:value-type="string" table:style-name="ce1">
            <text:p>M</text:p>
          </table:table-cell>
          <table:table-cell office:value-type="date" office:date-value="1976-10-10T00:00:00" table:style-name="ce3">
            <text:p>10/10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790" table:style-name="ce1">
            <text:p>1526479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DA LA RENTA</text:p>
          </table:table-cell>
          <table:table-cell office:value-type="float" office:value="3225887544" table:style-name="ce1">
            <text:p>3225887544</text:p>
          </table:table-cell>
          <table:table-cell office:value-type="string" table:style-name="ce1">
            <text:p>M</text:p>
          </table:table-cell>
          <table:table-cell office:value-type="date" office:date-value="1977-11-12T00:00:00" table:style-name="ce3">
            <text:p>12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706" table:style-name="ce1">
            <text:p>15262706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DA SAN FRANCISCO</text:p>
          </table:table-cell>
          <table:table-cell office:value-type="float" office:value="4275245" table:style-name="ce1">
            <text:p>4275245</text:p>
          </table:table-cell>
          <table:table-cell office:value-type="string" table:style-name="ce1">
            <text:p>M</text:p>
          </table:table-cell>
          <table:table-cell office:value-type="date" office:date-value="1964-09-11T00:00:00" table:style-name="ce3">
            <text:p>11/09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539" table:style-name="ce1">
            <text:p>15263539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ubert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ORREGIMIENTO LA CLARA</text:p>
          </table:table-cell>
          <table:table-cell office:value-type="float" office:value="3136191673" table:style-name="ce1">
            <text:p>3136191673</text:p>
          </table:table-cell>
          <table:table-cell office:value-type="string" table:style-name="ce1">
            <text:p>M</text:p>
          </table:table-cell>
          <table:table-cell office:value-type="date" office:date-value="1971-04-03T00:00:00" table:style-name="ce3">
            <text:p>03/04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447" table:style-name="ce1">
            <text:p>4344444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Nieves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Kr 31 N 27 - 55 Piso 2</text:p>
          </table:table-cell>
          <table:table-cell office:value-type="float" office:value="5666409" table:style-name="ce1">
            <text:p>5666409</text:p>
          </table:table-cell>
          <table:table-cell office:value-type="string" table:style-name="ce1">
            <text:p>F</text:p>
          </table:table-cell>
          <table:table-cell office:value-type="date" office:date-value="1969-03-27T00:00:00" table:style-name="ce3">
            <text:p>27/03/19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378" table:style-name="ce1">
            <text:p>21708378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De Sierra</text:p>
          </table:table-cell>
          <table:table-cell office:value-type="string" table:style-name="ce1">
            <text:p>Marta</text:p>
          </table:table-cell>
          <table:table-cell table:style-name="ce1"/>
          <table:table-cell office:value-type="string" table:style-name="ce1">
            <text:p>VEREDA SEVILLA</text:p>
          </table:table-cell>
          <table:table-cell office:value-type="string" table:style-name="ce1">
            <text:p>3621289 3016345081</text:p>
          </table:table-cell>
          <table:table-cell office:value-type="string" table:style-name="ce1">
            <text:p>F</text:p>
          </table:table-cell>
          <table:table-cell office:value-type="date" office:date-value="1940-01-29T00:00:00" table:style-name="ce3">
            <text:p>29/01/194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0645" table:style-name="ce1">
            <text:p>640645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Gustavo</text:p>
          </table:table-cell>
          <table:table-cell table:style-name="ce1"/>
          <table:table-cell office:value-type="string" table:style-name="ce1">
            <text:p>VEREDA <text:s/>SEVILLA</text:p>
          </table:table-cell>
          <table:table-cell office:value-type="float" office:value="3.01634508136212E+16" table:style-name="ce1">
            <text:p>3.01635E+16</text:p>
          </table:table-cell>
          <table:table-cell office:value-type="string" table:style-name="ce1">
            <text:p>M</text:p>
          </table:table-cell>
          <table:table-cell office:value-type="date" office:date-value="1931-06-03T00:00:00" table:style-name="ce3">
            <text:p>03/06/193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98824" table:style-name="ce1">
            <text:p>3498824</text:p>
          </table:table-cell>
          <table:table-cell office:value-type="string" table:style-name="ce1">
            <text:p>Velasquez</text:p>
          </table:table-cell>
          <table:table-cell table:style-name="ce1"/>
          <table:table-cell office:value-type="string" table:style-name="ce1">
            <text:p>Federic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COMUNIDAD</text:p>
          </table:table-cell>
          <table:table-cell office:value-type="float" office:value="8562431" table:style-name="ce1">
            <text:p>8562431</text:p>
          </table:table-cell>
          <table:table-cell office:value-type="string" table:style-name="ce1">
            <text:p>M</text:p>
          </table:table-cell>
          <table:table-cell office:value-type="date" office:date-value="1957-03-31T00:00:00" table:style-name="ce3">
            <text:p>31/03/1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74" table:style-name="ce1">
            <text:p>1038232474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Bastidas</text:p>
          </table:table-cell>
          <table:table-cell office:value-type="string" table:style-name="ce1">
            <text:p>Darly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VDA COMUNIDAD</text:p>
          </table:table-cell>
          <table:table-cell office:value-type="float" office:value="8562123" table:style-name="ce1">
            <text:p>8562123</text:p>
          </table:table-cell>
          <table:table-cell office:value-type="string" table:style-name="ce1">
            <text:p>F</text:p>
          </table:table-cell>
          <table:table-cell office:value-type="date" office:date-value="2010-09-02T00:00:00" table:style-name="ce3">
            <text:p>02/09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607319" table:style-name="ce1">
            <text:p>43607319</text:p>
          </table:table-cell>
          <table:table-cell office:value-type="string" table:style-name="ce1">
            <text:p>Bastidas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Elizabet</text:p>
          </table:table-cell>
          <table:table-cell table:style-name="ce1"/>
          <table:table-cell office:value-type="string" table:style-name="ce1">
            <text:p>VDA COMUNIDAD</text:p>
          </table:table-cell>
          <table:table-cell office:value-type="float" office:value="8562123" table:style-name="ce1">
            <text:p>8562123</text:p>
          </table:table-cell>
          <table:table-cell office:value-type="string" table:style-name="ce1">
            <text:p>F</text:p>
          </table:table-cell>
          <table:table-cell office:value-type="date" office:date-value="1974-02-16T00:00:00" table:style-name="ce3">
            <text:p>16/02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015" table:style-name="ce1">
            <text:p>1038232015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Bastidas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VDA COMUNIDAD</text:p>
          </table:table-cell>
          <table:table-cell office:value-type="float" office:value="8562123" table:style-name="ce1">
            <text:p>8562123</text:p>
          </table:table-cell>
          <table:table-cell office:value-type="string" table:style-name="ce1">
            <text:p>M</text:p>
          </table:table-cell>
          <table:table-cell office:value-type="date" office:date-value="2004-01-10T00:00:00" table:style-name="ce3">
            <text:p>10/01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181" table:style-name="ce1">
            <text:p>1526418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Jair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ORREGIMIENTO LA CLARA</text:p>
          </table:table-cell>
          <table:table-cell office:value-type="float" office:value="2838325" table:style-name="ce1">
            <text:p>2838325</text:p>
          </table:table-cell>
          <table:table-cell office:value-type="string" table:style-name="ce1">
            <text:p>M</text:p>
          </table:table-cell>
          <table:table-cell office:value-type="date" office:date-value="1972-10-02T00:00:00" table:style-name="ce3">
            <text:p>02/10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960" table:style-name="ce1">
            <text:p>21711960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De Estrad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CORREGIMIENTO <text:s/>JERICO</text:p>
          </table:table-cell>
          <table:table-cell office:value-type="float" office:value="5124629" table:style-name="ce1">
            <text:p>5124629</text:p>
          </table:table-cell>
          <table:table-cell office:value-type="string" table:style-name="ce1">
            <text:p>F</text:p>
          </table:table-cell>
          <table:table-cell office:value-type="date" office:date-value="1961-09-09T00:00:00" table:style-name="ce3">
            <text:p>09/09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53040" table:style-name="ce1">
            <text:p>10253040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 13 NRO 13 02</text:p>
          </table:table-cell>
          <table:table-cell office:value-type="float" office:value="8577002" table:style-name="ce1">
            <text:p>8577002</text:p>
          </table:table-cell>
          <table:table-cell office:value-type="string" table:style-name="ce1">
            <text:p>M</text:p>
          </table:table-cell>
          <table:table-cell office:value-type="date" office:date-value="1958-10-02T00:00:00" table:style-name="ce3">
            <text:p>02/10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82" table:style-name="ce1">
            <text:p>1526388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CL 8 NRO 14 13</text:p>
          </table:table-cell>
          <table:table-cell office:value-type="float" office:value="8577086" table:style-name="ce1">
            <text:p>8577086</text:p>
          </table:table-cell>
          <table:table-cell office:value-type="string" table:style-name="ce1">
            <text:p>M</text:p>
          </table:table-cell>
          <table:table-cell office:value-type="date" office:date-value="1972-11-10T00:00:00" table:style-name="ce3">
            <text:p>10/11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703" table:style-name="ce1">
            <text:p>43444703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CL 8 NRO 14 13</text:p>
          </table:table-cell>
          <table:table-cell office:value-type="float" office:value="8577086" table:style-name="ce1">
            <text:p>8577086</text:p>
          </table:table-cell>
          <table:table-cell office:value-type="string" table:style-name="ce1">
            <text:p>F</text:p>
          </table:table-cell>
          <table:table-cell office:value-type="date" office:date-value="1972-02-03T00:00:00" table:style-name="ce3">
            <text:p>03/02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10760763" table:style-name="ce1">
            <text:p>9801076076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L 8 NRO 14 13</text:p>
          </table:table-cell>
          <table:table-cell office:value-type="float" office:value="8562378" table:style-name="ce1">
            <text:p>8562378</text:p>
          </table:table-cell>
          <table:table-cell office:value-type="string" table:style-name="ce1">
            <text:p>M</text:p>
          </table:table-cell>
          <table:table-cell office:value-type="date" office:date-value="1998-01-07T00:00:00" table:style-name="ce3">
            <text:p>07/01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134" table:style-name="ce1">
            <text:p>1526513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tranv 39a 72-33 apto 202</text:p>
          </table:table-cell>
          <table:table-cell office:value-type="float" office:value="4164016" table:style-name="ce1">
            <text:p>4164016</text:p>
          </table:table-cell>
          <table:table-cell office:value-type="string" table:style-name="ce1">
            <text:p>M</text:p>
          </table:table-cell>
          <table:table-cell office:value-type="date" office:date-value="1979-07-06T00:00:00" table:style-name="ce3">
            <text:p>06/07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524" table:style-name="ce1">
            <text:p>346752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K CORREGIMIENTO SEVILLA</text:p>
          </table:table-cell>
          <table:table-cell office:value-type="float" office:value="5141858" table:style-name="ce1">
            <text:p>5141858</text:p>
          </table:table-cell>
          <table:table-cell office:value-type="string" table:style-name="ce1">
            <text:p>M</text:p>
          </table:table-cell>
          <table:table-cell office:value-type="date" office:date-value="1939-11-03T00:00:00" table:style-name="ce3">
            <text:p>03/11/193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485" table:style-name="ce1">
            <text:p>21711485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fa</text:p>
          </table:table-cell>
          <table:table-cell office:value-type="string" table:style-name="ce1">
            <text:p>Sevilla</text:p>
          </table:table-cell>
          <table:table-cell office:value-type="float" office:value="8577122" table:style-name="ce1">
            <text:p>8577122</text:p>
          </table:table-cell>
          <table:table-cell office:value-type="string" table:style-name="ce1">
            <text:p>F</text:p>
          </table:table-cell>
          <table:table-cell office:value-type="date" office:date-value="1941-04-22T00:00:00" table:style-name="ce3">
            <text:p>22/04/194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42" table:style-name="ce1">
            <text:p>43848042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YUDY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LL 72 <text:s/>41-117</text:p>
          </table:table-cell>
          <table:table-cell office:value-type="float" office:value="5869220" table:style-name="ce1">
            <text:p>5869220</text:p>
          </table:table-cell>
          <table:table-cell office:value-type="string" table:style-name="ce1">
            <text:p>F</text:p>
          </table:table-cell>
          <table:table-cell office:value-type="date" office:date-value="1981-11-24T00:00:00" table:style-name="ce3">
            <text:p>24/11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667" table:style-name="ce1">
            <text:p>3467667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D EL SARZAL</text:p>
          </table:table-cell>
          <table:table-cell office:value-type="float" office:value="3.10415612985632E+16" table:style-name="ce1">
            <text:p>3.10416E+16</text:p>
          </table:table-cell>
          <table:table-cell office:value-type="string" table:style-name="ce1">
            <text:p>M</text:p>
          </table:table-cell>
          <table:table-cell office:value-type="date" office:date-value="1942-11-16T00:00:00" table:style-name="ce3">
            <text:p>16/11/194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032" table:style-name="ce1">
            <text:p>43444032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NEYCI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 18 19-11</text:p>
          </table:table-cell>
          <table:table-cell office:value-type="string" table:style-name="ce1">
            <text:p>3095708 3136303576</text:p>
          </table:table-cell>
          <table:table-cell office:value-type="string" table:style-name="ce1">
            <text:p>F</text:p>
          </table:table-cell>
          <table:table-cell office:value-type="date" office:date-value="1969-07-24T00:00:00" table:style-name="ce3">
            <text:p>24/07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840" table:style-name="ce1">
            <text:p>15262840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EMIR</text:p>
          </table:table-cell>
          <table:table-cell office:value-type="string" table:style-name="ce1">
            <text:p>ALBEIRO</text:p>
          </table:table-cell>
          <table:table-cell office:value-type="string" table:style-name="ce1">
            <text:p>CL <text:s/>12 5 22</text:p>
          </table:table-cell>
          <table:table-cell office:value-type="float" office:value="8577118" table:style-name="ce1">
            <text:p>8577118</text:p>
          </table:table-cell>
          <table:table-cell office:value-type="string" table:style-name="ce1">
            <text:p>M</text:p>
          </table:table-cell>
          <table:table-cell office:value-type="date" office:date-value="1967-09-01T00:00:00" table:style-name="ce3">
            <text:p>01/09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1922885" table:style-name="ce1">
            <text:p>1021922885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G <text:s/>DE SEVILLA</text:p>
          </table:table-cell>
          <table:table-cell office:value-type="float" office:value="8577118" table:style-name="ce1">
            <text:p>8577118</text:p>
          </table:table-cell>
          <table:table-cell office:value-type="string" table:style-name="ce1">
            <text:p>F</text:p>
          </table:table-cell>
          <table:table-cell office:value-type="date" office:date-value="2005-07-20T00:00:00" table:style-name="ce3">
            <text:p>20/07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2218" table:style-name="ce1">
            <text:p>2179221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L <text:s/>12 5 22 Corregimiento de Sevilla</text:p>
          </table:table-cell>
          <table:table-cell office:value-type="float" office:value="8577118" table:style-name="ce1">
            <text:p>8577118</text:p>
          </table:table-cell>
          <table:table-cell office:value-type="string" table:style-name="ce1">
            <text:p>F</text:p>
          </table:table-cell>
          <table:table-cell office:value-type="date" office:date-value="1974-05-02T00:00:00" table:style-name="ce3">
            <text:p>02/05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41662" table:style-name="ce1">
            <text:p>1000441662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Edwin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KR 19 NO 20 28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M</text:p>
          </table:table-cell>
          <table:table-cell office:value-type="date" office:date-value="2002-08-21T00:00:00" table:style-name="ce3">
            <text:p>21/08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101" table:style-name="ce1">
            <text:p>21707101</text:p>
          </table:table-cell>
          <table:table-cell office:value-type="string" table:style-name="ce1">
            <text:p>Gana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Marta</text:p>
          </table:table-cell>
          <table:table-cell table:style-name="ce1"/>
          <table:table-cell office:value-type="string" table:style-name="ce1">
            <text:p>Avenida la Republica No 15 - 18</text:p>
          </table:table-cell>
          <table:table-cell office:value-type="float" office:value="2858541" table:style-name="ce1">
            <text:p>2858541</text:p>
          </table:table-cell>
          <table:table-cell office:value-type="string" table:style-name="ce1">
            <text:p>F</text:p>
          </table:table-cell>
          <table:table-cell office:value-type="date" office:date-value="1941-02-18T00:00:00" table:style-name="ce3">
            <text:p>18/02/194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6510" table:style-name="ce1">
            <text:p>3466510</text:p>
          </table:table-cell>
          <table:table-cell office:value-type="string" table:style-name="ce1">
            <text:p>Galeano</text:p>
          </table:table-cell>
          <table:table-cell table:style-name="ce1"/>
          <table:table-cell office:value-type="string" table:style-name="ce1">
            <text:p>Alberto</text:p>
          </table:table-cell>
          <table:table-cell table:style-name="ce1"/>
          <table:table-cell office:value-type="string" table:style-name="ce1">
            <text:p>A REPUBLICA 15-18 <text:s text:c="3"/>EBEJIC</text:p>
          </table:table-cell>
          <table:table-cell office:value-type="float" office:value="8562372" table:style-name="ce1">
            <text:p>8562372</text:p>
          </table:table-cell>
          <table:table-cell office:value-type="string" table:style-name="ce1">
            <text:p>M</text:p>
          </table:table-cell>
          <table:table-cell office:value-type="date" office:date-value="1930-02-11T00:00:00" table:style-name="ce3">
            <text:p>11/02/193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069140" table:style-name="ce1">
            <text:p>70069140</text:p>
          </table:table-cell>
          <table:table-cell office:value-type="string" table:style-name="ce1">
            <text:p>Pelaez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 CALLE LA AZULITA</text:p>
          </table:table-cell>
          <table:table-cell office:value-type="float" office:value="8463245" table:style-name="ce1">
            <text:p>8463245</text:p>
          </table:table-cell>
          <table:table-cell office:value-type="string" table:style-name="ce1">
            <text:p>M</text:p>
          </table:table-cell>
          <table:table-cell office:value-type="date" office:date-value="1954-10-08T00:00:00" table:style-name="ce3">
            <text:p>08/10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101707900" table:style-name="ce1">
            <text:p>99101707900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Farid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CALLE 19 N 16 111</text:p>
          </table:table-cell>
          <table:table-cell office:value-type="float" office:value="8563063" table:style-name="ce1">
            <text:p>8563063</text:p>
          </table:table-cell>
          <table:table-cell office:value-type="string" table:style-name="ce1">
            <text:p>M</text:p>
          </table:table-cell>
          <table:table-cell office:value-type="date" office:date-value="1999-10-17T00:00:00" table:style-name="ce3">
            <text:p>17/10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54" table:style-name="ce1">
            <text:p>1039886554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Timoteo</text:p>
          </table:table-cell>
          <table:table-cell table:style-name="ce1"/>
          <table:table-cell office:value-type="string" table:style-name="ce1">
            <text:p>KR 20 NRO 20 18</text:p>
          </table:table-cell>
          <table:table-cell office:value-type="float" office:value="3136293727" table:style-name="ce1">
            <text:p>3136293727</text:p>
          </table:table-cell>
          <table:table-cell office:value-type="string" table:style-name="ce1">
            <text:p>M</text:p>
          </table:table-cell>
          <table:table-cell office:value-type="date" office:date-value="1994-03-26T00:00:00" table:style-name="ce3">
            <text:p>26/03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13554" table:style-name="ce1">
            <text:p>100041355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B el Carmelo No 14-24</text:p>
          </table:table-cell>
          <table:table-cell office:value-type="float" office:value="3111190" table:style-name="ce1">
            <text:p>3111190</text:p>
          </table:table-cell>
          <table:table-cell office:value-type="string" table:style-name="ce1">
            <text:p>F</text:p>
          </table:table-cell>
          <table:table-cell office:value-type="date" office:date-value="2003-01-11T00:00:00" table:style-name="ce3">
            <text:p>11/01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122209527" table:style-name="ce1">
            <text:p>99122209527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B El Carmelo No 12-24</text:p>
          </table:table-cell>
          <table:table-cell office:value-type="float" office:value="3111190" table:style-name="ce1">
            <text:p>3111190</text:p>
          </table:table-cell>
          <table:table-cell office:value-type="string" table:style-name="ce1">
            <text:p>M</text:p>
          </table:table-cell>
          <table:table-cell office:value-type="date" office:date-value="1999-12-22T00:00:00" table:style-name="ce3">
            <text:p>22/12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329" table:style-name="ce1">
            <text:p>1039885329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milo</text:p>
          </table:table-cell>
          <table:table-cell table:style-name="ce1"/>
          <table:table-cell office:value-type="string" table:style-name="ce1">
            <text:p>VEREDA GUAYABAL</text:p>
          </table:table-cell>
          <table:table-cell office:value-type="float" office:value="2119554" table:style-name="ce1">
            <text:p>2119554</text:p>
          </table:table-cell>
          <table:table-cell office:value-type="string" table:style-name="ce1">
            <text:p>M</text:p>
          </table:table-cell>
          <table:table-cell office:value-type="date" office:date-value="2008-01-01T00:00:00" table:style-name="ce3">
            <text:p>01/01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814" table:style-name="ce1">
            <text:p>103988481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Heli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VEREDA GUAYABAL</text:p>
          </table:table-cell>
          <table:table-cell office:value-type="float" office:value="2.11955431281703E+16" table:style-name="ce1">
            <text:p>2.11955E+16</text:p>
          </table:table-cell>
          <table:table-cell office:value-type="string" table:style-name="ce1">
            <text:p>F</text:p>
          </table:table-cell>
          <table:table-cell office:value-type="date" office:date-value="1988-05-27T00:00:00" table:style-name="ce3">
            <text:p>27/05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482" table:style-name="ce1">
            <text:p>15263482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GUAYABAL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M</text:p>
          </table:table-cell>
          <table:table-cell office:value-type="date" office:date-value="1971-01-21T00:00:00" table:style-name="ce3">
            <text:p>21/01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285" table:style-name="ce1">
            <text:p>43848285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yda</text:p>
          </table:table-cell>
          <table:table-cell office:value-type="string" table:style-name="ce1">
            <text:p>VEREDA BLANQUIZAL</text:p>
          </table:table-cell>
          <table:table-cell office:value-type="float" office:value="8602971" table:style-name="ce1">
            <text:p>8602971</text:p>
          </table:table-cell>
          <table:table-cell office:value-type="string" table:style-name="ce1">
            <text:p>F</text:p>
          </table:table-cell>
          <table:table-cell office:value-type="date" office:date-value="1983-02-14T00:00:00" table:style-name="ce3">
            <text:p>14/02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895604" table:style-name="ce1">
            <text:p>1000895604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Angie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KR 80 107 50</text:p>
          </table:table-cell>
          <table:table-cell office:value-type="float" office:value="8531127" table:style-name="ce1">
            <text:p>8531127</text:p>
          </table:table-cell>
          <table:table-cell office:value-type="string" table:style-name="ce1">
            <text:p>F</text:p>
          </table:table-cell>
          <table:table-cell office:value-type="date" office:date-value="2002-01-12T00:00:00" table:style-name="ce3">
            <text:p>12/01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461" table:style-name="ce1">
            <text:p>21709461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urb santa teresa BLOQ 2 B</text:p>
          </table:table-cell>
          <table:table-cell office:value-type="float" office:value="8562193" table:style-name="ce1">
            <text:p>8562193</text:p>
          </table:table-cell>
          <table:table-cell office:value-type="string" table:style-name="ce1">
            <text:p>F</text:p>
          </table:table-cell>
          <table:table-cell office:value-type="date" office:date-value="1963-04-21T00:00:00" table:style-name="ce3">
            <text:p>21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013" table:style-name="ce1">
            <text:p>1039886013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ARINA</text:p>
          </table:table-cell>
          <table:table-cell table:style-name="ce1"/>
          <table:table-cell office:value-type="string" table:style-name="ce1">
            <text:p>urb santa teresa BLOQ 2 B</text:p>
          </table:table-cell>
          <table:table-cell office:value-type="float" office:value="8.5621933137334592E+16" table:style-name="ce1">
            <text:p>8.56219E+16</text:p>
          </table:table-cell>
          <table:table-cell office:value-type="string" table:style-name="ce1">
            <text:p>F</text:p>
          </table:table-cell>
          <table:table-cell office:value-type="date" office:date-value="1991-12-30T00:00:00" table:style-name="ce3">
            <text:p>30/12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473" table:style-name="ce1">
            <text:p>15264473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da guayabal</text:p>
          </table:table-cell>
          <table:table-cell office:value-type="float" office:value="4126815" table:style-name="ce1">
            <text:p>4126815</text:p>
          </table:table-cell>
          <table:table-cell office:value-type="string" table:style-name="ce1">
            <text:p>M</text:p>
          </table:table-cell>
          <table:table-cell office:value-type="date" office:date-value="1976-02-23T00:00:00" table:style-name="ce3">
            <text:p>23/02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32" table:style-name="ce1">
            <text:p>43443632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 MUNICIPIO EBEJICO</text:p>
          </table:table-cell>
          <table:table-cell office:value-type="string" table:style-name="ce1">
            <text:p>3166305403 <text:s/>4414203</text:p>
          </table:table-cell>
          <table:table-cell office:value-type="string" table:style-name="ce1">
            <text:p>F</text:p>
          </table:table-cell>
          <table:table-cell office:value-type="date" office:date-value="1963-04-16T00:00:00" table:style-name="ce3">
            <text:p>16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687" table:style-name="ce1">
            <text:p>4384768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RACELLY</text:p>
          </table:table-cell>
          <table:table-cell table:style-name="ce1"/>
          <table:table-cell office:value-type="string" table:style-name="ce1">
            <text:p>CGto sevilla</text:p>
          </table:table-cell>
          <table:table-cell office:value-type="float" office:value="3216453371" table:style-name="ce1">
            <text:p>3216453371</text:p>
          </table:table-cell>
          <table:table-cell office:value-type="string" table:style-name="ce1">
            <text:p>F</text:p>
          </table:table-cell>
          <table:table-cell office:value-type="date" office:date-value="1975-01-16T00:00:00" table:style-name="ce3">
            <text:p>16/01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07" table:style-name="ce1">
            <text:p>4344330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Elcy</text:p>
          </table:table-cell>
          <table:table-cell office:value-type="string" table:style-name="ce1">
            <text:p>CLL 38 No 14-11</text:p>
          </table:table-cell>
          <table:table-cell office:value-type="string" table:style-name="ce1">
            <text:p>NO REGISTRA</text:p>
          </table:table-cell>
          <table:table-cell office:value-type="string" table:style-name="ce1">
            <text:p>F</text:p>
          </table:table-cell>
          <table:table-cell office:value-type="date" office:date-value="1964-04-27T00:00:00" table:style-name="ce3">
            <text:p>27/04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597" table:style-name="ce1">
            <text:p>1526559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vd chachafruto</text:p>
          </table:table-cell>
          <table:table-cell office:value-type="float" office:value="3206767795" table:style-name="ce1">
            <text:p>3206767795</text:p>
          </table:table-cell>
          <table:table-cell office:value-type="string" table:style-name="ce1">
            <text:p>M</text:p>
          </table:table-cell>
          <table:table-cell office:value-type="date" office:date-value="1983-04-30T00:00:00" table:style-name="ce3">
            <text:p>30/04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52170443" table:style-name="ce1">
            <text:p>98052170443</text:p>
          </table:table-cell>
          <table:table-cell office:value-type="string" table:style-name="ce1">
            <text:p>Hena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cto sevilla</text:p>
          </table:table-cell>
          <table:table-cell office:value-type="float" office:value="4128650" table:style-name="ce1">
            <text:p>4128650</text:p>
          </table:table-cell>
          <table:table-cell office:value-type="string" table:style-name="ce1">
            <text:p>M</text:p>
          </table:table-cell>
          <table:table-cell office:value-type="date" office:date-value="1998-05-21T00:00:00" table:style-name="ce3">
            <text:p>21/05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535509" table:style-name="ce1">
            <text:p>1000535509</text:p>
          </table:table-cell>
          <table:table-cell office:value-type="string" table:style-name="ce1">
            <text:p>Hena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to sevilla</text:p>
          </table:table-cell>
          <table:table-cell office:value-type="float" office:value="4128650" table:style-name="ce1">
            <text:p>4128650</text:p>
          </table:table-cell>
          <table:table-cell office:value-type="string" table:style-name="ce1">
            <text:p>M</text:p>
          </table:table-cell>
          <table:table-cell office:value-type="date" office:date-value="2002-08-16T00:00:00" table:style-name="ce3">
            <text:p>16/08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600305" table:style-name="ce1">
            <text:p>70600305</text:p>
          </table:table-cell>
          <table:table-cell office:value-type="string" table:style-name="ce1">
            <text:p>Henao</text:p>
          </table:table-cell>
          <table:table-cell table:style-name="ce1"/>
          <table:table-cell office:value-type="string" table:style-name="ce1">
            <text:p>Ovid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RA 51 NO 67 60</text:p>
          </table:table-cell>
          <table:table-cell office:value-type="float" office:value="2507792" table:style-name="ce1">
            <text:p>2507792</text:p>
          </table:table-cell>
          <table:table-cell office:value-type="string" table:style-name="ce1">
            <text:p>M</text:p>
          </table:table-cell>
          <table:table-cell office:value-type="date" office:date-value="1961-12-16T00:00:00" table:style-name="ce3">
            <text:p>16/12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8234954" table:style-name="ce1">
            <text:p>1018234954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Isabella</text:p>
          </table:table-cell>
          <table:table-cell table:style-name="ce1"/>
          <table:table-cell office:value-type="string" table:style-name="ce1">
            <text:p>C MUNICIPIO EBEJICO</text:p>
          </table:table-cell>
          <table:table-cell office:value-type="float" office:value="4414203" table:style-name="ce1">
            <text:p>4414203</text:p>
          </table:table-cell>
          <table:table-cell office:value-type="string" table:style-name="ce1">
            <text:p>F</text:p>
          </table:table-cell>
          <table:table-cell office:value-type="date" office:date-value="2006-10-19T00:00:00" table:style-name="ce3">
            <text:p>19/10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593" table:style-name="ce1">
            <text:p>103988559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VEREDA chachafruto</text:p>
          </table:table-cell>
          <table:table-cell office:value-type="float" office:value="3206767795" table:style-name="ce1">
            <text:p>3206767795</text:p>
          </table:table-cell>
          <table:table-cell office:value-type="string" table:style-name="ce1">
            <text:p>F</text:p>
          </table:table-cell>
          <table:table-cell office:value-type="date" office:date-value="2009-11-06T00:00:00" table:style-name="ce3">
            <text:p>06/11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148" table:style-name="ce1">
            <text:p>15261148</text:p>
          </table:table-cell>
          <table:table-cell office:value-type="string" table:style-name="ce1">
            <text:p>Tobon</text:p>
          </table:table-cell>
          <table:table-cell table:style-name="ce1"/>
          <table:table-cell office:value-type="string" table:style-name="ce1">
            <text:p>Ernesto</text:p>
          </table:table-cell>
          <table:table-cell table:style-name="ce1"/>
          <table:table-cell office:value-type="string" table:style-name="ce1">
            <text:p>EBEJICO ANTIOQUIA</text:p>
          </table:table-cell>
          <table:table-cell office:value-type="float" office:value="3136789095" table:style-name="ce1">
            <text:p>3136789095</text:p>
          </table:table-cell>
          <table:table-cell office:value-type="string" table:style-name="ce1">
            <text:p>M</text:p>
          </table:table-cell>
          <table:table-cell office:value-type="date" office:date-value="1957-11-01T00:00:00" table:style-name="ce3">
            <text:p>01/11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40" table:style-name="ce1">
            <text:p>1039886640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C MUNICIPIO EBEJICO</text:p>
          </table:table-cell>
          <table:table-cell office:value-type="float" office:value="8577171" table:style-name="ce1">
            <text:p>8577171</text:p>
          </table:table-cell>
          <table:table-cell office:value-type="string" table:style-name="ce1">
            <text:p>M</text:p>
          </table:table-cell>
          <table:table-cell office:value-type="date" office:date-value="1994-09-25T00:00:00" table:style-name="ce3">
            <text:p>25/09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402" table:style-name="ce1">
            <text:p>15262402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cll 18 <text:s/>14 11</text:p>
          </table:table-cell>
          <table:table-cell office:value-type="float" office:value="3218450904" table:style-name="ce1">
            <text:p>3218450904</text:p>
          </table:table-cell>
          <table:table-cell office:value-type="string" table:style-name="ce1">
            <text:p>M</text:p>
          </table:table-cell>
          <table:table-cell office:value-type="date" office:date-value="1965-11-07T00:00:00" table:style-name="ce3">
            <text:p>07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094" table:style-name="ce1">
            <text:p>1526109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rrera 18 18-10</text:p>
          </table:table-cell>
          <table:table-cell office:value-type="float" office:value="8562093" table:style-name="ce1">
            <text:p>8562093</text:p>
          </table:table-cell>
          <table:table-cell office:value-type="string" table:style-name="ce1">
            <text:p>M</text:p>
          </table:table-cell>
          <table:table-cell office:value-type="date" office:date-value="1958-03-27T00:00:00" table:style-name="ce3">
            <text:p>27/03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152" table:style-name="ce1">
            <text:p>43443152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Consuelo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K 18 18-10</text:p>
          </table:table-cell>
          <table:table-cell office:value-type="float" office:value="8562351" table:style-name="ce1">
            <text:p>8562351</text:p>
          </table:table-cell>
          <table:table-cell office:value-type="string" table:style-name="ce1">
            <text:p>F</text:p>
          </table:table-cell>
          <table:table-cell office:value-type="date" office:date-value="1964-09-24T00:00:00" table:style-name="ce3">
            <text:p>24/09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723564" table:style-name="ce1">
            <text:p>43723564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Ibarra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l BOLIVAR NRO 10 14</text:p>
          </table:table-cell>
          <table:table-cell office:value-type="float" office:value="8522147" table:style-name="ce1">
            <text:p>8522147</text:p>
          </table:table-cell>
          <table:table-cell office:value-type="string" table:style-name="ce1">
            <text:p>F</text:p>
          </table:table-cell>
          <table:table-cell office:value-type="date" office:date-value="1969-12-18T00:00:00" table:style-name="ce3">
            <text:p>18/12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4186" table:style-name="ce1">
            <text:p>1011594186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CALLE <text:s/>9 <text:s/>10 - 14</text:p>
          </table:table-cell>
          <table:table-cell office:value-type="float" office:value="8522147" table:style-name="ce1">
            <text:p>8522147</text:p>
          </table:table-cell>
          <table:table-cell office:value-type="string" table:style-name="ce1">
            <text:p>F</text:p>
          </table:table-cell>
          <table:table-cell office:value-type="date" office:date-value="2010-04-30T00:00:00" table:style-name="ce3">
            <text:p>30/04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461265" table:style-name="ce1">
            <text:p>98461265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calle 9 no 10 14</text:p>
          </table:table-cell>
          <table:table-cell office:value-type="float" office:value="8522147" table:style-name="ce1">
            <text:p>8522147</text:p>
          </table:table-cell>
          <table:table-cell office:value-type="string" table:style-name="ce1">
            <text:p>M</text:p>
          </table:table-cell>
          <table:table-cell office:value-type="date" office:date-value="1976-09-13T00:00:00" table:style-name="ce3">
            <text:p>13/09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16" table:style-name="ce1">
            <text:p>15264816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CORREGIMIENTO DE SEVILLA</text:p>
          </table:table-cell>
          <table:table-cell office:value-type="float" office:value="4.41420331663054E+16" table:style-name="ce1">
            <text:p>4.4142E+16</text:p>
          </table:table-cell>
          <table:table-cell office:value-type="string" table:style-name="ce1">
            <text:p>M</text:p>
          </table:table-cell>
          <table:table-cell office:value-type="date" office:date-value="1977-08-15T00:00:00" table:style-name="ce3">
            <text:p>15/08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293" table:style-name="ce1">
            <text:p>21711293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K VEREDA LA PALMA B</text:p>
          </table:table-cell>
          <table:table-cell office:value-type="float" office:value="8577241" table:style-name="ce1">
            <text:p>8577241</text:p>
          </table:table-cell>
          <table:table-cell office:value-type="string" table:style-name="ce1">
            <text:p>F</text:p>
          </table:table-cell>
          <table:table-cell office:value-type="date" office:date-value="1935-01-23T00:00:00" table:style-name="ce3">
            <text:p>23/01/193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664" table:style-name="ce1">
            <text:p>3468664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K VEREDA LA PALMA</text:p>
          </table:table-cell>
          <table:table-cell office:value-type="float" office:value="8577241" table:style-name="ce1">
            <text:p>8577241</text:p>
          </table:table-cell>
          <table:table-cell office:value-type="string" table:style-name="ce1">
            <text:p>M</text:p>
          </table:table-cell>
          <table:table-cell office:value-type="date" office:date-value="1936-12-24T00:00:00" table:style-name="ce3">
            <text:p>24/12/193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459411" table:style-name="ce1">
            <text:p>98459411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BERNARDO</text:p>
          </table:table-cell>
          <table:table-cell table:style-name="ce1"/>
          <table:table-cell office:value-type="string" table:style-name="ce1">
            <text:p>finca mi lancito</text:p>
          </table:table-cell>
          <table:table-cell office:value-type="float" office:value="8.2721853147424704E+16" table:style-name="ce1">
            <text:p>8.27219E+16</text:p>
          </table:table-cell>
          <table:table-cell office:value-type="string" table:style-name="ce1">
            <text:p>M</text:p>
          </table:table-cell>
          <table:table-cell office:value-type="date" office:date-value="1963-08-13T00:00:00" table:style-name="ce3">
            <text:p>13/08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70905392" table:style-name="ce1">
            <text:p>99070905392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Carolina</text:p>
          </table:table-cell>
          <table:table-cell table:style-name="ce1"/>
          <table:table-cell office:value-type="string" table:style-name="ce1">
            <text:p>FCA MILANCITO</text:p>
          </table:table-cell>
          <table:table-cell office:value-type="float" office:value="8272323" table:style-name="ce1">
            <text:p>8272323</text:p>
          </table:table-cell>
          <table:table-cell office:value-type="string" table:style-name="ce1">
            <text:p>F</text:p>
          </table:table-cell>
          <table:table-cell office:value-type="date" office:date-value="1999-07-09T00:00:00" table:style-name="ce3">
            <text:p>09/07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341" table:style-name="ce1">
            <text:p>43444341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FINCA <text:s/>MI <text:s/>LANCITO</text:p>
          </table:table-cell>
          <table:table-cell office:value-type="float" office:value="8272323" table:style-name="ce1">
            <text:p>8272323</text:p>
          </table:table-cell>
          <table:table-cell office:value-type="string" table:style-name="ce1">
            <text:p>F</text:p>
          </table:table-cell>
          <table:table-cell office:value-type="date" office:date-value="1970-04-22T00:00:00" table:style-name="ce3">
            <text:p>22/04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448" table:style-name="ce1">
            <text:p>15264448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FCA MILANCITO</text:p>
          </table:table-cell>
          <table:table-cell office:value-type="float" office:value="8272323" table:style-name="ce1">
            <text:p>8272323</text:p>
          </table:table-cell>
          <table:table-cell office:value-type="string" table:style-name="ce1">
            <text:p>M</text:p>
          </table:table-cell>
          <table:table-cell office:value-type="date" office:date-value="1976-01-20T00:00:00" table:style-name="ce3">
            <text:p>20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939" table:style-name="ce1">
            <text:p>15263939</text:p>
          </table:table-cell>
          <table:table-cell office:value-type="string" table:style-name="ce1">
            <text:p>Agudel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FINCA <text:s/>MI <text:s/>LANCITO</text:p>
          </table:table-cell>
          <table:table-cell office:value-type="float" office:value="8272323" table:style-name="ce1">
            <text:p>8272323</text:p>
          </table:table-cell>
          <table:table-cell office:value-type="string" table:style-name="ce1">
            <text:p>M</text:p>
          </table:table-cell>
          <table:table-cell office:value-type="date" office:date-value="1973-04-23T00:00:00" table:style-name="ce3">
            <text:p>23/04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122109007" table:style-name="ce1">
            <text:p>97122109007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FCA MILANCITO</text:p>
          </table:table-cell>
          <table:table-cell office:value-type="float" office:value="8272323" table:style-name="ce1">
            <text:p>8272323</text:p>
          </table:table-cell>
          <table:table-cell office:value-type="string" table:style-name="ce1">
            <text:p>M</text:p>
          </table:table-cell>
          <table:table-cell office:value-type="date" office:date-value="1997-12-21T00:00:00" table:style-name="ce3">
            <text:p>21/12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110117337" table:style-name="ce1">
            <text:p>98110117337</text:p>
          </table:table-cell>
          <table:table-cell office:value-type="string" table:style-name="ce1">
            <text:p>Agudel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aniela</text:p>
          </table:table-cell>
          <table:table-cell table:style-name="ce1"/>
          <table:table-cell office:value-type="string" table:style-name="ce1">
            <text:p>FINCA <text:s/>MI <text:s/>LANCITO</text:p>
          </table:table-cell>
          <table:table-cell office:value-type="float" office:value="8272323" table:style-name="ce1">
            <text:p>8272323</text:p>
          </table:table-cell>
          <table:table-cell office:value-type="string" table:style-name="ce1">
            <text:p>F</text:p>
          </table:table-cell>
          <table:table-cell office:value-type="date" office:date-value="1998-11-01T00:00:00" table:style-name="ce3">
            <text:p>01/11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62223" table:style-name="ce1">
            <text:p>1038262223</text:p>
          </table:table-cell>
          <table:table-cell office:value-type="string" table:style-name="ce1">
            <text:p>Agudel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Valentina</text:p>
          </table:table-cell>
          <table:table-cell table:style-name="ce1"/>
          <table:table-cell office:value-type="string" table:style-name="ce1">
            <text:p>vda cedros</text:p>
          </table:table-cell>
          <table:table-cell office:value-type="float" office:value="3.0223203122629E+16" table:style-name="ce1">
            <text:p>3.02232E+16</text:p>
          </table:table-cell>
          <table:table-cell office:value-type="string" table:style-name="ce1">
            <text:p>F</text:p>
          </table:table-cell>
          <table:table-cell office:value-type="date" office:date-value="2004-05-14T00:00:00" table:style-name="ce3">
            <text:p>14/05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51500837" table:style-name="ce1">
            <text:p>99051500837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FINCA MI LANCITO</text:p>
          </table:table-cell>
          <table:table-cell office:value-type="float" office:value="43847571" table:style-name="ce1">
            <text:p>43847571</text:p>
          </table:table-cell>
          <table:table-cell office:value-type="string" table:style-name="ce1">
            <text:p>F</text:p>
          </table:table-cell>
          <table:table-cell office:value-type="date" office:date-value="1999-05-15T00:00:00" table:style-name="ce3">
            <text:p>15/05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571" table:style-name="ce1">
            <text:p>43847571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IDANIA</text:p>
          </table:table-cell>
          <table:table-cell table:style-name="ce1"/>
          <table:table-cell office:value-type="string" table:style-name="ce1">
            <text:p>FINCA MI LONCITO</text:p>
          </table:table-cell>
          <table:table-cell office:value-type="float" office:value="43847571" table:style-name="ce1">
            <text:p>43847571</text:p>
          </table:table-cell>
          <table:table-cell office:value-type="string" table:style-name="ce1">
            <text:p>F</text:p>
          </table:table-cell>
          <table:table-cell office:value-type="date" office:date-value="1977-12-19T00:00:00" table:style-name="ce3">
            <text:p>19/12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149" table:style-name="ce1">
            <text:p>1038232149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JAIDER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FINCA MI LANCITO</text:p>
          </table:table-cell>
          <table:table-cell office:value-type="float" office:value="43847571" table:style-name="ce1">
            <text:p>43847571</text:p>
          </table:table-cell>
          <table:table-cell office:value-type="string" table:style-name="ce1">
            <text:p>M</text:p>
          </table:table-cell>
          <table:table-cell office:value-type="date" office:date-value="2005-08-06T00:00:00" table:style-name="ce3">
            <text:p>06/08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348" table:style-name="ce1">
            <text:p>1526234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MERAR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FINCA MI LANCITO</text:p>
          </table:table-cell>
          <table:table-cell office:value-type="float" office:value="8272185" table:style-name="ce1">
            <text:p>8272185</text:p>
          </table:table-cell>
          <table:table-cell office:value-type="string" table:style-name="ce1">
            <text:p>M</text:p>
          </table:table-cell>
          <table:table-cell office:value-type="date" office:date-value="1965-07-24T00:00:00" table:style-name="ce3">
            <text:p>24/07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675378" table:style-name="ce1">
            <text:p>2167537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ERY</text:p>
          </table:table-cell>
          <table:table-cell office:value-type="string" table:style-name="ce1">
            <text:p>cto sevilla</text:p>
          </table:table-cell>
          <table:table-cell office:value-type="float" office:value="3203426421" table:style-name="ce1">
            <text:p>3203426421</text:p>
          </table:table-cell>
          <table:table-cell office:value-type="string" table:style-name="ce1">
            <text:p>F</text:p>
          </table:table-cell>
          <table:table-cell office:value-type="date" office:date-value="1967-10-09T00:00:00" table:style-name="ce3">
            <text:p>09/10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450138" table:style-name="ce1">
            <text:p>98450138</text:p>
          </table:table-cell>
          <table:table-cell office:value-type="string" table:style-name="ce1">
            <text:p>VARGAS</text:p>
          </table:table-cell>
          <table:table-cell table:style-name="ce1"/>
          <table:table-cell office:value-type="string" table:style-name="ce1">
            <text:p>HERLI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GUAMO</text:p>
          </table:table-cell>
          <table:table-cell office:value-type="float" office:value="3128017108" table:style-name="ce1">
            <text:p>3128017108</text:p>
          </table:table-cell>
          <table:table-cell office:value-type="string" table:style-name="ce1">
            <text:p>M</text:p>
          </table:table-cell>
          <table:table-cell office:value-type="date" office:date-value="1961-06-10T00:00:00" table:style-name="ce3">
            <text:p>10/06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412751" table:style-name="ce1">
            <text:p>70412751</text:p>
          </table:table-cell>
          <table:table-cell office:value-type="string" table:style-name="ce1">
            <text:p>Garro</text:p>
          </table:table-cell>
          <table:table-cell office:value-type="string" table:style-name="ce1">
            <text:p>Uran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chachafruto</text:p>
          </table:table-cell>
          <table:table-cell office:value-type="float" office:value="3.7747773003993E+16" table:style-name="ce1">
            <text:p>3.77478E+16</text:p>
          </table:table-cell>
          <table:table-cell office:value-type="string" table:style-name="ce1">
            <text:p>M</text:p>
          </table:table-cell>
          <table:table-cell office:value-type="date" office:date-value="1960-07-07T00:00:00" table:style-name="ce3">
            <text:p>07/07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77184" table:style-name="ce1">
            <text:p>21577184</text:p>
          </table:table-cell>
          <table:table-cell office:value-type="string" table:style-name="ce1">
            <text:p>Muriel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da chachafruto</text:p>
          </table:table-cell>
          <table:table-cell office:value-type="float" office:value="3117675431" table:style-name="ce1">
            <text:p>3117675431</text:p>
          </table:table-cell>
          <table:table-cell office:value-type="string" table:style-name="ce1">
            <text:p>F</text:p>
          </table:table-cell>
          <table:table-cell office:value-type="date" office:date-value="1963-07-08T00:00:00" table:style-name="ce3">
            <text:p>08/07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87" table:style-name="ce1">
            <text:p>15263887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Vallej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TO DE SEVILLA</text:p>
          </table:table-cell>
          <table:table-cell office:value-type="float" office:value="8575033" table:style-name="ce1">
            <text:p>8575033</text:p>
          </table:table-cell>
          <table:table-cell office:value-type="string" table:style-name="ce1">
            <text:p>M</text:p>
          </table:table-cell>
          <table:table-cell office:value-type="date" office:date-value="1973-02-07T00:00:00" table:style-name="ce3">
            <text:p>07/02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272" table:style-name="ce1">
            <text:p>2171127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e Zapata</text:p>
          </table:table-cell>
          <table:table-cell office:value-type="string" table:style-name="ce1">
            <text:p>Elvi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VDA LA SUIZA</text:p>
          </table:table-cell>
          <table:table-cell office:value-type="string" table:style-name="ce1">
            <text:p>5847879 3105396850</text:p>
          </table:table-cell>
          <table:table-cell office:value-type="string" table:style-name="ce1">
            <text:p>F</text:p>
          </table:table-cell>
          <table:table-cell office:value-type="date" office:date-value="1933-02-05T00:00:00" table:style-name="ce3">
            <text:p>05/02/193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685" table:style-name="ce1">
            <text:p>3467685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KR 20 NRO 19 03</text:p>
          </table:table-cell>
          <table:table-cell office:value-type="float" office:value="3.1460002378562E+16" table:style-name="ce1">
            <text:p>3.146E+16</text:p>
          </table:table-cell>
          <table:table-cell office:value-type="string" table:style-name="ce1">
            <text:p>M</text:p>
          </table:table-cell>
          <table:table-cell office:value-type="date" office:date-value="1940-05-25T00:00:00" table:style-name="ce3">
            <text:p>25/05/194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01" table:style-name="ce1">
            <text:p>1038232501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tiven</text:p>
          </table:table-cell>
          <table:table-cell table:style-name="ce1"/>
          <table:table-cell office:value-type="string" table:style-name="ce1">
            <text:p>VDA MURRAPAL</text:p>
          </table:table-cell>
          <table:table-cell office:value-type="float" office:value="3.41333831468896E+16" table:style-name="ce1">
            <text:p>3.41334E+16</text:p>
          </table:table-cell>
          <table:table-cell office:value-type="string" table:style-name="ce1">
            <text:p>M</text:p>
          </table:table-cell>
          <table:table-cell office:value-type="date" office:date-value="2011-05-03T00:00:00" table:style-name="ce3">
            <text:p>03/05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292" table:style-name="ce1">
            <text:p>1038232292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uber</text:p>
          </table:table-cell>
          <table:table-cell office:value-type="string" table:style-name="ce1">
            <text:p>Arley</text:p>
          </table:table-cell>
          <table:table-cell office:value-type="string" table:style-name="ce1">
            <text:p>VDA MURRAPAL</text:p>
          </table:table-cell>
          <table:table-cell office:value-type="float" office:value="4361087" table:style-name="ce1">
            <text:p>4361087</text:p>
          </table:table-cell>
          <table:table-cell office:value-type="string" table:style-name="ce1">
            <text:p>M</text:p>
          </table:table-cell>
          <table:table-cell office:value-type="date" office:date-value="2007-06-17T00:00:00" table:style-name="ce3">
            <text:p>17/06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69" table:style-name="ce1">
            <text:p>15262169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Eustaqu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MURRAPAL</text:p>
          </table:table-cell>
          <table:table-cell office:value-type="float" office:value="4361087" table:style-name="ce1">
            <text:p>4361087</text:p>
          </table:table-cell>
          <table:table-cell office:value-type="string" table:style-name="ce1">
            <text:p>M</text:p>
          </table:table-cell>
          <table:table-cell office:value-type="date" office:date-value="1964-09-20T00:00:00" table:style-name="ce3">
            <text:p>20/09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693" table:style-name="ce1">
            <text:p>1007304693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VDA MURRAPAL</text:p>
          </table:table-cell>
          <table:table-cell office:value-type="float" office:value="4361087" table:style-name="ce1">
            <text:p>4361087</text:p>
          </table:table-cell>
          <table:table-cell office:value-type="string" table:style-name="ce1">
            <text:p>M</text:p>
          </table:table-cell>
          <table:table-cell office:value-type="date" office:date-value="2001-02-19T00:00:00" table:style-name="ce3">
            <text:p>19/02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421" table:style-name="ce1">
            <text:p>1001643421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uvan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VDA MURRAPAL</text:p>
          </table:table-cell>
          <table:table-cell office:value-type="float" office:value="4361087" table:style-name="ce1">
            <text:p>4361087</text:p>
          </table:table-cell>
          <table:table-cell office:value-type="string" table:style-name="ce1">
            <text:p>M</text:p>
          </table:table-cell>
          <table:table-cell office:value-type="date" office:date-value="2000-05-02T00:00:00" table:style-name="ce3">
            <text:p>02/05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63" table:style-name="ce1">
            <text:p>4384806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Yesmid</text:p>
          </table:table-cell>
          <table:table-cell office:value-type="string" table:style-name="ce1">
            <text:p>VDA MURRAPAL</text:p>
          </table:table-cell>
          <table:table-cell office:value-type="float" office:value="4361087" table:style-name="ce1">
            <text:p>4361087</text:p>
          </table:table-cell>
          <table:table-cell office:value-type="string" table:style-name="ce1">
            <text:p>F</text:p>
          </table:table-cell>
          <table:table-cell office:value-type="date" office:date-value="1981-01-15T00:00:00" table:style-name="ce3">
            <text:p>15/01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179" table:style-name="ce1">
            <text:p>21708179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C BARRIO SANT TERESA</text:p>
          </table:table-cell>
          <table:table-cell office:value-type="float" office:value="8562402" table:style-name="ce1">
            <text:p>8562402</text:p>
          </table:table-cell>
          <table:table-cell office:value-type="string" table:style-name="ce1">
            <text:p>F</text:p>
          </table:table-cell>
          <table:table-cell office:value-type="date" office:date-value="1953-12-13T00:00:00" table:style-name="ce3">
            <text:p>13/12/19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36" table:style-name="ce1">
            <text:p>21708236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Nury</text:p>
          </table:table-cell>
          <table:table-cell office:value-type="string" table:style-name="ce1">
            <text:p>CALLE 16 N <text:s/>16-30 BARRIO LA ESPERANZA</text:p>
          </table:table-cell>
          <table:table-cell office:value-type="float" office:value="8562186" table:style-name="ce1">
            <text:p>8562186</text:p>
          </table:table-cell>
          <table:table-cell office:value-type="string" table:style-name="ce1">
            <text:p>F</text:p>
          </table:table-cell>
          <table:table-cell office:value-type="date" office:date-value="1956-07-05T00:00:00" table:style-name="ce3">
            <text:p>05/07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349" table:style-name="ce1">
            <text:p>1526134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ñas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CALLE 16 N <text:s/>16-30 BARRIO LA ESPERANZA</text:p>
          </table:table-cell>
          <table:table-cell office:value-type="float" office:value="8562186" table:style-name="ce1">
            <text:p>8562186</text:p>
          </table:table-cell>
          <table:table-cell office:value-type="string" table:style-name="ce1">
            <text:p>M</text:p>
          </table:table-cell>
          <table:table-cell office:value-type="date" office:date-value="1960-09-24T00:00:00" table:style-name="ce3">
            <text:p>24/09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270" table:style-name="ce1">
            <text:p>21709270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 VEREDA HOLANDA</text:p>
          </table:table-cell>
          <table:table-cell office:value-type="float" office:value="8562062" table:style-name="ce1">
            <text:p>8562062</text:p>
          </table:table-cell>
          <table:table-cell office:value-type="string" table:style-name="ce1">
            <text:p>F</text:p>
          </table:table-cell>
          <table:table-cell office:value-type="date" office:date-value="1954-02-20T00:00:00" table:style-name="ce3">
            <text:p>20/02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725550" table:style-name="ce1">
            <text:p>43725550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leny</text:p>
          </table:table-cell>
          <table:table-cell office:value-type="string" table:style-name="ce1">
            <text:p>SEVILLA VEJICO ANTIOQUIA</text:p>
          </table:table-cell>
          <table:table-cell office:value-type="float" office:value="8577383" table:style-name="ce1">
            <text:p>8577383</text:p>
          </table:table-cell>
          <table:table-cell office:value-type="string" table:style-name="ce1">
            <text:p>F</text:p>
          </table:table-cell>
          <table:table-cell office:value-type="date" office:date-value="1970-01-08T00:00:00" table:style-name="ce3">
            <text:p>08/01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973" table:style-name="ce1">
            <text:p>3468973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rgemir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RA 50 <text:s/>94 24</text:p>
          </table:table-cell>
          <table:table-cell office:value-type="float" office:value="5800606" table:style-name="ce1">
            <text:p>5800606</text:p>
          </table:table-cell>
          <table:table-cell office:value-type="string" table:style-name="ce1">
            <text:p>M</text:p>
          </table:table-cell>
          <table:table-cell office:value-type="date" office:date-value="1956-02-24T00:00:00" table:style-name="ce3">
            <text:p>24/02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6258138" table:style-name="ce1">
            <text:p>26258138</text:p>
          </table:table-cell>
          <table:table-cell office:value-type="string" table:style-name="ce1">
            <text:p>Pertuz</text:p>
          </table:table-cell>
          <table:table-cell office:value-type="string" table:style-name="ce1">
            <text:p>Caraballo</text:p>
          </table:table-cell>
          <table:table-cell office:value-type="string" table:style-name="ce1">
            <text:p>Encarnacion</text:p>
          </table:table-cell>
          <table:table-cell table:style-name="ce1"/>
          <table:table-cell office:value-type="string" table:style-name="ce1">
            <text:p>Calle 17 N 19-26</text:p>
          </table:table-cell>
          <table:table-cell office:value-type="string" table:style-name="ce1">
            <text:p>856 23 74</text:p>
          </table:table-cell>
          <table:table-cell office:value-type="string" table:style-name="ce1">
            <text:p>F</text:p>
          </table:table-cell>
          <table:table-cell office:value-type="date" office:date-value="1957-05-05T00:00:00" table:style-name="ce3">
            <text:p>05/05/1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25248" table:style-name="ce1">
            <text:p>3425248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rrera <text:s/>14 <text:s/>15 26</text:p>
          </table:table-cell>
          <table:table-cell office:value-type="float" office:value="8562015" table:style-name="ce1">
            <text:p>8562015</text:p>
          </table:table-cell>
          <table:table-cell office:value-type="string" table:style-name="ce1">
            <text:p>M</text:p>
          </table:table-cell>
          <table:table-cell office:value-type="date" office:date-value="1952-09-06T00:00:00" table:style-name="ce3">
            <text:p>06/09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563329" table:style-name="ce1">
            <text:p>4563329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VEREDA LA RENTA</text:p>
          </table:table-cell>
          <table:table-cell office:value-type="float" office:value="9999999" table:style-name="ce1">
            <text:p>9999999</text:p>
          </table:table-cell>
          <table:table-cell office:value-type="string" table:style-name="ce1">
            <text:p>M</text:p>
          </table:table-cell>
          <table:table-cell office:value-type="date" office:date-value="1944-06-20T00:00:00" table:style-name="ce3">
            <text:p>20/06/194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114" table:style-name="ce1">
            <text:p>2170911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CL 48E N 99A -34</text:p>
          </table:table-cell>
          <table:table-cell office:value-type="float" office:value="2528469" table:style-name="ce1">
            <text:p>2528469</text:p>
          </table:table-cell>
          <table:table-cell office:value-type="string" table:style-name="ce1">
            <text:p>F</text:p>
          </table:table-cell>
          <table:table-cell office:value-type="date" office:date-value="1961-11-29T00:00:00" table:style-name="ce3">
            <text:p>29/11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386" table:style-name="ce1">
            <text:p>1526238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VRD KIRIMARA PLACITAS</text:p>
          </table:table-cell>
          <table:table-cell office:value-type="float" office:value="2170100" table:style-name="ce1">
            <text:p>2170100</text:p>
          </table:table-cell>
          <table:table-cell office:value-type="string" table:style-name="ce1">
            <text:p>M</text:p>
          </table:table-cell>
          <table:table-cell office:value-type="date" office:date-value="1965-11-21T00:00:00" table:style-name="ce3">
            <text:p>21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270914" table:style-name="ce1">
            <text:p>8270914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Aureliano</text:p>
          </table:table-cell>
          <table:table-cell table:style-name="ce1"/>
          <table:table-cell office:value-type="string" table:style-name="ce1">
            <text:p>MUNICIPIO EBEJICO <text:s/>CR 14</text:p>
          </table:table-cell>
          <table:table-cell office:value-type="float" office:value="3147230319" table:style-name="ce1">
            <text:p>3147230319</text:p>
          </table:table-cell>
          <table:table-cell office:value-type="string" table:style-name="ce1">
            <text:p>M</text:p>
          </table:table-cell>
          <table:table-cell office:value-type="date" office:date-value="1946-11-10T00:00:00" table:style-name="ce3">
            <text:p>10/11/194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785292" table:style-name="ce1">
            <text:p>6785292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 VEREDA CAMPO ALEGRE</text:p>
          </table:table-cell>
          <table:table-cell office:value-type="float" office:value="3122949403" table:style-name="ce1">
            <text:p>3122949403</text:p>
          </table:table-cell>
          <table:table-cell office:value-type="string" table:style-name="ce1">
            <text:p>M</text:p>
          </table:table-cell>
          <table:table-cell office:value-type="date" office:date-value="1947-12-23T00:00:00" table:style-name="ce3">
            <text:p>23/12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07496" table:style-name="ce1">
            <text:p>3407496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1CALLE 18 TERCER PISO DE AGROARANGO</text:p>
          </table:table-cell>
          <table:table-cell office:value-type="string" table:style-name="ce1">
            <text:p>8562251 <text:s text:c="2"/>3013723816</text:p>
          </table:table-cell>
          <table:table-cell office:value-type="string" table:style-name="ce1">
            <text:p>M</text:p>
          </table:table-cell>
          <table:table-cell office:value-type="date" office:date-value="1942-05-20T00:00:00" table:style-name="ce3">
            <text:p>20/05/194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330852" table:style-name="ce1">
            <text:p>15330852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KR 79A <text:s/>92-218</text:p>
          </table:table-cell>
          <table:table-cell office:value-type="float" office:value="2721969" table:style-name="ce1">
            <text:p>2721969</text:p>
          </table:table-cell>
          <table:table-cell office:value-type="string" table:style-name="ce1">
            <text:p>M</text:p>
          </table:table-cell>
          <table:table-cell office:value-type="date" office:date-value="1948-05-07T00:00:00" table:style-name="ce3">
            <text:p>07/05/194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61" table:style-name="ce1">
            <text:p>43848361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REGIMINTO SEVILLA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76-11-19T00:00:00" table:style-name="ce3">
            <text:p>19/11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364" table:style-name="ce1">
            <text:p>1039886364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VEREDA LA LOMA</text:p>
          </table:table-cell>
          <table:table-cell office:value-type="float" office:value="3218277280" table:style-name="ce1">
            <text:p>3218277280</text:p>
          </table:table-cell>
          <table:table-cell office:value-type="string" table:style-name="ce1">
            <text:p>F</text:p>
          </table:table-cell>
          <table:table-cell office:value-type="date" office:date-value="1993-07-26T00:00:00" table:style-name="ce3">
            <text:p>26/07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410" table:style-name="ce1">
            <text:p>15265410</text:p>
          </table:table-cell>
          <table:table-cell office:value-type="string" table:style-name="ce1">
            <text:p>Martinez</text:p>
          </table:table-cell>
          <table:table-cell table:style-name="ce1"/>
          <table:table-cell office:value-type="string" table:style-name="ce1">
            <text:p>Jorge</text:p>
          </table:table-cell>
          <table:table-cell office:value-type="string" table:style-name="ce1">
            <text:p>Eliecer</text:p>
          </table:table-cell>
          <table:table-cell office:value-type="string" table:style-name="ce1">
            <text:p>kr 29 a 32 79</text:p>
          </table:table-cell>
          <table:table-cell office:value-type="float" office:value="3148055662" table:style-name="ce1">
            <text:p>3148055662</text:p>
          </table:table-cell>
          <table:table-cell office:value-type="string" table:style-name="ce1">
            <text:p>M</text:p>
          </table:table-cell>
          <table:table-cell office:value-type="date" office:date-value="1980-01-01T00:00:00" table:style-name="ce3">
            <text:p>01/01/198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58" table:style-name="ce1">
            <text:p>1007518458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3103699776" table:style-name="ce1">
            <text:p>3103699776</text:p>
          </table:table-cell>
          <table:table-cell office:value-type="string" table:style-name="ce1">
            <text:p>M</text:p>
          </table:table-cell>
          <table:table-cell office:value-type="date" office:date-value="2000-11-06T00:00:00" table:style-name="ce3">
            <text:p>06/11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498" table:style-name="ce1">
            <text:p>4344449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Gladis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CORREGIMIENTO SEVILLA</text:p>
          </table:table-cell>
          <table:table-cell office:value-type="float" office:value="3122854672" table:style-name="ce1">
            <text:p>3122854672</text:p>
          </table:table-cell>
          <table:table-cell office:value-type="string" table:style-name="ce1">
            <text:p>F</text:p>
          </table:table-cell>
          <table:table-cell office:value-type="date" office:date-value="1969-08-15T00:00:00" table:style-name="ce3">
            <text:p>15/08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046" table:style-name="ce1">
            <text:p>15264046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EREDA SANTA TERESA</text:p>
          </table:table-cell>
          <table:table-cell office:value-type="float" office:value="3126275401" table:style-name="ce1">
            <text:p>3126275401</text:p>
          </table:table-cell>
          <table:table-cell office:value-type="string" table:style-name="ce1">
            <text:p>M</text:p>
          </table:table-cell>
          <table:table-cell office:value-type="date" office:date-value="1974-01-14T00:00:00" table:style-name="ce3">
            <text:p>14/01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249" table:style-name="ce1">
            <text:p>15261249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igo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7 NRO 14 28</text:p>
          </table:table-cell>
          <table:table-cell office:value-type="float" office:value="8577021" table:style-name="ce1">
            <text:p>8577021</text:p>
          </table:table-cell>
          <table:table-cell office:value-type="string" table:style-name="ce1">
            <text:p>M</text:p>
          </table:table-cell>
          <table:table-cell office:value-type="date" office:date-value="1960-06-07T00:00:00" table:style-name="ce3">
            <text:p>07/06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5304980" table:style-name="ce1">
            <text:p>1035304980</text:p>
          </table:table-cell>
          <table:table-cell office:value-type="string" table:style-name="ce1">
            <text:p>Venegas</text:p>
          </table:table-cell>
          <table:table-cell office:value-type="string" table:style-name="ce1">
            <text:p>Usuga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Yohana</text:p>
          </table:table-cell>
          <table:table-cell office:value-type="string" table:style-name="ce1">
            <text:p>11Carrera 29 No 31-48</text:p>
          </table:table-cell>
          <table:table-cell office:value-type="string" table:style-name="ce1">
            <text:p>3103967955 <text:s/>8564121</text:p>
          </table:table-cell>
          <table:table-cell office:value-type="string" table:style-name="ce1">
            <text:p>F</text:p>
          </table:table-cell>
          <table:table-cell office:value-type="date" office:date-value="1996-04-03T00:00:00" table:style-name="ce3">
            <text:p>03/04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120712370" table:style-name="ce1">
            <text:p>9612071237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sevilla Ebejico</text:p>
          </table:table-cell>
          <table:table-cell office:value-type="float" office:value="8577141" table:style-name="ce1">
            <text:p>8577141</text:p>
          </table:table-cell>
          <table:table-cell office:value-type="string" table:style-name="ce1">
            <text:p>F</text:p>
          </table:table-cell>
          <table:table-cell office:value-type="date" office:date-value="1996-12-07T00:00:00" table:style-name="ce3">
            <text:p>07/12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99" table:style-name="ce1">
            <text:p>4384839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YUDY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ORREGIMIENTO SEVILLA</text:p>
          </table:table-cell>
          <table:table-cell office:value-type="float" office:value="3103699776" table:style-name="ce1">
            <text:p>3103699776</text:p>
          </table:table-cell>
          <table:table-cell office:value-type="string" table:style-name="ce1">
            <text:p>F</text:p>
          </table:table-cell>
          <table:table-cell office:value-type="date" office:date-value="1983-11-03T00:00:00" table:style-name="ce3">
            <text:p>03/11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8140385" table:style-name="ce1">
            <text:p>1028140385</text:p>
          </table:table-cell>
          <table:table-cell office:value-type="string" table:style-name="ce1">
            <text:p>CARDENAS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EVELIN</text:p>
          </table:table-cell>
          <table:table-cell table:style-name="ce1"/>
          <table:table-cell office:value-type="string" table:style-name="ce1">
            <text:p>Sevilla- ebejico aragon</text:p>
          </table:table-cell>
          <table:table-cell office:value-type="float" office:value="8577191" table:style-name="ce1">
            <text:p>8577191</text:p>
          </table:table-cell>
          <table:table-cell office:value-type="string" table:style-name="ce1">
            <text:p>F</text:p>
          </table:table-cell>
          <table:table-cell office:value-type="date" office:date-value="2006-07-07T00:00:00" table:style-name="ce3">
            <text:p>07/07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568" table:style-name="ce1">
            <text:p>43443568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Ledis</text:p>
          </table:table-cell>
          <table:table-cell table:style-name="ce1"/>
          <table:table-cell office:value-type="string" table:style-name="ce1">
            <text:p>EVEJICO ANTIOQUIA VR FATIMA</text:p>
          </table:table-cell>
          <table:table-cell office:value-type="float" office:value="8562632" table:style-name="ce1">
            <text:p>8562632</text:p>
          </table:table-cell>
          <table:table-cell office:value-type="string" table:style-name="ce1">
            <text:p>F</text:p>
          </table:table-cell>
          <table:table-cell office:value-type="date" office:date-value="1967-02-14T00:00:00" table:style-name="ce3">
            <text:p>14/02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777" table:style-name="ce1">
            <text:p>21707777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DE HOLGUIN</text:p>
          </table:table-cell>
          <table:table-cell office:value-type="string" table:style-name="ce1">
            <text:p>ESPERANZA</text:p>
          </table:table-cell>
          <table:table-cell table:style-name="ce1"/>
          <table:table-cell office:value-type="string" table:style-name="ce1">
            <text:p>qVEREDA PALENIA</text:p>
          </table:table-cell>
          <table:table-cell office:value-type="float" office:value="85626325038010" table:style-name="ce1">
            <text:p>8.56263E+13</text:p>
          </table:table-cell>
          <table:table-cell office:value-type="string" table:style-name="ce1">
            <text:p>F</text:p>
          </table:table-cell>
          <table:table-cell office:value-type="date" office:date-value="1943-07-13T00:00:00" table:style-name="ce3">
            <text:p>13/07/194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064" table:style-name="ce1">
            <text:p>346706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Romualdo</text:p>
          </table:table-cell>
          <table:table-cell office:value-type="string" table:style-name="ce1">
            <text:p>VEREDA PALENIA</text:p>
          </table:table-cell>
          <table:table-cell office:value-type="float" office:value="8562632" table:style-name="ce1">
            <text:p>8562632</text:p>
          </table:table-cell>
          <table:table-cell office:value-type="string" table:style-name="ce1">
            <text:p>M</text:p>
          </table:table-cell>
          <table:table-cell office:value-type="date" office:date-value="1938-02-21T00:00:00" table:style-name="ce3">
            <text:p>21/02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290" table:style-name="ce1">
            <text:p>1039884290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L 21 19 62</text:p>
          </table:table-cell>
          <table:table-cell office:value-type="float" office:value="8562007" table:style-name="ce1">
            <text:p>8562007</text:p>
          </table:table-cell>
          <table:table-cell office:value-type="string" table:style-name="ce1">
            <text:p>M</text:p>
          </table:table-cell>
          <table:table-cell office:value-type="date" office:date-value="1986-12-29T00:00:00" table:style-name="ce3">
            <text:p>29/12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378" table:style-name="ce1">
            <text:p>1039886378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UÑATE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l 21 17 62</text:p>
          </table:table-cell>
          <table:table-cell office:value-type="float" office:value="8562007" table:style-name="ce1">
            <text:p>8562007</text:p>
          </table:table-cell>
          <table:table-cell office:value-type="string" table:style-name="ce1">
            <text:p>M</text:p>
          </table:table-cell>
          <table:table-cell office:value-type="date" office:date-value="2011-08-30T00:00:00" table:style-name="ce3">
            <text:p>30/08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394276" table:style-name="ce1">
            <text:p>71394276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VDA SEVILLA</text:p>
          </table:table-cell>
          <table:table-cell office:value-type="float" office:value="3122828309" table:style-name="ce1">
            <text:p>3122828309</text:p>
          </table:table-cell>
          <table:table-cell office:value-type="string" table:style-name="ce1">
            <text:p>M</text:p>
          </table:table-cell>
          <table:table-cell office:value-type="date" office:date-value="1972-12-04T00:00:00" table:style-name="ce3">
            <text:p>04/12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6140738" table:style-name="ce1">
            <text:p>1026140738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ARCILA</text:p>
          </table:table-cell>
          <table:table-cell office:value-type="string" table:style-name="ce1">
            <text:p>JOSUE</text:p>
          </table:table-cell>
          <table:table-cell table:style-name="ce1"/>
          <table:table-cell office:value-type="string" table:style-name="ce1">
            <text:p>VDA SEVILLA</text:p>
          </table:table-cell>
          <table:table-cell office:value-type="float" office:value="3122828309" table:style-name="ce1">
            <text:p>3122828309</text:p>
          </table:table-cell>
          <table:table-cell office:value-type="string" table:style-name="ce1">
            <text:p>M</text:p>
          </table:table-cell>
          <table:table-cell office:value-type="date" office:date-value="2008-07-15T00:00:00" table:style-name="ce3">
            <text:p>15/07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33382" table:style-name="ce1">
            <text:p>21533382</text:p>
          </table:table-cell>
          <table:table-cell office:value-type="string" table:style-name="ce1">
            <text:p>ARCIL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MARYORY</text:p>
          </table:table-cell>
          <table:table-cell office:value-type="string" table:style-name="ce1">
            <text:p>VDA SEVILLA</text:p>
          </table:table-cell>
          <table:table-cell office:value-type="float" office:value="3122828309" table:style-name="ce1">
            <text:p>3122828309</text:p>
          </table:table-cell>
          <table:table-cell office:value-type="string" table:style-name="ce1">
            <text:p>F</text:p>
          </table:table-cell>
          <table:table-cell office:value-type="date" office:date-value="1982-10-05T00:00:00" table:style-name="ce3">
            <text:p>05/10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6146666" table:style-name="ce1">
            <text:p>1026146666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ARCILA</text:p>
          </table:table-cell>
          <table:table-cell office:value-type="string" table:style-name="ce1">
            <text:p>SARA</text:p>
          </table:table-cell>
          <table:table-cell table:style-name="ce1"/>
          <table:table-cell office:value-type="string" table:style-name="ce1">
            <text:p>VDA SEVILLA</text:p>
          </table:table-cell>
          <table:table-cell office:value-type="float" office:value="3122828309" table:style-name="ce1">
            <text:p>3122828309</text:p>
          </table:table-cell>
          <table:table-cell office:value-type="string" table:style-name="ce1">
            <text:p>F</text:p>
          </table:table-cell>
          <table:table-cell office:value-type="date" office:date-value="2010-08-02T00:00:00" table:style-name="ce3">
            <text:p>02/08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5101427057" table:style-name="ce1">
            <text:p>95101427057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DANIA</text:p>
          </table:table-cell>
          <table:table-cell office:value-type="string" table:style-name="ce1">
            <text:p>NATALI</text:p>
          </table:table-cell>
          <table:table-cell office:value-type="string" table:style-name="ce1">
            <text:p>CTO SEVILLA</text:p>
          </table:table-cell>
          <table:table-cell office:value-type="float" office:value="8577049" table:style-name="ce1">
            <text:p>8577049</text:p>
          </table:table-cell>
          <table:table-cell office:value-type="string" table:style-name="ce1">
            <text:p>F</text:p>
          </table:table-cell>
          <table:table-cell office:value-type="date" office:date-value="1995-10-14T00:00:00" table:style-name="ce3">
            <text:p>14/10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2342" table:style-name="ce1">
            <text:p>1011592342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CTO DE SEVILLA</text:p>
          </table:table-cell>
          <table:table-cell office:value-type="float" office:value="8522019" table:style-name="ce1">
            <text:p>8522019</text:p>
          </table:table-cell>
          <table:table-cell office:value-type="string" table:style-name="ce1">
            <text:p>M</text:p>
          </table:table-cell>
          <table:table-cell office:value-type="date" office:date-value="2007-10-05T00:00:00" table:style-name="ce3">
            <text:p>05/10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3749231" table:style-name="ce1">
            <text:p>1023749231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to sevilla</text:p>
          </table:table-cell>
          <table:table-cell office:value-type="float" office:value="8522128" table:style-name="ce1">
            <text:p>8522128</text:p>
          </table:table-cell>
          <table:table-cell office:value-type="string" table:style-name="ce1">
            <text:p>M</text:p>
          </table:table-cell>
          <table:table-cell office:value-type="date" office:date-value="2009-06-01T00:00:00" table:style-name="ce3">
            <text:p>01/06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102511" table:style-name="ce1">
            <text:p>43102511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JANNETH</text:p>
          </table:table-cell>
          <table:table-cell office:value-type="string" table:style-name="ce1">
            <text:p>cto sevilla</text:p>
          </table:table-cell>
          <table:table-cell office:value-type="float" office:value="8577049" table:style-name="ce1">
            <text:p>8577049</text:p>
          </table:table-cell>
          <table:table-cell office:value-type="string" table:style-name="ce1">
            <text:p>F</text:p>
          </table:table-cell>
          <table:table-cell office:value-type="date" office:date-value="1977-11-16T00:00:00" table:style-name="ce3">
            <text:p>16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212" table:style-name="ce1">
            <text:p>15264212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DA SEVILLA</text:p>
          </table:table-cell>
          <table:table-cell office:value-type="float" office:value="8577129" table:style-name="ce1">
            <text:p>8577129</text:p>
          </table:table-cell>
          <table:table-cell office:value-type="string" table:style-name="ce1">
            <text:p>M</text:p>
          </table:table-cell>
          <table:table-cell office:value-type="date" office:date-value="1966-01-30T00:00:00" table:style-name="ce3">
            <text:p>30/01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965" table:style-name="ce1">
            <text:p>1039886965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CORREGIMIENTO EVEJICO</text:p>
          </table:table-cell>
          <table:table-cell office:value-type="float" office:value="8.5772103107265504E+16" table:style-name="ce1">
            <text:p>8.57721E+16</text:p>
          </table:table-cell>
          <table:table-cell office:value-type="string" table:style-name="ce1">
            <text:p>F</text:p>
          </table:table-cell>
          <table:table-cell office:value-type="date" office:date-value="1996-03-23T00:00:00" table:style-name="ce3">
            <text:p>23/03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029" table:style-name="ce1">
            <text:p>21709029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Berenice</text:p>
          </table:table-cell>
          <table:table-cell office:value-type="string" table:style-name="ce1">
            <text:p>VDA SEVILLA</text:p>
          </table:table-cell>
          <table:table-cell office:value-type="float" office:value="8577129" table:style-name="ce1">
            <text:p>8577129</text:p>
          </table:table-cell>
          <table:table-cell office:value-type="string" table:style-name="ce1">
            <text:p>F</text:p>
          </table:table-cell>
          <table:table-cell office:value-type="date" office:date-value="1956-01-25T00:00:00" table:style-name="ce3">
            <text:p>25/01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70083" table:style-name="ce1">
            <text:p>70570083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TO SEVILLA</text:p>
          </table:table-cell>
          <table:table-cell office:value-type="float" office:value="8577166" table:style-name="ce1">
            <text:p>8577166</text:p>
          </table:table-cell>
          <table:table-cell office:value-type="string" table:style-name="ce1">
            <text:p>M</text:p>
          </table:table-cell>
          <table:table-cell office:value-type="date" office:date-value="1962-11-04T00:00:00" table:style-name="ce3">
            <text:p>04/11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408" table:style-name="ce1">
            <text:p>4344340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orregimiento de Sevilla</text:p>
          </table:table-cell>
          <table:table-cell office:value-type="float" office:value="8577178" table:style-name="ce1">
            <text:p>8577178</text:p>
          </table:table-cell>
          <table:table-cell office:value-type="string" table:style-name="ce1">
            <text:p>F</text:p>
          </table:table-cell>
          <table:table-cell office:value-type="date" office:date-value="1964-03-08T00:00:00" table:style-name="ce3">
            <text:p>08/03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308" table:style-name="ce1">
            <text:p>1526430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Aurelio</text:p>
          </table:table-cell>
          <table:table-cell office:value-type="string" table:style-name="ce1">
            <text:p>LA CLARA</text:p>
          </table:table-cell>
          <table:table-cell office:value-type="float" office:value="8562700" table:style-name="ce1">
            <text:p>8562700</text:p>
          </table:table-cell>
          <table:table-cell office:value-type="string" table:style-name="ce1">
            <text:p>M</text:p>
          </table:table-cell>
          <table:table-cell office:value-type="date" office:date-value="1974-06-27T00:00:00" table:style-name="ce3">
            <text:p>27/06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650" table:style-name="ce1">
            <text:p>2170765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ITALINA</text:p>
          </table:table-cell>
          <table:table-cell office:value-type="string" table:style-name="ce1">
            <text:p>vda la clara</text:p>
          </table:table-cell>
          <table:table-cell office:value-type="float" office:value="3148159404" table:style-name="ce1">
            <text:p>3148159404</text:p>
          </table:table-cell>
          <table:table-cell office:value-type="string" table:style-name="ce1">
            <text:p>F</text:p>
          </table:table-cell>
          <table:table-cell office:value-type="date" office:date-value="1947-04-02T00:00:00" table:style-name="ce3">
            <text:p>02/04/194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2431" table:style-name="ce1">
            <text:p>21792431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Lilyam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KR 15 A 8-63</text:p>
          </table:table-cell>
          <table:table-cell office:value-type="string" table:style-name="ce1">
            <text:p>3122691734 3211073</text:p>
          </table:table-cell>
          <table:table-cell office:value-type="string" table:style-name="ce1">
            <text:p>F</text:p>
          </table:table-cell>
          <table:table-cell office:value-type="date" office:date-value="1965-07-26T00:00:00" table:style-name="ce3">
            <text:p>26/07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97" table:style-name="ce1">
            <text:p>15263797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IOS</text:p>
          </table:table-cell>
          <table:table-cell office:value-type="string" table:style-name="ce1">
            <text:p>ALIRIO</text:p>
          </table:table-cell>
          <table:table-cell office:value-type="string" table:style-name="ce1">
            <text:p>VDA SEVILLA</text:p>
          </table:table-cell>
          <table:table-cell office:value-type="float" office:value="3135441117" table:style-name="ce1">
            <text:p>3135441117</text:p>
          </table:table-cell>
          <table:table-cell office:value-type="string" table:style-name="ce1">
            <text:p>M</text:p>
          </table:table-cell>
          <table:table-cell office:value-type="date" office:date-value="1972-01-13T00:00:00" table:style-name="ce3">
            <text:p>13/01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184" table:style-name="ce1">
            <text:p>21709184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elcir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KR 20 NRO 20 18</text:p>
          </table:table-cell>
          <table:table-cell office:value-type="float" office:value="8562278" table:style-name="ce1">
            <text:p>8562278</text:p>
          </table:table-cell>
          <table:table-cell office:value-type="string" table:style-name="ce1">
            <text:p>F</text:p>
          </table:table-cell>
          <table:table-cell office:value-type="date" office:date-value="1956-12-17T00:00:00" table:style-name="ce3">
            <text:p>17/12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763" table:style-name="ce1">
            <text:p>15261763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Gildar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KR 20 NRO 20 18</text:p>
          </table:table-cell>
          <table:table-cell office:value-type="string" table:style-name="ce1">
            <text:p>3116206747 <text:s text:c="2"/>8562181</text:p>
          </table:table-cell>
          <table:table-cell office:value-type="string" table:style-name="ce1">
            <text:p>M</text:p>
          </table:table-cell>
          <table:table-cell office:value-type="date" office:date-value="1962-06-17T00:00:00" table:style-name="ce3">
            <text:p>17/06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888" table:style-name="ce1">
            <text:p>15261888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CL 19 n 16 45</text:p>
          </table:table-cell>
          <table:table-cell office:value-type="float" office:value="8562189" table:style-name="ce1">
            <text:p>8562189</text:p>
          </table:table-cell>
          <table:table-cell office:value-type="string" table:style-name="ce1">
            <text:p>M</text:p>
          </table:table-cell>
          <table:table-cell office:value-type="date" office:date-value="1963-03-06T00:00:00" table:style-name="ce3">
            <text:p>06/03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144" table:style-name="ce1">
            <text:p>15263144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Favio</text:p>
          </table:table-cell>
          <table:table-cell office:value-type="string" table:style-name="ce1">
            <text:p>Carrera 9 <text:s text:c="2"/>19 - 40</text:p>
          </table:table-cell>
          <table:table-cell office:value-type="float" office:value="8.5621893148622704E+16" table:style-name="ce1">
            <text:p>8.56219E+16</text:p>
          </table:table-cell>
          <table:table-cell office:value-type="string" table:style-name="ce1">
            <text:p>M</text:p>
          </table:table-cell>
          <table:table-cell office:value-type="date" office:date-value="1969-06-28T00:00:00" table:style-name="ce3">
            <text:p>28/06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241" table:style-name="ce1">
            <text:p>1039886241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Vereda Blanquizal</text:p>
          </table:table-cell>
          <table:table-cell office:value-type="float" office:value="8562189" table:style-name="ce1">
            <text:p>8562189</text:p>
          </table:table-cell>
          <table:table-cell office:value-type="string" table:style-name="ce1">
            <text:p>M</text:p>
          </table:table-cell>
          <table:table-cell office:value-type="date" office:date-value="1993-02-13T00:00:00" table:style-name="ce3">
            <text:p>13/02/199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73" table:style-name="ce1">
            <text:p>103988517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Yuly</text:p>
          </table:table-cell>
          <table:table-cell office:value-type="string" table:style-name="ce1">
            <text:p>Esneda</text:p>
          </table:table-cell>
          <table:table-cell office:value-type="string" table:style-name="ce1">
            <text:p>calle 21 carrera 21 N 20-43</text:p>
          </table:table-cell>
          <table:table-cell office:value-type="float" office:value="8562587" table:style-name="ce1">
            <text:p>8562587</text:p>
          </table:table-cell>
          <table:table-cell office:value-type="string" table:style-name="ce1">
            <text:p>F</text:p>
          </table:table-cell>
          <table:table-cell office:value-type="date" office:date-value="1988-12-16T00:00:00" table:style-name="ce3">
            <text:p>16/12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075640" table:style-name="ce1">
            <text:p>43075640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CL 19 NRO 16 - 35</text:p>
          </table:table-cell>
          <table:table-cell office:value-type="float" office:value="3.146647335292E+16" table:style-name="ce1">
            <text:p>3.14665E+16</text:p>
          </table:table-cell>
          <table:table-cell office:value-type="string" table:style-name="ce1">
            <text:p>F</text:p>
          </table:table-cell>
          <table:table-cell office:value-type="date" office:date-value="1963-01-05T00:00:00" table:style-name="ce3">
            <text:p>05/01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402437" table:style-name="ce1">
            <text:p>32402437</text:p>
          </table:table-cell>
          <table:table-cell office:value-type="string" table:style-name="ce1">
            <text:p>Pineda de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Guillermina</text:p>
          </table:table-cell>
          <table:table-cell table:style-name="ce1"/>
          <table:table-cell office:value-type="string" table:style-name="ce1">
            <text:p>vereda santander</text:p>
          </table:table-cell>
          <table:table-cell office:value-type="string" table:style-name="ce1">
            <text:p>8562189 3700403</text:p>
          </table:table-cell>
          <table:table-cell office:value-type="string" table:style-name="ce1">
            <text:p>F</text:p>
          </table:table-cell>
          <table:table-cell office:value-type="date" office:date-value="1944-12-01T00:00:00" table:style-name="ce3">
            <text:p>01/12/194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192748347" table:style-name="ce1">
            <text:p>1192748347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Estiven</text:p>
          </table:table-cell>
          <table:table-cell table:style-name="ce1"/>
          <table:table-cell office:value-type="string" table:style-name="ce1">
            <text:p>KR 43 SEVILLA EL PLAON</text:p>
          </table:table-cell>
          <table:table-cell office:value-type="float" office:value="8577008" table:style-name="ce1">
            <text:p>8577008</text:p>
          </table:table-cell>
          <table:table-cell office:value-type="string" table:style-name="ce1">
            <text:p>M</text:p>
          </table:table-cell>
          <table:table-cell office:value-type="date" office:date-value="2003-04-08T00:00:00" table:style-name="ce3">
            <text:p>08/04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45" table:style-name="ce1">
            <text:p>43847445</text:p>
          </table:table-cell>
          <table:table-cell office:value-type="string" table:style-name="ce1">
            <text:p>Montoya</text:p>
          </table:table-cell>
          <table:table-cell table:style-name="ce1"/>
          <table:table-cell office:value-type="string" table:style-name="ce1">
            <text:p>Maria</text:p>
          </table:table-cell>
          <table:table-cell office:value-type="string" table:style-name="ce1">
            <text:p>Erleides</text:p>
          </table:table-cell>
          <table:table-cell office:value-type="string" table:style-name="ce1">
            <text:p>KR 43 28 SEVILLA EL PALON</text:p>
          </table:table-cell>
          <table:table-cell office:value-type="float" office:value="8576166" table:style-name="ce1">
            <text:p>8576166</text:p>
          </table:table-cell>
          <table:table-cell office:value-type="string" table:style-name="ce1">
            <text:p>F</text:p>
          </table:table-cell>
          <table:table-cell office:value-type="date" office:date-value="1976-03-31T00:00:00" table:style-name="ce3">
            <text:p>31/03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57" table:style-name="ce1">
            <text:p>15263757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Ferdinando</text:p>
          </table:table-cell>
          <table:table-cell table:style-name="ce1"/>
          <table:table-cell office:value-type="string" table:style-name="ce1">
            <text:p>KR 43 28 SEVILLA EL PALIN</text:p>
          </table:table-cell>
          <table:table-cell office:value-type="string" table:style-name="ce1">
            <text:p>8577008 3123381421</text:p>
          </table:table-cell>
          <table:table-cell office:value-type="string" table:style-name="ce1">
            <text:p>M</text:p>
          </table:table-cell>
          <table:table-cell office:value-type="date" office:date-value="1972-08-05T00:00:00" table:style-name="ce3">
            <text:p>05/08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518948" table:style-name="ce1">
            <text:p>98518948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C SEVILLA EBEJICO</text:p>
          </table:table-cell>
          <table:table-cell office:value-type="float" office:value="8577033" table:style-name="ce1">
            <text:p>8577033</text:p>
          </table:table-cell>
          <table:table-cell office:value-type="string" table:style-name="ce1">
            <text:p>M</text:p>
          </table:table-cell>
          <table:table-cell office:value-type="date" office:date-value="1966-05-13T00:00:00" table:style-name="ce3">
            <text:p>13/05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616" table:style-name="ce1">
            <text:p>1007518616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VDA FILO DE SAN JOSE</text:p>
          </table:table-cell>
          <table:table-cell office:value-type="float" office:value="4114409" table:style-name="ce1">
            <text:p>4114409</text:p>
          </table:table-cell>
          <table:table-cell office:value-type="string" table:style-name="ce1">
            <text:p>M</text:p>
          </table:table-cell>
          <table:table-cell office:value-type="date" office:date-value="2001-03-11T00:00:00" table:style-name="ce3">
            <text:p>11/03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204" table:style-name="ce1">
            <text:p>1526320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45 <text:s/>C SUR <text:s/>39 <text:s/>DD 54</text:p>
          </table:table-cell>
          <table:table-cell office:value-type="float" office:value="3311235" table:style-name="ce1">
            <text:p>3311235</text:p>
          </table:table-cell>
          <table:table-cell office:value-type="string" table:style-name="ce1">
            <text:p>M</text:p>
          </table:table-cell>
          <table:table-cell office:value-type="date" office:date-value="1968-08-02T00:00:00" table:style-name="ce3">
            <text:p>02/08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48" table:style-name="ce1">
            <text:p>1039886748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REINALDO</text:p>
          </table:table-cell>
          <table:table-cell table:style-name="ce1"/>
          <table:table-cell office:value-type="string" table:style-name="ce1">
            <text:p>VDA EL PALON</text:p>
          </table:table-cell>
          <table:table-cell office:value-type="float" office:value="3507045313" table:style-name="ce1">
            <text:p>3507045313</text:p>
          </table:table-cell>
          <table:table-cell office:value-type="string" table:style-name="ce1">
            <text:p>M</text:p>
          </table:table-cell>
          <table:table-cell office:value-type="date" office:date-value="1995-02-11T00:00:00" table:style-name="ce3">
            <text:p>11/02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33" table:style-name="ce1">
            <text:p>1039887033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 EBEJICO SECTOR HOSP</text:p>
          </table:table-cell>
          <table:table-cell office:value-type="float" office:value="2727989" table:style-name="ce1">
            <text:p>2727989</text:p>
          </table:table-cell>
          <table:table-cell office:value-type="string" table:style-name="ce1">
            <text:p>F</text:p>
          </table:table-cell>
          <table:table-cell office:value-type="date" office:date-value="1996-06-03T00:00:00" table:style-name="ce3">
            <text:p>03/06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106103" table:style-name="ce1">
            <text:p>1000106103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cl 19 11 10</text:p>
          </table:table-cell>
          <table:table-cell office:value-type="float" office:value="4612866" table:style-name="ce1">
            <text:p>4612866</text:p>
          </table:table-cell>
          <table:table-cell office:value-type="string" table:style-name="ce1">
            <text:p>F</text:p>
          </table:table-cell>
          <table:table-cell office:value-type="date" office:date-value="2003-09-07T00:00:00" table:style-name="ce3">
            <text:p>07/09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068" table:style-name="ce1">
            <text:p>15261068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GILDAR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19 11 10</text:p>
          </table:table-cell>
          <table:table-cell office:value-type="float" office:value="4612866" table:style-name="ce1">
            <text:p>4612866</text:p>
          </table:table-cell>
          <table:table-cell office:value-type="string" table:style-name="ce1">
            <text:p>M</text:p>
          </table:table-cell>
          <table:table-cell office:value-type="date" office:date-value="1959-04-01T00:00:00" table:style-name="ce3">
            <text:p>01/04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65" table:style-name="ce1">
            <text:p>43848065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lucine</text:p>
          </table:table-cell>
          <table:table-cell office:value-type="string" table:style-name="ce1">
            <text:p>CL 19 num <text:s/>20 - 16</text:p>
          </table:table-cell>
          <table:table-cell office:value-type="string" table:style-name="ce1">
            <text:p>8562450 3136719424</text:p>
          </table:table-cell>
          <table:table-cell office:value-type="string" table:style-name="ce1">
            <text:p>F</text:p>
          </table:table-cell>
          <table:table-cell office:value-type="date" office:date-value="1980-11-07T00:00:00" table:style-name="ce3">
            <text:p>07/11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516341" table:style-name="ce1">
            <text:p>32516341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Ofelia</text:p>
          </table:table-cell>
          <table:table-cell office:value-type="string" table:style-name="ce1">
            <text:p>Cra 18 Nro 17 35</text:p>
          </table:table-cell>
          <table:table-cell office:value-type="string" table:style-name="ce1">
            <text:p>3107209254NTF</text:p>
          </table:table-cell>
          <table:table-cell office:value-type="string" table:style-name="ce1">
            <text:p>F</text:p>
          </table:table-cell>
          <table:table-cell office:value-type="date" office:date-value="1947-09-07T00:00:00" table:style-name="ce3">
            <text:p>07/09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964" table:style-name="ce1">
            <text:p>21711964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NELDY</text:p>
          </table:table-cell>
          <table:table-cell table:style-name="ce1"/>
          <table:table-cell office:value-type="string" table:style-name="ce1">
            <text:p>cl 70 sur 43a15</text:p>
          </table:table-cell>
          <table:table-cell office:value-type="string" table:style-name="ce1">
            <text:p>3019421 3218205497</text:p>
          </table:table-cell>
          <table:table-cell office:value-type="string" table:style-name="ce1">
            <text:p>F</text:p>
          </table:table-cell>
          <table:table-cell office:value-type="date" office:date-value="1962-11-03T00:00:00" table:style-name="ce3">
            <text:p>03/11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74" table:style-name="ce1">
            <text:p>15265074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GILDAR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GUAYABAL</text:p>
          </table:table-cell>
          <table:table-cell office:value-type="float" office:value="3817979" table:style-name="ce1">
            <text:p>3817979</text:p>
          </table:table-cell>
          <table:table-cell office:value-type="string" table:style-name="ce1">
            <text:p>M</text:p>
          </table:table-cell>
          <table:table-cell office:value-type="date" office:date-value="1979-09-15T00:00:00" table:style-name="ce3">
            <text:p>15/09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2185" table:style-name="ce1">
            <text:p>43442185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GUAYABAL</text:p>
          </table:table-cell>
          <table:table-cell office:value-type="float" office:value="3817979" table:style-name="ce1">
            <text:p>3817979</text:p>
          </table:table-cell>
          <table:table-cell office:value-type="string" table:style-name="ce1">
            <text:p>F</text:p>
          </table:table-cell>
          <table:table-cell office:value-type="date" office:date-value="1983-02-02T00:00:00" table:style-name="ce3">
            <text:p>02/02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299" table:style-name="ce1">
            <text:p>1038232299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VEREDA GUAYABAL</text:p>
          </table:table-cell>
          <table:table-cell office:value-type="float" office:value="3817979" table:style-name="ce1">
            <text:p>3817979</text:p>
          </table:table-cell>
          <table:table-cell office:value-type="string" table:style-name="ce1">
            <text:p>M</text:p>
          </table:table-cell>
          <table:table-cell office:value-type="date" office:date-value="2007-08-15T00:00:00" table:style-name="ce3">
            <text:p>15/08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2092434" table:style-name="ce1">
            <text:p>1022092434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LEYSON</text:p>
          </table:table-cell>
          <table:table-cell table:style-name="ce1"/>
          <table:table-cell office:value-type="string" table:style-name="ce1">
            <text:p>VEREDA GUAYABAL</text:p>
          </table:table-cell>
          <table:table-cell office:value-type="float" office:value="3817979" table:style-name="ce1">
            <text:p>3817979</text:p>
          </table:table-cell>
          <table:table-cell office:value-type="string" table:style-name="ce1">
            <text:p>M</text:p>
          </table:table-cell>
          <table:table-cell office:value-type="date" office:date-value="2004-08-24T00:00:00" table:style-name="ce3">
            <text:p>24/08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883" table:style-name="ce1">
            <text:p>1039884883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EREDA GUAYABAL</text:p>
          </table:table-cell>
          <table:table-cell office:value-type="float" office:value="3817979" table:style-name="ce1">
            <text:p>3817979</text:p>
          </table:table-cell>
          <table:table-cell office:value-type="string" table:style-name="ce1">
            <text:p>M</text:p>
          </table:table-cell>
          <table:table-cell office:value-type="date" office:date-value="2006-06-09T00:00:00" table:style-name="ce3">
            <text:p>09/06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7185" table:style-name="ce1">
            <text:p>1039887185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VEREDA GUAYABAL</text:p>
          </table:table-cell>
          <table:table-cell office:value-type="float" office:value="3817979" table:style-name="ce1">
            <text:p>3817979</text:p>
          </table:table-cell>
          <table:table-cell office:value-type="string" table:style-name="ce1">
            <text:p>F</text:p>
          </table:table-cell>
          <table:table-cell office:value-type="date" office:date-value="2015-01-30T00:00:00" table:style-name="ce3">
            <text:p>30/0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8222702" table:style-name="ce1">
            <text:p>1018222702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lentina</text:p>
          </table:table-cell>
          <table:table-cell table:style-name="ce1"/>
          <table:table-cell office:value-type="string" table:style-name="ce1">
            <text:p>CRA <text:s/>73 N 95 - 46 BR CASTILLA</text:p>
          </table:table-cell>
          <table:table-cell office:value-type="float" office:value="3786100" table:style-name="ce1">
            <text:p>3786100</text:p>
          </table:table-cell>
          <table:table-cell office:value-type="string" table:style-name="ce1">
            <text:p>F</text:p>
          </table:table-cell>
          <table:table-cell office:value-type="date" office:date-value="2004-02-02T00:00:00" table:style-name="ce3">
            <text:p>02/02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9963025" table:style-name="ce1">
            <text:p>1199963025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tias</text:p>
          </table:table-cell>
          <table:table-cell office:value-type="string" table:style-name="ce1">
            <text:p>sneider</text:p>
          </table:table-cell>
          <table:table-cell office:value-type="string" table:style-name="ce1">
            <text:p>kr 42 e <text:s text:c="2"/>110 a 63</text:p>
          </table:table-cell>
          <table:table-cell office:value-type="float" office:value="3128890856" table:style-name="ce1">
            <text:p>3128890856</text:p>
          </table:table-cell>
          <table:table-cell office:value-type="string" table:style-name="ce1">
            <text:p>M</text:p>
          </table:table-cell>
          <table:table-cell office:value-type="date" office:date-value="2014-01-08T00:00:00" table:style-name="ce3">
            <text:p>08/0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535730" table:style-name="ce1">
            <text:p>1001535730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Rodelfi</text:p>
          </table:table-cell>
          <table:table-cell office:value-type="string" table:style-name="ce1">
            <text:p>kr 42 e <text:s text:c="2"/>110 2</text:p>
          </table:table-cell>
          <table:table-cell office:value-type="float" office:value="3128890856" table:style-name="ce1">
            <text:p>3128890856</text:p>
          </table:table-cell>
          <table:table-cell office:value-type="string" table:style-name="ce1">
            <text:p>M</text:p>
          </table:table-cell>
          <table:table-cell office:value-type="date" office:date-value="1989-02-19T00:00:00" table:style-name="ce3">
            <text:p>19/02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2094753" table:style-name="ce1">
            <text:p>1022094753</text:p>
          </table:table-cell>
          <table:table-cell office:value-type="string" table:style-name="ce1">
            <text:p>Avalos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Isabela</text:p>
          </table:table-cell>
          <table:table-cell table:style-name="ce1"/>
          <table:table-cell office:value-type="string" table:style-name="ce1">
            <text:p>KR <text:s/>17 N 16 46</text:p>
          </table:table-cell>
          <table:table-cell office:value-type="float" office:value="6.0331973136369104E+16" table:style-name="ce1">
            <text:p>6.0332E+16</text:p>
          </table:table-cell>
          <table:table-cell office:value-type="string" table:style-name="ce1">
            <text:p>F</text:p>
          </table:table-cell>
          <table:table-cell office:value-type="date" office:date-value="2007-09-10T00:00:00" table:style-name="ce3">
            <text:p>10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336534" table:style-name="ce1">
            <text:p>103633653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Yeison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VDA LA RENTA</text:p>
          </table:table-cell>
          <table:table-cell office:value-type="float" office:value="3870587" table:style-name="ce1">
            <text:p>3870587</text:p>
          </table:table-cell>
          <table:table-cell office:value-type="string" table:style-name="ce1">
            <text:p>M</text:p>
          </table:table-cell>
          <table:table-cell office:value-type="date" office:date-value="1987-11-28T00:00:00" table:style-name="ce3">
            <text:p>28/11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12113702" table:style-name="ce1">
            <text:p>99012113702</text:p>
          </table:table-cell>
          <table:table-cell office:value-type="string" table:style-name="ce1">
            <text:p>CASTRILLON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JHOAN</text:p>
          </table:table-cell>
          <table:table-cell office:value-type="string" table:style-name="ce1">
            <text:p>ROBEIRO</text:p>
          </table:table-cell>
          <table:table-cell office:value-type="string" table:style-name="ce1">
            <text:p>VEREDA CHAGUADAL</text:p>
          </table:table-cell>
          <table:table-cell office:value-type="float" office:value="8562690" table:style-name="ce1">
            <text:p>8562690</text:p>
          </table:table-cell>
          <table:table-cell office:value-type="string" table:style-name="ce1">
            <text:p>M</text:p>
          </table:table-cell>
          <table:table-cell office:value-type="date" office:date-value="1999-01-21T00:00:00" table:style-name="ce3">
            <text:p>21/01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12619" table:style-name="ce1">
            <text:p>1038212619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EREDA CHAGUADAL</text:p>
          </table:table-cell>
          <table:table-cell office:value-type="float" office:value="8562690" table:style-name="ce1">
            <text:p>8562690</text:p>
          </table:table-cell>
          <table:table-cell office:value-type="string" table:style-name="ce1">
            <text:p>M</text:p>
          </table:table-cell>
          <table:table-cell office:value-type="date" office:date-value="2009-05-01T00:00:00" table:style-name="ce3">
            <text:p>01/05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29" table:style-name="ce1">
            <text:p>15265829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alle 19 n 12 31</text:p>
          </table:table-cell>
          <table:table-cell office:value-type="float" office:value="8562384" table:style-name="ce1">
            <text:p>8562384</text:p>
          </table:table-cell>
          <table:table-cell office:value-type="string" table:style-name="ce1">
            <text:p>M</text:p>
          </table:table-cell>
          <table:table-cell office:value-type="date" office:date-value="1984-03-09T00:00:00" table:style-name="ce3">
            <text:p>09/03/198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53548" table:style-name="ce1">
            <text:p>3453548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cto guayabal</text:p>
          </table:table-cell>
          <table:table-cell office:value-type="float" office:value="3128846870" table:style-name="ce1">
            <text:p>3128846870</text:p>
          </table:table-cell>
          <table:table-cell office:value-type="string" table:style-name="ce1">
            <text:p>M</text:p>
          </table:table-cell>
          <table:table-cell office:value-type="date" office:date-value="1946-02-22T00:00:00" table:style-name="ce3">
            <text:p>22/02/194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054069" table:style-name="ce1">
            <text:p>71054069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rteag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Yovany</text:p>
          </table:table-cell>
          <table:table-cell office:value-type="string" table:style-name="ce1">
            <text:p>CL 46 <text:s text:c="2"/>163 21</text:p>
          </table:table-cell>
          <table:table-cell office:value-type="float" office:value="2515153" table:style-name="ce1">
            <text:p>2515153</text:p>
          </table:table-cell>
          <table:table-cell office:value-type="string" table:style-name="ce1">
            <text:p>M</text:p>
          </table:table-cell>
          <table:table-cell office:value-type="date" office:date-value="1979-02-04T00:00:00" table:style-name="ce3">
            <text:p>04/02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677944" table:style-name="ce1">
            <text:p>21677944</text:p>
          </table:table-cell>
          <table:table-cell office:value-type="string" table:style-name="ce1">
            <text:p>Arteaga</text:p>
          </table:table-cell>
          <table:table-cell office:value-type="string" table:style-name="ce1">
            <text:p>Benjumea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to guayabal</text:p>
          </table:table-cell>
          <table:table-cell office:value-type="float" office:value="3128846870" table:style-name="ce1">
            <text:p>3128846870</text:p>
          </table:table-cell>
          <table:table-cell office:value-type="string" table:style-name="ce1">
            <text:p>F</text:p>
          </table:table-cell>
          <table:table-cell office:value-type="date" office:date-value="1948-12-26T00:00:00" table:style-name="ce3">
            <text:p>26/12/19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282894" table:style-name="ce1">
            <text:p>8282894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lle78 67-54 lomas del pilar 3 app515</text:p>
          </table:table-cell>
          <table:table-cell office:value-type="string" table:style-name="ce1">
            <text:p>2578567 3017172147</text:p>
          </table:table-cell>
          <table:table-cell office:value-type="string" table:style-name="ce1">
            <text:p>M</text:p>
          </table:table-cell>
          <table:table-cell office:value-type="date" office:date-value="1944-10-22T00:00:00" table:style-name="ce3">
            <text:p>22/10/194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436" table:style-name="ce1">
            <text:p>1039885436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tias</text:p>
          </table:table-cell>
          <table:table-cell table:style-name="ce1"/>
          <table:table-cell office:value-type="string" table:style-name="ce1">
            <text:p>vereda la renta</text:p>
          </table:table-cell>
          <table:table-cell office:value-type="float" office:value="2522502" table:style-name="ce1">
            <text:p>2522502</text:p>
          </table:table-cell>
          <table:table-cell office:value-type="string" table:style-name="ce1">
            <text:p>M</text:p>
          </table:table-cell>
          <table:table-cell office:value-type="date" office:date-value="2008-05-01T00:00:00" table:style-name="ce3">
            <text:p>01/05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59" table:style-name="ce1">
            <text:p>21708259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Ofelia</text:p>
          </table:table-cell>
          <table:table-cell office:value-type="string" table:style-name="ce1">
            <text:p>CL 16 19 32</text:p>
          </table:table-cell>
          <table:table-cell office:value-type="float" office:value="8562328" table:style-name="ce1">
            <text:p>8562328</text:p>
          </table:table-cell>
          <table:table-cell office:value-type="string" table:style-name="ce1">
            <text:p>F</text:p>
          </table:table-cell>
          <table:table-cell office:value-type="date" office:date-value="1958-01-13T00:00:00" table:style-name="ce3">
            <text:p>13/01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27" table:style-name="ce1">
            <text:p>15262627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lL 16 19 32</text:p>
          </table:table-cell>
          <table:table-cell office:value-type="string" table:style-name="ce1">
            <text:p>3536377 3218589781</text:p>
          </table:table-cell>
          <table:table-cell office:value-type="string" table:style-name="ce1">
            <text:p>M</text:p>
          </table:table-cell>
          <table:table-cell office:value-type="date" office:date-value="1966-11-13T00:00:00" table:style-name="ce3">
            <text:p>13/11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172" table:style-name="ce1">
            <text:p>3467172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Santander</text:p>
          </table:table-cell>
          <table:table-cell office:value-type="float" office:value="8562798" table:style-name="ce1">
            <text:p>8562798</text:p>
          </table:table-cell>
          <table:table-cell office:value-type="string" table:style-name="ce1">
            <text:p>M</text:p>
          </table:table-cell>
          <table:table-cell office:value-type="date" office:date-value="1935-09-21T00:00:00" table:style-name="ce3">
            <text:p>21/09/193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328" table:style-name="ce1">
            <text:p>2170832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DE SUAR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UCINE</text:p>
          </table:table-cell>
          <table:table-cell office:value-type="string" table:style-name="ce1">
            <text:p>CL 30AC <text:s text:c="2"/>89C-09</text:p>
          </table:table-cell>
          <table:table-cell office:value-type="string" table:style-name="ce1">
            <text:p>2384009 <text:s/>3146732381</text:p>
          </table:table-cell>
          <table:table-cell office:value-type="string" table:style-name="ce1">
            <text:p>F</text:p>
          </table:table-cell>
          <table:table-cell office:value-type="date" office:date-value="1953-04-13T00:00:00" table:style-name="ce3">
            <text:p>13/04/195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136" table:style-name="ce1">
            <text:p>1038232136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VEREDA SANTA TERESITA</text:p>
          </table:table-cell>
          <table:table-cell office:value-type="float" office:value="8562116" table:style-name="ce1">
            <text:p>8562116</text:p>
          </table:table-cell>
          <table:table-cell office:value-type="string" table:style-name="ce1">
            <text:p>M</text:p>
          </table:table-cell>
          <table:table-cell office:value-type="date" office:date-value="2005-06-21T00:00:00" table:style-name="ce3">
            <text:p>21/06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101114062" table:style-name="ce1">
            <text:p>99101114062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Alejandro</text:p>
          </table:table-cell>
          <table:table-cell table:style-name="ce1"/>
          <table:table-cell office:value-type="string" table:style-name="ce1">
            <text:p>MUNICIPIO EBEJICO</text:p>
          </table:table-cell>
          <table:table-cell office:value-type="float" office:value="5131727" table:style-name="ce1">
            <text:p>5131727</text:p>
          </table:table-cell>
          <table:table-cell office:value-type="string" table:style-name="ce1">
            <text:p>M</text:p>
          </table:table-cell>
          <table:table-cell office:value-type="date" office:date-value="1999-10-11T00:00:00" table:style-name="ce3">
            <text:p>11/10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749" table:style-name="ce1">
            <text:p>21708749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Marleny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HOLANDA</text:p>
          </table:table-cell>
          <table:table-cell office:value-type="string" table:style-name="ce1">
            <text:p>3115519005 8562408</text:p>
          </table:table-cell>
          <table:table-cell office:value-type="string" table:style-name="ce1">
            <text:p>F</text:p>
          </table:table-cell>
          <table:table-cell office:value-type="date" office:date-value="1953-02-24T00:00:00" table:style-name="ce3">
            <text:p>24/02/195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772" table:style-name="ce1">
            <text:p>21707772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De guerra</text:p>
          </table:table-cell>
          <table:table-cell office:value-type="string" table:style-name="ce1">
            <text:p>Celina</text:p>
          </table:table-cell>
          <table:table-cell table:style-name="ce1"/>
          <table:table-cell office:value-type="string" table:style-name="ce1">
            <text:p>calle20 N 12-24</text:p>
          </table:table-cell>
          <table:table-cell office:value-type="float" office:value="8562141" table:style-name="ce1">
            <text:p>8562141</text:p>
          </table:table-cell>
          <table:table-cell office:value-type="string" table:style-name="ce1">
            <text:p>F</text:p>
          </table:table-cell>
          <table:table-cell office:value-type="date" office:date-value="1946-03-04T00:00:00" table:style-name="ce3">
            <text:p>04/03/194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085" table:style-name="ce1">
            <text:p>21709085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ESTER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ALLE 16 19-19</text:p>
          </table:table-cell>
          <table:table-cell office:value-type="float" office:value="8562069" table:style-name="ce1">
            <text:p>8562069</text:p>
          </table:table-cell>
          <table:table-cell office:value-type="string" table:style-name="ce1">
            <text:p>F</text:p>
          </table:table-cell>
          <table:table-cell office:value-type="date" office:date-value="1961-07-19T00:00:00" table:style-name="ce3">
            <text:p>19/07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96" table:style-name="ce1">
            <text:p>1039887096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Victor</text:p>
          </table:table-cell>
          <table:table-cell table:style-name="ce1"/>
          <table:table-cell office:value-type="string" table:style-name="ce1">
            <text:p>C MUNICIPIO EBEJICO</text:p>
          </table:table-cell>
          <table:table-cell office:value-type="float" office:value="3859545" table:style-name="ce1">
            <text:p>3859545</text:p>
          </table:table-cell>
          <table:table-cell office:value-type="string" table:style-name="ce1">
            <text:p>M</text:p>
          </table:table-cell>
          <table:table-cell office:value-type="date" office:date-value="1996-10-17T00:00:00" table:style-name="ce3">
            <text:p>17/10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081" table:style-name="ce1">
            <text:p>3468081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l 17 21 19</text:p>
          </table:table-cell>
          <table:table-cell office:value-type="string" table:style-name="ce1">
            <text:p>2847642 <text:s/>3117942631</text:p>
          </table:table-cell>
          <table:table-cell office:value-type="string" table:style-name="ce1">
            <text:p>M</text:p>
          </table:table-cell>
          <table:table-cell office:value-type="date" office:date-value="1943-05-28T00:00:00" table:style-name="ce3">
            <text:p>28/05/194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844" table:style-name="ce1">
            <text:p>3467844</text:p>
          </table:table-cell>
          <table:table-cell office:value-type="string" table:style-name="ce1">
            <text:p>Muner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Bernardo</text:p>
          </table:table-cell>
          <table:table-cell table:style-name="ce1"/>
          <table:table-cell office:value-type="string" table:style-name="ce1">
            <text:p>barrio obrero</text:p>
          </table:table-cell>
          <table:table-cell office:value-type="float" office:value="8562125" table:style-name="ce1">
            <text:p>8562125</text:p>
          </table:table-cell>
          <table:table-cell office:value-type="string" table:style-name="ce1">
            <text:p>M</text:p>
          </table:table-cell>
          <table:table-cell office:value-type="date" office:date-value="1945-11-20T00:00:00" table:style-name="ce3">
            <text:p>20/11/19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0553" table:style-name="ce1">
            <text:p>2179055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ucelly</text:p>
          </table:table-cell>
          <table:table-cell office:value-type="string" table:style-name="ce1">
            <text:p>Calle 17 <text:s text:c="4"/>02 - 201</text:p>
          </table:table-cell>
          <table:table-cell office:value-type="float" office:value="2.57034231130385E+16" table:style-name="ce1">
            <text:p>2.57034E+16</text:p>
          </table:table-cell>
          <table:table-cell office:value-type="string" table:style-name="ce1">
            <text:p>F</text:p>
          </table:table-cell>
          <table:table-cell office:value-type="date" office:date-value="1948-09-12T00:00:00" table:style-name="ce3">
            <text:p>12/09/19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423" table:style-name="ce1">
            <text:p>21709423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Celeny</text:p>
          </table:table-cell>
          <table:table-cell office:value-type="string" table:style-name="ce1">
            <text:p>VDA EL Bajio</text:p>
          </table:table-cell>
          <table:table-cell office:value-type="float" office:value="8577038" table:style-name="ce1">
            <text:p>8577038</text:p>
          </table:table-cell>
          <table:table-cell office:value-type="string" table:style-name="ce1">
            <text:p>F</text:p>
          </table:table-cell>
          <table:table-cell office:value-type="date" office:date-value="1963-04-07T00:00:00" table:style-name="ce3">
            <text:p>07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429" table:style-name="ce1">
            <text:p>1039885429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KR 51D 68 23 IN 201</text:p>
          </table:table-cell>
          <table:table-cell office:value-type="float" office:value="3205792850" table:style-name="ce1">
            <text:p>3205792850</text:p>
          </table:table-cell>
          <table:table-cell office:value-type="string" table:style-name="ce1">
            <text:p>M</text:p>
          </table:table-cell>
          <table:table-cell office:value-type="date" office:date-value="1989-06-26T00:00:00" table:style-name="ce3">
            <text:p>26/06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60452164" table:style-name="ce1">
            <text:p>98060452164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Yeison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VEREDA SANTA TERESITA</text:p>
          </table:table-cell>
          <table:table-cell office:value-type="string" table:style-name="ce1">
            <text:p>3457117 <text:s/>3136214840</text:p>
          </table:table-cell>
          <table:table-cell office:value-type="string" table:style-name="ce1">
            <text:p>M</text:p>
          </table:table-cell>
          <table:table-cell office:value-type="date" office:date-value="1998-06-04T00:00:00" table:style-name="ce3">
            <text:p>04/06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833" table:style-name="ce1">
            <text:p>3468833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C CORREG SEVI 22-16</text:p>
          </table:table-cell>
          <table:table-cell office:value-type="string" table:style-name="ce1">
            <text:p>8577002 3205958695</text:p>
          </table:table-cell>
          <table:table-cell office:value-type="string" table:style-name="ce1">
            <text:p>M</text:p>
          </table:table-cell>
          <table:table-cell office:value-type="date" office:date-value="1946-09-17T00:00:00" table:style-name="ce3">
            <text:p>17/09/194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607" table:style-name="ce1">
            <text:p>21708607</text:p>
          </table:table-cell>
          <table:table-cell office:value-type="string" table:style-name="ce1">
            <text:p>Sepulveda</text:p>
          </table:table-cell>
          <table:table-cell office:value-type="string" table:style-name="ce1">
            <text:p>De Velasqu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C CORREG SEVI 22-16</text:p>
          </table:table-cell>
          <table:table-cell office:value-type="string" table:style-name="ce1">
            <text:p>8577181 3206209779</text:p>
          </table:table-cell>
          <table:table-cell office:value-type="string" table:style-name="ce1">
            <text:p>F</text:p>
          </table:table-cell>
          <table:table-cell office:value-type="date" office:date-value="1955-09-30T00:00:00" table:style-name="ce3">
            <text:p>30/09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408" table:style-name="ce1">
            <text:p>2170840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DE BEDOY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el zarzal</text:p>
          </table:table-cell>
          <table:table-cell office:value-type="float" office:value="3206270515" table:style-name="ce1">
            <text:p>3206270515</text:p>
          </table:table-cell>
          <table:table-cell office:value-type="string" table:style-name="ce1">
            <text:p>F</text:p>
          </table:table-cell>
          <table:table-cell office:value-type="date" office:date-value="1948-03-01T00:00:00" table:style-name="ce3">
            <text:p>01/03/194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0888704" table:style-name="ce1">
            <text:p>1000888704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liana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Vehreda La Clara</text:p>
          </table:table-cell>
          <table:table-cell office:value-type="float" office:value="3127165696" table:style-name="ce1">
            <text:p>3127165696</text:p>
          </table:table-cell>
          <table:table-cell office:value-type="string" table:style-name="ce1">
            <text:p>F</text:p>
          </table:table-cell>
          <table:table-cell office:value-type="date" office:date-value="2001-09-10T00:00:00" table:style-name="ce3">
            <text:p>10/09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555" table:style-name="ce1">
            <text:p>1039885555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Zamantha</text:p>
          </table:table-cell>
          <table:table-cell table:style-name="ce1"/>
          <table:table-cell office:value-type="string" table:style-name="ce1">
            <text:p>CL 11 A NO 15 A 138 AP 201</text:p>
          </table:table-cell>
          <table:table-cell office:value-type="float" office:value="3794975" table:style-name="ce1">
            <text:p>3794975</text:p>
          </table:table-cell>
          <table:table-cell office:value-type="string" table:style-name="ce1">
            <text:p>F</text:p>
          </table:table-cell>
          <table:table-cell office:value-type="date" office:date-value="2008-09-16T00:00:00" table:style-name="ce3">
            <text:p>16/09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533" table:style-name="ce1">
            <text:p>43848533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kr 65 25 45</text:p>
          </table:table-cell>
          <table:table-cell office:value-type="float" office:value="3195515796" table:style-name="ce1">
            <text:p>3195515796</text:p>
          </table:table-cell>
          <table:table-cell office:value-type="string" table:style-name="ce1">
            <text:p>F</text:p>
          </table:table-cell>
          <table:table-cell office:value-type="date" office:date-value="1985-06-08T00:00:00" table:style-name="ce3">
            <text:p>08/06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2467090" table:style-name="ce1">
            <text:p>119246709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Kevin</text:p>
          </table:table-cell>
          <table:table-cell table:style-name="ce1"/>
          <table:table-cell office:value-type="string" table:style-name="ce1">
            <text:p>kr 65 25 45</text:p>
          </table:table-cell>
          <table:table-cell office:value-type="float" office:value="3195515796" table:style-name="ce1">
            <text:p>3195515796</text:p>
          </table:table-cell>
          <table:table-cell office:value-type="string" table:style-name="ce1">
            <text:p>M</text:p>
          </table:table-cell>
          <table:table-cell office:value-type="date" office:date-value="2011-11-28T00:00:00" table:style-name="ce3">
            <text:p>28/11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2004618" table:style-name="ce1">
            <text:p>1022004618</text:p>
          </table:table-cell>
          <table:table-cell office:value-type="string" table:style-name="ce1">
            <text:p>taborda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vereda los pomos finca rosales</text:p>
          </table:table-cell>
          <table:table-cell office:value-type="float" office:value="3206167920" table:style-name="ce1">
            <text:p>3206167920</text:p>
          </table:table-cell>
          <table:table-cell office:value-type="string" table:style-name="ce1">
            <text:p>M</text:p>
          </table:table-cell>
          <table:table-cell office:value-type="date" office:date-value="2009-02-16T00:00:00" table:style-name="ce3">
            <text:p>16/02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7391079" table:style-name="ce1">
            <text:p>1037391079</text:p>
          </table:table-cell>
          <table:table-cell office:value-type="string" table:style-name="ce1">
            <text:p>taborda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airo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san cristobal</text:p>
          </table:table-cell>
          <table:table-cell office:value-type="float" office:value="3206167920" table:style-name="ce1">
            <text:p>3206167920</text:p>
          </table:table-cell>
          <table:table-cell office:value-type="string" table:style-name="ce1">
            <text:p>M</text:p>
          </table:table-cell>
          <table:table-cell office:value-type="date" office:date-value="2012-03-22T00:00:00" table:style-name="ce3">
            <text:p>22/03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7388200" table:style-name="ce1">
            <text:p>1037388200</text:p>
          </table:table-cell>
          <table:table-cell office:value-type="string" table:style-name="ce1">
            <text:p>taborda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efrain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los pomos Finca los rosales</text:p>
          </table:table-cell>
          <table:table-cell office:value-type="float" office:value="3206167920" table:style-name="ce1">
            <text:p>3206167920</text:p>
          </table:table-cell>
          <table:table-cell office:value-type="string" table:style-name="ce1">
            <text:p>M</text:p>
          </table:table-cell>
          <table:table-cell office:value-type="date" office:date-value="1985-06-11T00:00:00" table:style-name="ce3">
            <text:p>11/06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5776940" table:style-name="ce1">
            <text:p>15776940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unoz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K PEAJE FATIMA</text:p>
          </table:table-cell>
          <table:table-cell office:value-type="float" office:value="8562430" table:style-name="ce1">
            <text:p>8562430</text:p>
          </table:table-cell>
          <table:table-cell office:value-type="string" table:style-name="ce1">
            <text:p>F</text:p>
          </table:table-cell>
          <table:table-cell office:value-type="date" office:date-value="1990-10-26T00:00:00" table:style-name="ce3">
            <text:p>26/10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332931" table:style-name="ce1">
            <text:p>8332931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e dios</text:p>
          </table:table-cell>
          <table:table-cell office:value-type="string" table:style-name="ce1">
            <text:p>K 20 TALLER LAS NIEV</text:p>
          </table:table-cell>
          <table:table-cell office:value-type="float" office:value="8562681" table:style-name="ce1">
            <text:p>8562681</text:p>
          </table:table-cell>
          <table:table-cell office:value-type="string" table:style-name="ce1">
            <text:p>M</text:p>
          </table:table-cell>
          <table:table-cell office:value-type="date" office:date-value="1952-03-14T00:00:00" table:style-name="ce3">
            <text:p>14/03/19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931" table:style-name="ce1">
            <text:p>1039886931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nderson</text:p>
          </table:table-cell>
          <table:table-cell table:style-name="ce1"/>
          <table:table-cell office:value-type="string" table:style-name="ce1">
            <text:p>CR 28 20 28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M</text:p>
          </table:table-cell>
          <table:table-cell office:value-type="date" office:date-value="1995-11-10T00:00:00" table:style-name="ce3">
            <text:p>10/11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0898238" table:style-name="ce1">
            <text:p>1000898238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 17 20-16</text:p>
          </table:table-cell>
          <table:table-cell office:value-type="float" office:value="8562107" table:style-name="ce1">
            <text:p>8562107</text:p>
          </table:table-cell>
          <table:table-cell office:value-type="string" table:style-name="ce1">
            <text:p>F</text:p>
          </table:table-cell>
          <table:table-cell office:value-type="date" office:date-value="2003-01-20T00:00:00" table:style-name="ce3">
            <text:p>20/01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3336884" table:style-name="ce1">
            <text:p>101333688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neyder</text:p>
          </table:table-cell>
          <table:table-cell table:style-name="ce1"/>
          <table:table-cell office:value-type="string" table:style-name="ce1">
            <text:p>CR 28 20 28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M</text:p>
          </table:table-cell>
          <table:table-cell office:value-type="date" office:date-value="2004-05-10T00:00:00" table:style-name="ce3">
            <text:p>10/05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869" table:style-name="ce1">
            <text:p>21708869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De Paniagu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Bonifacia</text:p>
          </table:table-cell>
          <table:table-cell office:value-type="string" table:style-name="ce1">
            <text:p>vereda holanda</text:p>
          </table:table-cell>
          <table:table-cell office:value-type="float" office:value="2.17859731068687E+16" table:style-name="ce1">
            <text:p>2.1786E+16</text:p>
          </table:table-cell>
          <table:table-cell office:value-type="string" table:style-name="ce1">
            <text:p>F</text:p>
          </table:table-cell>
          <table:table-cell office:value-type="date" office:date-value="1947-09-14T00:00:00" table:style-name="ce3">
            <text:p>14/09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628073" table:style-name="ce1">
            <text:p>98628073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r 20 numero 20-20</text:p>
          </table:table-cell>
          <table:table-cell office:value-type="string" table:style-name="ce1">
            <text:p>4716661 3206944996</text:p>
          </table:table-cell>
          <table:table-cell office:value-type="string" table:style-name="ce1">
            <text:p>M</text:p>
          </table:table-cell>
          <table:table-cell office:value-type="date" office:date-value="1976-12-28T00:00:00" table:style-name="ce3">
            <text:p>28/12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606343" table:style-name="ce1">
            <text:p>1036606343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Mauricio</text:p>
          </table:table-cell>
          <table:table-cell table:style-name="ce1"/>
          <table:table-cell office:value-type="string" table:style-name="ce1">
            <text:p>VEREDA <text:s text:c="3"/>HOLANDA</text:p>
          </table:table-cell>
          <table:table-cell office:value-type="float" office:value="8562859" table:style-name="ce1">
            <text:p>8562859</text:p>
          </table:table-cell>
          <table:table-cell office:value-type="string" table:style-name="ce1">
            <text:p>M</text:p>
          </table:table-cell>
          <table:table-cell office:value-type="date" office:date-value="1987-02-05T00:00:00" table:style-name="ce3">
            <text:p>05/02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13980" table:style-name="ce1">
            <text:p>341398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Fabian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EREDA HOLANDA</text:p>
          </table:table-cell>
          <table:table-cell office:value-type="float" office:value="3543423" table:style-name="ce1">
            <text:p>3543423</text:p>
          </table:table-cell>
          <table:table-cell office:value-type="string" table:style-name="ce1">
            <text:p>M</text:p>
          </table:table-cell>
          <table:table-cell office:value-type="date" office:date-value="1981-04-01T00:00:00" table:style-name="ce3">
            <text:p>01/04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141" table:style-name="ce1">
            <text:p>4344314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sabelina</text:p>
          </table:table-cell>
          <table:table-cell office:value-type="string" table:style-name="ce1">
            <text:p>CR 28 20 28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F</text:p>
          </table:table-cell>
          <table:table-cell office:value-type="date" office:date-value="1964-09-22T00:00:00" table:style-name="ce3">
            <text:p>22/09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396083" table:style-name="ce1">
            <text:p>1011396083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BRR LA ESPERANZA</text:p>
          </table:table-cell>
          <table:table-cell office:value-type="float" office:value="8562189" table:style-name="ce1">
            <text:p>8562189</text:p>
          </table:table-cell>
          <table:table-cell office:value-type="string" table:style-name="ce1">
            <text:p>F</text:p>
          </table:table-cell>
          <table:table-cell office:value-type="date" office:date-value="2007-03-24T00:00:00" table:style-name="ce3">
            <text:p>24/03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223" table:style-name="ce1">
            <text:p>15264223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Fernay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eda F tima</text:p>
          </table:table-cell>
          <table:table-cell office:value-type="float" office:value="8562268" table:style-name="ce1">
            <text:p>8562268</text:p>
          </table:table-cell>
          <table:table-cell office:value-type="string" table:style-name="ce1">
            <text:p>M</text:p>
          </table:table-cell>
          <table:table-cell office:value-type="date" office:date-value="1974-09-11T00:00:00" table:style-name="ce3">
            <text:p>11/09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18" table:style-name="ce1">
            <text:p>15263318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anuel</text:p>
          </table:table-cell>
          <table:table-cell table:style-name="ce1"/>
          <table:table-cell office:value-type="string" table:style-name="ce1">
            <text:p>C 17 17-21</text:p>
          </table:table-cell>
          <table:table-cell office:value-type="float" office:value="8562859" table:style-name="ce1">
            <text:p>8562859</text:p>
          </table:table-cell>
          <table:table-cell office:value-type="string" table:style-name="ce1">
            <text:p>M</text:p>
          </table:table-cell>
          <table:table-cell office:value-type="date" office:date-value="1970-01-23T00:00:00" table:style-name="ce3">
            <text:p>23/01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414" table:style-name="ce1">
            <text:p>1526141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CARRERA 14</text:p>
          </table:table-cell>
          <table:table-cell office:value-type="float" office:value="8562859" table:style-name="ce1">
            <text:p>8562859</text:p>
          </table:table-cell>
          <table:table-cell office:value-type="string" table:style-name="ce1">
            <text:p>M</text:p>
          </table:table-cell>
          <table:table-cell office:value-type="date" office:date-value="1957-12-18T00:00:00" table:style-name="ce3">
            <text:p>18/12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52" table:style-name="ce1">
            <text:p>15262652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erafin</text:p>
          </table:table-cell>
          <table:table-cell office:value-type="string" table:style-name="ce1">
            <text:p>Arcangel</text:p>
          </table:table-cell>
          <table:table-cell office:value-type="string" table:style-name="ce1">
            <text:p>clle 17 n 22 03</text:p>
          </table:table-cell>
          <table:table-cell office:value-type="float" office:value="8562318" table:style-name="ce1">
            <text:p>8562318</text:p>
          </table:table-cell>
          <table:table-cell office:value-type="string" table:style-name="ce1">
            <text:p>M</text:p>
          </table:table-cell>
          <table:table-cell office:value-type="date" office:date-value="1969-03-08T00:00:00" table:style-name="ce3">
            <text:p>08/03/19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893579" table:style-name="ce1">
            <text:p>1000893579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Cl 20 Nro 18 09</text:p>
          </table:table-cell>
          <table:table-cell office:value-type="float" office:value="8562859" table:style-name="ce1">
            <text:p>8562859</text:p>
          </table:table-cell>
          <table:table-cell office:value-type="string" table:style-name="ce1">
            <text:p>M</text:p>
          </table:table-cell>
          <table:table-cell office:value-type="date" office:date-value="2000-03-08T00:00:00" table:style-name="ce3">
            <text:p>08/03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921" table:style-name="ce1">
            <text:p>3467921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kr 102 n 33b 29 belecito</text:p>
          </table:table-cell>
          <table:table-cell office:value-type="float" office:value="4967712" table:style-name="ce1">
            <text:p>4967712</text:p>
          </table:table-cell>
          <table:table-cell office:value-type="string" table:style-name="ce1">
            <text:p>M</text:p>
          </table:table-cell>
          <table:table-cell office:value-type="date" office:date-value="1947-01-05T00:00:00" table:style-name="ce3">
            <text:p>05/01/194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95" table:style-name="ce1">
            <text:p>43847995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 19 17-21</text:p>
          </table:table-cell>
          <table:table-cell office:value-type="float" office:value="8562859" table:style-name="ce1">
            <text:p>8562859</text:p>
          </table:table-cell>
          <table:table-cell office:value-type="string" table:style-name="ce1">
            <text:p>F</text:p>
          </table:table-cell>
          <table:table-cell office:value-type="date" office:date-value="1981-05-19T00:00:00" table:style-name="ce3">
            <text:p>19/05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416" table:style-name="ce1">
            <text:p>1039887416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Karen</text:p>
          </table:table-cell>
          <table:table-cell table:style-name="ce1"/>
          <table:table-cell office:value-type="string" table:style-name="ce1">
            <text:p>La inmaculada</text:p>
          </table:table-cell>
          <table:table-cell office:value-type="float" office:value="8562318" table:style-name="ce1">
            <text:p>8562318</text:p>
          </table:table-cell>
          <table:table-cell office:value-type="string" table:style-name="ce1">
            <text:p>F</text:p>
          </table:table-cell>
          <table:table-cell office:value-type="date" office:date-value="1998-03-08T00:00:00" table:style-name="ce3">
            <text:p>08/03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11213363" table:style-name="ce1">
            <text:p>9901121336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L 20 <text:s/>22-08</text:p>
          </table:table-cell>
          <table:table-cell office:value-type="float" office:value="8.5620183136764304E+16" table:style-name="ce1">
            <text:p>8.56202E+16</text:p>
          </table:table-cell>
          <table:table-cell office:value-type="string" table:style-name="ce1">
            <text:p>M</text:p>
          </table:table-cell>
          <table:table-cell office:value-type="date" office:date-value="1999-01-12T00:00:00" table:style-name="ce3">
            <text:p>12/01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084" table:style-name="ce1">
            <text:p>103823208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L 20 <text:s/>22-08c</text:p>
          </table:table-cell>
          <table:table-cell office:value-type="float" office:value="8.5620183136764304E+16" table:style-name="ce1">
            <text:p>8.56202E+16</text:p>
          </table:table-cell>
          <table:table-cell office:value-type="string" table:style-name="ce1">
            <text:p>M</text:p>
          </table:table-cell>
          <table:table-cell office:value-type="date" office:date-value="2004-10-09T00:00:00" table:style-name="ce3">
            <text:p>09/10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502" table:style-name="ce1">
            <text:p>15265502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Edwin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ll 20 N 22-08</text:p>
          </table:table-cell>
          <table:table-cell office:value-type="float" office:value="8562018" table:style-name="ce1">
            <text:p>8562018</text:p>
          </table:table-cell>
          <table:table-cell office:value-type="string" table:style-name="ce1">
            <text:p>M</text:p>
          </table:table-cell>
          <table:table-cell office:value-type="date" office:date-value="1982-10-01T00:00:00" table:style-name="ce3">
            <text:p>01/10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344826" table:style-name="ce1">
            <text:p>3234482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BR SAN FRANCISCO</text:p>
          </table:table-cell>
          <table:table-cell office:value-type="float" office:value="8562299" table:style-name="ce1">
            <text:p>8562299</text:p>
          </table:table-cell>
          <table:table-cell office:value-type="string" table:style-name="ce1">
            <text:p>F</text:p>
          </table:table-cell>
          <table:table-cell office:value-type="date" office:date-value="1951-06-18T00:00:00" table:style-name="ce3">
            <text:p>18/06/195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2238402" table:style-name="ce1">
            <text:p>22238402</text:p>
          </table:table-cell>
          <table:table-cell office:value-type="string" table:style-name="ce1">
            <text:p>Paniagua</text:p>
          </table:table-cell>
          <table:table-cell table:style-name="ce1"/>
          <table:table-cell office:value-type="string" table:style-name="ce1">
            <text:p>Claud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Carrera 9 N 9-54</text:p>
          </table:table-cell>
          <table:table-cell office:value-type="string" table:style-name="ce1">
            <text:p>8562290 <text:s/>3217770491</text:p>
          </table:table-cell>
          <table:table-cell office:value-type="string" table:style-name="ce1">
            <text:p>F</text:p>
          </table:table-cell>
          <table:table-cell office:value-type="date" office:date-value="1972-12-06T00:00:00" table:style-name="ce3">
            <text:p>06/12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369" table:style-name="ce1">
            <text:p>1039887369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SARA</text:p>
          </table:table-cell>
          <table:table-cell table:style-name="ce1"/>
          <table:table-cell office:value-type="string" table:style-name="ce1">
            <text:p>C PARQUE 11 PRINCIPAL</text:p>
          </table:table-cell>
          <table:table-cell office:value-type="float" office:value="8577149" table:style-name="ce1">
            <text:p>8577149</text:p>
          </table:table-cell>
          <table:table-cell office:value-type="string" table:style-name="ce1">
            <text:p>F</text:p>
          </table:table-cell>
          <table:table-cell office:value-type="date" office:date-value="1998-01-02T00:00:00" table:style-name="ce3">
            <text:p>02/01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82" table:style-name="ce1">
            <text:p>43848382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ulaney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Arag n corregimiento de Sevilla -Eb jico</text:p>
          </table:table-cell>
          <table:table-cell office:value-type="string" table:style-name="ce1">
            <text:p>3675174 312 2886475</text:p>
          </table:table-cell>
          <table:table-cell office:value-type="string" table:style-name="ce1">
            <text:p>F</text:p>
          </table:table-cell>
          <table:table-cell office:value-type="date" office:date-value="1983-01-02T00:00:00" table:style-name="ce3">
            <text:p>02/01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489" table:style-name="ce1">
            <text:p>15265489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CORREGIMIENTO DE SEVILLA</text:p>
          </table:table-cell>
          <table:table-cell office:value-type="float" office:value="85773392770609" table:style-name="ce1">
            <text:p>8.57734E+13</text:p>
          </table:table-cell>
          <table:table-cell office:value-type="string" table:style-name="ce1">
            <text:p>M</text:p>
          </table:table-cell>
          <table:table-cell office:value-type="date" office:date-value="1982-01-30T00:00:00" table:style-name="ce3">
            <text:p>30/01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788" table:style-name="ce1">
            <text:p>1039884788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Geraldin</text:p>
          </table:table-cell>
          <table:table-cell table:style-name="ce1"/>
          <table:table-cell office:value-type="string" table:style-name="ce1">
            <text:p>CORREGIMIENTO DE SEVILLA</text:p>
          </table:table-cell>
          <table:table-cell office:value-type="float" office:value="2770609" table:style-name="ce1">
            <text:p>2770609</text:p>
          </table:table-cell>
          <table:table-cell office:value-type="string" table:style-name="ce1">
            <text:p>F</text:p>
          </table:table-cell>
          <table:table-cell office:value-type="date" office:date-value="2006-05-02T00:00:00" table:style-name="ce3">
            <text:p>02/05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2021" table:style-name="ce1">
            <text:p>21712021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sevilla-ebejico</text:p>
          </table:table-cell>
          <table:table-cell office:value-type="string" table:style-name="ce1">
            <text:p>8577339/3218516835</text:p>
          </table:table-cell>
          <table:table-cell office:value-type="string" table:style-name="ce1">
            <text:p>F</text:p>
          </table:table-cell>
          <table:table-cell office:value-type="date" office:date-value="1964-12-22T00:00:00" table:style-name="ce3">
            <text:p>22/12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4369973" table:style-name="ce1">
            <text:p>24369973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Franceny</text:p>
          </table:table-cell>
          <table:table-cell office:value-type="string" table:style-name="ce1">
            <text:p>calle 17 No 20-25</text:p>
          </table:table-cell>
          <table:table-cell office:value-type="string" table:style-name="ce1">
            <text:p>3116767029 <text:s/>8562137</text:p>
          </table:table-cell>
          <table:table-cell office:value-type="string" table:style-name="ce1">
            <text:p>F</text:p>
          </table:table-cell>
          <table:table-cell office:value-type="date" office:date-value="1978-02-05T00:00:00" table:style-name="ce3">
            <text:p>05/02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35" table:style-name="ce1">
            <text:p>15263835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Erikson</text:p>
          </table:table-cell>
          <table:table-cell table:style-name="ce1"/>
          <table:table-cell office:value-type="string" table:style-name="ce1">
            <text:p>C BARRIO TARQUI</text:p>
          </table:table-cell>
          <table:table-cell office:value-type="float" office:value="8562282" table:style-name="ce1">
            <text:p>8562282</text:p>
          </table:table-cell>
          <table:table-cell office:value-type="string" table:style-name="ce1">
            <text:p>M</text:p>
          </table:table-cell>
          <table:table-cell office:value-type="date" office:date-value="1972-04-29T00:00:00" table:style-name="ce3">
            <text:p>29/04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419878" table:style-name="ce1">
            <text:p>100141987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Erikson</text:p>
          </table:table-cell>
          <table:table-cell office:value-type="string" table:style-name="ce1">
            <text:p>Emanuel</text:p>
          </table:table-cell>
          <table:table-cell office:value-type="string" table:style-name="ce1">
            <text:p>C BARRIO TARQUI</text:p>
          </table:table-cell>
          <table:table-cell office:value-type="string" table:style-name="ce1">
            <text:p>3116767029 <text:s/>8562015</text:p>
          </table:table-cell>
          <table:table-cell office:value-type="string" table:style-name="ce1">
            <text:p>M</text:p>
          </table:table-cell>
          <table:table-cell office:value-type="date" office:date-value="2001-03-09T00:00:00" table:style-name="ce3">
            <text:p>09/03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129" table:style-name="ce1">
            <text:p>1038232129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Danilo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M</text:p>
          </table:table-cell>
          <table:table-cell office:value-type="date" office:date-value="2005-05-27T00:00:00" table:style-name="ce3">
            <text:p>27/05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589" table:style-name="ce1">
            <text:p>1039885589</text:p>
          </table:table-cell>
          <table:table-cell office:value-type="string" table:style-name="ce1">
            <text:p>TUBERQUI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IMON</text:p>
          </table:table-cell>
          <table:table-cell table:style-name="ce1"/>
          <table:table-cell office:value-type="string" table:style-name="ce1">
            <text:p>vr blanquisad mexico BLANCA ISAZA</text:p>
          </table:table-cell>
          <table:table-cell office:value-type="float" office:value="8562885" table:style-name="ce1">
            <text:p>8562885</text:p>
          </table:table-cell>
          <table:table-cell office:value-type="string" table:style-name="ce1">
            <text:p>M</text:p>
          </table:table-cell>
          <table:table-cell office:value-type="date" office:date-value="2008-10-11T00:00:00" table:style-name="ce3">
            <text:p>11/10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910" table:style-name="ce1">
            <text:p>43443910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Marleny</text:p>
          </table:table-cell>
          <table:table-cell table:style-name="ce1"/>
          <table:table-cell office:value-type="string" table:style-name="ce1">
            <text:p>1CALLE <text:s/>17 <text:s text:c="4"/>18-27</text:p>
          </table:table-cell>
          <table:table-cell office:value-type="float" office:value="8562843" table:style-name="ce1">
            <text:p>8562843</text:p>
          </table:table-cell>
          <table:table-cell office:value-type="string" table:style-name="ce1">
            <text:p>F</text:p>
          </table:table-cell>
          <table:table-cell office:value-type="date" office:date-value="1968-07-09T00:00:00" table:style-name="ce3">
            <text:p>09/07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51" table:style-name="ce1">
            <text:p>15262651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fatima</text:p>
          </table:table-cell>
          <table:table-cell office:value-type="float" office:value="3127061945" table:style-name="ce1">
            <text:p>3127061945</text:p>
          </table:table-cell>
          <table:table-cell office:value-type="string" table:style-name="ce1">
            <text:p>M</text:p>
          </table:table-cell>
          <table:table-cell office:value-type="date" office:date-value="1967-01-10T00:00:00" table:style-name="ce3">
            <text:p>10/01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30110320" table:style-name="ce1">
            <text:p>99030110320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Avenida la Republica</text:p>
          </table:table-cell>
          <table:table-cell office:value-type="float" office:value="8577033" table:style-name="ce1">
            <text:p>8577033</text:p>
          </table:table-cell>
          <table:table-cell office:value-type="string" table:style-name="ce1">
            <text:p>M</text:p>
          </table:table-cell>
          <table:table-cell office:value-type="date" office:date-value="1999-03-01T00:00:00" table:style-name="ce3">
            <text:p>01/03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660230" table:style-name="ce1">
            <text:p>98660230</text:p>
          </table:table-cell>
          <table:table-cell office:value-type="string" table:style-name="ce1">
            <text:p>Tolos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kr 20 nro 20-32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M</text:p>
          </table:table-cell>
          <table:table-cell office:value-type="date" office:date-value="1976-08-30T00:00:00" table:style-name="ce3">
            <text:p>30/08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49" table:style-name="ce1">
            <text:p>1038232549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isabel</text:p>
          </table:table-cell>
          <table:table-cell table:style-name="ce1"/>
          <table:table-cell office:value-type="string" table:style-name="ce1">
            <text:p>brr divino nino</text:p>
          </table:table-cell>
          <table:table-cell office:value-type="float" office:value="8562156" table:style-name="ce1">
            <text:p>8562156</text:p>
          </table:table-cell>
          <table:table-cell office:value-type="string" table:style-name="ce1">
            <text:p>F</text:p>
          </table:table-cell>
          <table:table-cell office:value-type="date" office:date-value="2012-02-25T00:00:00" table:style-name="ce3">
            <text:p>25/02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334" table:style-name="ce1">
            <text:p>43847334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Aleida</text:p>
          </table:table-cell>
          <table:table-cell office:value-type="string" table:style-name="ce1">
            <text:p>cra 20 no 17 -25</text:p>
          </table:table-cell>
          <table:table-cell office:value-type="float" office:value="8562681" table:style-name="ce1">
            <text:p>8562681</text:p>
          </table:table-cell>
          <table:table-cell office:value-type="string" table:style-name="ce1">
            <text:p>F</text:p>
          </table:table-cell>
          <table:table-cell office:value-type="date" office:date-value="1976-06-04T00:00:00" table:style-name="ce3">
            <text:p>04/06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586056" table:style-name="ce1">
            <text:p>9858605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CRA 62 A 62 B 43</text:p>
          </table:table-cell>
          <table:table-cell office:value-type="float" office:value="4541296" table:style-name="ce1">
            <text:p>4541296</text:p>
          </table:table-cell>
          <table:table-cell office:value-type="string" table:style-name="ce1">
            <text:p>M</text:p>
          </table:table-cell>
          <table:table-cell office:value-type="date" office:date-value="1972-03-07T00:00:00" table:style-name="ce3">
            <text:p>07/03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2576" table:style-name="ce1">
            <text:p>101159257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VDA SANTA TERESA</text:p>
          </table:table-cell>
          <table:table-cell office:value-type="float" office:value="8562249" table:style-name="ce1">
            <text:p>8562249</text:p>
          </table:table-cell>
          <table:table-cell office:value-type="string" table:style-name="ce1">
            <text:p>F</text:p>
          </table:table-cell>
          <table:table-cell office:value-type="date" office:date-value="2008-02-13T00:00:00" table:style-name="ce3">
            <text:p>13/02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127" table:style-name="ce1">
            <text:p>43848127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CTO DE SEVILLA</text:p>
          </table:table-cell>
          <table:table-cell office:value-type="float" office:value="8.5750333146725408E+16" table:style-name="ce1">
            <text:p>8.57503E+16</text:p>
          </table:table-cell>
          <table:table-cell office:value-type="string" table:style-name="ce1">
            <text:p>F</text:p>
          </table:table-cell>
          <table:table-cell office:value-type="date" office:date-value="1982-06-05T00:00:00" table:style-name="ce3">
            <text:p>05/06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536183" table:style-name="ce1">
            <text:p>71536183</text:p>
          </table:table-cell>
          <table:table-cell office:value-type="string" table:style-name="ce1">
            <text:p>Grand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all <text:s/>35 <text:s/>40 <text:s/>25</text:p>
          </table:table-cell>
          <table:table-cell office:value-type="string" table:style-name="ce1">
            <text:p>3217653722 8562681</text:p>
          </table:table-cell>
          <table:table-cell office:value-type="string" table:style-name="ce1">
            <text:p>M</text:p>
          </table:table-cell>
          <table:table-cell office:value-type="date" office:date-value="1980-04-26T00:00:00" table:style-name="ce3">
            <text:p>26/04/198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433557" table:style-name="ce1">
            <text:p>8433557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barrio fondo obrero</text:p>
          </table:table-cell>
          <table:table-cell office:value-type="float" office:value="3117797185" table:style-name="ce1">
            <text:p>3117797185</text:p>
          </table:table-cell>
          <table:table-cell office:value-type="string" table:style-name="ce1">
            <text:p>M</text:p>
          </table:table-cell>
          <table:table-cell office:value-type="date" office:date-value="1981-04-16T00:00:00" table:style-name="ce3">
            <text:p>16/04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179" table:style-name="ce1">
            <text:p>1039886179</text:p>
          </table:table-cell>
          <table:table-cell office:value-type="string" table:style-name="ce1">
            <text:p>LASTRA</text:p>
          </table:table-cell>
          <table:table-cell office:value-type="string" table:style-name="ce1">
            <text:p>LOPERA</text:p>
          </table:table-cell>
          <table:table-cell office:value-type="string" table:style-name="ce1">
            <text:p>NUVIA</text:p>
          </table:table-cell>
          <table:table-cell office:value-type="string" table:style-name="ce1">
            <text:p>LICETH</text:p>
          </table:table-cell>
          <table:table-cell office:value-type="string" table:style-name="ce1">
            <text:p>CR 23 NRO 18-11</text:p>
          </table:table-cell>
          <table:table-cell office:value-type="float" office:value="3217056505" table:style-name="ce1">
            <text:p>3217056505</text:p>
          </table:table-cell>
          <table:table-cell office:value-type="string" table:style-name="ce1">
            <text:p>F</text:p>
          </table:table-cell>
          <table:table-cell office:value-type="date" office:date-value="1992-09-03T00:00:00" table:style-name="ce3">
            <text:p>03/09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591763" table:style-name="ce1">
            <text:p>43591763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Ofir</text:p>
          </table:table-cell>
          <table:table-cell office:value-type="string" table:style-name="ce1">
            <text:p>Barrio sen francisco</text:p>
          </table:table-cell>
          <table:table-cell office:value-type="float" office:value="8562022" table:style-name="ce1">
            <text:p>8562022</text:p>
          </table:table-cell>
          <table:table-cell office:value-type="string" table:style-name="ce1">
            <text:p>F</text:p>
          </table:table-cell>
          <table:table-cell office:value-type="date" office:date-value="1974-01-05T00:00:00" table:style-name="ce3">
            <text:p>05/01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965" table:style-name="ce1">
            <text:p>1039884965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1CL 21 21 16</text:p>
          </table:table-cell>
          <table:table-cell office:value-type="float" office:value="8562071" table:style-name="ce1">
            <text:p>8562071</text:p>
          </table:table-cell>
          <table:table-cell office:value-type="string" table:style-name="ce1">
            <text:p>F</text:p>
          </table:table-cell>
          <table:table-cell office:value-type="date" office:date-value="1988-07-11T00:00:00" table:style-name="ce3">
            <text:p>11/07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15538" table:style-name="ce1">
            <text:p>43415538</text:p>
          </table:table-cell>
          <table:table-cell office:value-type="string" table:style-name="ce1">
            <text:p>PATIÑO</text:p>
          </table:table-cell>
          <table:table-cell table:style-name="ce1"/>
          <table:table-cell office:value-type="string" table:style-name="ce1">
            <text:p>SONIA MAR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L 2D</text:p>
          </table:table-cell>
          <table:table-cell office:value-type="float" office:value="8577297" table:style-name="ce1">
            <text:p>8577297</text:p>
          </table:table-cell>
          <table:table-cell office:value-type="string" table:style-name="ce1">
            <text:p>F</text:p>
          </table:table-cell>
          <table:table-cell office:value-type="date" office:date-value="1963-10-26T00:00:00" table:style-name="ce3">
            <text:p>26/10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256409" table:style-name="ce1">
            <text:p>8256409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CL 98 <text:s text:c="2"/>10 11</text:p>
          </table:table-cell>
          <table:table-cell office:value-type="float" office:value="85629728577158" table:style-name="ce1">
            <text:p>8.56297E+13</text:p>
          </table:table-cell>
          <table:table-cell office:value-type="string" table:style-name="ce1">
            <text:p>M</text:p>
          </table:table-cell>
          <table:table-cell office:value-type="date" office:date-value="1945-03-19T00:00:00" table:style-name="ce3">
            <text:p>19/03/194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5897465" table:style-name="ce1">
            <text:p>1025897465</text:p>
          </table:table-cell>
          <table:table-cell office:value-type="string" table:style-name="ce1">
            <text:p>COBO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L 21 21 16</text:p>
          </table:table-cell>
          <table:table-cell office:value-type="float" office:value="8562071" table:style-name="ce1">
            <text:p>8562071</text:p>
          </table:table-cell>
          <table:table-cell office:value-type="string" table:style-name="ce1">
            <text:p>M</text:p>
          </table:table-cell>
          <table:table-cell office:value-type="date" office:date-value="2012-03-18T00:00:00" table:style-name="ce3">
            <text:p>18/03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724" table:style-name="ce1">
            <text:p>15265724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 23 NRO 18-11</text:p>
          </table:table-cell>
          <table:table-cell office:value-type="float" office:value="3103421212" table:style-name="ce1">
            <text:p>3103421212</text:p>
          </table:table-cell>
          <table:table-cell office:value-type="string" table:style-name="ce1">
            <text:p>M</text:p>
          </table:table-cell>
          <table:table-cell office:value-type="date" office:date-value="1983-10-17T00:00:00" table:style-name="ce3">
            <text:p>17/10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340" table:style-name="ce1">
            <text:p>1038232340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Emmanuel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M</text:p>
          </table:table-cell>
          <table:table-cell office:value-type="date" office:date-value="2008-03-22T00:00:00" table:style-name="ce3">
            <text:p>22/03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498" table:style-name="ce1">
            <text:p>21708498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Orfa</text:p>
          </table:table-cell>
          <table:table-cell office:value-type="string" table:style-name="ce1">
            <text:p>Lilia</text:p>
          </table:table-cell>
          <table:table-cell office:value-type="string" table:style-name="ce1">
            <text:p>cl 18 nro 19-35</text:p>
          </table:table-cell>
          <table:table-cell office:value-type="float" office:value="8563413" table:style-name="ce1">
            <text:p>8563413</text:p>
          </table:table-cell>
          <table:table-cell office:value-type="string" table:style-name="ce1">
            <text:p>F</text:p>
          </table:table-cell>
          <table:table-cell office:value-type="date" office:date-value="1956-10-04T00:00:00" table:style-name="ce3">
            <text:p>04/10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653" table:style-name="ce1">
            <text:p>1039884653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Brayan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3218727751" table:style-name="ce1">
            <text:p>3218727751</text:p>
          </table:table-cell>
          <table:table-cell office:value-type="string" table:style-name="ce1">
            <text:p>M</text:p>
          </table:table-cell>
          <table:table-cell office:value-type="date" office:date-value="2005-11-19T00:00:00" table:style-name="ce3">
            <text:p>19/11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453" table:style-name="ce1">
            <text:p>1001643453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da fatima</text:p>
          </table:table-cell>
          <table:table-cell office:value-type="float" office:value="3218727751" table:style-name="ce1">
            <text:p>3218727751</text:p>
          </table:table-cell>
          <table:table-cell office:value-type="string" table:style-name="ce1">
            <text:p>M</text:p>
          </table:table-cell>
          <table:table-cell office:value-type="date" office:date-value="1997-02-09T00:00:00" table:style-name="ce3">
            <text:p>09/02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41" table:style-name="ce1">
            <text:p>1038232341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Breyner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3218727751" table:style-name="ce1">
            <text:p>3218727751</text:p>
          </table:table-cell>
          <table:table-cell office:value-type="string" table:style-name="ce1">
            <text:p>M</text:p>
          </table:table-cell>
          <table:table-cell office:value-type="date" office:date-value="2008-03-10T00:00:00" table:style-name="ce3">
            <text:p>10/03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13" table:style-name="ce1">
            <text:p>1039886713</text:p>
          </table:table-cell>
          <table:table-cell office:value-type="string" table:style-name="ce1">
            <text:p>Par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orregimiento el brasil</text:p>
          </table:table-cell>
          <table:table-cell office:value-type="float" office:value="8563413" table:style-name="ce1">
            <text:p>8563413</text:p>
          </table:table-cell>
          <table:table-cell office:value-type="string" table:style-name="ce1">
            <text:p>F</text:p>
          </table:table-cell>
          <table:table-cell office:value-type="date" office:date-value="1995-01-28T00:00:00" table:style-name="ce3">
            <text:p>28/01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842" table:style-name="ce1">
            <text:p>15260842</text:p>
          </table:table-cell>
          <table:table-cell office:value-type="string" table:style-name="ce1">
            <text:p>Parra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 18 nro 19-35</text:p>
          </table:table-cell>
          <table:table-cell office:value-type="float" office:value="8563413" table:style-name="ce1">
            <text:p>8563413</text:p>
          </table:table-cell>
          <table:table-cell office:value-type="string" table:style-name="ce1">
            <text:p>M</text:p>
          </table:table-cell>
          <table:table-cell office:value-type="date" office:date-value="1958-05-23T00:00:00" table:style-name="ce3">
            <text:p>23/05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037" table:style-name="ce1">
            <text:p>1039886037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Elian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8562749" table:style-name="ce1">
            <text:p>8562749</text:p>
          </table:table-cell>
          <table:table-cell office:value-type="string" table:style-name="ce1">
            <text:p>F</text:p>
          </table:table-cell>
          <table:table-cell office:value-type="date" office:date-value="1992-04-08T00:00:00" table:style-name="ce3">
            <text:p>08/04/199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796" table:style-name="ce1">
            <text:p>21708796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De Can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Carrera 23 18-09</text:p>
          </table:table-cell>
          <table:table-cell office:value-type="string" table:style-name="ce1">
            <text:p>3122651604 <text:s/>4197371</text:p>
          </table:table-cell>
          <table:table-cell office:value-type="string" table:style-name="ce1">
            <text:p>F</text:p>
          </table:table-cell>
          <table:table-cell office:value-type="date" office:date-value="1959-04-09T00:00:00" table:style-name="ce3">
            <text:p>09/04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459" table:style-name="ce1">
            <text:p>15262459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AMPO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CL 18 19 21</text:p>
          </table:table-cell>
          <table:table-cell office:value-type="float" office:value="8562581" table:style-name="ce1">
            <text:p>8562581</text:p>
          </table:table-cell>
          <table:table-cell office:value-type="string" table:style-name="ce1">
            <text:p>M</text:p>
          </table:table-cell>
          <table:table-cell office:value-type="date" office:date-value="1966-04-14T00:00:00" table:style-name="ce3">
            <text:p>14/04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216" table:style-name="ce1">
            <text:p>43848216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barrio fondo obrero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83-01-03T00:00:00" table:style-name="ce3">
            <text:p>03/01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65" table:style-name="ce1">
            <text:p>15264965</text:p>
          </table:table-cell>
          <table:table-cell office:value-type="string" table:style-name="ce1">
            <text:p>Rave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VDA FATIMA</text:p>
          </table:table-cell>
          <table:table-cell office:value-type="float" office:value="3128285754" table:style-name="ce1">
            <text:p>3128285754</text:p>
          </table:table-cell>
          <table:table-cell office:value-type="string" table:style-name="ce1">
            <text:p>M</text:p>
          </table:table-cell>
          <table:table-cell office:value-type="date" office:date-value="1979-02-17T00:00:00" table:style-name="ce3">
            <text:p>17/02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676" table:style-name="ce1">
            <text:p>1526567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dison</text:p>
          </table:table-cell>
          <table:table-cell office:value-type="string" table:style-name="ce1">
            <text:p>Alveiro</text:p>
          </table:table-cell>
          <table:table-cell office:value-type="string" table:style-name="ce1">
            <text:p>Barrio san fracisco</text:p>
          </table:table-cell>
          <table:table-cell office:value-type="float" office:value="5862022" table:style-name="ce1">
            <text:p>5862022</text:p>
          </table:table-cell>
          <table:table-cell office:value-type="string" table:style-name="ce1">
            <text:p>M</text:p>
          </table:table-cell>
          <table:table-cell office:value-type="date" office:date-value="1983-11-23T00:00:00" table:style-name="ce3">
            <text:p>23/11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73" table:style-name="ce1">
            <text:p>15263773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ROYAVE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vda fatima</text:p>
          </table:table-cell>
          <table:table-cell office:value-type="float" office:value="8562122" table:style-name="ce1">
            <text:p>8562122</text:p>
          </table:table-cell>
          <table:table-cell office:value-type="string" table:style-name="ce1">
            <text:p>M</text:p>
          </table:table-cell>
          <table:table-cell office:value-type="date" office:date-value="1972-08-19T00:00:00" table:style-name="ce3">
            <text:p>19/08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833" table:style-name="ce1">
            <text:p>15262833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C HOSPITAL EBEJICO</text:p>
          </table:table-cell>
          <table:table-cell office:value-type="float" office:value="8576297" table:style-name="ce1">
            <text:p>8576297</text:p>
          </table:table-cell>
          <table:table-cell office:value-type="string" table:style-name="ce1">
            <text:p>M</text:p>
          </table:table-cell>
          <table:table-cell office:value-type="date" office:date-value="1967-07-04T00:00:00" table:style-name="ce3">
            <text:p>04/07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2387417" table:style-name="ce1">
            <text:p>1032387417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ARAUJO</text:p>
          </table:table-cell>
          <table:table-cell office:value-type="string" table:style-name="ce1">
            <text:p>LEIL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VDA FATIMA</text:p>
          </table:table-cell>
          <table:table-cell office:value-type="float" office:value="3202062102" table:style-name="ce1">
            <text:p>3202062102</text:p>
          </table:table-cell>
          <table:table-cell office:value-type="string" table:style-name="ce1">
            <text:p>F</text:p>
          </table:table-cell>
          <table:table-cell office:value-type="date" office:date-value="1987-05-06T00:00:00" table:style-name="ce3">
            <text:p>06/05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47" table:style-name="ce1">
            <text:p>1038232447</text:p>
          </table:table-cell>
          <table:table-cell office:value-type="string" table:style-name="ce1">
            <text:p>Parra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Dan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LLE 9 <text:s text:c="2"/>22-051</text:p>
          </table:table-cell>
          <table:table-cell office:value-type="float" office:value="8562702" table:style-name="ce1">
            <text:p>8562702</text:p>
          </table:table-cell>
          <table:table-cell office:value-type="string" table:style-name="ce1">
            <text:p>F</text:p>
          </table:table-cell>
          <table:table-cell office:value-type="date" office:date-value="2010-03-24T00:00:00" table:style-name="ce3">
            <text:p>24/03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39177" table:style-name="ce1">
            <text:p>1000439177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Danny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VDA SANTA TERESA</text:p>
          </table:table-cell>
          <table:table-cell office:value-type="float" office:value="8562249" table:style-name="ce1">
            <text:p>8562249</text:p>
          </table:table-cell>
          <table:table-cell office:value-type="string" table:style-name="ce1">
            <text:p>M</text:p>
          </table:table-cell>
          <table:table-cell office:value-type="date" office:date-value="2001-03-13T00:00:00" table:style-name="ce3">
            <text:p>13/03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07" table:style-name="ce1">
            <text:p>43847707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Elcy</text:p>
          </table:table-cell>
          <table:table-cell office:value-type="string" table:style-name="ce1">
            <text:p>Vereda Fatima</text:p>
          </table:table-cell>
          <table:table-cell office:value-type="float" office:value="8562431" table:style-name="ce1">
            <text:p>8562431</text:p>
          </table:table-cell>
          <table:table-cell office:value-type="string" table:style-name="ce1">
            <text:p>F</text:p>
          </table:table-cell>
          <table:table-cell office:value-type="date" office:date-value="1977-09-02T00:00:00" table:style-name="ce3">
            <text:p>02/09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198" table:style-name="ce1">
            <text:p>103823219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Karen</text:p>
          </table:table-cell>
          <table:table-cell table:style-name="ce1"/>
          <table:table-cell office:value-type="string" table:style-name="ce1">
            <text:p>CL 17 18 I 19</text:p>
          </table:table-cell>
          <table:table-cell office:value-type="float" office:value="8562581" table:style-name="ce1">
            <text:p>8562581</text:p>
          </table:table-cell>
          <table:table-cell office:value-type="string" table:style-name="ce1">
            <text:p>F</text:p>
          </table:table-cell>
          <table:table-cell office:value-type="date" office:date-value="2006-02-22T00:00:00" table:style-name="ce3">
            <text:p>22/02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597553" table:style-name="ce1">
            <text:p>43597553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1CL 19 <text:s/>16 63</text:p>
          </table:table-cell>
          <table:table-cell office:value-type="string" table:style-name="ce1">
            <text:p>3104479001 8562280</text:p>
          </table:table-cell>
          <table:table-cell office:value-type="string" table:style-name="ce1">
            <text:p>F</text:p>
          </table:table-cell>
          <table:table-cell office:value-type="date" office:date-value="1975-09-12T00:00:00" table:style-name="ce3">
            <text:p>12/09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012502" table:style-name="ce1">
            <text:p>43012502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OSEND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3113426421" table:style-name="ce1">
            <text:p>3113426421</text:p>
          </table:table-cell>
          <table:table-cell office:value-type="string" table:style-name="ce1">
            <text:p>F</text:p>
          </table:table-cell>
          <table:table-cell office:value-type="date" office:date-value="1959-08-21T00:00:00" table:style-name="ce3">
            <text:p>21/08/19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814" table:style-name="ce1">
            <text:p>1039886814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Erik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8562122" table:style-name="ce1">
            <text:p>8562122</text:p>
          </table:table-cell>
          <table:table-cell office:value-type="string" table:style-name="ce1">
            <text:p>F</text:p>
          </table:table-cell>
          <table:table-cell office:value-type="date" office:date-value="1995-06-30T00:00:00" table:style-name="ce3">
            <text:p>30/06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953187" table:style-name="ce1">
            <text:p>1036953187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l 18 18 20</text:p>
          </table:table-cell>
          <table:table-cell office:value-type="float" office:value="3122539723" table:style-name="ce1">
            <text:p>3122539723</text:p>
          </table:table-cell>
          <table:table-cell office:value-type="string" table:style-name="ce1">
            <text:p>M</text:p>
          </table:table-cell>
          <table:table-cell office:value-type="date" office:date-value="1995-04-04T00:00:00" table:style-name="ce3">
            <text:p>04/04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613428" table:style-name="ce1">
            <text:p>43613428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OQUEND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BR SANTA TERESA</text:p>
          </table:table-cell>
          <table:table-cell office:value-type="float" office:value="8562223" table:style-name="ce1">
            <text:p>8562223</text:p>
          </table:table-cell>
          <table:table-cell office:value-type="string" table:style-name="ce1">
            <text:p>F</text:p>
          </table:table-cell>
          <table:table-cell office:value-type="date" office:date-value="1976-02-29T00:00:00" table:style-name="ce3">
            <text:p>29/02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328" table:style-name="ce1">
            <text:p>1007304328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cl 18 18 20</text:p>
          </table:table-cell>
          <table:table-cell office:value-type="float" office:value="3122539723" table:style-name="ce1">
            <text:p>3122539723</text:p>
          </table:table-cell>
          <table:table-cell office:value-type="string" table:style-name="ce1">
            <text:p>F</text:p>
          </table:table-cell>
          <table:table-cell office:value-type="date" office:date-value="2000-07-04T00:00:00" table:style-name="ce3">
            <text:p>04/07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26" table:style-name="ce1">
            <text:p>15262126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DA EL SOCORRO</text:p>
          </table:table-cell>
          <table:table-cell office:value-type="float" office:value="3203426421" table:style-name="ce1">
            <text:p>3203426421</text:p>
          </table:table-cell>
          <table:table-cell office:value-type="string" table:style-name="ce1">
            <text:p>M</text:p>
          </table:table-cell>
          <table:table-cell office:value-type="date" office:date-value="1964-04-15T00:00:00" table:style-name="ce3">
            <text:p>15/04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64065" table:style-name="ce1">
            <text:p>70564065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chand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Barrio santa teresa</text:p>
          </table:table-cell>
          <table:table-cell office:value-type="float" office:value="8562681" table:style-name="ce1">
            <text:p>8562681</text:p>
          </table:table-cell>
          <table:table-cell office:value-type="string" table:style-name="ce1">
            <text:p>M</text:p>
          </table:table-cell>
          <table:table-cell office:value-type="date" office:date-value="1965-03-04T00:00:00" table:style-name="ce3">
            <text:p>04/03/196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24" table:style-name="ce1">
            <text:p>1038232624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matias</text:p>
          </table:table-cell>
          <table:table-cell table:style-name="ce1"/>
          <table:table-cell office:value-type="string" table:style-name="ce1">
            <text:p>Calle 10 No 10 - 100</text:p>
          </table:table-cell>
          <table:table-cell office:value-type="float" office:value="8562749" table:style-name="ce1">
            <text:p>8562749</text:p>
          </table:table-cell>
          <table:table-cell office:value-type="string" table:style-name="ce1">
            <text:p>M</text:p>
          </table:table-cell>
          <table:table-cell office:value-type="date" office:date-value="2013-10-30T00:00:00" table:style-name="ce3">
            <text:p>30/10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33259" table:style-name="ce1">
            <text:p>43833259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Nidia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vereda Fatima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F</text:p>
          </table:table-cell>
          <table:table-cell office:value-type="date" office:date-value="1976-07-18T00:00:00" table:style-name="ce3">
            <text:p>18/07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91208756" table:style-name="ce1">
            <text:p>99091208756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VEREDA FATIMA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F</text:p>
          </table:table-cell>
          <table:table-cell office:value-type="date" office:date-value="1999-09-12T00:00:00" table:style-name="ce3">
            <text:p>12/09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827" table:style-name="ce1">
            <text:p>15261827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Emiro</text:p>
          </table:table-cell>
          <table:table-cell table:style-name="ce1"/>
          <table:table-cell office:value-type="string" table:style-name="ce1">
            <text:p>CR 18 17 10-</text:p>
          </table:table-cell>
          <table:table-cell office:value-type="float" office:value="8562328" table:style-name="ce1">
            <text:p>8562328</text:p>
          </table:table-cell>
          <table:table-cell office:value-type="string" table:style-name="ce1">
            <text:p>M</text:p>
          </table:table-cell>
          <table:table-cell office:value-type="date" office:date-value="1962-02-06T00:00:00" table:style-name="ce3">
            <text:p>06/02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79" table:style-name="ce1">
            <text:p>43847479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ESTER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ALLE 18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F</text:p>
          </table:table-cell>
          <table:table-cell office:value-type="date" office:date-value="1977-05-18T00:00:00" table:style-name="ce3">
            <text:p>18/05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596" table:style-name="ce1">
            <text:p>1039885596</text:p>
          </table:table-cell>
          <table:table-cell office:value-type="string" table:style-name="ce1">
            <text:p>Moncad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Yuliana</text:p>
          </table:table-cell>
          <table:table-cell table:style-name="ce1"/>
          <table:table-cell office:value-type="string" table:style-name="ce1">
            <text:p>VEREDA <text:s text:c="2"/>FATIMA</text:p>
          </table:table-cell>
          <table:table-cell office:value-type="float" office:value="3137615885" table:style-name="ce1">
            <text:p>3137615885</text:p>
          </table:table-cell>
          <table:table-cell office:value-type="string" table:style-name="ce1">
            <text:p>F</text:p>
          </table:table-cell>
          <table:table-cell office:value-type="date" office:date-value="1990-11-20T00:00:00" table:style-name="ce3">
            <text:p>20/11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5745703" table:style-name="ce1">
            <text:p>1005745703</text:p>
          </table:table-cell>
          <table:table-cell office:value-type="string" table:style-name="ce1">
            <text:p>Iriarte</text:p>
          </table:table-cell>
          <table:table-cell office:value-type="string" table:style-name="ce1">
            <text:p>Agudelo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kr 20 nro 20-32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F</text:p>
          </table:table-cell>
          <table:table-cell office:value-type="date" office:date-value="1985-10-26T00:00:00" table:style-name="ce3">
            <text:p>26/10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762" table:style-name="ce1">
            <text:p>21706762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DE RESTREP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OURDES</text:p>
          </table:table-cell>
          <table:table-cell office:value-type="string" table:style-name="ce1">
            <text:p>CL 71 VSUR N 1 <text:s/>27</text:p>
          </table:table-cell>
          <table:table-cell office:value-type="float" office:value="4176716" table:style-name="ce1">
            <text:p>4176716</text:p>
          </table:table-cell>
          <table:table-cell office:value-type="string" table:style-name="ce1">
            <text:p>F</text:p>
          </table:table-cell>
          <table:table-cell office:value-type="date" office:date-value="1938-02-16T00:00:00" table:style-name="ce3">
            <text:p>16/02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150" table:style-name="ce1">
            <text:p>21709150</text:p>
          </table:table-cell>
          <table:table-cell office:value-type="string" table:style-name="ce1">
            <text:p>Ganan</text:p>
          </table:table-cell>
          <table:table-cell table:style-name="ce1"/>
          <table:table-cell office:value-type="string" table:style-name="ce1">
            <text:p>Luz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calle 19 16-45</text:p>
          </table:table-cell>
          <table:table-cell office:value-type="float" office:value="8562368" table:style-name="ce1">
            <text:p>8562368</text:p>
          </table:table-cell>
          <table:table-cell office:value-type="string" table:style-name="ce1">
            <text:p>F</text:p>
          </table:table-cell>
          <table:table-cell office:value-type="date" office:date-value="1961-07-18T00:00:00" table:style-name="ce3">
            <text:p>18/07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13556178" table:style-name="ce1">
            <text:p>1013556178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Leny</text:p>
          </table:table-cell>
          <table:table-cell office:value-type="string" table:style-name="ce1">
            <text:p>AVENIDA LA REPUBLICA</text:p>
          </table:table-cell>
          <table:table-cell office:value-type="string" table:style-name="ce1">
            <text:p>8562681 <text:s/>3104184198</text:p>
          </table:table-cell>
          <table:table-cell office:value-type="string" table:style-name="ce1">
            <text:p>F</text:p>
          </table:table-cell>
          <table:table-cell office:value-type="date" office:date-value="1986-09-18T00:00:00" table:style-name="ce3">
            <text:p>18/09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498" table:style-name="ce1">
            <text:p>15263498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vda fatima</text:p>
          </table:table-cell>
          <table:table-cell office:value-type="float" office:value="3218727751" table:style-name="ce1">
            <text:p>3218727751</text:p>
          </table:table-cell>
          <table:table-cell office:value-type="string" table:style-name="ce1">
            <text:p>M</text:p>
          </table:table-cell>
          <table:table-cell office:value-type="date" office:date-value="1970-04-12T00:00:00" table:style-name="ce3">
            <text:p>12/04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39" table:style-name="ce1">
            <text:p>1007304739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L 17 18 I 19 PARQUE PRINCIPAL</text:p>
          </table:table-cell>
          <table:table-cell office:value-type="float" office:value="4370592" table:style-name="ce1">
            <text:p>4370592</text:p>
          </table:table-cell>
          <table:table-cell office:value-type="string" table:style-name="ce1">
            <text:p>M</text:p>
          </table:table-cell>
          <table:table-cell office:value-type="date" office:date-value="1998-05-14T00:00:00" table:style-name="ce3">
            <text:p>14/05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1392932" table:style-name="ce1">
            <text:p>1011392932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ARRERA 17 NRO18 27</text:p>
          </table:table-cell>
          <table:table-cell office:value-type="float" office:value="2165686" table:style-name="ce1">
            <text:p>2165686</text:p>
          </table:table-cell>
          <table:table-cell office:value-type="string" table:style-name="ce1">
            <text:p>M</text:p>
          </table:table-cell>
          <table:table-cell office:value-type="date" office:date-value="2005-06-25T00:00:00" table:style-name="ce3">
            <text:p>25/06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70" table:style-name="ce1">
            <text:p>15264970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CL <text:s text:c="2"/>10 <text:s/>10 - 100 SEVILLA EBEJICO</text:p>
          </table:table-cell>
          <table:table-cell office:value-type="float" office:value="8577095" table:style-name="ce1">
            <text:p>8577095</text:p>
          </table:table-cell>
          <table:table-cell office:value-type="string" table:style-name="ce1">
            <text:p>M</text:p>
          </table:table-cell>
          <table:table-cell office:value-type="date" office:date-value="1979-02-22T00:00:00" table:style-name="ce3">
            <text:p>22/02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658" table:style-name="ce1">
            <text:p>1526465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kr 14 15 72</text:p>
          </table:table-cell>
          <table:table-cell office:value-type="string" table:style-name="ce1">
            <text:p>4429214 3122725910</text:p>
          </table:table-cell>
          <table:table-cell office:value-type="string" table:style-name="ce1">
            <text:p>M</text:p>
          </table:table-cell>
          <table:table-cell office:value-type="date" office:date-value="1977-04-30T00:00:00" table:style-name="ce3">
            <text:p>30/04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50" table:style-name="ce1">
            <text:p>43848350</text:p>
          </table:table-cell>
          <table:table-cell office:value-type="string" table:style-name="ce1">
            <text:p>Oband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Gloria</text:p>
          </table:table-cell>
          <table:table-cell table:style-name="ce1"/>
          <table:table-cell office:value-type="string" table:style-name="ce1">
            <text:p>vereda ebejico 1</text:p>
          </table:table-cell>
          <table:table-cell office:value-type="float" office:value="8562212" table:style-name="ce1">
            <text:p>8562212</text:p>
          </table:table-cell>
          <table:table-cell office:value-type="string" table:style-name="ce1">
            <text:p>F</text:p>
          </table:table-cell>
          <table:table-cell office:value-type="date" office:date-value="1983-10-08T00:00:00" table:style-name="ce3">
            <text:p>08/10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640" table:style-name="ce1">
            <text:p>15265640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Yesid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r 71 45e75</text:p>
          </table:table-cell>
          <table:table-cell office:value-type="string" table:style-name="ce1">
            <text:p>2507004 <text:s/>3127640902</text:p>
          </table:table-cell>
          <table:table-cell office:value-type="string" table:style-name="ce1">
            <text:p>M</text:p>
          </table:table-cell>
          <table:table-cell office:value-type="date" office:date-value="1983-08-14T00:00:00" table:style-name="ce3">
            <text:p>14/08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645" table:style-name="ce1">
            <text:p>43444645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leida</text:p>
          </table:table-cell>
          <table:table-cell office:value-type="string" table:style-name="ce1">
            <text:p>11avenida <text:s/>la <text:s/>republica</text:p>
          </table:table-cell>
          <table:table-cell office:value-type="float" office:value="8562681" table:style-name="ce1">
            <text:p>8562681</text:p>
          </table:table-cell>
          <table:table-cell office:value-type="string" table:style-name="ce1">
            <text:p>F</text:p>
          </table:table-cell>
          <table:table-cell office:value-type="date" office:date-value="1972-11-15T00:00:00" table:style-name="ce3">
            <text:p>15/11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566" table:style-name="ce1">
            <text:p>43443566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Nelcy Enoris</text:p>
          </table:table-cell>
          <table:table-cell office:value-type="string" table:style-name="ce1">
            <text:p>1CLL 17 NRO 22 05</text:p>
          </table:table-cell>
          <table:table-cell office:value-type="float" office:value="8562105" table:style-name="ce1">
            <text:p>8562105</text:p>
          </table:table-cell>
          <table:table-cell office:value-type="string" table:style-name="ce1">
            <text:p>F</text:p>
          </table:table-cell>
          <table:table-cell office:value-type="date" office:date-value="1967-02-05T00:00:00" table:style-name="ce3">
            <text:p>05/02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38674591" table:style-name="ce1">
            <text:p>1138674591</text:p>
          </table:table-cell>
          <table:table-cell office:value-type="string" table:style-name="ce1">
            <text:p>TOLOSA</text:p>
          </table:table-cell>
          <table:table-cell office:value-type="string" table:style-name="ce1">
            <text:p>IRIARTE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kr 20 nro 20-32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M</text:p>
          </table:table-cell>
          <table:table-cell office:value-type="date" office:date-value="2011-04-04T00:00:00" table:style-name="ce3">
            <text:p>04/04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27" table:style-name="ce1">
            <text:p>1039885227</text:p>
          </table:table-cell>
          <table:table-cell office:value-type="string" table:style-name="ce1">
            <text:p>TUBERQUI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NERY</text:p>
          </table:table-cell>
          <table:table-cell office:value-type="string" table:style-name="ce1">
            <text:p>YOHANA</text:p>
          </table:table-cell>
          <table:table-cell office:value-type="string" table:style-name="ce1">
            <text:p>VDA BLANQUIZAL</text:p>
          </table:table-cell>
          <table:table-cell office:value-type="float" office:value="8562885" table:style-name="ce1">
            <text:p>8562885</text:p>
          </table:table-cell>
          <table:table-cell office:value-type="string" table:style-name="ce1">
            <text:p>F</text:p>
          </table:table-cell>
          <table:table-cell office:value-type="date" office:date-value="1989-07-25T00:00:00" table:style-name="ce3">
            <text:p>25/07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136" table:style-name="ce1">
            <text:p>15264136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vereda Fatima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M</text:p>
          </table:table-cell>
          <table:table-cell office:value-type="date" office:date-value="1974-03-01T00:00:00" table:style-name="ce3">
            <text:p>01/03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419" table:style-name="ce1">
            <text:p>21708419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Elsi</text:p>
          </table:table-cell>
          <table:table-cell office:value-type="string" table:style-name="ce1">
            <text:p>1VDA FATIMA</text:p>
          </table:table-cell>
          <table:table-cell office:value-type="float" office:value="3215861260" table:style-name="ce1">
            <text:p>3215861260</text:p>
          </table:table-cell>
          <table:table-cell office:value-type="string" table:style-name="ce1">
            <text:p>F</text:p>
          </table:table-cell>
          <table:table-cell office:value-type="date" office:date-value="1956-12-15T00:00:00" table:style-name="ce3">
            <text:p>15/12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66" table:style-name="ce1">
            <text:p>1039885166</text:p>
          </table:table-cell>
          <table:table-cell office:value-type="string" table:style-name="ce1">
            <text:p>PAR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CL 17 NRO 22 - 05</text:p>
          </table:table-cell>
          <table:table-cell office:value-type="float" office:value="3108389521" table:style-name="ce1">
            <text:p>3108389521</text:p>
          </table:table-cell>
          <table:table-cell office:value-type="string" table:style-name="ce1">
            <text:p>M</text:p>
          </table:table-cell>
          <table:table-cell office:value-type="date" office:date-value="1989-04-21T00:00:00" table:style-name="ce3">
            <text:p>21/04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89" table:style-name="ce1">
            <text:p>1039886589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Barrio Divino Ni o</text:p>
          </table:table-cell>
          <table:table-cell office:value-type="float" office:value="8562860" table:style-name="ce1">
            <text:p>8562860</text:p>
          </table:table-cell>
          <table:table-cell office:value-type="string" table:style-name="ce1">
            <text:p>F</text:p>
          </table:table-cell>
          <table:table-cell office:value-type="date" office:date-value="1994-07-19T00:00:00" table:style-name="ce3">
            <text:p>19/07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390" table:style-name="ce1">
            <text:p>1007518390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Yenifer</text:p>
          </table:table-cell>
          <table:table-cell table:style-name="ce1"/>
          <table:table-cell office:value-type="string" table:style-name="ce1">
            <text:p>calle 19 N 16-63</text:p>
          </table:table-cell>
          <table:table-cell office:value-type="float" office:value="3104479001" table:style-name="ce1">
            <text:p>3104479001</text:p>
          </table:table-cell>
          <table:table-cell office:value-type="string" table:style-name="ce1">
            <text:p>F</text:p>
          </table:table-cell>
          <table:table-cell office:value-type="date" office:date-value="2003-01-26T00:00:00" table:style-name="ce3">
            <text:p>26/01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127" table:style-name="ce1">
            <text:p>103988412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Carrera 23 <text:s/>18-09</text:p>
          </table:table-cell>
          <table:table-cell office:value-type="float" office:value="8577033" table:style-name="ce1">
            <text:p>8577033</text:p>
          </table:table-cell>
          <table:table-cell office:value-type="string" table:style-name="ce1">
            <text:p>M</text:p>
          </table:table-cell>
          <table:table-cell office:value-type="date" office:date-value="1985-11-20T00:00:00" table:style-name="ce3">
            <text:p>20/11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394" table:style-name="ce1">
            <text:p>1039885394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l 18 N 18 20</text:p>
          </table:table-cell>
          <table:table-cell office:value-type="float" office:value="8563055" table:style-name="ce1">
            <text:p>8563055</text:p>
          </table:table-cell>
          <table:table-cell office:value-type="string" table:style-name="ce1">
            <text:p>M</text:p>
          </table:table-cell>
          <table:table-cell office:value-type="date" office:date-value="2008-03-17T00:00:00" table:style-name="ce3">
            <text:p>17/03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776" table:style-name="ce1">
            <text:p>1039884776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11VEREDA <text:s/>HOLANDA</text:p>
          </table:table-cell>
          <table:table-cell office:value-type="float" office:value="3122755654" table:style-name="ce1">
            <text:p>3122755654</text:p>
          </table:table-cell>
          <table:table-cell office:value-type="string" table:style-name="ce1">
            <text:p>M</text:p>
          </table:table-cell>
          <table:table-cell office:value-type="date" office:date-value="1988-04-21T00:00:00" table:style-name="ce3">
            <text:p>21/04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13" table:style-name="ce1">
            <text:p>1039885313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Cindy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CARRERA 21 <text:s/>N 3-19</text:p>
          </table:table-cell>
          <table:table-cell office:value-type="float" office:value="8562455" table:style-name="ce1">
            <text:p>8562455</text:p>
          </table:table-cell>
          <table:table-cell office:value-type="string" table:style-name="ce1">
            <text:p>F</text:p>
          </table:table-cell>
          <table:table-cell office:value-type="date" office:date-value="1989-11-14T00:00:00" table:style-name="ce3">
            <text:p>14/11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236" table:style-name="ce1">
            <text:p>15261236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CL 18 18-23</text:p>
          </table:table-cell>
          <table:table-cell office:value-type="float" office:value="8562212" table:style-name="ce1">
            <text:p>8562212</text:p>
          </table:table-cell>
          <table:table-cell office:value-type="string" table:style-name="ce1">
            <text:p>M</text:p>
          </table:table-cell>
          <table:table-cell office:value-type="date" office:date-value="1960-01-02T00:00:00" table:style-name="ce3">
            <text:p>02/01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62405060" table:style-name="ce1">
            <text:p>97062405060</text:p>
          </table:table-cell>
          <table:table-cell office:value-type="string" table:style-name="ce1">
            <text:p>PAV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rr 20 <text:s/>no 20 11</text:p>
          </table:table-cell>
          <table:table-cell office:value-type="float" office:value="8562247" table:style-name="ce1">
            <text:p>8562247</text:p>
          </table:table-cell>
          <table:table-cell office:value-type="string" table:style-name="ce1">
            <text:p>M</text:p>
          </table:table-cell>
          <table:table-cell office:value-type="date" office:date-value="1997-06-24T00:00:00" table:style-name="ce3">
            <text:p>24/06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457" table:style-name="ce1">
            <text:p>15262457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l 21 20 24</text:p>
          </table:table-cell>
          <table:table-cell office:value-type="float" office:value="8562873" table:style-name="ce1">
            <text:p>8562873</text:p>
          </table:table-cell>
          <table:table-cell office:value-type="string" table:style-name="ce1">
            <text:p>M</text:p>
          </table:table-cell>
          <table:table-cell office:value-type="date" office:date-value="1966-01-09T00:00:00" table:style-name="ce3">
            <text:p>09/01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981" table:style-name="ce1">
            <text:p>15260981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1calle 21 <text:s/>21 18</text:p>
          </table:table-cell>
          <table:table-cell office:value-type="float" office:value="8562256" table:style-name="ce1">
            <text:p>8562256</text:p>
          </table:table-cell>
          <table:table-cell office:value-type="string" table:style-name="ce1">
            <text:p>M</text:p>
          </table:table-cell>
          <table:table-cell office:value-type="date" office:date-value="1957-08-09T00:00:00" table:style-name="ce3">
            <text:p>09/08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184" table:style-name="ce1">
            <text:p>1526118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Heliodoro</text:p>
          </table:table-cell>
          <table:table-cell table:style-name="ce1"/>
          <table:table-cell office:value-type="string" table:style-name="ce1">
            <text:p>CR 20 20 21</text:p>
          </table:table-cell>
          <table:table-cell office:value-type="float" office:value="8.5620253217771696E+16" table:style-name="ce1">
            <text:p>8.56203E+16</text:p>
          </table:table-cell>
          <table:table-cell office:value-type="string" table:style-name="ce1">
            <text:p>M</text:p>
          </table:table-cell>
          <table:table-cell office:value-type="date" office:date-value="1957-11-23T00:00:00" table:style-name="ce3">
            <text:p>23/11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753776" table:style-name="ce1">
            <text:p>43753776</text:p>
          </table:table-cell>
          <table:table-cell office:value-type="string" table:style-name="ce1">
            <text:p>Loaiz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Nidia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crr 20 <text:s/>no 20 11</text:p>
          </table:table-cell>
          <table:table-cell office:value-type="float" office:value="8562247" table:style-name="ce1">
            <text:p>8562247</text:p>
          </table:table-cell>
          <table:table-cell office:value-type="string" table:style-name="ce1">
            <text:p>F</text:p>
          </table:table-cell>
          <table:table-cell office:value-type="date" office:date-value="1976-01-17T00:00:00" table:style-name="ce3">
            <text:p>17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453" table:style-name="ce1">
            <text:p>15263453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TO EL BRAZIL</text:p>
          </table:table-cell>
          <table:table-cell office:value-type="float" office:value="8563405" table:style-name="ce1">
            <text:p>8563405</text:p>
          </table:table-cell>
          <table:table-cell office:value-type="string" table:style-name="ce1">
            <text:p>M</text:p>
          </table:table-cell>
          <table:table-cell office:value-type="date" office:date-value="1970-07-11T00:00:00" table:style-name="ce3">
            <text:p>11/07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18" table:style-name="ce1">
            <text:p>15262618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Penago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Sevilla - Ebejico</text:p>
          </table:table-cell>
          <table:table-cell office:value-type="float" office:value="3.2185104678562E+16" table:style-name="ce1">
            <text:p>3.21851E+16</text:p>
          </table:table-cell>
          <table:table-cell office:value-type="string" table:style-name="ce1">
            <text:p>M</text:p>
          </table:table-cell>
          <table:table-cell office:value-type="date" office:date-value="1966-11-11T00:00:00" table:style-name="ce3">
            <text:p>11/11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27" table:style-name="ce1">
            <text:p>15263327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e Dios</text:p>
          </table:table-cell>
          <table:table-cell office:value-type="string" table:style-name="ce1">
            <text:p>vereda fatima</text:p>
          </table:table-cell>
          <table:table-cell office:value-type="float" office:value="8562680" table:style-name="ce1">
            <text:p>8562680</text:p>
          </table:table-cell>
          <table:table-cell office:value-type="string" table:style-name="ce1">
            <text:p>M</text:p>
          </table:table-cell>
          <table:table-cell office:value-type="date" office:date-value="1970-01-23T00:00:00" table:style-name="ce3">
            <text:p>23/01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740" table:style-name="ce1">
            <text:p>21708740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LUCELLY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Barrio La Inmaculada</text:p>
          </table:table-cell>
          <table:table-cell office:value-type="float" office:value="8562455" table:style-name="ce1">
            <text:p>8562455</text:p>
          </table:table-cell>
          <table:table-cell office:value-type="string" table:style-name="ce1">
            <text:p>F</text:p>
          </table:table-cell>
          <table:table-cell office:value-type="date" office:date-value="1955-07-06T00:00:00" table:style-name="ce3">
            <text:p>06/07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102415202" table:style-name="ce1">
            <text:p>96102415202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l 21 20 24</text:p>
          </table:table-cell>
          <table:table-cell office:value-type="float" office:value="8562873" table:style-name="ce1">
            <text:p>8562873</text:p>
          </table:table-cell>
          <table:table-cell office:value-type="string" table:style-name="ce1">
            <text:p>M</text:p>
          </table:table-cell>
          <table:table-cell office:value-type="date" office:date-value="1996-10-24T00:00:00" table:style-name="ce3">
            <text:p>24/10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684" table:style-name="ce1">
            <text:p>21708684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Elisa</text:p>
          </table:table-cell>
          <table:table-cell office:value-type="string" table:style-name="ce1">
            <text:p>Scalle 21 <text:s/>21 -18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F</text:p>
          </table:table-cell>
          <table:table-cell office:value-type="date" office:date-value="1953-08-24T00:00:00" table:style-name="ce3">
            <text:p>24/08/19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058" table:style-name="ce1">
            <text:p>21709058</text:p>
          </table:table-cell>
          <table:table-cell office:value-type="string" table:style-name="ce1">
            <text:p>Araque de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Susana</text:p>
          </table:table-cell>
          <table:table-cell table:style-name="ce1"/>
          <table:table-cell office:value-type="string" table:style-name="ce1">
            <text:p>KR <text:s/>41 70 35</text:p>
          </table:table-cell>
          <table:table-cell office:value-type="float" office:value="2112727" table:style-name="ce1">
            <text:p>2112727</text:p>
          </table:table-cell>
          <table:table-cell office:value-type="string" table:style-name="ce1">
            <text:p>F</text:p>
          </table:table-cell>
          <table:table-cell office:value-type="date" office:date-value="1956-09-28T00:00:00" table:style-name="ce3">
            <text:p>28/09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909" table:style-name="ce1">
            <text:p>2170790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e suarez</text:p>
          </table:table-cell>
          <table:table-cell office:value-type="string" table:style-name="ce1">
            <text:p>Ester</text:p>
          </table:table-cell>
          <table:table-cell office:value-type="string" table:style-name="ce1">
            <text:p>Melina</text:p>
          </table:table-cell>
          <table:table-cell office:value-type="string" table:style-name="ce1">
            <text:p>VEREDA BLANQUIZAL</text:p>
          </table:table-cell>
          <table:table-cell office:value-type="float" office:value="8562885" table:style-name="ce1">
            <text:p>8562885</text:p>
          </table:table-cell>
          <table:table-cell office:value-type="string" table:style-name="ce1">
            <text:p>F</text:p>
          </table:table-cell>
          <table:table-cell office:value-type="date" office:date-value="1944-07-24T00:00:00" table:style-name="ce3">
            <text:p>24/07/194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441" table:style-name="ce1">
            <text:p>21711441</text:p>
          </table:table-cell>
          <table:table-cell office:value-type="string" table:style-name="ce1">
            <text:p>Penagos</text:p>
          </table:table-cell>
          <table:table-cell office:value-type="string" table:style-name="ce1">
            <text:p>De Velasquez</text:p>
          </table:table-cell>
          <table:table-cell office:value-type="string" table:style-name="ce1">
            <text:p>Aur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Sevilla - ebejico</text:p>
          </table:table-cell>
          <table:table-cell office:value-type="float" office:value="3117124967" table:style-name="ce1">
            <text:p>3117124967</text:p>
          </table:table-cell>
          <table:table-cell office:value-type="string" table:style-name="ce1">
            <text:p>F</text:p>
          </table:table-cell>
          <table:table-cell office:value-type="date" office:date-value="1932-09-06T00:00:00" table:style-name="ce3">
            <text:p>06/09/193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150004" table:style-name="ce1">
            <text:p>43150004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iriam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lle 21 20 -24</text:p>
          </table:table-cell>
          <table:table-cell office:value-type="float" office:value="8562873" table:style-name="ce1">
            <text:p>8562873</text:p>
          </table:table-cell>
          <table:table-cell office:value-type="string" table:style-name="ce1">
            <text:p>F</text:p>
          </table:table-cell>
          <table:table-cell office:value-type="date" office:date-value="1962-09-25T00:00:00" table:style-name="ce3">
            <text:p>25/09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597" table:style-name="ce1">
            <text:p>1039885597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R 47 18 27</text:p>
          </table:table-cell>
          <table:table-cell office:value-type="string" table:style-name="ce1">
            <text:p>ntc <text:s/>3838955</text:p>
          </table:table-cell>
          <table:table-cell office:value-type="string" table:style-name="ce1">
            <text:p>M</text:p>
          </table:table-cell>
          <table:table-cell office:value-type="date" office:date-value="1990-11-13T00:00:00" table:style-name="ce3">
            <text:p>13/11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068" table:style-name="ce1">
            <text:p>1526306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14KR 20 20 11</text:p>
          </table:table-cell>
          <table:table-cell office:value-type="float" office:value="8562016" table:style-name="ce1">
            <text:p>8562016</text:p>
          </table:table-cell>
          <table:table-cell office:value-type="string" table:style-name="ce1">
            <text:p>M</text:p>
          </table:table-cell>
          <table:table-cell office:value-type="date" office:date-value="1968-10-28T00:00:00" table:style-name="ce3">
            <text:p>28/10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20" table:style-name="ce1">
            <text:p>15265820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Jhonnathan</text:p>
          </table:table-cell>
          <table:table-cell office:value-type="string" table:style-name="ce1">
            <text:p>Favian</text:p>
          </table:table-cell>
          <table:table-cell office:value-type="string" table:style-name="ce1">
            <text:p>Parque principal</text:p>
          </table:table-cell>
          <table:table-cell office:value-type="float" office:value="8562190" table:style-name="ce1">
            <text:p>8562190</text:p>
          </table:table-cell>
          <table:table-cell office:value-type="string" table:style-name="ce1">
            <text:p>M</text:p>
          </table:table-cell>
          <table:table-cell office:value-type="date" office:date-value="1984-07-17T00:00:00" table:style-name="ce3">
            <text:p>17/07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788" table:style-name="ce1">
            <text:p>1526178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VDA FATIMA</text:p>
          </table:table-cell>
          <table:table-cell office:value-type="float" office:value="3148204055" table:style-name="ce1">
            <text:p>3148204055</text:p>
          </table:table-cell>
          <table:table-cell office:value-type="string" table:style-name="ce1">
            <text:p>M</text:p>
          </table:table-cell>
          <table:table-cell office:value-type="date" office:date-value="1962-03-02T00:00:00" table:style-name="ce3">
            <text:p>02/03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37" table:style-name="ce1">
            <text:p>43444937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relis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8562680" table:style-name="ce1">
            <text:p>8562680</text:p>
          </table:table-cell>
          <table:table-cell office:value-type="string" table:style-name="ce1">
            <text:p>F</text:p>
          </table:table-cell>
          <table:table-cell office:value-type="date" office:date-value="1974-02-08T00:00:00" table:style-name="ce3">
            <text:p>08/02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280" table:style-name="ce1">
            <text:p>3467280</text:p>
          </table:table-cell>
          <table:table-cell office:value-type="string" table:style-name="ce1">
            <text:p>Suarez</text:p>
          </table:table-cell>
          <table:table-cell table:style-name="ce1"/>
          <table:table-cell office:value-type="string" table:style-name="ce1">
            <text:p>Gabri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BLANQUIZAL</text:p>
          </table:table-cell>
          <table:table-cell office:value-type="float" office:value="8562885" table:style-name="ce1">
            <text:p>8562885</text:p>
          </table:table-cell>
          <table:table-cell office:value-type="string" table:style-name="ce1">
            <text:p>M</text:p>
          </table:table-cell>
          <table:table-cell office:value-type="date" office:date-value="1940-06-28T00:00:00" table:style-name="ce3">
            <text:p>28/06/194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571" table:style-name="ce1">
            <text:p>43444571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Biv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R 20 20 21</text:p>
          </table:table-cell>
          <table:table-cell office:value-type="float" office:value="8562025" table:style-name="ce1">
            <text:p>8562025</text:p>
          </table:table-cell>
          <table:table-cell office:value-type="string" table:style-name="ce1">
            <text:p>F</text:p>
          </table:table-cell>
          <table:table-cell office:value-type="date" office:date-value="1971-10-24T00:00:00" table:style-name="ce3">
            <text:p>24/10/197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51895" table:style-name="ce1">
            <text:p>3451895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Oquendo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ra 41 70 35</text:p>
          </table:table-cell>
          <table:table-cell office:value-type="float" office:value="8577346" table:style-name="ce1">
            <text:p>8577346</text:p>
          </table:table-cell>
          <table:table-cell office:value-type="string" table:style-name="ce1">
            <text:p>M</text:p>
          </table:table-cell>
          <table:table-cell office:value-type="date" office:date-value="1952-12-05T00:00:00" table:style-name="ce3">
            <text:p>05/12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15" table:style-name="ce1">
            <text:p>1039887215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vda fatima</text:p>
          </table:table-cell>
          <table:table-cell office:value-type="float" office:value="8562680" table:style-name="ce1">
            <text:p>8562680</text:p>
          </table:table-cell>
          <table:table-cell office:value-type="string" table:style-name="ce1">
            <text:p>F</text:p>
          </table:table-cell>
          <table:table-cell office:value-type="date" office:date-value="1997-04-10T00:00:00" table:style-name="ce3">
            <text:p>10/04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810" table:style-name="ce1">
            <text:p>21709810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De Gonzalez</text:p>
          </table:table-cell>
          <table:table-cell office:value-type="string" table:style-name="ce1">
            <text:p>Gabriela</text:p>
          </table:table-cell>
          <table:table-cell table:style-name="ce1"/>
          <table:table-cell office:value-type="string" table:style-name="ce1">
            <text:p>CL 18 NRO 17 31</text:p>
          </table:table-cell>
          <table:table-cell office:value-type="float" office:value="8562203" table:style-name="ce1">
            <text:p>8562203</text:p>
          </table:table-cell>
          <table:table-cell office:value-type="string" table:style-name="ce1">
            <text:p>F</text:p>
          </table:table-cell>
          <table:table-cell office:value-type="date" office:date-value="1933-01-28T00:00:00" table:style-name="ce3">
            <text:p>28/01/193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804" table:style-name="ce1">
            <text:p>15262804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L 18 NRO 17 31</text:p>
          </table:table-cell>
          <table:table-cell office:value-type="float" office:value="8562203" table:style-name="ce1">
            <text:p>8562203</text:p>
          </table:table-cell>
          <table:table-cell office:value-type="string" table:style-name="ce1">
            <text:p>M</text:p>
          </table:table-cell>
          <table:table-cell office:value-type="date" office:date-value="1967-01-27T00:00:00" table:style-name="ce3">
            <text:p>27/01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813763" table:style-name="ce1">
            <text:p>70813763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alle 25 N 29A 03</text:p>
          </table:table-cell>
          <table:table-cell office:value-type="float" office:value="8564135" table:style-name="ce1">
            <text:p>8564135</text:p>
          </table:table-cell>
          <table:table-cell office:value-type="string" table:style-name="ce1">
            <text:p>M</text:p>
          </table:table-cell>
          <table:table-cell office:value-type="date" office:date-value="1984-11-10T00:00:00" table:style-name="ce3">
            <text:p>10/11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667" table:style-name="ce1">
            <text:p>346866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CORREGIMIENTO DE SEVILLA</text:p>
          </table:table-cell>
          <table:table-cell office:value-type="float" office:value="8577112" table:style-name="ce1">
            <text:p>8577112</text:p>
          </table:table-cell>
          <table:table-cell office:value-type="string" table:style-name="ce1">
            <text:p>M</text:p>
          </table:table-cell>
          <table:table-cell office:value-type="date" office:date-value="1942-01-17T00:00:00" table:style-name="ce3">
            <text:p>17/01/194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3641810" table:style-name="ce1">
            <text:p>1023641810</text:p>
          </table:table-cell>
          <table:table-cell office:value-type="string" table:style-name="ce1">
            <text:p>tamayo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orregimiento sevilla</text:p>
          </table:table-cell>
          <table:table-cell office:value-type="float" office:value="3108337631" table:style-name="ce1">
            <text:p>3108337631</text:p>
          </table:table-cell>
          <table:table-cell office:value-type="string" table:style-name="ce1">
            <text:p>F</text:p>
          </table:table-cell>
          <table:table-cell office:value-type="date" office:date-value="2011-08-06T00:00:00" table:style-name="ce3">
            <text:p>06/08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337344" table:style-name="ce1">
            <text:p>1036337344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corregimiento sevilla</text:p>
          </table:table-cell>
          <table:table-cell office:value-type="float" office:value="3108337631" table:style-name="ce1">
            <text:p>3108337631</text:p>
          </table:table-cell>
          <table:table-cell office:value-type="string" table:style-name="ce1">
            <text:p>F</text:p>
          </table:table-cell>
          <table:table-cell office:value-type="date" office:date-value="1990-04-11T00:00:00" table:style-name="ce3">
            <text:p>11/04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266" table:style-name="ce1">
            <text:p>1038232266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Daihana</text:p>
          </table:table-cell>
          <table:table-cell table:style-name="ce1"/>
          <table:table-cell office:value-type="string" table:style-name="ce1">
            <text:p>VDA QUIRIMARA</text:p>
          </table:table-cell>
          <table:table-cell office:value-type="float" office:value="8577057" table:style-name="ce1">
            <text:p>8577057</text:p>
          </table:table-cell>
          <table:table-cell office:value-type="string" table:style-name="ce1">
            <text:p>F</text:p>
          </table:table-cell>
          <table:table-cell office:value-type="date" office:date-value="2007-01-04T00:00:00" table:style-name="ce3">
            <text:p>04/01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7122046" table:style-name="ce1">
            <text:p>1017122046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Duban</text:p>
          </table:table-cell>
          <table:table-cell table:style-name="ce1"/>
          <table:table-cell office:value-type="string" table:style-name="ce1">
            <text:p>VDA QUIRIMARA</text:p>
          </table:table-cell>
          <table:table-cell office:value-type="float" office:value="8577057" table:style-name="ce1">
            <text:p>8577057</text:p>
          </table:table-cell>
          <table:table-cell office:value-type="string" table:style-name="ce1">
            <text:p>M</text:p>
          </table:table-cell>
          <table:table-cell office:value-type="date" office:date-value="2003-09-17T00:00:00" table:style-name="ce3">
            <text:p>17/09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81" table:style-name="ce1">
            <text:p>43847981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Cris</text:p>
          </table:table-cell>
          <table:table-cell office:value-type="string" table:style-name="ce1">
            <text:p>Yanet</text:p>
          </table:table-cell>
          <table:table-cell office:value-type="string" table:style-name="ce1">
            <text:p>VDA QUIRIMARA</text:p>
          </table:table-cell>
          <table:table-cell office:value-type="float" office:value="5118106" table:style-name="ce1">
            <text:p>5118106</text:p>
          </table:table-cell>
          <table:table-cell office:value-type="string" table:style-name="ce1">
            <text:p>F</text:p>
          </table:table-cell>
          <table:table-cell office:value-type="date" office:date-value="1973-12-31T00:00:00" table:style-name="ce3">
            <text:p>31/12/19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32" table:style-name="ce1">
            <text:p>43848332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Durango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DA QUIRIMARA</text:p>
          </table:table-cell>
          <table:table-cell office:value-type="float" office:value="8577057" table:style-name="ce1">
            <text:p>8577057</text:p>
          </table:table-cell>
          <table:table-cell office:value-type="string" table:style-name="ce1">
            <text:p>F</text:p>
          </table:table-cell>
          <table:table-cell office:value-type="date" office:date-value="1982-06-01T00:00:00" table:style-name="ce3">
            <text:p>01/06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470177" table:style-name="ce1">
            <text:p>8470177</text:p>
          </table:table-cell>
          <table:table-cell office:value-type="string" table:style-name="ce1">
            <text:p>Cespedes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EREDA QUIRIMARA</text:p>
          </table:table-cell>
          <table:table-cell office:value-type="float" office:value="3137748916" table:style-name="ce1">
            <text:p>3137748916</text:p>
          </table:table-cell>
          <table:table-cell office:value-type="string" table:style-name="ce1">
            <text:p>M</text:p>
          </table:table-cell>
          <table:table-cell office:value-type="date" office:date-value="1952-06-25T00:00:00" table:style-name="ce3">
            <text:p>25/06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547" table:style-name="ce1">
            <text:p>15264547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DA QUIRIMARA</text:p>
          </table:table-cell>
          <table:table-cell office:value-type="float" office:value="8577057" table:style-name="ce1">
            <text:p>8577057</text:p>
          </table:table-cell>
          <table:table-cell office:value-type="string" table:style-name="ce1">
            <text:p>M</text:p>
          </table:table-cell>
          <table:table-cell office:value-type="date" office:date-value="1976-05-28T00:00:00" table:style-name="ce3">
            <text:p>28/05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691717" table:style-name="ce1">
            <text:p>1039691717</text:p>
          </table:table-cell>
          <table:table-cell office:value-type="string" table:style-name="ce1">
            <text:p>Tamayo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auricio</text:p>
          </table:table-cell>
          <table:table-cell table:style-name="ce1"/>
          <table:table-cell office:value-type="string" table:style-name="ce1">
            <text:p>quirimara</text:p>
          </table:table-cell>
          <table:table-cell office:value-type="float" office:value="8572106" table:style-name="ce1">
            <text:p>8572106</text:p>
          </table:table-cell>
          <table:table-cell office:value-type="string" table:style-name="ce1">
            <text:p>M</text:p>
          </table:table-cell>
          <table:table-cell office:value-type="date" office:date-value="1990-11-06T00:00:00" table:style-name="ce3">
            <text:p>06/11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593" table:style-name="ce1">
            <text:p>4384859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DA QUIRIMARA</text:p>
          </table:table-cell>
          <table:table-cell office:value-type="float" office:value="8483232" table:style-name="ce1">
            <text:p>8483232</text:p>
          </table:table-cell>
          <table:table-cell office:value-type="string" table:style-name="ce1">
            <text:p>F</text:p>
          </table:table-cell>
          <table:table-cell office:value-type="date" office:date-value="1985-04-11T00:00:00" table:style-name="ce3">
            <text:p>11/04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70018" table:style-name="ce1">
            <text:p>70570018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QUIRIMARA</text:p>
          </table:table-cell>
          <table:table-cell office:value-type="float" office:value="2669096" table:style-name="ce1">
            <text:p>2669096</text:p>
          </table:table-cell>
          <table:table-cell office:value-type="string" table:style-name="ce1">
            <text:p>M</text:p>
          </table:table-cell>
          <table:table-cell office:value-type="date" office:date-value="1958-01-18T00:00:00" table:style-name="ce3">
            <text:p>18/01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396972" table:style-name="ce1">
            <text:p>1011396972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Valentina</text:p>
          </table:table-cell>
          <table:table-cell table:style-name="ce1"/>
          <table:table-cell office:value-type="string" table:style-name="ce1">
            <text:p>VDA QUIRIMARA</text:p>
          </table:table-cell>
          <table:table-cell office:value-type="float" office:value="5118106" table:style-name="ce1">
            <text:p>5118106</text:p>
          </table:table-cell>
          <table:table-cell office:value-type="string" table:style-name="ce1">
            <text:p>F</text:p>
          </table:table-cell>
          <table:table-cell office:value-type="date" office:date-value="2007-09-16T00:00:00" table:style-name="ce3">
            <text:p>16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589" table:style-name="ce1">
            <text:p>15264589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QUIRIMARA</text:p>
          </table:table-cell>
          <table:table-cell office:value-type="string" table:style-name="ce1">
            <text:p>3122129928 3370167</text:p>
          </table:table-cell>
          <table:table-cell office:value-type="string" table:style-name="ce1">
            <text:p>M</text:p>
          </table:table-cell>
          <table:table-cell office:value-type="date" office:date-value="1976-07-24T00:00:00" table:style-name="ce3">
            <text:p>24/07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461353" table:style-name="ce1">
            <text:p>98461353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Hermi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QUIRIMARA</text:p>
          </table:table-cell>
          <table:table-cell office:value-type="float" office:value="3146508950" table:style-name="ce1">
            <text:p>3146508950</text:p>
          </table:table-cell>
          <table:table-cell office:value-type="string" table:style-name="ce1">
            <text:p>M</text:p>
          </table:table-cell>
          <table:table-cell office:value-type="date" office:date-value="1973-09-14T00:00:00" table:style-name="ce3">
            <text:p>14/09/19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105646" table:style-name="ce1">
            <text:p>1000105646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eisy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VDA QUIRIMARA</text:p>
          </table:table-cell>
          <table:table-cell office:value-type="float" office:value="8483232" table:style-name="ce1">
            <text:p>8483232</text:p>
          </table:table-cell>
          <table:table-cell office:value-type="string" table:style-name="ce1">
            <text:p>F</text:p>
          </table:table-cell>
          <table:table-cell office:value-type="date" office:date-value="2002-02-04T00:00:00" table:style-name="ce3">
            <text:p>04/02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951" table:style-name="ce1">
            <text:p>3467951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EULOGI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ORREGIMIENTO DE QUIMQRA</text:p>
          </table:table-cell>
          <table:table-cell office:value-type="float" office:value="8645690" table:style-name="ce1">
            <text:p>8645690</text:p>
          </table:table-cell>
          <table:table-cell office:value-type="string" table:style-name="ce1">
            <text:p>M</text:p>
          </table:table-cell>
          <table:table-cell office:value-type="date" office:date-value="1947-07-19T00:00:00" table:style-name="ce3">
            <text:p>19/07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396971" table:style-name="ce1">
            <text:p>1011396971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VEREDA QUIRIMARA</text:p>
          </table:table-cell>
          <table:table-cell office:value-type="float" office:value="5118106" table:style-name="ce1">
            <text:p>5118106</text:p>
          </table:table-cell>
          <table:table-cell office:value-type="string" table:style-name="ce1">
            <text:p>F</text:p>
          </table:table-cell>
          <table:table-cell office:value-type="date" office:date-value="2007-09-16T00:00:00" table:style-name="ce3">
            <text:p>16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2463111" table:style-name="ce1">
            <text:p>1192463111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honny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VDA QUIRIMARA</text:p>
          </table:table-cell>
          <table:table-cell office:value-type="float" office:value="8483232" table:style-name="ce1">
            <text:p>8483232</text:p>
          </table:table-cell>
          <table:table-cell office:value-type="string" table:style-name="ce1">
            <text:p>M</text:p>
          </table:table-cell>
          <table:table-cell office:value-type="date" office:date-value="2008-07-08T00:00:00" table:style-name="ce3">
            <text:p>08/07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87" table:style-name="ce1">
            <text:p>43847887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VEREDA QUIMBARA</text:p>
          </table:table-cell>
          <table:table-cell office:value-type="string" table:style-name="ce1">
            <text:p>3370167 3122935911</text:p>
          </table:table-cell>
          <table:table-cell office:value-type="string" table:style-name="ce1">
            <text:p>F</text:p>
          </table:table-cell>
          <table:table-cell office:value-type="date" office:date-value="1951-11-01T00:00:00" table:style-name="ce3">
            <text:p>01/11/195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237091" table:style-name="ce1">
            <text:p>1001237091</text:p>
          </table:table-cell>
          <table:table-cell office:value-type="string" table:style-name="ce1">
            <text:p>ALZATE</text:p>
          </table:table-cell>
          <table:table-cell office:value-type="string" table:style-name="ce1">
            <text:p>CAICEDO</text:p>
          </table:table-cell>
          <table:table-cell office:value-type="string" table:style-name="ce1">
            <text:p>DOUGLAS</text:p>
          </table:table-cell>
          <table:table-cell table:style-name="ce1"/>
          <table:table-cell office:value-type="string" table:style-name="ce1">
            <text:p>VEREDA QUIRIMARA</text:p>
          </table:table-cell>
          <table:table-cell office:value-type="float" office:value="3137926016" table:style-name="ce1">
            <text:p>3137926016</text:p>
          </table:table-cell>
          <table:table-cell office:value-type="string" table:style-name="ce1">
            <text:p>M</text:p>
          </table:table-cell>
          <table:table-cell office:value-type="date" office:date-value="1999-12-10T00:00:00" table:style-name="ce3">
            <text:p>10/12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2136467" table:style-name="ce1">
            <text:p>22136467</text:p>
          </table:table-cell>
          <table:table-cell office:value-type="string" table:style-name="ce1">
            <text:p>CAICEDO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EREDA QUIRIMARA</text:p>
          </table:table-cell>
          <table:table-cell office:value-type="float" office:value="3137926026" table:style-name="ce1">
            <text:p>3137926026</text:p>
          </table:table-cell>
          <table:table-cell office:value-type="string" table:style-name="ce1">
            <text:p>F</text:p>
          </table:table-cell>
          <table:table-cell office:value-type="date" office:date-value="1975-04-26T00:00:00" table:style-name="ce3">
            <text:p>26/04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453421" table:style-name="ce1">
            <text:p>98453421</text:p>
          </table:table-cell>
          <table:table-cell office:value-type="string" table:style-name="ce1">
            <text:p>Alzate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quirimara</text:p>
          </table:table-cell>
          <table:table-cell office:value-type="float" office:value="3137926016" table:style-name="ce1">
            <text:p>3137926016</text:p>
          </table:table-cell>
          <table:table-cell office:value-type="string" table:style-name="ce1">
            <text:p>M</text:p>
          </table:table-cell>
          <table:table-cell office:value-type="date" office:date-value="1967-11-10T00:00:00" table:style-name="ce3">
            <text:p>10/11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640" table:style-name="ce1">
            <text:p>15260640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ORREGIMIENTO DE SEVILLA</text:p>
          </table:table-cell>
          <table:table-cell office:value-type="float" office:value="4180486" table:style-name="ce1">
            <text:p>4180486</text:p>
          </table:table-cell>
          <table:table-cell office:value-type="string" table:style-name="ce1">
            <text:p>M</text:p>
          </table:table-cell>
          <table:table-cell office:value-type="date" office:date-value="1954-10-24T00:00:00" table:style-name="ce3">
            <text:p>24/10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200" table:style-name="ce1">
            <text:p>43443200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el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ORREGIMIENTO DE SEVILLA</text:p>
          </table:table-cell>
          <table:table-cell office:value-type="float" office:value="8577212" table:style-name="ce1">
            <text:p>8577212</text:p>
          </table:table-cell>
          <table:table-cell office:value-type="string" table:style-name="ce1">
            <text:p>F</text:p>
          </table:table-cell>
          <table:table-cell office:value-type="date" office:date-value="1964-12-24T00:00:00" table:style-name="ce3">
            <text:p>24/12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046" table:style-name="ce1">
            <text:p>21708046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Rosmira</text:p>
          </table:table-cell>
          <table:table-cell office:value-type="string" table:style-name="ce1">
            <text:p>C BARRIO SAN FRANCISCO</text:p>
          </table:table-cell>
          <table:table-cell office:value-type="float" office:value="8562288" table:style-name="ce1">
            <text:p>8562288</text:p>
          </table:table-cell>
          <table:table-cell office:value-type="string" table:style-name="ce1">
            <text:p>F</text:p>
          </table:table-cell>
          <table:table-cell office:value-type="date" office:date-value="1952-09-24T00:00:00" table:style-name="ce3">
            <text:p>24/09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445" table:style-name="ce1">
            <text:p>21709445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CL <text:s/>18 <text:s/>15 05</text:p>
          </table:table-cell>
          <table:table-cell office:value-type="float" office:value="8562129" table:style-name="ce1">
            <text:p>8562129</text:p>
          </table:table-cell>
          <table:table-cell office:value-type="string" table:style-name="ce1">
            <text:p>F</text:p>
          </table:table-cell>
          <table:table-cell office:value-type="date" office:date-value="1963-11-01T00:00:00" table:style-name="ce3">
            <text:p>01/11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0790" table:style-name="ce1">
            <text:p>640790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Arcadio</text:p>
          </table:table-cell>
          <table:table-cell table:style-name="ce1"/>
          <table:table-cell office:value-type="string" table:style-name="ce1">
            <text:p>Calle 18 15 05</text:p>
          </table:table-cell>
          <table:table-cell office:value-type="float" office:value="8562129" table:style-name="ce1">
            <text:p>8562129</text:p>
          </table:table-cell>
          <table:table-cell office:value-type="string" table:style-name="ce1">
            <text:p>M</text:p>
          </table:table-cell>
          <table:table-cell office:value-type="date" office:date-value="1928-06-02T00:00:00" table:style-name="ce3">
            <text:p>02/06/192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793" table:style-name="ce1">
            <text:p>1526079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Sigifredo</text:p>
          </table:table-cell>
          <table:table-cell table:style-name="ce1"/>
          <table:table-cell office:value-type="string" table:style-name="ce1">
            <text:p>Vda Climaria</text:p>
          </table:table-cell>
          <table:table-cell office:value-type="float" office:value="8577133" table:style-name="ce1">
            <text:p>8577133</text:p>
          </table:table-cell>
          <table:table-cell office:value-type="string" table:style-name="ce1">
            <text:p>M</text:p>
          </table:table-cell>
          <table:table-cell office:value-type="date" office:date-value="1955-09-23T00:00:00" table:style-name="ce3">
            <text:p>23/09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049" table:style-name="ce1">
            <text:p>15264049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OGELIO</text:p>
          </table:table-cell>
          <table:table-cell table:style-name="ce1"/>
          <table:table-cell office:value-type="string" table:style-name="ce1">
            <text:p>VDA QUIRIMORA</text:p>
          </table:table-cell>
          <table:table-cell office:value-type="float" office:value="3122850906" table:style-name="ce1">
            <text:p>3122850906</text:p>
          </table:table-cell>
          <table:table-cell office:value-type="string" table:style-name="ce1">
            <text:p>M</text:p>
          </table:table-cell>
          <table:table-cell office:value-type="date" office:date-value="1973-11-09T00:00:00" table:style-name="ce3">
            <text:p>09/11/19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67" table:style-name="ce1">
            <text:p>1039885367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AGDALENA</text:p>
          </table:table-cell>
          <table:table-cell office:value-type="string" table:style-name="ce1">
            <text:p>VDA QUIRIMORA</text:p>
          </table:table-cell>
          <table:table-cell office:value-type="float" office:value="3122850906" table:style-name="ce1">
            <text:p>3122850906</text:p>
          </table:table-cell>
          <table:table-cell office:value-type="string" table:style-name="ce1">
            <text:p>F</text:p>
          </table:table-cell>
          <table:table-cell office:value-type="date" office:date-value="1990-02-07T00:00:00" table:style-name="ce3">
            <text:p>07/02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3428" table:style-name="ce1">
            <text:p>1011593428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VDA QUIRIMORA</text:p>
          </table:table-cell>
          <table:table-cell office:value-type="float" office:value="3122850906" table:style-name="ce1">
            <text:p>3122850906</text:p>
          </table:table-cell>
          <table:table-cell office:value-type="string" table:style-name="ce1">
            <text:p>M</text:p>
          </table:table-cell>
          <table:table-cell office:value-type="date" office:date-value="2009-03-19T00:00:00" table:style-name="ce3">
            <text:p>19/03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97" table:style-name="ce1">
            <text:p>43847797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Lucelly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CGTO EL BERGEL</text:p>
          </table:table-cell>
          <table:table-cell office:value-type="float" office:value="3148488460" table:style-name="ce1">
            <text:p>3148488460</text:p>
          </table:table-cell>
          <table:table-cell office:value-type="string" table:style-name="ce1">
            <text:p>F</text:p>
          </table:table-cell>
          <table:table-cell office:value-type="date" office:date-value="1978-09-27T00:00:00" table:style-name="ce3">
            <text:p>27/09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120109855" table:style-name="ce1">
            <text:p>98120109855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Dahiana</text:p>
          </table:table-cell>
          <table:table-cell office:value-type="string" table:style-name="ce1">
            <text:p>CGTO EL BERGEL</text:p>
          </table:table-cell>
          <table:table-cell office:value-type="float" office:value="3217735274" table:style-name="ce1">
            <text:p>3217735274</text:p>
          </table:table-cell>
          <table:table-cell office:value-type="string" table:style-name="ce1">
            <text:p>F</text:p>
          </table:table-cell>
          <table:table-cell office:value-type="date" office:date-value="1998-12-01T00:00:00" table:style-name="ce3">
            <text:p>01/12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412393" table:style-name="ce1">
            <text:p>7412393</text:p>
          </table:table-cell>
          <table:table-cell office:value-type="string" table:style-name="ce1">
            <text:p>Saum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Edmond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BARRIO EL CARMELO CL 20 21 06</text:p>
          </table:table-cell>
          <table:table-cell office:value-type="float" office:value="8562163" table:style-name="ce1">
            <text:p>8562163</text:p>
          </table:table-cell>
          <table:table-cell office:value-type="string" table:style-name="ce1">
            <text:p>M</text:p>
          </table:table-cell>
          <table:table-cell office:value-type="date" office:date-value="1945-08-28T00:00:00" table:style-name="ce3">
            <text:p>28/08/19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468" table:style-name="ce1">
            <text:p>2170946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Mery</text:p>
          </table:table-cell>
          <table:table-cell office:value-type="string" table:style-name="ce1">
            <text:p>sevilla- Ebejico</text:p>
          </table:table-cell>
          <table:table-cell office:value-type="float" office:value="8577293" table:style-name="ce1">
            <text:p>8577293</text:p>
          </table:table-cell>
          <table:table-cell office:value-type="string" table:style-name="ce1">
            <text:p>F</text:p>
          </table:table-cell>
          <table:table-cell office:value-type="date" office:date-value="1962-10-28T00:00:00" table:style-name="ce3">
            <text:p>28/10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81860637" table:style-name="ce1">
            <text:p>98081860637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Calle arriba</text:p>
          </table:table-cell>
          <table:table-cell office:value-type="float" office:value="8577293" table:style-name="ce1">
            <text:p>8577293</text:p>
          </table:table-cell>
          <table:table-cell office:value-type="string" table:style-name="ce1">
            <text:p>F</text:p>
          </table:table-cell>
          <table:table-cell office:value-type="date" office:date-value="1998-08-18T00:00:00" table:style-name="ce3">
            <text:p>18/08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043" table:style-name="ce1">
            <text:p>43444043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rosmary</text:p>
          </table:table-cell>
          <table:table-cell table:style-name="ce1"/>
          <table:table-cell office:value-type="string" table:style-name="ce1">
            <text:p>1vereda quirimara rodeo</text:p>
          </table:table-cell>
          <table:table-cell office:value-type="float" office:value="3127750953" table:style-name="ce1">
            <text:p>3127750953</text:p>
          </table:table-cell>
          <table:table-cell office:value-type="string" table:style-name="ce1">
            <text:p>F</text:p>
          </table:table-cell>
          <table:table-cell office:value-type="date" office:date-value="1968-03-17T00:00:00" table:style-name="ce3">
            <text:p>17/03/19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673" table:style-name="ce1">
            <text:p>15264673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EREDA EL ZARZAL</text:p>
          </table:table-cell>
          <table:table-cell office:value-type="float" office:value="3113824043" table:style-name="ce1">
            <text:p>3113824043</text:p>
          </table:table-cell>
          <table:table-cell office:value-type="string" table:style-name="ce1">
            <text:p>M</text:p>
          </table:table-cell>
          <table:table-cell office:value-type="date" office:date-value="1976-09-04T00:00:00" table:style-name="ce3">
            <text:p>04/09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15" table:style-name="ce1">
            <text:p>1038232415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TATIANA</text:p>
          </table:table-cell>
          <table:table-cell table:style-name="ce1"/>
          <table:table-cell office:value-type="string" table:style-name="ce1">
            <text:p>Vda Zarzal</text:p>
          </table:table-cell>
          <table:table-cell office:value-type="float" office:value="3014945" table:style-name="ce1">
            <text:p>3014945</text:p>
          </table:table-cell>
          <table:table-cell office:value-type="string" table:style-name="ce1">
            <text:p>F</text:p>
          </table:table-cell>
          <table:table-cell office:value-type="date" office:date-value="2009-10-11T00:00:00" table:style-name="ce3">
            <text:p>11/10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413" table:style-name="ce1">
            <text:p>15265413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RCANGEL</text:p>
          </table:table-cell>
          <table:table-cell office:value-type="string" table:style-name="ce1">
            <text:p>VEREDA LA PAVA</text:p>
          </table:table-cell>
          <table:table-cell office:value-type="float" office:value="3164925678" table:style-name="ce1">
            <text:p>3164925678</text:p>
          </table:table-cell>
          <table:table-cell office:value-type="string" table:style-name="ce1">
            <text:p>M</text:p>
          </table:table-cell>
          <table:table-cell office:value-type="date" office:date-value="1982-03-20T00:00:00" table:style-name="ce3">
            <text:p>20/03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128268707" table:style-name="ce1">
            <text:p>1128268707</text:p>
          </table:table-cell>
          <table:table-cell office:value-type="string" table:style-name="ce1">
            <text:p>Bedoya</text:p>
          </table:table-cell>
          <table:table-cell table:style-name="ce1"/>
          <table:table-cell office:value-type="string" table:style-name="ce1">
            <text:p>Ferney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EDA COMUNIDAD</text:p>
          </table:table-cell>
          <table:table-cell office:value-type="string" table:style-name="ce1">
            <text:p>3014995 3187669731</text:p>
          </table:table-cell>
          <table:table-cell office:value-type="string" table:style-name="ce1">
            <text:p>M</text:p>
          </table:table-cell>
          <table:table-cell office:value-type="date" office:date-value="1987-03-20T00:00:00" table:style-name="ce3">
            <text:p>20/03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114" table:style-name="ce1">
            <text:p>1039886114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Rudy</text:p>
          </table:table-cell>
          <table:table-cell office:value-type="string" table:style-name="ce1">
            <text:p>Nelfi</text:p>
          </table:table-cell>
          <table:table-cell office:value-type="string" table:style-name="ce1">
            <text:p>vereda la clara</text:p>
          </table:table-cell>
          <table:table-cell office:value-type="float" office:value="3104433269" table:style-name="ce1">
            <text:p>3104433269</text:p>
          </table:table-cell>
          <table:table-cell office:value-type="string" table:style-name="ce1">
            <text:p>F</text:p>
          </table:table-cell>
          <table:table-cell office:value-type="date" office:date-value="1992-06-19T00:00:00" table:style-name="ce3">
            <text:p>19/06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69" table:style-name="ce1">
            <text:p>1038232469</text:p>
          </table:table-cell>
          <table:table-cell office:value-type="string" table:style-name="ce1">
            <text:p>Calle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10-08-10T00:00:00" table:style-name="ce3">
            <text:p>10/08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14" table:style-name="ce1">
            <text:p>1039885214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RUBEIRO</text:p>
          </table:table-cell>
          <table:table-cell table:style-name="ce1"/>
          <table:table-cell office:value-type="string" table:style-name="ce1">
            <text:p>vereda la clara</text:p>
          </table:table-cell>
          <table:table-cell office:value-type="string" table:style-name="ce1">
            <text:p>310 4433269</text:p>
          </table:table-cell>
          <table:table-cell office:value-type="string" table:style-name="ce1">
            <text:p>M</text:p>
          </table:table-cell>
          <table:table-cell office:value-type="date" office:date-value="1988-02-20T00:00:00" table:style-name="ce3">
            <text:p>20/02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7518533" table:style-name="ce1">
            <text:p>1007518533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LA PAVA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F</text:p>
          </table:table-cell>
          <table:table-cell office:value-type="date" office:date-value="2000-04-30T00:00:00" table:style-name="ce3">
            <text:p>30/04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37" table:style-name="ce1">
            <text:p>1038232437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BRAHIAN</text:p>
          </table:table-cell>
          <table:table-cell office:value-type="string" table:style-name="ce1">
            <text:p>ESTIVEN</text:p>
          </table:table-cell>
          <table:table-cell office:value-type="string" table:style-name="ce1">
            <text:p>vereda la clara</text:p>
          </table:table-cell>
          <table:table-cell office:value-type="float" office:value="3104432329" table:style-name="ce1">
            <text:p>3104432329</text:p>
          </table:table-cell>
          <table:table-cell office:value-type="string" table:style-name="ce1">
            <text:p>M</text:p>
          </table:table-cell>
          <table:table-cell office:value-type="date" office:date-value="2010-02-14T00:00:00" table:style-name="ce3">
            <text:p>14/02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765" table:style-name="ce1">
            <text:p>15264765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A PAVA</text:p>
          </table:table-cell>
          <table:table-cell office:value-type="string" table:style-name="ce1">
            <text:p>4482329 3128161100</text:p>
          </table:table-cell>
          <table:table-cell office:value-type="string" table:style-name="ce1">
            <text:p>M</text:p>
          </table:table-cell>
          <table:table-cell office:value-type="date" office:date-value="1977-10-17T00:00:00" table:style-name="ce3">
            <text:p>17/10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590" table:style-name="ce1">
            <text:p>15264590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RQUIMEDES</text:p>
          </table:table-cell>
          <table:table-cell office:value-type="string" table:style-name="ce1">
            <text:p>vda la senta</text:p>
          </table:table-cell>
          <table:table-cell office:value-type="float" office:value="8580181" table:style-name="ce1">
            <text:p>8580181</text:p>
          </table:table-cell>
          <table:table-cell office:value-type="string" table:style-name="ce1">
            <text:p>M</text:p>
          </table:table-cell>
          <table:table-cell office:value-type="date" office:date-value="1975-04-28T00:00:00" table:style-name="ce3">
            <text:p>28/04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35" table:style-name="ce1">
            <text:p>15262135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LA FATIMA</text:p>
          </table:table-cell>
          <table:table-cell office:value-type="float" office:value="4487997" table:style-name="ce1">
            <text:p>4487997</text:p>
          </table:table-cell>
          <table:table-cell office:value-type="string" table:style-name="ce1">
            <text:p>M</text:p>
          </table:table-cell>
          <table:table-cell office:value-type="date" office:date-value="1964-07-30T00:00:00" table:style-name="ce3">
            <text:p>30/07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288" table:style-name="ce1">
            <text:p>1526328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da la quinta</text:p>
          </table:table-cell>
          <table:table-cell office:value-type="float" office:value="4487997" table:style-name="ce1">
            <text:p>4487997</text:p>
          </table:table-cell>
          <table:table-cell office:value-type="string" table:style-name="ce1">
            <text:p>M</text:p>
          </table:table-cell>
          <table:table-cell office:value-type="date" office:date-value="1969-09-18T00:00:00" table:style-name="ce3">
            <text:p>18/09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30769180" table:style-name="ce1">
            <text:p>98030769180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VDA LA SENTA</text:p>
          </table:table-cell>
          <table:table-cell office:value-type="float" office:value="8580181" table:style-name="ce1">
            <text:p>8580181</text:p>
          </table:table-cell>
          <table:table-cell office:value-type="string" table:style-name="ce1">
            <text:p>M</text:p>
          </table:table-cell>
          <table:table-cell office:value-type="date" office:date-value="1998-03-07T00:00:00" table:style-name="ce3">
            <text:p>07/03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338" table:style-name="ce1">
            <text:p>43444338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elcy</text:p>
          </table:table-cell>
          <table:table-cell office:value-type="string" table:style-name="ce1">
            <text:p>VDA LA FATIMA</text:p>
          </table:table-cell>
          <table:table-cell office:value-type="float" office:value="4487997" table:style-name="ce1">
            <text:p>4487997</text:p>
          </table:table-cell>
          <table:table-cell office:value-type="string" table:style-name="ce1">
            <text:p>F</text:p>
          </table:table-cell>
          <table:table-cell office:value-type="date" office:date-value="1971-02-17T00:00:00" table:style-name="ce3">
            <text:p>17/02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53775" table:style-name="ce1">
            <text:p>1018253775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xiomara</text:p>
          </table:table-cell>
          <table:table-cell table:style-name="ce1"/>
          <table:table-cell office:value-type="string" table:style-name="ce1">
            <text:p>VDA LA SENTA</text:p>
          </table:table-cell>
          <table:table-cell office:value-type="float" office:value="8580181" table:style-name="ce1">
            <text:p>8580181</text:p>
          </table:table-cell>
          <table:table-cell office:value-type="string" table:style-name="ce1">
            <text:p>F</text:p>
          </table:table-cell>
          <table:table-cell office:value-type="date" office:date-value="2012-05-01T00:00:00" table:style-name="ce3">
            <text:p>01/05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349766" table:style-name="ce1">
            <text:p>6349766</text:p>
          </table:table-cell>
          <table:table-cell office:value-type="string" table:style-name="ce1">
            <text:p>Oband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Gustavo</text:p>
          </table:table-cell>
          <table:table-cell table:style-name="ce1"/>
          <table:table-cell office:value-type="string" table:style-name="ce1">
            <text:p>CLL 18 <text:s text:c="2"/>18 25 PARQUE PRINCIPAL</text:p>
          </table:table-cell>
          <table:table-cell office:value-type="float" office:value="8562212" table:style-name="ce1">
            <text:p>8562212</text:p>
          </table:table-cell>
          <table:table-cell office:value-type="string" table:style-name="ce1">
            <text:p>M</text:p>
          </table:table-cell>
          <table:table-cell office:value-type="date" office:date-value="1955-09-29T00:00:00" table:style-name="ce3">
            <text:p>29/09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11" table:style-name="ce1">
            <text:p>1039885311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Deisy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ebejico- antioquia</text:p>
          </table:table-cell>
          <table:table-cell office:value-type="float" office:value="8562592" table:style-name="ce1">
            <text:p>8562592</text:p>
          </table:table-cell>
          <table:table-cell office:value-type="string" table:style-name="ce1">
            <text:p>F</text:p>
          </table:table-cell>
          <table:table-cell office:value-type="date" office:date-value="1989-11-27T00:00:00" table:style-name="ce3">
            <text:p>27/11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434" table:style-name="ce1">
            <text:p>43443434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CL 18 No <text:s/>18 <text:s/>23 <text:s text:c="4"/>ebejico</text:p>
          </table:table-cell>
          <table:table-cell office:value-type="string" table:style-name="ce1">
            <text:p>8562212 3207737374</text:p>
          </table:table-cell>
          <table:table-cell office:value-type="string" table:style-name="ce1">
            <text:p>F</text:p>
          </table:table-cell>
          <table:table-cell office:value-type="date" office:date-value="1966-03-28T00:00:00" table:style-name="ce3">
            <text:p>28/03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691" table:style-name="ce1">
            <text:p>21711691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Orfa</text:p>
          </table:table-cell>
          <table:table-cell office:value-type="string" table:style-name="ce1">
            <text:p>Sevilla-Ebejico-Antioquia</text:p>
          </table:table-cell>
          <table:table-cell office:value-type="string" table:style-name="ce1">
            <text:p>8577201-3215113080</text:p>
          </table:table-cell>
          <table:table-cell office:value-type="string" table:style-name="ce1">
            <text:p>F</text:p>
          </table:table-cell>
          <table:table-cell office:value-type="date" office:date-value="1944-12-05T00:00:00" table:style-name="ce3">
            <text:p>05/12/194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369" table:style-name="ce1">
            <text:p>21709369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L 19 NRO 16 04</text:p>
          </table:table-cell>
          <table:table-cell office:value-type="float" office:value="8562168" table:style-name="ce1">
            <text:p>8562168</text:p>
          </table:table-cell>
          <table:table-cell office:value-type="string" table:style-name="ce1">
            <text:p>F</text:p>
          </table:table-cell>
          <table:table-cell office:value-type="date" office:date-value="1961-02-20T00:00:00" table:style-name="ce3">
            <text:p>20/02/19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917" table:style-name="ce1">
            <text:p>1526091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Octavio</text:p>
          </table:table-cell>
          <table:table-cell office:value-type="string" table:style-name="ce1">
            <text:p>CL 19 NRO 16 04</text:p>
          </table:table-cell>
          <table:table-cell office:value-type="float" office:value="8562168" table:style-name="ce1">
            <text:p>8562168</text:p>
          </table:table-cell>
          <table:table-cell office:value-type="string" table:style-name="ce1">
            <text:p>M</text:p>
          </table:table-cell>
          <table:table-cell office:value-type="date" office:date-value="1955-07-18T00:00:00" table:style-name="ce3">
            <text:p>18/07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006" table:style-name="ce1">
            <text:p>43444006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OMAIR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 10 ANGEL BUILES</text:p>
          </table:table-cell>
          <table:table-cell office:value-type="float" office:value="85620363160666" table:style-name="ce1">
            <text:p>8.56204E+13</text:p>
          </table:table-cell>
          <table:table-cell office:value-type="string" table:style-name="ce1">
            <text:p>F</text:p>
          </table:table-cell>
          <table:table-cell office:value-type="date" office:date-value="1968-11-09T00:00:00" table:style-name="ce3">
            <text:p>09/11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006" table:style-name="ce1">
            <text:p>2170600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De Londoñ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el zarzal 01</text:p>
          </table:table-cell>
          <table:table-cell office:value-type="string" table:style-name="ce1">
            <text:p>5831896 3006097734</text:p>
          </table:table-cell>
          <table:table-cell office:value-type="string" table:style-name="ce1">
            <text:p>F</text:p>
          </table:table-cell>
          <table:table-cell office:value-type="date" office:date-value="1930-03-05T00:00:00" table:style-name="ce3">
            <text:p>05/03/193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94" table:style-name="ce1">
            <text:p>43443394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VEREDA EL ZARZAL</text:p>
          </table:table-cell>
          <table:table-cell office:value-type="float" office:value="8562111" table:style-name="ce1">
            <text:p>8562111</text:p>
          </table:table-cell>
          <table:table-cell office:value-type="string" table:style-name="ce1">
            <text:p>F</text:p>
          </table:table-cell>
          <table:table-cell office:value-type="date" office:date-value="1966-01-23T00:00:00" table:style-name="ce3">
            <text:p>23/01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91" table:style-name="ce1">
            <text:p>43847991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Edid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Av la republica</text:p>
          </table:table-cell>
          <table:table-cell office:value-type="float" office:value="3.13720376785621E+16" table:style-name="ce1">
            <text:p>3.1372E+16</text:p>
          </table:table-cell>
          <table:table-cell office:value-type="string" table:style-name="ce1">
            <text:p>F</text:p>
          </table:table-cell>
          <table:table-cell office:value-type="date" office:date-value="1981-05-11T00:00:00" table:style-name="ce3">
            <text:p>11/05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665" table:style-name="ce1">
            <text:p>1007518665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L 19 16 83</text:p>
          </table:table-cell>
          <table:table-cell office:value-type="float" office:value="4640534" table:style-name="ce1">
            <text:p>4640534</text:p>
          </table:table-cell>
          <table:table-cell office:value-type="string" table:style-name="ce1">
            <text:p>M</text:p>
          </table:table-cell>
          <table:table-cell office:value-type="date" office:date-value="2000-09-01T00:00:00" table:style-name="ce3">
            <text:p>01/09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666" table:style-name="ce1">
            <text:p>1007518666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AVENIDA LA REPUBLICA</text:p>
          </table:table-cell>
          <table:table-cell office:value-type="float" office:value="8562171" table:style-name="ce1">
            <text:p>8562171</text:p>
          </table:table-cell>
          <table:table-cell office:value-type="string" table:style-name="ce1">
            <text:p>F</text:p>
          </table:table-cell>
          <table:table-cell office:value-type="date" office:date-value="2001-08-19T00:00:00" table:style-name="ce3">
            <text:p>19/08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909" table:style-name="ce1">
            <text:p>1039885909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Isabel</text:p>
          </table:table-cell>
          <table:table-cell table:style-name="ce1"/>
          <table:table-cell office:value-type="string" table:style-name="ce1">
            <text:p>CALLE 19 <text:s text:c="2"/>16-83</text:p>
          </table:table-cell>
          <table:table-cell office:value-type="float" office:value="3137203777" table:style-name="ce1">
            <text:p>3137203777</text:p>
          </table:table-cell>
          <table:table-cell office:value-type="string" table:style-name="ce1">
            <text:p>F</text:p>
          </table:table-cell>
          <table:table-cell office:value-type="date" office:date-value="2009-12-09T00:00:00" table:style-name="ce3">
            <text:p>09/12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211" table:style-name="ce1">
            <text:p>15261211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VEREDA SANTANDER</text:p>
          </table:table-cell>
          <table:table-cell office:value-type="float" office:value="8562741" table:style-name="ce1">
            <text:p>8562741</text:p>
          </table:table-cell>
          <table:table-cell office:value-type="string" table:style-name="ce1">
            <text:p>M</text:p>
          </table:table-cell>
          <table:table-cell office:value-type="date" office:date-value="1959-05-10T00:00:00" table:style-name="ce3">
            <text:p>10/05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39570" table:style-name="ce1">
            <text:p>639570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SANTANDER</text:p>
          </table:table-cell>
          <table:table-cell office:value-type="float" office:value="8.5627413104914896E+16" table:style-name="ce1">
            <text:p>8.56274E+16</text:p>
          </table:table-cell>
          <table:table-cell office:value-type="string" table:style-name="ce1">
            <text:p>M</text:p>
          </table:table-cell>
          <table:table-cell office:value-type="date" office:date-value="1933-09-22T00:00:00" table:style-name="ce3">
            <text:p>22/09/193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732" table:style-name="ce1">
            <text:p>21711732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nsuelo</text:p>
          </table:table-cell>
          <table:table-cell office:value-type="string" table:style-name="ce1">
            <text:p>EBEJICO CO SEVILLA</text:p>
          </table:table-cell>
          <table:table-cell office:value-type="float" office:value="2.32837331754373E+16" table:style-name="ce1">
            <text:p>2.32837E+16</text:p>
          </table:table-cell>
          <table:table-cell office:value-type="string" table:style-name="ce1">
            <text:p>F</text:p>
          </table:table-cell>
          <table:table-cell office:value-type="date" office:date-value="1948-05-03T00:00:00" table:style-name="ce3">
            <text:p>03/05/194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822" table:style-name="ce1">
            <text:p>21707822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De guerra</text:p>
          </table:table-cell>
          <table:table-cell office:value-type="string" table:style-name="ce1">
            <text:p>Adela</text:p>
          </table:table-cell>
          <table:table-cell table:style-name="ce1"/>
          <table:table-cell office:value-type="string" table:style-name="ce1">
            <text:p>CL 54 N 35 52</text:p>
          </table:table-cell>
          <table:table-cell office:value-type="float" office:value="6024199" table:style-name="ce1">
            <text:p>6024199</text:p>
          </table:table-cell>
          <table:table-cell office:value-type="string" table:style-name="ce1">
            <text:p>F</text:p>
          </table:table-cell>
          <table:table-cell office:value-type="date" office:date-value="1947-08-16T00:00:00" table:style-name="ce3">
            <text:p>16/08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804" table:style-name="ce1">
            <text:p>346780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l 17 17 22cll 54 n 52 -31 int 301 senor oscar</text:p>
          </table:table-cell>
          <table:table-cell office:value-type="float" office:value="5834560" table:style-name="ce1">
            <text:p>5834560</text:p>
          </table:table-cell>
          <table:table-cell office:value-type="string" table:style-name="ce1">
            <text:p>M</text:p>
          </table:table-cell>
          <table:table-cell office:value-type="date" office:date-value="1941-04-27T00:00:00" table:style-name="ce3">
            <text:p>27/04/194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752" table:style-name="ce1">
            <text:p>21706752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or</text:p>
          </table:table-cell>
          <table:table-cell office:value-type="string" table:style-name="ce1">
            <text:p>Teresa De Jesus</text:p>
          </table:table-cell>
          <table:table-cell office:value-type="string" table:style-name="ce1">
            <text:p>Avenida la republica</text:p>
          </table:table-cell>
          <table:table-cell office:value-type="string" table:style-name="ce1">
            <text:p>8562434 <text:s/>3104157129</text:p>
          </table:table-cell>
          <table:table-cell office:value-type="string" table:style-name="ce1">
            <text:p>F</text:p>
          </table:table-cell>
          <table:table-cell office:value-type="date" office:date-value="1936-08-09T00:00:00" table:style-name="ce3">
            <text:p>09/08/193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ERMANO(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0145" table:style-name="ce1">
            <text:p>640145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VDA EL ZARZAL</text:p>
          </table:table-cell>
          <table:table-cell office:value-type="float" office:value="8562560" table:style-name="ce1">
            <text:p>8562560</text:p>
          </table:table-cell>
          <table:table-cell office:value-type="string" table:style-name="ce1">
            <text:p>M</text:p>
          </table:table-cell>
          <table:table-cell office:value-type="date" office:date-value="1932-06-25T00:00:00" table:style-name="ce3">
            <text:p>25/06/193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521" table:style-name="ce1">
            <text:p>21708521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Emilia</text:p>
          </table:table-cell>
          <table:table-cell office:value-type="string" table:style-name="ce1">
            <text:p>vereda el zarzal</text:p>
          </table:table-cell>
          <table:table-cell office:value-type="float" office:value="8.5624343104157104E+16" table:style-name="ce1">
            <text:p>8.56243E+16</text:p>
          </table:table-cell>
          <table:table-cell office:value-type="string" table:style-name="ce1">
            <text:p>F</text:p>
          </table:table-cell>
          <table:table-cell office:value-type="date" office:date-value="1953-02-10T00:00:00" table:style-name="ce3">
            <text:p>10/02/195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246" table:style-name="ce1">
            <text:p>2170924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da De Maya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Ligia</text:p>
          </table:table-cell>
          <table:table-cell office:value-type="string" table:style-name="ce1">
            <text:p>CL 18 NRO 15 21</text:p>
          </table:table-cell>
          <table:table-cell office:value-type="float" office:value="8562861" table:style-name="ce1">
            <text:p>8562861</text:p>
          </table:table-cell>
          <table:table-cell office:value-type="string" table:style-name="ce1">
            <text:p>F</text:p>
          </table:table-cell>
          <table:table-cell office:value-type="date" office:date-value="1959-08-20T00:00:00" table:style-name="ce3">
            <text:p>20/08/19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61653465" table:style-name="ce1">
            <text:p>98061653465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L 18 NRO 15 21</text:p>
          </table:table-cell>
          <table:table-cell office:value-type="string" table:style-name="ce1">
            <text:p>8562861 <text:s text:c="2"/>3143374468</text:p>
          </table:table-cell>
          <table:table-cell office:value-type="string" table:style-name="ce1">
            <text:p>M</text:p>
          </table:table-cell>
          <table:table-cell office:value-type="date" office:date-value="1998-06-16T00:00:00" table:style-name="ce3">
            <text:p>16/06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084" table:style-name="ce1">
            <text:p>1526108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 BARRIO SANTANDER</text:p>
          </table:table-cell>
          <table:table-cell office:value-type="string" table:style-name="ce1">
            <text:p>3113274694 <text:s/>8562733</text:p>
          </table:table-cell>
          <table:table-cell office:value-type="string" table:style-name="ce1">
            <text:p>M</text:p>
          </table:table-cell>
          <table:table-cell office:value-type="date" office:date-value="1959-04-25T00:00:00" table:style-name="ce3">
            <text:p>25/04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826" table:style-name="ce1">
            <text:p>1039886826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Castrillon</text:p>
          </table:table-cell>
          <table:table-cell office:value-type="string" table:style-name="ce1">
            <text:p>Mayra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sevilla</text:p>
          </table:table-cell>
          <table:table-cell office:value-type="float" office:value="8.5771633137672608E+16" table:style-name="ce1">
            <text:p>8.57716E+16</text:p>
          </table:table-cell>
          <table:table-cell office:value-type="string" table:style-name="ce1">
            <text:p>F</text:p>
          </table:table-cell>
          <table:table-cell office:value-type="date" office:date-value="1995-07-22T00:00:00" table:style-name="ce3">
            <text:p>22/07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514961" table:style-name="ce1">
            <text:p>98514961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KR 46 41-16</text:p>
          </table:table-cell>
          <table:table-cell office:value-type="string" table:style-name="ce1">
            <text:p>3113334119 <text:s/>8577107</text:p>
          </table:table-cell>
          <table:table-cell office:value-type="string" table:style-name="ce1">
            <text:p>M</text:p>
          </table:table-cell>
          <table:table-cell office:value-type="date" office:date-value="1965-06-21T00:00:00" table:style-name="ce3">
            <text:p>21/06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298" table:style-name="ce1">
            <text:p>3467298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Sartal</text:p>
          </table:table-cell>
          <table:table-cell office:value-type="float" office:value="8562480" table:style-name="ce1">
            <text:p>8562480</text:p>
          </table:table-cell>
          <table:table-cell office:value-type="string" table:style-name="ce1">
            <text:p>M</text:p>
          </table:table-cell>
          <table:table-cell office:value-type="date" office:date-value="1938-06-05T00:00:00" table:style-name="ce3">
            <text:p>05/06/193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979" table:style-name="ce1">
            <text:p>21707979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e Guerra</text:p>
          </table:table-cell>
          <table:table-cell office:value-type="string" table:style-name="ce1">
            <text:p>Lilia</text:p>
          </table:table-cell>
          <table:table-cell office:value-type="string" table:style-name="ce1">
            <text:p>De Los Dolores</text:p>
          </table:table-cell>
          <table:table-cell office:value-type="string" table:style-name="ce1">
            <text:p>Vereda el zarzal</text:p>
          </table:table-cell>
          <table:table-cell office:value-type="string" table:style-name="ce1">
            <text:p>3711776 <text:s/>3127710774</text:p>
          </table:table-cell>
          <table:table-cell office:value-type="string" table:style-name="ce1">
            <text:p>F</text:p>
          </table:table-cell>
          <table:table-cell office:value-type="date" office:date-value="1946-11-30T00:00:00" table:style-name="ce3">
            <text:p>30/11/194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48" table:style-name="ce1">
            <text:p>15262148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barrio el carmelo</text:p>
          </table:table-cell>
          <table:table-cell office:value-type="float" office:value="8422573" table:style-name="ce1">
            <text:p>8422573</text:p>
          </table:table-cell>
          <table:table-cell office:value-type="string" table:style-name="ce1">
            <text:p>M</text:p>
          </table:table-cell>
          <table:table-cell office:value-type="date" office:date-value="1961-10-27T00:00:00" table:style-name="ce3">
            <text:p>27/10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211" table:style-name="ce1">
            <text:p>1039884211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Robinson</text:p>
          </table:table-cell>
          <table:table-cell table:style-name="ce1"/>
          <table:table-cell office:value-type="string" table:style-name="ce1">
            <text:p>CORREGIMIENTO LA CLARA</text:p>
          </table:table-cell>
          <table:table-cell office:value-type="float" office:value="8.5622943216440304E+16" table:style-name="ce1">
            <text:p>8.56229E+16</text:p>
          </table:table-cell>
          <table:table-cell office:value-type="string" table:style-name="ce1">
            <text:p>M</text:p>
          </table:table-cell>
          <table:table-cell office:value-type="date" office:date-value="1986-08-20T00:00:00" table:style-name="ce3">
            <text:p>20/08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2093499" table:style-name="ce1">
            <text:p>1022093499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Xiomara</text:p>
          </table:table-cell>
          <table:table-cell table:style-name="ce1"/>
          <table:table-cell office:value-type="string" table:style-name="ce1">
            <text:p>CORREGIMIENTO LA CLARA</text:p>
          </table:table-cell>
          <table:table-cell office:value-type="float" office:value="3216440305" table:style-name="ce1">
            <text:p>3216440305</text:p>
          </table:table-cell>
          <table:table-cell office:value-type="string" table:style-name="ce1">
            <text:p>F</text:p>
          </table:table-cell>
          <table:table-cell office:value-type="date" office:date-value="2005-11-09T00:00:00" table:style-name="ce3">
            <text:p>09/11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605" table:style-name="ce1">
            <text:p>43848605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Taborda</text:p>
          </table:table-cell>
          <table:table-cell office:value-type="string" table:style-name="ce1">
            <text:p>Yurany</text:p>
          </table:table-cell>
          <table:table-cell office:value-type="string" table:style-name="ce1">
            <text:p>Ailin</text:p>
          </table:table-cell>
          <table:table-cell office:value-type="string" table:style-name="ce1">
            <text:p>CORREGIMIENTO LA CLARA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F</text:p>
          </table:table-cell>
          <table:table-cell office:value-type="date" office:date-value="1985-12-05T00:00:00" table:style-name="ce3">
            <text:p>05/12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47" table:style-name="ce1">
            <text:p>43848047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 CTO SEVILLA N 25 25-20</text:p>
          </table:table-cell>
          <table:table-cell office:value-type="float" office:value="8.5770023136591904E+16" table:style-name="ce1">
            <text:p>8.577E+16</text:p>
          </table:table-cell>
          <table:table-cell office:value-type="string" table:style-name="ce1">
            <text:p>F</text:p>
          </table:table-cell>
          <table:table-cell office:value-type="date" office:date-value="1981-07-08T00:00:00" table:style-name="ce3">
            <text:p>08/07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42772" table:style-name="ce1">
            <text:p>1000442772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 25 25-16</text:p>
          </table:table-cell>
          <table:table-cell office:value-type="float" office:value="8.5770023136591904E+16" table:style-name="ce1">
            <text:p>8.577E+16</text:p>
          </table:table-cell>
          <table:table-cell office:value-type="string" table:style-name="ce1">
            <text:p>M</text:p>
          </table:table-cell>
          <table:table-cell office:value-type="date" office:date-value="2003-01-16T00:00:00" table:style-name="ce3">
            <text:p>16/01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677" table:style-name="ce1">
            <text:p>15264677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Sepulved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TO SEVILLA 25 <text:s/>25 20</text:p>
          </table:table-cell>
          <table:table-cell office:value-type="float" office:value="8577181" table:style-name="ce1">
            <text:p>8577181</text:p>
          </table:table-cell>
          <table:table-cell office:value-type="string" table:style-name="ce1">
            <text:p>M</text:p>
          </table:table-cell>
          <table:table-cell office:value-type="date" office:date-value="1977-06-18T00:00:00" table:style-name="ce3">
            <text:p>18/06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939" table:style-name="ce1">
            <text:p>21708939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L 19 NRO 16 04</text:p>
          </table:table-cell>
          <table:table-cell office:value-type="float" office:value="8562168" table:style-name="ce1">
            <text:p>8562168</text:p>
          </table:table-cell>
          <table:table-cell office:value-type="string" table:style-name="ce1">
            <text:p>F</text:p>
          </table:table-cell>
          <table:table-cell office:value-type="date" office:date-value="1960-01-13T00:00:00" table:style-name="ce3">
            <text:p>13/01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018" table:style-name="ce1">
            <text:p>43444018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L 19A NRO 12 23</text:p>
          </table:table-cell>
          <table:table-cell office:value-type="float" office:value="3166184035444090" table:style-name="ce1">
            <text:p>3.16618E+15</text:p>
          </table:table-cell>
          <table:table-cell office:value-type="string" table:style-name="ce1">
            <text:p>F</text:p>
          </table:table-cell>
          <table:table-cell office:value-type="date" office:date-value="1969-06-12T00:00:00" table:style-name="ce3">
            <text:p>12/06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411" table:style-name="ce1">
            <text:p>15262411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CATAÑ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urbanizacion santa tere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</text:p>
          </table:table-cell>
          <table:table-cell office:value-type="date" office:date-value="1965-08-01T00:00:00" table:style-name="ce3">
            <text:p>01/08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1539642" table:style-name="ce1">
            <text:p>1001539642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CL 19A NRO 12 23</text:p>
          </table:table-cell>
          <table:table-cell office:value-type="float" office:value="8562215" table:style-name="ce1">
            <text:p>8562215</text:p>
          </table:table-cell>
          <table:table-cell office:value-type="string" table:style-name="ce1">
            <text:p>F</text:p>
          </table:table-cell>
          <table:table-cell office:value-type="date" office:date-value="2002-04-14T00:00:00" table:style-name="ce3">
            <text:p>14/04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112716459" table:style-name="ce1">
            <text:p>9811271645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Natalia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8577332" table:style-name="ce1">
            <text:p>8577332</text:p>
          </table:table-cell>
          <table:table-cell office:value-type="string" table:style-name="ce1">
            <text:p>F</text:p>
          </table:table-cell>
          <table:table-cell office:value-type="date" office:date-value="1998-11-27T00:00:00" table:style-name="ce3">
            <text:p>27/11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175" table:style-name="ce1">
            <text:p>1039887175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evilla</text:p>
          </table:table-cell>
          <table:table-cell office:value-type="float" office:value="8577332" table:style-name="ce1">
            <text:p>8577332</text:p>
          </table:table-cell>
          <table:table-cell office:value-type="string" table:style-name="ce1">
            <text:p>M</text:p>
          </table:table-cell>
          <table:table-cell office:value-type="date" office:date-value="1997-01-28T00:00:00" table:style-name="ce3">
            <text:p>28/01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048" table:style-name="ce1">
            <text:p>43847048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Corregimiento Sevilla</text:p>
          </table:table-cell>
          <table:table-cell office:value-type="string" table:style-name="ce1">
            <text:p>8577332 3117857087</text:p>
          </table:table-cell>
          <table:table-cell office:value-type="string" table:style-name="ce1">
            <text:p>F</text:p>
          </table:table-cell>
          <table:table-cell office:value-type="date" office:date-value="1974-02-27T00:00:00" table:style-name="ce3">
            <text:p>27/02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383" table:style-name="ce1">
            <text:p>1526238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Gildardo</text:p>
          </table:table-cell>
          <table:table-cell table:style-name="ce1"/>
          <table:table-cell office:value-type="string" table:style-name="ce1">
            <text:p>CORREG <text:s/>SEVILLA</text:p>
          </table:table-cell>
          <table:table-cell office:value-type="string" table:style-name="ce1">
            <text:p>8577332 <text:s text:c="3"/>3613292</text:p>
          </table:table-cell>
          <table:table-cell office:value-type="string" table:style-name="ce1">
            <text:p>M</text:p>
          </table:table-cell>
          <table:table-cell office:value-type="date" office:date-value="1965-11-24T00:00:00" table:style-name="ce3">
            <text:p>24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593" table:style-name="ce1">
            <text:p>15260593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BARRIO SAN FRANCISCO</text:p>
          </table:table-cell>
          <table:table-cell office:value-type="float" office:value="2.75044131042543E+16" table:style-name="ce1">
            <text:p>2.75044E+16</text:p>
          </table:table-cell>
          <table:table-cell office:value-type="string" table:style-name="ce1">
            <text:p>M</text:p>
          </table:table-cell>
          <table:table-cell office:value-type="date" office:date-value="1956-11-03T00:00:00" table:style-name="ce3">
            <text:p>03/11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112619623" table:style-name="ce1">
            <text:p>98112619623</text:p>
          </table:table-cell>
          <table:table-cell office:value-type="string" table:style-name="ce1">
            <text:p>Leyto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alle 101 sur 44A 126</text:p>
          </table:table-cell>
          <table:table-cell office:value-type="float" office:value="3146201973" table:style-name="ce1">
            <text:p>3146201973</text:p>
          </table:table-cell>
          <table:table-cell office:value-type="string" table:style-name="ce1">
            <text:p>M</text:p>
          </table:table-cell>
          <table:table-cell office:value-type="date" office:date-value="1998-11-26T00:00:00" table:style-name="ce3">
            <text:p>26/11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2254676" table:style-name="ce1">
            <text:p>12254676</text:p>
          </table:table-cell>
          <table:table-cell office:value-type="string" table:style-name="ce1">
            <text:p>Leyto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Oscar</text:p>
          </table:table-cell>
          <table:table-cell table:style-name="ce1"/>
          <table:table-cell office:value-type="string" table:style-name="ce1">
            <text:p>calle 24 45 123</text:p>
          </table:table-cell>
          <table:table-cell office:value-type="float" office:value="3124050" table:style-name="ce1">
            <text:p>3124050</text:p>
          </table:table-cell>
          <table:table-cell office:value-type="string" table:style-name="ce1">
            <text:p>M</text:p>
          </table:table-cell>
          <table:table-cell office:value-type="date" office:date-value="1963-04-15T00:00:00" table:style-name="ce3">
            <text:p>15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170" table:style-name="ce1">
            <text:p>21707170</text:p>
          </table:table-cell>
          <table:table-cell office:value-type="string" table:style-name="ce1">
            <text:p>Ruiz de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cra 14-angel builes</text:p>
          </table:table-cell>
          <table:table-cell office:value-type="float" office:value="3.2174256244122E+16" table:style-name="ce1">
            <text:p>3.21743E+16</text:p>
          </table:table-cell>
          <table:table-cell office:value-type="string" table:style-name="ce1">
            <text:p>F</text:p>
          </table:table-cell>
          <table:table-cell office:value-type="date" office:date-value="1938-01-05T00:00:00" table:style-name="ce3">
            <text:p>05/01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02" table:style-name="ce1">
            <text:p>43443602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Piedad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vereda el zarzal</text:p>
          </table:table-cell>
          <table:table-cell office:value-type="float" office:value="8562056" table:style-name="ce1">
            <text:p>8562056</text:p>
          </table:table-cell>
          <table:table-cell office:value-type="string" table:style-name="ce1">
            <text:p>F</text:p>
          </table:table-cell>
          <table:table-cell office:value-type="date" office:date-value="1966-09-17T00:00:00" table:style-name="ce3">
            <text:p>17/09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059" table:style-name="ce1">
            <text:p>1526205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Dima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RA <text:s/>19 N <text:s/>14 36</text:p>
          </table:table-cell>
          <table:table-cell office:value-type="float" office:value="3216438327" table:style-name="ce1">
            <text:p>3216438327</text:p>
          </table:table-cell>
          <table:table-cell office:value-type="string" table:style-name="ce1">
            <text:p>M</text:p>
          </table:table-cell>
          <table:table-cell office:value-type="date" office:date-value="1963-11-18T00:00:00" table:style-name="ce3">
            <text:p>18/11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470" table:style-name="ce1">
            <text:p>1001643470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vda santa teresa</text:p>
          </table:table-cell>
          <table:table-cell office:value-type="float" office:value="8562016" table:style-name="ce1">
            <text:p>8562016</text:p>
          </table:table-cell>
          <table:table-cell office:value-type="string" table:style-name="ce1">
            <text:p>M</text:p>
          </table:table-cell>
          <table:table-cell office:value-type="date" office:date-value="1995-11-07T00:00:00" table:style-name="ce3">
            <text:p>07/11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366" table:style-name="ce1">
            <text:p>1007304366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teo</text:p>
          </table:table-cell>
          <table:table-cell table:style-name="ce1"/>
          <table:table-cell office:value-type="string" table:style-name="ce1">
            <text:p>vda santa teresa</text:p>
          </table:table-cell>
          <table:table-cell office:value-type="float" office:value="8.5620163116265296E+16" table:style-name="ce1">
            <text:p>8.56202E+16</text:p>
          </table:table-cell>
          <table:table-cell office:value-type="string" table:style-name="ce1">
            <text:p>M</text:p>
          </table:table-cell>
          <table:table-cell office:value-type="date" office:date-value="1998-01-01T00:00:00" table:style-name="ce3">
            <text:p>01/01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073" table:style-name="ce1">
            <text:p>15263073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Timoteo</text:p>
          </table:table-cell>
          <table:table-cell table:style-name="ce1"/>
          <table:table-cell office:value-type="string" table:style-name="ce1">
            <text:p>vda santa teresa</text:p>
          </table:table-cell>
          <table:table-cell office:value-type="float" office:value="8562016" table:style-name="ce1">
            <text:p>8562016</text:p>
          </table:table-cell>
          <table:table-cell office:value-type="string" table:style-name="ce1">
            <text:p>M</text:p>
          </table:table-cell>
          <table:table-cell office:value-type="date" office:date-value="1968-04-17T00:00:00" table:style-name="ce3">
            <text:p>17/04/19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344" table:style-name="ce1">
            <text:p>1007304344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vda santa teresa</text:p>
          </table:table-cell>
          <table:table-cell office:value-type="float" office:value="8562016" table:style-name="ce1">
            <text:p>8562016</text:p>
          </table:table-cell>
          <table:table-cell office:value-type="string" table:style-name="ce1">
            <text:p>M</text:p>
          </table:table-cell>
          <table:table-cell office:value-type="date" office:date-value="1999-11-07T00:00:00" table:style-name="ce3">
            <text:p>07/11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44" table:style-name="ce1">
            <text:p>4384784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driana</text:p>
          </table:table-cell>
          <table:table-cell table:style-name="ce1"/>
          <table:table-cell office:value-type="string" table:style-name="ce1">
            <text:p>vda santa teresa</text:p>
          </table:table-cell>
          <table:table-cell office:value-type="float" office:value="8562016" table:style-name="ce1">
            <text:p>8562016</text:p>
          </table:table-cell>
          <table:table-cell office:value-type="string" table:style-name="ce1">
            <text:p>F</text:p>
          </table:table-cell>
          <table:table-cell office:value-type="date" office:date-value="1978-01-24T00:00:00" table:style-name="ce3">
            <text:p>24/01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898" table:style-name="ce1">
            <text:p>15260898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Azae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ORREGIMIENTO EL BRASIL</text:p>
          </table:table-cell>
          <table:table-cell office:value-type="float" office:value="8563434" table:style-name="ce1">
            <text:p>8563434</text:p>
          </table:table-cell>
          <table:table-cell office:value-type="string" table:style-name="ce1">
            <text:p>M</text:p>
          </table:table-cell>
          <table:table-cell office:value-type="date" office:date-value="1958-09-23T00:00:00" table:style-name="ce3">
            <text:p>23/09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3194701" table:style-name="ce1">
            <text:p>1033194701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ERONIMO</text:p>
          </table:table-cell>
          <table:table-cell table:style-name="ce1"/>
          <table:table-cell office:value-type="string" table:style-name="ce1">
            <text:p>KR 17 n 18 19</text:p>
          </table:table-cell>
          <table:table-cell office:value-type="float" office:value="4383261" table:style-name="ce1">
            <text:p>4383261</text:p>
          </table:table-cell>
          <table:table-cell office:value-type="string" table:style-name="ce1">
            <text:p>M</text:p>
          </table:table-cell>
          <table:table-cell office:value-type="date" office:date-value="2013-04-03T00:00:00" table:style-name="ce3">
            <text:p>03/04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053" table:style-name="ce1">
            <text:p>1038232053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DARLYN</text:p>
          </table:table-cell>
          <table:table-cell office:value-type="string" table:style-name="ce1">
            <text:p>XIOMARA</text:p>
          </table:table-cell>
          <table:table-cell office:value-type="string" table:style-name="ce1">
            <text:p>SEC DIVINO NInO EBEJICO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F</text:p>
          </table:table-cell>
          <table:table-cell office:value-type="date" office:date-value="2004-06-27T00:00:00" table:style-name="ce3">
            <text:p>27/06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217" table:style-name="ce1">
            <text:p>43848217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Omaira</text:p>
          </table:table-cell>
          <table:table-cell table:style-name="ce1"/>
          <table:table-cell office:value-type="string" table:style-name="ce1">
            <text:p>cra 97 BA <text:s/>No <text:s/>64 <text:s/>56</text:p>
          </table:table-cell>
          <table:table-cell office:value-type="float" office:value="4263083" table:style-name="ce1">
            <text:p>4263083</text:p>
          </table:table-cell>
          <table:table-cell office:value-type="string" table:style-name="ce1">
            <text:p>F</text:p>
          </table:table-cell>
          <table:table-cell office:value-type="date" office:date-value="1982-09-10T00:00:00" table:style-name="ce3">
            <text:p>10/09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7932244" table:style-name="ce1">
            <text:p>1017932244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CAR 97 BA <text:s text:c="3"/>56-64</text:p>
          </table:table-cell>
          <table:table-cell office:value-type="string" table:style-name="ce1">
            <text:p>3148850378ntl</text:p>
          </table:table-cell>
          <table:table-cell office:value-type="string" table:style-name="ce1">
            <text:p>M</text:p>
          </table:table-cell>
          <table:table-cell office:value-type="date" office:date-value="2008-05-30T00:00:00" table:style-name="ce3">
            <text:p>30/05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362243" table:style-name="ce1">
            <text:p>3362243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VDA BRASIL</text:p>
          </table:table-cell>
          <table:table-cell office:value-type="float" office:value="3196450803" table:style-name="ce1">
            <text:p>3196450803</text:p>
          </table:table-cell>
          <table:table-cell office:value-type="string" table:style-name="ce1">
            <text:p>M</text:p>
          </table:table-cell>
          <table:table-cell office:value-type="date" office:date-value="1977-10-13T00:00:00" table:style-name="ce3">
            <text:p>13/10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3527350" table:style-name="ce1">
            <text:p>1023527350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VDA BRASIL</text:p>
          </table:table-cell>
          <table:table-cell office:value-type="float" office:value="3219720763" table:style-name="ce1">
            <text:p>3219720763</text:p>
          </table:table-cell>
          <table:table-cell office:value-type="string" table:style-name="ce1">
            <text:p>M</text:p>
          </table:table-cell>
          <table:table-cell office:value-type="date" office:date-value="2008-08-10T00:00:00" table:style-name="ce3">
            <text:p>10/08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596" table:style-name="ce1">
            <text:p>43848596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YULIANA</text:p>
          </table:table-cell>
          <table:table-cell office:value-type="string" table:style-name="ce1">
            <text:p>LISDEY</text:p>
          </table:table-cell>
          <table:table-cell office:value-type="string" table:style-name="ce1">
            <text:p>VDA BRASIL</text:p>
          </table:table-cell>
          <table:table-cell office:value-type="float" office:value="3196450803" table:style-name="ce1">
            <text:p>3196450803</text:p>
          </table:table-cell>
          <table:table-cell office:value-type="string" table:style-name="ce1">
            <text:p>F</text:p>
          </table:table-cell>
          <table:table-cell office:value-type="date" office:date-value="1985-11-12T00:00:00" table:style-name="ce3">
            <text:p>12/11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080" table:style-name="ce1">
            <text:p>4344308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KR 09 NRO 19 40</text:p>
          </table:table-cell>
          <table:table-cell office:value-type="float" office:value="8562189" table:style-name="ce1">
            <text:p>8562189</text:p>
          </table:table-cell>
          <table:table-cell office:value-type="string" table:style-name="ce1">
            <text:p>F</text:p>
          </table:table-cell>
          <table:table-cell office:value-type="date" office:date-value="1963-06-17T00:00:00" table:style-name="ce3">
            <text:p>17/06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86" table:style-name="ce1">
            <text:p>1038232486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AV REPUBLICA 17 7</text:p>
          </table:table-cell>
          <table:table-cell office:value-type="float" office:value="3112920597" table:style-name="ce1">
            <text:p>3112920597</text:p>
          </table:table-cell>
          <table:table-cell office:value-type="string" table:style-name="ce1">
            <text:p>F</text:p>
          </table:table-cell>
          <table:table-cell office:value-type="date" office:date-value="2010-11-21T00:00:00" table:style-name="ce3">
            <text:p>21/11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35" table:style-name="ce1">
            <text:p>1039885335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Yuliet</text:p>
          </table:table-cell>
          <table:table-cell office:value-type="string" table:style-name="ce1">
            <text:p>Milena</text:p>
          </table:table-cell>
          <table:table-cell office:value-type="string" table:style-name="ce1">
            <text:p>AV REPUBLICA 17 7</text:p>
          </table:table-cell>
          <table:table-cell office:value-type="float" office:value="3112920597" table:style-name="ce1">
            <text:p>3112920597</text:p>
          </table:table-cell>
          <table:table-cell office:value-type="string" table:style-name="ce1">
            <text:p>F</text:p>
          </table:table-cell>
          <table:table-cell office:value-type="date" office:date-value="1990-01-29T00:00:00" table:style-name="ce3">
            <text:p>29/01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771446" table:style-name="ce1">
            <text:p>71771446</text:p>
          </table:table-cell>
          <table:table-cell office:value-type="string" table:style-name="ce1">
            <text:p>Ospina</text:p>
          </table:table-cell>
          <table:table-cell table:style-name="ce1"/>
          <table:table-cell office:value-type="string" table:style-name="ce1">
            <text:p>Edi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DA FATIMA</text:p>
          </table:table-cell>
          <table:table-cell office:value-type="float" office:value="2562601" table:style-name="ce1">
            <text:p>2562601</text:p>
          </table:table-cell>
          <table:table-cell office:value-type="string" table:style-name="ce1">
            <text:p>M</text:p>
          </table:table-cell>
          <table:table-cell office:value-type="date" office:date-value="1974-10-01T00:00:00" table:style-name="ce3">
            <text:p>01/10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051" table:style-name="ce1">
            <text:p>21708051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Lib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KR 64 <text:s/>25 B - 42 <text:s/>BR BARILOCHE</text:p>
          </table:table-cell>
          <table:table-cell office:value-type="float" office:value="6.0228603147809296E+16" table:style-name="ce1">
            <text:p>6.02286E+16</text:p>
          </table:table-cell>
          <table:table-cell office:value-type="string" table:style-name="ce1">
            <text:p>F</text:p>
          </table:table-cell>
          <table:table-cell office:value-type="date" office:date-value="1953-12-22T00:00:00" table:style-name="ce3">
            <text:p>22/12/19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548490" table:style-name="ce1">
            <text:p>1000548490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Kelly</text:p>
          </table:table-cell>
          <table:table-cell table:style-name="ce1"/>
          <table:table-cell office:value-type="string" table:style-name="ce1">
            <text:p>C 18 19-11</text:p>
          </table:table-cell>
          <table:table-cell office:value-type="float" office:value="8562302" table:style-name="ce1">
            <text:p>8562302</text:p>
          </table:table-cell>
          <table:table-cell office:value-type="string" table:style-name="ce1">
            <text:p>F</text:p>
          </table:table-cell>
          <table:table-cell office:value-type="date" office:date-value="2002-08-28T00:00:00" table:style-name="ce3">
            <text:p>28/08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60159335" table:style-name="ce1">
            <text:p>98060159335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nuela</text:p>
          </table:table-cell>
          <table:table-cell table:style-name="ce1"/>
          <table:table-cell office:value-type="string" table:style-name="ce1">
            <text:p>cll 50 35 24</text:p>
          </table:table-cell>
          <table:table-cell office:value-type="float" office:value="2281861" table:style-name="ce1">
            <text:p>2281861</text:p>
          </table:table-cell>
          <table:table-cell office:value-type="string" table:style-name="ce1">
            <text:p>F</text:p>
          </table:table-cell>
          <table:table-cell office:value-type="date" office:date-value="1998-06-01T00:00:00" table:style-name="ce3">
            <text:p>01/06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94241" table:style-name="ce1">
            <text:p>21594241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artagena</text:p>
          </table:table-cell>
          <table:table-cell office:value-type="string" table:style-name="ce1">
            <text:p>Magnolia</text:p>
          </table:table-cell>
          <table:table-cell table:style-name="ce1"/>
          <table:table-cell office:value-type="string" table:style-name="ce1">
            <text:p>clle 19 nr 1820</text:p>
          </table:table-cell>
          <table:table-cell office:value-type="float" office:value="3116767029" table:style-name="ce1">
            <text:p>3116767029</text:p>
          </table:table-cell>
          <table:table-cell office:value-type="string" table:style-name="ce1">
            <text:p>F</text:p>
          </table:table-cell>
          <table:table-cell office:value-type="date" office:date-value="1959-03-13T00:00:00" table:style-name="ce3">
            <text:p>13/03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6631778" table:style-name="ce1">
            <text:p>103663177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Daniel</text:p>
          </table:table-cell>
          <table:table-cell table:style-name="ce1"/>
          <table:table-cell office:value-type="string" table:style-name="ce1">
            <text:p>SEVILLA <text:s/>12 01</text:p>
          </table:table-cell>
          <table:table-cell office:value-type="float" office:value="8641210" table:style-name="ce1">
            <text:p>8641210</text:p>
          </table:table-cell>
          <table:table-cell office:value-type="string" table:style-name="ce1">
            <text:p>M</text:p>
          </table:table-cell>
          <table:table-cell office:value-type="date" office:date-value="2008-08-23T00:00:00" table:style-name="ce3">
            <text:p>23/08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9182963" table:style-name="ce1">
            <text:p>39182963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CAMPUZANO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KR 70 30A 188</text:p>
          </table:table-cell>
          <table:table-cell office:value-type="float" office:value="23532575533021" table:style-name="ce1">
            <text:p>2.35326E+13</text:p>
          </table:table-cell>
          <table:table-cell office:value-type="string" table:style-name="ce1">
            <text:p>F</text:p>
          </table:table-cell>
          <table:table-cell office:value-type="date" office:date-value="1965-03-17T00:00:00" table:style-name="ce3">
            <text:p>17/03/196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2029972" table:style-name="ce1">
            <text:p>22029972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ORTES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pasaje fatima</text:p>
          </table:table-cell>
          <table:table-cell office:value-type="float" office:value="8562566" table:style-name="ce1">
            <text:p>8562566</text:p>
          </table:table-cell>
          <table:table-cell office:value-type="string" table:style-name="ce1">
            <text:p>F</text:p>
          </table:table-cell>
          <table:table-cell office:value-type="date" office:date-value="1976-12-22T00:00:00" table:style-name="ce3">
            <text:p>22/12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11753" table:style-name="ce1">
            <text:p>1000411753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calle 18 nro 18-20</text:p>
          </table:table-cell>
          <table:table-cell office:value-type="float" office:value="8562143" table:style-name="ce1">
            <text:p>8562143</text:p>
          </table:table-cell>
          <table:table-cell office:value-type="string" table:style-name="ce1">
            <text:p>F</text:p>
          </table:table-cell>
          <table:table-cell office:value-type="date" office:date-value="2002-05-20T00:00:00" table:style-name="ce3">
            <text:p>20/05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2029153" table:style-name="ce1">
            <text:p>2202915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Orteg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carrera 20 nro 20-11</text:p>
          </table:table-cell>
          <table:table-cell office:value-type="float" office:value="8562143" table:style-name="ce1">
            <text:p>8562143</text:p>
          </table:table-cell>
          <table:table-cell office:value-type="string" table:style-name="ce1">
            <text:p>F</text:p>
          </table:table-cell>
          <table:table-cell office:value-type="date" office:date-value="1968-12-02T00:00:00" table:style-name="ce3">
            <text:p>02/12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563" table:style-name="ce1">
            <text:p>15265563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Arredond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SEVILLA EBEJICO</text:p>
          </table:table-cell>
          <table:table-cell office:value-type="float" office:value="8577072" table:style-name="ce1">
            <text:p>8577072</text:p>
          </table:table-cell>
          <table:table-cell office:value-type="string" table:style-name="ce1">
            <text:p>M</text:p>
          </table:table-cell>
          <table:table-cell office:value-type="date" office:date-value="1981-04-07T00:00:00" table:style-name="ce3">
            <text:p>07/04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732" table:style-name="ce1">
            <text:p>43443732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Rubiel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CR 75A 92 175-</text:p>
          </table:table-cell>
          <table:table-cell office:value-type="string" table:style-name="ce1">
            <text:p>3146839192 5627219</text:p>
          </table:table-cell>
          <table:table-cell office:value-type="string" table:style-name="ce1">
            <text:p>F</text:p>
          </table:table-cell>
          <table:table-cell office:value-type="date" office:date-value="1966-11-29T00:00:00" table:style-name="ce3">
            <text:p>29/11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764515" table:style-name="ce1">
            <text:p>1000764515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da el bosque</text:p>
          </table:table-cell>
          <table:table-cell office:value-type="float" office:value="3114302237" table:style-name="ce1">
            <text:p>3114302237</text:p>
          </table:table-cell>
          <table:table-cell office:value-type="string" table:style-name="ce1">
            <text:p>M</text:p>
          </table:table-cell>
          <table:table-cell office:value-type="date" office:date-value="2002-09-29T00:00:00" table:style-name="ce3">
            <text:p>29/09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6251858" table:style-name="ce1">
            <text:p>1036251858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da el bosque</text:p>
          </table:table-cell>
          <table:table-cell office:value-type="float" office:value="3114302237" table:style-name="ce1">
            <text:p>3114302237</text:p>
          </table:table-cell>
          <table:table-cell office:value-type="string" table:style-name="ce1">
            <text:p>M</text:p>
          </table:table-cell>
          <table:table-cell office:value-type="date" office:date-value="2005-04-14T00:00:00" table:style-name="ce3">
            <text:p>14/04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02" table:style-name="ce1">
            <text:p>43847902</text:p>
          </table:table-cell>
          <table:table-cell office:value-type="string" table:style-name="ce1">
            <text:p>BEDOYA</text:p>
          </table:table-cell>
          <table:table-cell table:style-name="ce1"/>
          <table:table-cell office:value-type="string" table:style-name="ce1">
            <text:p>ASTRID</text:p>
          </table:table-cell>
          <table:table-cell office:value-type="string" table:style-name="ce1">
            <text:p>YANED</text:p>
          </table:table-cell>
          <table:table-cell office:value-type="string" table:style-name="ce1">
            <text:p>vda el bosque</text:p>
          </table:table-cell>
          <table:table-cell office:value-type="float" office:value="3114302237" table:style-name="ce1">
            <text:p>3114302237</text:p>
          </table:table-cell>
          <table:table-cell office:value-type="string" table:style-name="ce1">
            <text:p>F</text:p>
          </table:table-cell>
          <table:table-cell office:value-type="date" office:date-value="1973-03-19T00:00:00" table:style-name="ce3">
            <text:p>19/03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695045" table:style-name="ce1">
            <text:p>43695045</text:p>
          </table:table-cell>
          <table:table-cell office:value-type="string" table:style-name="ce1">
            <text:p>Ze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Yolima</text:p>
          </table:table-cell>
          <table:table-cell office:value-type="string" table:style-name="ce1">
            <text:p>Argely</text:p>
          </table:table-cell>
          <table:table-cell office:value-type="string" table:style-name="ce1">
            <text:p>VDA BOCANEGRA</text:p>
          </table:table-cell>
          <table:table-cell office:value-type="float" office:value="3148910162" table:style-name="ce1">
            <text:p>3148910162</text:p>
          </table:table-cell>
          <table:table-cell office:value-type="string" table:style-name="ce1">
            <text:p>F</text:p>
          </table:table-cell>
          <table:table-cell office:value-type="date" office:date-value="1979-06-26T00:00:00" table:style-name="ce3">
            <text:p>26/06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299913" table:style-name="ce1">
            <text:p>100729991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Ze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VDA BOCANEGRA</text:p>
          </table:table-cell>
          <table:table-cell office:value-type="float" office:value="5142830" table:style-name="ce1">
            <text:p>5142830</text:p>
          </table:table-cell>
          <table:table-cell office:value-type="string" table:style-name="ce1">
            <text:p>F</text:p>
          </table:table-cell>
          <table:table-cell office:value-type="date" office:date-value="1997-03-14T00:00:00" table:style-name="ce3">
            <text:p>14/03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559" table:style-name="ce1">
            <text:p>15262559</text:p>
          </table:table-cell>
          <table:table-cell office:value-type="string" table:style-name="ce1">
            <text:p>Holguin</text:p>
          </table:table-cell>
          <table:table-cell table:style-name="ce1"/>
          <table:table-cell office:value-type="string" table:style-name="ce1">
            <text:p>Leal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BOCANEGRA</text:p>
          </table:table-cell>
          <table:table-cell office:value-type="float" office:value="3148910162" table:style-name="ce1">
            <text:p>3148910162</text:p>
          </table:table-cell>
          <table:table-cell office:value-type="string" table:style-name="ce1">
            <text:p>M</text:p>
          </table:table-cell>
          <table:table-cell office:value-type="date" office:date-value="1964-11-17T00:00:00" table:style-name="ce3">
            <text:p>17/11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213" table:style-name="ce1">
            <text:p>100744121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Ze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oriana</text:p>
          </table:table-cell>
          <table:table-cell office:value-type="string" table:style-name="ce1">
            <text:p>VDA BOCANEGRA</text:p>
          </table:table-cell>
          <table:table-cell office:value-type="float" office:value="3148910162" table:style-name="ce1">
            <text:p>3148910162</text:p>
          </table:table-cell>
          <table:table-cell office:value-type="string" table:style-name="ce1">
            <text:p>F</text:p>
          </table:table-cell>
          <table:table-cell office:value-type="date" office:date-value="1998-05-27T00:00:00" table:style-name="ce3">
            <text:p>27/05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136" table:style-name="ce1">
            <text:p>15263136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el bosque</text:p>
          </table:table-cell>
          <table:table-cell office:value-type="float" office:value="3114302237" table:style-name="ce1">
            <text:p>3114302237</text:p>
          </table:table-cell>
          <table:table-cell office:value-type="string" table:style-name="ce1">
            <text:p>M</text:p>
          </table:table-cell>
          <table:table-cell office:value-type="date" office:date-value="1966-12-09T00:00:00" table:style-name="ce3">
            <text:p>09/12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731" table:style-name="ce1">
            <text:p>3467731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Muno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 98 79-16</text:p>
          </table:table-cell>
          <table:table-cell office:value-type="float" office:value="4712238" table:style-name="ce1">
            <text:p>4712238</text:p>
          </table:table-cell>
          <table:table-cell office:value-type="string" table:style-name="ce1">
            <text:p>M</text:p>
          </table:table-cell>
          <table:table-cell office:value-type="date" office:date-value="1943-12-09T00:00:00" table:style-name="ce3">
            <text:p>09/12/194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636768" table:style-name="ce1">
            <text:p>1000636768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Sar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string" table:style-name="ce1">
            <text:p>8562681 3128434547</text:p>
          </table:table-cell>
          <table:table-cell office:value-type="string" table:style-name="ce1">
            <text:p>F</text:p>
          </table:table-cell>
          <table:table-cell office:value-type="date" office:date-value="2002-09-04T00:00:00" table:style-name="ce3">
            <text:p>04/09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41" table:style-name="ce1">
            <text:p>1039887241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ELIAB</text:p>
          </table:table-cell>
          <table:table-cell table:style-name="ce1"/>
          <table:table-cell office:value-type="string" table:style-name="ce1">
            <text:p>VDA ALTO DE RETIRO</text:p>
          </table:table-cell>
          <table:table-cell office:value-type="float" office:value="3106480326" table:style-name="ce1">
            <text:p>3106480326</text:p>
          </table:table-cell>
          <table:table-cell office:value-type="string" table:style-name="ce1">
            <text:p>M</text:p>
          </table:table-cell>
          <table:table-cell office:value-type="date" office:date-value="1997-05-30T00:00:00" table:style-name="ce3">
            <text:p>30/05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0311633" table:style-name="ce1">
            <text:p>1020311633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jeronimo</text:p>
          </table:table-cell>
          <table:table-cell table:style-name="ce1"/>
          <table:table-cell office:value-type="string" table:style-name="ce1">
            <text:p>CL 12 n 10 21</text:p>
          </table:table-cell>
          <table:table-cell office:value-type="float" office:value="2.52250231175763E+16" table:style-name="ce1">
            <text:p>2.5225E+16</text:p>
          </table:table-cell>
          <table:table-cell office:value-type="string" table:style-name="ce1">
            <text:p>M</text:p>
          </table:table-cell>
          <table:table-cell office:value-type="date" office:date-value="2012-02-18T00:00:00" table:style-name="ce3">
            <text:p>18/02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01" table:style-name="ce1">
            <text:p>1039887201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Xiomara</text:p>
          </table:table-cell>
          <table:table-cell table:style-name="ce1"/>
          <table:table-cell office:value-type="string" table:style-name="ce1">
            <text:p>corregimiento del Brasil</text:p>
          </table:table-cell>
          <table:table-cell office:value-type="float" office:value="3146970162" table:style-name="ce1">
            <text:p>3146970162</text:p>
          </table:table-cell>
          <table:table-cell office:value-type="string" table:style-name="ce1">
            <text:p>F</text:p>
          </table:table-cell>
          <table:table-cell office:value-type="date" office:date-value="1997-03-14T00:00:00" table:style-name="ce3">
            <text:p>14/03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375" table:style-name="ce1">
            <text:p>1007518375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nuela</text:p>
          </table:table-cell>
          <table:table-cell table:style-name="ce1"/>
          <table:table-cell office:value-type="string" table:style-name="ce1">
            <text:p>VDA EL ZARZAL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F</text:p>
          </table:table-cell>
          <table:table-cell office:value-type="date" office:date-value="2003-10-26T00:00:00" table:style-name="ce3">
            <text:p>26/10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20" table:style-name="ce1">
            <text:p>15262120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Tulio</text:p>
          </table:table-cell>
          <table:table-cell office:value-type="string" table:style-name="ce1">
            <text:p>CTO EL <text:s/>BRAZIL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M</text:p>
          </table:table-cell>
          <table:table-cell office:value-type="date" office:date-value="1964-04-28T00:00:00" table:style-name="ce3">
            <text:p>28/04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163" table:style-name="ce1">
            <text:p>21708163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FILO DE SAN JOSE</text:p>
          </table:table-cell>
          <table:table-cell office:value-type="string" table:style-name="ce1">
            <text:p>NO SUMONISTRA</text:p>
          </table:table-cell>
          <table:table-cell office:value-type="string" table:style-name="ce1">
            <text:p>F</text:p>
          </table:table-cell>
          <table:table-cell office:value-type="date" office:date-value="1957-12-15T00:00:00" table:style-name="ce3">
            <text:p>15/12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94969" table:style-name="ce1">
            <text:p>21594969</text:p>
          </table:table-cell>
          <table:table-cell office:value-type="string" table:style-name="ce1">
            <text:p>Gonzalez</text:p>
          </table:table-cell>
          <table:table-cell table:style-name="ce1"/>
          <table:table-cell office:value-type="string" table:style-name="ce1">
            <text:p>Dora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VEREDA LA RENTA</text:p>
          </table:table-cell>
          <table:table-cell office:value-type="string" table:style-name="ce1">
            <text:p>856 24 31</text:p>
          </table:table-cell>
          <table:table-cell office:value-type="string" table:style-name="ce1">
            <text:p>F</text:p>
          </table:table-cell>
          <table:table-cell office:value-type="date" office:date-value="1969-02-25T00:00:00" table:style-name="ce3">
            <text:p>25/02/19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289" table:style-name="ce1">
            <text:p>43443289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UARTAS</text:p>
          </table:table-cell>
          <table:table-cell office:value-type="string" table:style-name="ce1">
            <text:p>CLAUDIA</text:p>
          </table:table-cell>
          <table:table-cell table:style-name="ce1"/>
          <table:table-cell office:value-type="string" table:style-name="ce1">
            <text:p>barrio san francisco</text:p>
          </table:table-cell>
          <table:table-cell office:value-type="float" office:value="2754329" table:style-name="ce1">
            <text:p>2754329</text:p>
          </table:table-cell>
          <table:table-cell office:value-type="string" table:style-name="ce1">
            <text:p>F</text:p>
          </table:table-cell>
          <table:table-cell office:value-type="date" office:date-value="1965-11-13T00:00:00" table:style-name="ce3">
            <text:p>13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05" table:style-name="ce1">
            <text:p>1038232405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Jul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DA LA ZARZAL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F</text:p>
          </table:table-cell>
          <table:table-cell office:value-type="date" office:date-value="2009-08-25T00:00:00" table:style-name="ce3">
            <text:p>25/08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895605" table:style-name="ce1">
            <text:p>1000895605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KR 80 107 50</text:p>
          </table:table-cell>
          <table:table-cell office:value-type="float" office:value="8531127" table:style-name="ce1">
            <text:p>8531127</text:p>
          </table:table-cell>
          <table:table-cell office:value-type="string" table:style-name="ce1">
            <text:p>M</text:p>
          </table:table-cell>
          <table:table-cell office:value-type="date" office:date-value="2002-01-12T00:00:00" table:style-name="ce3">
            <text:p>12/01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680" table:style-name="ce1">
            <text:p>43847680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vereda F tima</text:p>
          </table:table-cell>
          <table:table-cell office:value-type="float" office:value="8562427" table:style-name="ce1">
            <text:p>8562427</text:p>
          </table:table-cell>
          <table:table-cell office:value-type="string" table:style-name="ce1">
            <text:p>F</text:p>
          </table:table-cell>
          <table:table-cell office:value-type="date" office:date-value="1979-02-17T00:00:00" table:style-name="ce3">
            <text:p>17/02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659" table:style-name="ce1">
            <text:p>3467659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barrio san francisco</text:p>
          </table:table-cell>
          <table:table-cell office:value-type="string" table:style-name="ce1">
            <text:p>8562112 <text:s/>3192364793</text:p>
          </table:table-cell>
          <table:table-cell office:value-type="string" table:style-name="ce1">
            <text:p>M</text:p>
          </table:table-cell>
          <table:table-cell office:value-type="date" office:date-value="1942-12-07T00:00:00" table:style-name="ce3">
            <text:p>07/12/194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0771247" table:style-name="ce1">
            <text:p>1000771247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Leydy</text:p>
          </table:table-cell>
          <table:table-cell office:value-type="string" table:style-name="ce1">
            <text:p>Yhohana</text:p>
          </table:table-cell>
          <table:table-cell office:value-type="string" table:style-name="ce1">
            <text:p>VDA <text:s/>LA RENTA</text:p>
          </table:table-cell>
          <table:table-cell office:value-type="float" office:value="3770599" table:style-name="ce1">
            <text:p>3770599</text:p>
          </table:table-cell>
          <table:table-cell office:value-type="string" table:style-name="ce1">
            <text:p>F</text:p>
          </table:table-cell>
          <table:table-cell office:value-type="date" office:date-value="1995-10-22T00:00:00" table:style-name="ce3">
            <text:p>22/10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32" table:style-name="ce1">
            <text:p>1007304732</text:p>
          </table:table-cell>
          <table:table-cell office:value-type="string" table:style-name="ce1">
            <text:p>Rave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Yuliana</text:p>
          </table:table-cell>
          <table:table-cell table:style-name="ce1"/>
          <table:table-cell office:value-type="string" table:style-name="ce1">
            <text:p>CL 24 24 16</text:p>
          </table:table-cell>
          <table:table-cell office:value-type="float" office:value="8562427" table:style-name="ce1">
            <text:p>8562427</text:p>
          </table:table-cell>
          <table:table-cell office:value-type="string" table:style-name="ce1">
            <text:p>F</text:p>
          </table:table-cell>
          <table:table-cell office:value-type="date" office:date-value="2001-12-07T00:00:00" table:style-name="ce3">
            <text:p>07/12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6287068" table:style-name="ce1">
            <text:p>26287068</text:p>
          </table:table-cell>
          <table:table-cell office:value-type="string" table:style-name="ce1">
            <text:p>Caraballo</text:p>
          </table:table-cell>
          <table:table-cell office:value-type="string" table:style-name="ce1">
            <text:p>De Pertuz</text:p>
          </table:table-cell>
          <table:table-cell office:value-type="string" table:style-name="ce1">
            <text:p>Encarnacion</text:p>
          </table:table-cell>
          <table:table-cell table:style-name="ce1"/>
          <table:table-cell office:value-type="string" table:style-name="ce1">
            <text:p>cll 16 avn <text:s/>la republica</text:p>
          </table:table-cell>
          <table:table-cell office:value-type="float" office:value="3115284898" table:style-name="ce1">
            <text:p>3115284898</text:p>
          </table:table-cell>
          <table:table-cell office:value-type="string" table:style-name="ce1">
            <text:p>F</text:p>
          </table:table-cell>
          <table:table-cell office:value-type="date" office:date-value="1938-02-23T00:00:00" table:style-name="ce3">
            <text:p>23/02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53" table:style-name="ce1">
            <text:p>4384795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Migdon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regimiento pueblo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0-07-25T00:00:00" table:style-name="ce3">
            <text:p>25/07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413" table:style-name="ce1">
            <text:p>1039885413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CLL 29 N 30-54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89-11-29T00:00:00" table:style-name="ce3">
            <text:p>29/11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91" table:style-name="ce1">
            <text:p>15264991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VDA SANTA TERESA</text:p>
          </table:table-cell>
          <table:table-cell office:value-type="float" office:value="3216197691" table:style-name="ce1">
            <text:p>3216197691</text:p>
          </table:table-cell>
          <table:table-cell office:value-type="string" table:style-name="ce1">
            <text:p>M</text:p>
          </table:table-cell>
          <table:table-cell office:value-type="date" office:date-value="1979-04-02T00:00:00" table:style-name="ce3">
            <text:p>02/04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054" table:style-name="ce1">
            <text:p>103988405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cl <text:s/>29 30 54</text:p>
          </table:table-cell>
          <table:table-cell office:value-type="float" office:value="3207034579" table:style-name="ce1">
            <text:p>3207034579</text:p>
          </table:table-cell>
          <table:table-cell office:value-type="string" table:style-name="ce1">
            <text:p>M</text:p>
          </table:table-cell>
          <table:table-cell office:value-type="date" office:date-value="1994-04-25T00:00:00" table:style-name="ce3">
            <text:p>25/04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81" table:style-name="ce1">
            <text:p>4384748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LUCY</text:p>
          </table:table-cell>
          <table:table-cell office:value-type="string" table:style-name="ce1">
            <text:p>CALLE 29 N 30 54</text:p>
          </table:table-cell>
          <table:table-cell office:value-type="float" office:value="5841562" table:style-name="ce1">
            <text:p>5841562</text:p>
          </table:table-cell>
          <table:table-cell office:value-type="string" table:style-name="ce1">
            <text:p>F</text:p>
          </table:table-cell>
          <table:table-cell office:value-type="date" office:date-value="1974-08-08T00:00:00" table:style-name="ce3">
            <text:p>08/08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94" table:style-name="ce1">
            <text:p>15263894</text:p>
          </table:table-cell>
          <table:table-cell office:value-type="string" table:style-name="ce1">
            <text:p>HOLGUIN</text:p>
          </table:table-cell>
          <table:table-cell table:style-name="ce1"/>
          <table:table-cell office:value-type="string" table:style-name="ce1">
            <text:p>FABIAN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CALLE 29 N 30-54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69-11-23T00:00:00" table:style-name="ce3">
            <text:p>23/11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80" table:style-name="ce1">
            <text:p>1039886680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L 29 30 54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94-06-03T00:00:00" table:style-name="ce3">
            <text:p>03/06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288678" table:style-name="ce1">
            <text:p>1039288678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EDIER</text:p>
          </table:table-cell>
          <table:table-cell office:value-type="string" table:style-name="ce1">
            <text:p>FERNEY</text:p>
          </table:table-cell>
          <table:table-cell office:value-type="string" table:style-name="ce1">
            <text:p>CLL 32 N 43-50</text:p>
          </table:table-cell>
          <table:table-cell office:value-type="float" office:value="3234082" table:style-name="ce1">
            <text:p>3234082</text:p>
          </table:table-cell>
          <table:table-cell office:value-type="string" table:style-name="ce1">
            <text:p>M</text:p>
          </table:table-cell>
          <table:table-cell office:value-type="date" office:date-value="1992-06-23T00:00:00" table:style-name="ce3">
            <text:p>23/06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595" table:style-name="ce1">
            <text:p>1039884595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RIE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L 10 N 20-09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87-04-27T00:00:00" table:style-name="ce3">
            <text:p>27/04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534" table:style-name="ce1">
            <text:p>1039884534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YURANY</text:p>
          </table:table-cell>
          <table:table-cell office:value-type="string" table:style-name="ce1">
            <text:p>CLL 10 N 20-09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F</text:p>
          </table:table-cell>
          <table:table-cell office:value-type="date" office:date-value="1986-05-31T00:00:00" table:style-name="ce3">
            <text:p>31/05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396" table:style-name="ce1">
            <text:p>1039886396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NICOLAS</text:p>
          </table:table-cell>
          <table:table-cell table:style-name="ce1"/>
          <table:table-cell office:value-type="string" table:style-name="ce1">
            <text:p>CLL 10 N 20-09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2011-09-30T00:00:00" table:style-name="ce3">
            <text:p>30/09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603" table:style-name="ce1">
            <text:p>15261603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CLLE ATENAS 20-08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61-03-26T00:00:00" table:style-name="ce3">
            <text:p>26/03/19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66" table:style-name="ce1">
            <text:p>43444966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L 29 N 30-54</text:p>
          </table:table-cell>
          <table:table-cell office:value-type="float" office:value="3207406350" table:style-name="ce1">
            <text:p>3207406350</text:p>
          </table:table-cell>
          <table:table-cell office:value-type="string" table:style-name="ce1">
            <text:p>F</text:p>
          </table:table-cell>
          <table:table-cell office:value-type="date" office:date-value="1972-03-18T00:00:00" table:style-name="ce3">
            <text:p>18/03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54" table:style-name="ce1">
            <text:p>15265054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ertulfo</text:p>
          </table:table-cell>
          <table:table-cell table:style-name="ce1"/>
          <table:table-cell office:value-type="string" table:style-name="ce1">
            <text:p>CL 29 30 <text:s/>54</text:p>
          </table:table-cell>
          <table:table-cell office:value-type="float" office:value="2826029" table:style-name="ce1">
            <text:p>2826029</text:p>
          </table:table-cell>
          <table:table-cell office:value-type="string" table:style-name="ce1">
            <text:p>M</text:p>
          </table:table-cell>
          <table:table-cell office:value-type="date" office:date-value="1979-09-11T00:00:00" table:style-name="ce3">
            <text:p>11/09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128454084" table:style-name="ce1">
            <text:p>1128454084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ALLE 29 N 30-54</text:p>
          </table:table-cell>
          <table:table-cell office:value-type="float" office:value="3225215252" table:style-name="ce1">
            <text:p>3225215252</text:p>
          </table:table-cell>
          <table:table-cell office:value-type="string" table:style-name="ce1">
            <text:p>M</text:p>
          </table:table-cell>
          <table:table-cell office:value-type="date" office:date-value="1991-03-04T00:00:00" table:style-name="ce3">
            <text:p>04/03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353238" table:style-name="ce1">
            <text:p>32353238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JANETH</text:p>
          </table:table-cell>
          <table:table-cell office:value-type="string" table:style-name="ce1">
            <text:p>CLL 29 N 30-54</text:p>
          </table:table-cell>
          <table:table-cell office:value-type="float" office:value="2461214" table:style-name="ce1">
            <text:p>2461214</text:p>
          </table:table-cell>
          <table:table-cell office:value-type="string" table:style-name="ce1">
            <text:p>F</text:p>
          </table:table-cell>
          <table:table-cell office:value-type="date" office:date-value="1981-12-11T00:00:00" table:style-name="ce3">
            <text:p>11/12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919" table:style-name="ce1">
            <text:p>15265919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YOVANY</text:p>
          </table:table-cell>
          <table:table-cell office:value-type="string" table:style-name="ce1">
            <text:p>CL 30 N 35 56</text:p>
          </table:table-cell>
          <table:table-cell office:value-type="float" office:value="3217352560" table:style-name="ce1">
            <text:p>3217352560</text:p>
          </table:table-cell>
          <table:table-cell office:value-type="string" table:style-name="ce1">
            <text:p>M</text:p>
          </table:table-cell>
          <table:table-cell office:value-type="date" office:date-value="1985-05-20T00:00:00" table:style-name="ce3">
            <text:p>20/05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11" table:style-name="ce1">
            <text:p>15265011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audilio</text:p>
          </table:table-cell>
          <table:table-cell table:style-name="ce1"/>
          <table:table-cell office:value-type="string" table:style-name="ce1">
            <text:p>CL 29 <text:s/>30 54</text:p>
          </table:table-cell>
          <table:table-cell office:value-type="float" office:value="6026721" table:style-name="ce1">
            <text:p>6026721</text:p>
          </table:table-cell>
          <table:table-cell office:value-type="string" table:style-name="ce1">
            <text:p>M</text:p>
          </table:table-cell>
          <table:table-cell office:value-type="date" office:date-value="1979-02-03T00:00:00" table:style-name="ce3">
            <text:p>03/02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22" table:style-name="ce1">
            <text:p>1526372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ROBEIRO</text:p>
          </table:table-cell>
          <table:table-cell office:value-type="string" table:style-name="ce1">
            <text:p>CALLE 29 N 30 54</text:p>
          </table:table-cell>
          <table:table-cell office:value-type="float" office:value="5841562" table:style-name="ce1">
            <text:p>5841562</text:p>
          </table:table-cell>
          <table:table-cell office:value-type="string" table:style-name="ce1">
            <text:p>M</text:p>
          </table:table-cell>
          <table:table-cell office:value-type="date" office:date-value="1972-05-17T00:00:00" table:style-name="ce3">
            <text:p>17/05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080922199" table:style-name="ce1">
            <text:p>9608092219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Yineth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regimiento pueblo de s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6-08-09T00:00:00" table:style-name="ce3">
            <text:p>09/08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773" table:style-name="ce1">
            <text:p>15264773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l 29 30 54</text:p>
          </table:table-cell>
          <table:table-cell office:value-type="float" office:value="5690882" table:style-name="ce1">
            <text:p>5690882</text:p>
          </table:table-cell>
          <table:table-cell office:value-type="string" table:style-name="ce1">
            <text:p>M</text:p>
          </table:table-cell>
          <table:table-cell office:value-type="date" office:date-value="1978-01-19T00:00:00" table:style-name="ce3">
            <text:p>19/01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004" table:style-name="ce1">
            <text:p>15264004</text:p>
          </table:table-cell>
          <table:table-cell office:value-type="string" table:style-name="ce1">
            <text:p>ARBOLEDA</text:p>
          </table:table-cell>
          <table:table-cell table:style-name="ce1"/>
          <table:table-cell office:value-type="string" table:style-name="ce1">
            <text:p>OSCAR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LL 29 N 30-54</text:p>
          </table:table-cell>
          <table:table-cell office:value-type="float" office:value="2461214" table:style-name="ce1">
            <text:p>2461214</text:p>
          </table:table-cell>
          <table:table-cell office:value-type="string" table:style-name="ce1">
            <text:p>M</text:p>
          </table:table-cell>
          <table:table-cell office:value-type="date" office:date-value="1973-07-18T00:00:00" table:style-name="ce3">
            <text:p>18/07/19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601" table:style-name="ce1">
            <text:p>1007518601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ANETH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CLL 29 N 30-54</text:p>
          </table:table-cell>
          <table:table-cell office:value-type="float" office:value="2461214" table:style-name="ce1">
            <text:p>2461214</text:p>
          </table:table-cell>
          <table:table-cell office:value-type="string" table:style-name="ce1">
            <text:p>F</text:p>
          </table:table-cell>
          <table:table-cell office:value-type="date" office:date-value="2001-09-16T00:00:00" table:style-name="ce3">
            <text:p>16/09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7809340" table:style-name="ce1">
            <text:p>1027809340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CLL 29 N 30-54</text:p>
          </table:table-cell>
          <table:table-cell office:value-type="float" office:value="2461214" table:style-name="ce1">
            <text:p>2461214</text:p>
          </table:table-cell>
          <table:table-cell office:value-type="string" table:style-name="ce1">
            <text:p>M</text:p>
          </table:table-cell>
          <table:table-cell office:value-type="date" office:date-value="2010-09-09T00:00:00" table:style-name="ce3">
            <text:p>09/09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00" table:style-name="ce1">
            <text:p>15265800</text:p>
          </table:table-cell>
          <table:table-cell office:value-type="string" table:style-name="ce1">
            <text:p>MONCAD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EGIDIO</text:p>
          </table:table-cell>
          <table:table-cell office:value-type="string" table:style-name="ce1">
            <text:p>CLL 29 N 30-54</text:p>
          </table:table-cell>
          <table:table-cell office:value-type="float" office:value="3193622660" table:style-name="ce1">
            <text:p>3193622660</text:p>
          </table:table-cell>
          <table:table-cell office:value-type="string" table:style-name="ce1">
            <text:p>M</text:p>
          </table:table-cell>
          <table:table-cell office:value-type="date" office:date-value="1984-10-12T00:00:00" table:style-name="ce3">
            <text:p>12/10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499" table:style-name="ce1">
            <text:p>43848499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BIBIANA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CL 29 N 30-54</text:p>
          </table:table-cell>
          <table:table-cell office:value-type="float" office:value="3193622660" table:style-name="ce1">
            <text:p>3193622660</text:p>
          </table:table-cell>
          <table:table-cell office:value-type="string" table:style-name="ce1">
            <text:p>F</text:p>
          </table:table-cell>
          <table:table-cell office:value-type="date" office:date-value="1985-01-16T00:00:00" table:style-name="ce3">
            <text:p>16/01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51410870" table:style-name="ce1">
            <text:p>9905141087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VANEZA</text:p>
          </table:table-cell>
          <table:table-cell office:value-type="string" table:style-name="ce1">
            <text:p>CALLE 29 N 30 54</text:p>
          </table:table-cell>
          <table:table-cell office:value-type="float" office:value="5841562" table:style-name="ce1">
            <text:p>5841562</text:p>
          </table:table-cell>
          <table:table-cell office:value-type="string" table:style-name="ce1">
            <text:p>F</text:p>
          </table:table-cell>
          <table:table-cell office:value-type="date" office:date-value="1999-05-14T00:00:00" table:style-name="ce3">
            <text:p>14/05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41724491" table:style-name="ce1">
            <text:p>9704172449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nyi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CLL 29 N 30-54</text:p>
          </table:table-cell>
          <table:table-cell office:value-type="float" office:value="3122964768" table:style-name="ce1">
            <text:p>3122964768</text:p>
          </table:table-cell>
          <table:table-cell office:value-type="string" table:style-name="ce1">
            <text:p>F</text:p>
          </table:table-cell>
          <table:table-cell office:value-type="date" office:date-value="1997-04-17T00:00:00" table:style-name="ce3">
            <text:p>17/04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513" table:style-name="ce1">
            <text:p>100751851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ristian</text:p>
          </table:table-cell>
          <table:table-cell table:style-name="ce1"/>
          <table:table-cell office:value-type="string" table:style-name="ce1">
            <text:p>corregimiento purblo de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1-04-22T00:00:00" table:style-name="ce3">
            <text:p>22/04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62" table:style-name="ce1">
            <text:p>15262662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CLL 29 N 30-54</text:p>
          </table:table-cell>
          <table:table-cell office:value-type="float" office:value="3019207" table:style-name="ce1">
            <text:p>3019207</text:p>
          </table:table-cell>
          <table:table-cell office:value-type="string" table:style-name="ce1">
            <text:p>M</text:p>
          </table:table-cell>
          <table:table-cell office:value-type="date" office:date-value="1966-11-02T00:00:00" table:style-name="ce3">
            <text:p>02/11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1590542" table:style-name="ce1">
            <text:p>1011590542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CL 5 <text:s text:c="2"/>13-29</text:p>
          </table:table-cell>
          <table:table-cell office:value-type="string" table:style-name="ce1">
            <text:p>320 686 63 00</text:p>
          </table:table-cell>
          <table:table-cell office:value-type="string" table:style-name="ce1">
            <text:p>F</text:p>
          </table:table-cell>
          <table:table-cell office:value-type="date" office:date-value="2004-11-02T00:00:00" table:style-name="ce3">
            <text:p>02/11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544" table:style-name="ce1">
            <text:p>43847544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arrio la inmaculada</text:p>
          </table:table-cell>
          <table:table-cell office:value-type="float" office:value="3207231221" table:style-name="ce1">
            <text:p>3207231221</text:p>
          </table:table-cell>
          <table:table-cell office:value-type="string" table:style-name="ce1">
            <text:p>F</text:p>
          </table:table-cell>
          <table:table-cell office:value-type="date" office:date-value="1978-04-27T00:00:00" table:style-name="ce3">
            <text:p>27/04/19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2093187" table:style-name="ce1">
            <text:p>1022093187</text:p>
          </table:table-cell>
          <table:table-cell office:value-type="string" table:style-name="ce1">
            <text:p>MURILLO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ORREGIMIENTO DE SUCRE</text:p>
          </table:table-cell>
          <table:table-cell office:value-type="float" office:value="8604600" table:style-name="ce1">
            <text:p>8604600</text:p>
          </table:table-cell>
          <table:table-cell office:value-type="string" table:style-name="ce1">
            <text:p>M</text:p>
          </table:table-cell>
          <table:table-cell office:value-type="date" office:date-value="1987-07-21T00:00:00" table:style-name="ce3">
            <text:p>21/07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061015121" table:style-name="ce1">
            <text:p>96061015121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K 48 53-63</text:p>
          </table:table-cell>
          <table:table-cell office:value-type="float" office:value="2316732" table:style-name="ce1">
            <text:p>2316732</text:p>
          </table:table-cell>
          <table:table-cell office:value-type="string" table:style-name="ce1">
            <text:p>M</text:p>
          </table:table-cell>
          <table:table-cell office:value-type="date" office:date-value="1996-06-10T00:00:00" table:style-name="ce3">
            <text:p>10/06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377" table:style-name="ce1">
            <text:p>4344437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cl <text:s/>del socorro 10 45</text:p>
          </table:table-cell>
          <table:table-cell office:value-type="float" office:value="8.5771153128293104E+16" table:style-name="ce1">
            <text:p>8.57712E+16</text:p>
          </table:table-cell>
          <table:table-cell office:value-type="string" table:style-name="ce1">
            <text:p>F</text:p>
          </table:table-cell>
          <table:table-cell office:value-type="date" office:date-value="1970-10-08T00:00:00" table:style-name="ce3">
            <text:p>08/10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210881" table:style-name="ce1">
            <text:p>621088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NOL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11 2 11</text:p>
          </table:table-cell>
          <table:table-cell office:value-type="float" office:value="8531422" table:style-name="ce1">
            <text:p>8531422</text:p>
          </table:table-cell>
          <table:table-cell office:value-type="string" table:style-name="ce1">
            <text:p>M</text:p>
          </table:table-cell>
          <table:table-cell office:value-type="date" office:date-value="1958-06-06T00:00:00" table:style-name="ce3">
            <text:p>06/06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151379" table:style-name="ce1">
            <text:p>8151379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Giraldo</text:p>
          </table:table-cell>
          <table:table-cell office:value-type="string" table:style-name="ce1">
            <text:p>Hildebrando</text:p>
          </table:table-cell>
          <table:table-cell table:style-name="ce1"/>
          <table:table-cell office:value-type="string" table:style-name="ce1">
            <text:p>KRA 19 18 46</text:p>
          </table:table-cell>
          <table:table-cell office:value-type="float" office:value="2277517" table:style-name="ce1">
            <text:p>2277517</text:p>
          </table:table-cell>
          <table:table-cell office:value-type="string" table:style-name="ce1">
            <text:p>M</text:p>
          </table:table-cell>
          <table:table-cell office:value-type="date" office:date-value="1962-03-07T00:00:00" table:style-name="ce3">
            <text:p>07/03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000" table:style-name="ce1">
            <text:p>346800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Noeli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R CAMPO ALEGRE</text:p>
          </table:table-cell>
          <table:table-cell office:value-type="float" office:value="8562499" table:style-name="ce1">
            <text:p>8562499</text:p>
          </table:table-cell>
          <table:table-cell office:value-type="string" table:style-name="ce1">
            <text:p>M</text:p>
          </table:table-cell>
          <table:table-cell office:value-type="date" office:date-value="1948-05-11T00:00:00" table:style-name="ce3">
            <text:p>11/05/194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082" table:style-name="ce1">
            <text:p>21708082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ilia</text:p>
          </table:table-cell>
          <table:table-cell office:value-type="string" table:style-name="ce1">
            <text:p>VEREDA <text:s/>CAMPO ALEGRE</text:p>
          </table:table-cell>
          <table:table-cell office:value-type="float" office:value="8.5624993128941904E+16" table:style-name="ce1">
            <text:p>8.5625E+16</text:p>
          </table:table-cell>
          <table:table-cell office:value-type="string" table:style-name="ce1">
            <text:p>F</text:p>
          </table:table-cell>
          <table:table-cell office:value-type="date" office:date-value="1954-05-18T00:00:00" table:style-name="ce3">
            <text:p>18/05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112317403" table:style-name="ce1">
            <text:p>96112317403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BRR FONDO OBRERO NRO 22 32</text:p>
          </table:table-cell>
          <table:table-cell office:value-type="float" office:value="3136507049" table:style-name="ce1">
            <text:p>3136507049</text:p>
          </table:table-cell>
          <table:table-cell office:value-type="string" table:style-name="ce1">
            <text:p>M</text:p>
          </table:table-cell>
          <table:table-cell office:value-type="date" office:date-value="1996-11-23T00:00:00" table:style-name="ce3">
            <text:p>23/11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154" table:style-name="ce1">
            <text:p>1526315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BRR FONDO OBRERO NRO 22 32</text:p>
          </table:table-cell>
          <table:table-cell office:value-type="float" office:value="3136507049" table:style-name="ce1">
            <text:p>3136507049</text:p>
          </table:table-cell>
          <table:table-cell office:value-type="string" table:style-name="ce1">
            <text:p>M</text:p>
          </table:table-cell>
          <table:table-cell office:value-type="date" office:date-value="1968-11-06T00:00:00" table:style-name="ce3">
            <text:p>06/11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39" table:style-name="ce1">
            <text:p>43444939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BRR FONDO OBRERO NRO 22 32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74-05-04T00:00:00" table:style-name="ce3">
            <text:p>04/05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7751520" table:style-name="ce1">
            <text:p>1037751520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CORRG SEVILLA</text:p>
          </table:table-cell>
          <table:table-cell office:value-type="float" office:value="3207077900" table:style-name="ce1">
            <text:p>3207077900</text:p>
          </table:table-cell>
          <table:table-cell office:value-type="string" table:style-name="ce1">
            <text:p>F</text:p>
          </table:table-cell>
          <table:table-cell office:value-type="date" office:date-value="2013-11-09T00:00:00" table:style-name="ce3">
            <text:p>09/11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070" table:style-name="ce1">
            <text:p>21707070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De Caro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EREDA FATIMA</text:p>
          </table:table-cell>
          <table:table-cell office:value-type="float" office:value="8562388" table:style-name="ce1">
            <text:p>8562388</text:p>
          </table:table-cell>
          <table:table-cell office:value-type="string" table:style-name="ce1">
            <text:p>F</text:p>
          </table:table-cell>
          <table:table-cell office:value-type="date" office:date-value="1940-05-22T00:00:00" table:style-name="ce3">
            <text:p>22/05/194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443" table:style-name="ce1">
            <text:p>3467443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FATIMA</text:p>
          </table:table-cell>
          <table:table-cell office:value-type="float" office:value="8562388" table:style-name="ce1">
            <text:p>8562388</text:p>
          </table:table-cell>
          <table:table-cell office:value-type="string" table:style-name="ce1">
            <text:p>M</text:p>
          </table:table-cell>
          <table:table-cell office:value-type="date" office:date-value="1940-10-03T00:00:00" table:style-name="ce3">
            <text:p>03/10/194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096" table:style-name="ce1">
            <text:p>15264096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FATIMA</text:p>
          </table:table-cell>
          <table:table-cell office:value-type="float" office:value="8562388" table:style-name="ce1">
            <text:p>8562388</text:p>
          </table:table-cell>
          <table:table-cell office:value-type="string" table:style-name="ce1">
            <text:p>M</text:p>
          </table:table-cell>
          <table:table-cell office:value-type="date" office:date-value="1972-10-26T00:00:00" table:style-name="ce3">
            <text:p>26/10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78" table:style-name="ce1">
            <text:p>43847878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Milena</text:p>
          </table:table-cell>
          <table:table-cell office:value-type="string" table:style-name="ce1">
            <text:p>KR 20 SEVILLA BRR SAN FRANCISCO</text:p>
          </table:table-cell>
          <table:table-cell office:value-type="float" office:value="8562307" table:style-name="ce1">
            <text:p>8562307</text:p>
          </table:table-cell>
          <table:table-cell office:value-type="string" table:style-name="ce1">
            <text:p>F</text:p>
          </table:table-cell>
          <table:table-cell office:value-type="date" office:date-value="1979-12-21T00:00:00" table:style-name="ce3">
            <text:p>21/12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99" table:style-name="ce1">
            <text:p>4384779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ATAÑO</text:p>
          </table:table-cell>
          <table:table-cell office:value-type="string" table:style-name="ce1">
            <text:p>FRANCELA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string" table:style-name="ce1">
            <text:p>8562023 3104254376</text:p>
          </table:table-cell>
          <table:table-cell office:value-type="string" table:style-name="ce1">
            <text:p>F</text:p>
          </table:table-cell>
          <table:table-cell office:value-type="date" office:date-value="1979-11-15T00:00:00" table:style-name="ce3">
            <text:p>15/11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192731288" table:style-name="ce1">
            <text:p>1192731288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Vereda Fatima</text:p>
          </table:table-cell>
          <table:table-cell office:value-type="float" office:value="4278052" table:style-name="ce1">
            <text:p>4278052</text:p>
          </table:table-cell>
          <table:table-cell office:value-type="string" table:style-name="ce1">
            <text:p>M</text:p>
          </table:table-cell>
          <table:table-cell office:value-type="date" office:date-value="2002-07-27T00:00:00" table:style-name="ce3">
            <text:p>27/07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6965" table:style-name="ce1">
            <text:p>21706965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DE ANGEL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AGDALENA DEL CARMEN</text:p>
          </table:table-cell>
          <table:table-cell office:value-type="string" table:style-name="ce1">
            <text:p>111KR <text:s/>76 BIS</text:p>
          </table:table-cell>
          <table:table-cell office:value-type="float" office:value="8.56225831433744E+16" table:style-name="ce1">
            <text:p>8.56226E+16</text:p>
          </table:table-cell>
          <table:table-cell office:value-type="string" table:style-name="ce1">
            <text:p>F</text:p>
          </table:table-cell>
          <table:table-cell office:value-type="date" office:date-value="1933-10-26T00:00:00" table:style-name="ce3">
            <text:p>26/10/193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94233" table:style-name="ce1">
            <text:p>21594233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artagen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ela</text:p>
          </table:table-cell>
          <table:table-cell office:value-type="string" table:style-name="ce1">
            <text:p>KR 14 <text:s/>15 26 santa teresa</text:p>
          </table:table-cell>
          <table:table-cell office:value-type="float" office:value="8562015" table:style-name="ce1">
            <text:p>8562015</text:p>
          </table:table-cell>
          <table:table-cell office:value-type="string" table:style-name="ce1">
            <text:p>F</text:p>
          </table:table-cell>
          <table:table-cell office:value-type="date" office:date-value="1956-02-06T00:00:00" table:style-name="ce3">
            <text:p>06/02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29248" table:style-name="ce1">
            <text:p>21529248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ossio</text:p>
          </table:table-cell>
          <table:table-cell office:value-type="string" table:style-name="ce1">
            <text:p>Miryan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LA RENTA</text:p>
          </table:table-cell>
          <table:table-cell office:value-type="float" office:value="9999999" table:style-name="ce1">
            <text:p>9999999</text:p>
          </table:table-cell>
          <table:table-cell office:value-type="string" table:style-name="ce1">
            <text:p>F</text:p>
          </table:table-cell>
          <table:table-cell office:value-type="date" office:date-value="1954-03-14T00:00:00" table:style-name="ce3">
            <text:p>14/03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755" table:style-name="ce1">
            <text:p>21708755</text:p>
          </table:table-cell>
          <table:table-cell office:value-type="string" table:style-name="ce1">
            <text:p>Cortes De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Nubia</text:p>
          </table:table-cell>
          <table:table-cell office:value-type="string" table:style-name="ce1">
            <text:p>CL 19 16 70 AV DE LA REPUBLICA</text:p>
          </table:table-cell>
          <table:table-cell office:value-type="float" office:value="8562089" table:style-name="ce1">
            <text:p>8562089</text:p>
          </table:table-cell>
          <table:table-cell office:value-type="string" table:style-name="ce1">
            <text:p>F</text:p>
          </table:table-cell>
          <table:table-cell office:value-type="date" office:date-value="1956-07-17T00:00:00" table:style-name="ce3">
            <text:p>17/07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104530" table:style-name="ce1">
            <text:p>32104530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|cra <text:s text:c="2"/>14 15-126</text:p>
          </table:table-cell>
          <table:table-cell office:value-type="float" office:value="8562015" table:style-name="ce1">
            <text:p>8562015</text:p>
          </table:table-cell>
          <table:table-cell office:value-type="string" table:style-name="ce1">
            <text:p>F</text:p>
          </table:table-cell>
          <table:table-cell office:value-type="date" office:date-value="1980-12-14T00:00:00" table:style-name="ce3">
            <text:p>14/12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370" table:style-name="ce1">
            <text:p>15260370</text:p>
          </table:table-cell>
          <table:table-cell office:value-type="string" table:style-name="ce1">
            <text:p>YEPES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lle 20 No 22-10</text:p>
          </table:table-cell>
          <table:table-cell office:value-type="float" office:value="8562026" table:style-name="ce1">
            <text:p>8562026</text:p>
          </table:table-cell>
          <table:table-cell office:value-type="string" table:style-name="ce1">
            <text:p>M</text:p>
          </table:table-cell>
          <table:table-cell office:value-type="date" office:date-value="1952-11-13T00:00:00" table:style-name="ce3">
            <text:p>13/11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655" table:style-name="ce1">
            <text:p>15260655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ARBELAE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Kr 22 18 17</text:p>
          </table:table-cell>
          <table:table-cell office:value-type="float" office:value="8562347" table:style-name="ce1">
            <text:p>8562347</text:p>
          </table:table-cell>
          <table:table-cell office:value-type="string" table:style-name="ce1">
            <text:p>M</text:p>
          </table:table-cell>
          <table:table-cell office:value-type="date" office:date-value="1955-12-07T00:00:00" table:style-name="ce3">
            <text:p>07/12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518" table:style-name="ce1">
            <text:p>21708518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HOLANDA</text:p>
          </table:table-cell>
          <table:table-cell office:value-type="float" office:value="8562412" table:style-name="ce1">
            <text:p>8562412</text:p>
          </table:table-cell>
          <table:table-cell office:value-type="string" table:style-name="ce1">
            <text:p>F</text:p>
          </table:table-cell>
          <table:table-cell office:value-type="date" office:date-value="1956-09-21T00:00:00" table:style-name="ce3">
            <text:p>21/09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2996214" table:style-name="ce1">
            <text:p>42996214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De Betancur</text:p>
          </table:table-cell>
          <table:table-cell office:value-type="string" table:style-name="ce1">
            <text:p>Senobia</text:p>
          </table:table-cell>
          <table:table-cell table:style-name="ce1"/>
          <table:table-cell office:value-type="string" table:style-name="ce1">
            <text:p>1kr 14 el matadero</text:p>
          </table:table-cell>
          <table:table-cell office:value-type="float" office:value="3147230319" table:style-name="ce1">
            <text:p>3147230319</text:p>
          </table:table-cell>
          <table:table-cell office:value-type="string" table:style-name="ce1">
            <text:p>F</text:p>
          </table:table-cell>
          <table:table-cell office:value-type="date" office:date-value="1950-09-06T00:00:00" table:style-name="ce3">
            <text:p>06/09/195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940" table:style-name="ce1">
            <text:p>3468940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barrio obrero</text:p>
          </table:table-cell>
          <table:table-cell office:value-type="float" office:value="3630023" table:style-name="ce1">
            <text:p>3630023</text:p>
          </table:table-cell>
          <table:table-cell office:value-type="string" table:style-name="ce1">
            <text:p>M</text:p>
          </table:table-cell>
          <table:table-cell office:value-type="date" office:date-value="1954-09-10T00:00:00" table:style-name="ce3">
            <text:p>10/09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5886410" table:style-name="ce1">
            <text:p>1025886410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elisa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2005-11-17T00:00:00" table:style-name="ce3">
            <text:p>17/11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53828" table:style-name="ce1">
            <text:p>43453828</text:p>
          </table:table-cell>
          <table:table-cell office:value-type="string" table:style-name="ce1">
            <text:p>YEPEZ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GLADIS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PUEBLO EBEJICO</text:p>
          </table:table-cell>
          <table:table-cell office:value-type="string" table:style-name="ce1">
            <text:p>3117429618NTF</text:p>
          </table:table-cell>
          <table:table-cell office:value-type="string" table:style-name="ce1">
            <text:p>F</text:p>
          </table:table-cell>
          <table:table-cell office:value-type="date" office:date-value="1969-12-02T00:00:00" table:style-name="ce3">
            <text:p>02/12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360" table:style-name="ce1">
            <text:p>1007518360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Estiduin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2-05-01T00:00:00" table:style-name="ce3">
            <text:p>01/05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910513" table:style-name="ce1">
            <text:p>21910513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HIGUITA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CLL 15 n 11 -16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F</text:p>
          </table:table-cell>
          <table:table-cell office:value-type="date" office:date-value="1948-11-13T00:00:00" table:style-name="ce3">
            <text:p>13/11/19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418" table:style-name="ce1">
            <text:p>43848418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Bivian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CL 16 N 19 31</text:p>
          </table:table-cell>
          <table:table-cell office:value-type="float" office:value="8562250" table:style-name="ce1">
            <text:p>8562250</text:p>
          </table:table-cell>
          <table:table-cell office:value-type="string" table:style-name="ce1">
            <text:p>F</text:p>
          </table:table-cell>
          <table:table-cell office:value-type="date" office:date-value="1983-11-03T00:00:00" table:style-name="ce3">
            <text:p>03/11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1658" table:style-name="ce1">
            <text:p>21791658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ibia</text:p>
          </table:table-cell>
          <table:table-cell office:value-type="string" table:style-name="ce1">
            <text:p>CTO SEVILLA</text:p>
          </table:table-cell>
          <table:table-cell office:value-type="float" office:value="3206059844" table:style-name="ce1">
            <text:p>3206059844</text:p>
          </table:table-cell>
          <table:table-cell office:value-type="string" table:style-name="ce1">
            <text:p>F</text:p>
          </table:table-cell>
          <table:table-cell office:value-type="date" office:date-value="1962-10-22T00:00:00" table:style-name="ce3">
            <text:p>22/10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503" table:style-name="ce1">
            <text:p>1007518503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YEPEZ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V VEREDA CAMPO ALEGRE</text:p>
          </table:table-cell>
          <table:table-cell office:value-type="float" office:value="8562906" table:style-name="ce1">
            <text:p>8562906</text:p>
          </table:table-cell>
          <table:table-cell office:value-type="string" table:style-name="ce1">
            <text:p>F</text:p>
          </table:table-cell>
          <table:table-cell office:value-type="date" office:date-value="2003-08-06T00:00:00" table:style-name="ce3">
            <text:p>06/08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500" table:style-name="ce1">
            <text:p>15262500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VEIRO</text:p>
          </table:table-cell>
          <table:table-cell office:value-type="string" table:style-name="ce1">
            <text:p>1VEREDA COMUNIDAD</text:p>
          </table:table-cell>
          <table:table-cell office:value-type="float" office:value="3104074960" table:style-name="ce1">
            <text:p>3104074960</text:p>
          </table:table-cell>
          <table:table-cell office:value-type="string" table:style-name="ce1">
            <text:p>M</text:p>
          </table:table-cell>
          <table:table-cell office:value-type="date" office:date-value="1965-12-18T00:00:00" table:style-name="ce3">
            <text:p>18/12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5072000" table:style-name="ce1">
            <text:p>1015072000</text:p>
          </table:table-cell>
          <table:table-cell office:value-type="string" table:style-name="ce1">
            <text:p>Urrego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arrera <text:s/>14 <text:s/>15 26</text:p>
          </table:table-cell>
          <table:table-cell office:value-type="float" office:value="8562015" table:style-name="ce1">
            <text:p>8562015</text:p>
          </table:table-cell>
          <table:table-cell office:value-type="string" table:style-name="ce1">
            <text:p>M</text:p>
          </table:table-cell>
          <table:table-cell office:value-type="date" office:date-value="2007-09-16T00:00:00" table:style-name="ce3">
            <text:p>16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200213007" table:style-name="ce1">
            <text:p>1200213007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vda chachafruto</text:p>
          </table:table-cell>
          <table:table-cell office:value-type="float" office:value="3148055662" table:style-name="ce1">
            <text:p>3148055662</text:p>
          </table:table-cell>
          <table:table-cell office:value-type="string" table:style-name="ce1">
            <text:p>F</text:p>
          </table:table-cell>
          <table:table-cell office:value-type="date" office:date-value="2009-06-23T00:00:00" table:style-name="ce3">
            <text:p>23/06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54" table:style-name="ce1">
            <text:p>43847954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sevilla</text:p>
          </table:table-cell>
          <table:table-cell office:value-type="float" office:value="3207401357" table:style-name="ce1">
            <text:p>3207401357</text:p>
          </table:table-cell>
          <table:table-cell office:value-type="string" table:style-name="ce1">
            <text:p>F</text:p>
          </table:table-cell>
          <table:table-cell office:value-type="date" office:date-value="1980-12-08T00:00:00" table:style-name="ce3">
            <text:p>08/12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89" table:style-name="ce1">
            <text:p>43443689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Alv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SEVILLA EBEJICO</text:p>
          </table:table-cell>
          <table:table-cell office:value-type="float" office:value="8577021" table:style-name="ce1">
            <text:p>8577021</text:p>
          </table:table-cell>
          <table:table-cell office:value-type="string" table:style-name="ce1">
            <text:p>F</text:p>
          </table:table-cell>
          <table:table-cell office:value-type="date" office:date-value="1967-06-15T00:00:00" table:style-name="ce3">
            <text:p>15/06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44502392" table:style-name="ce1">
            <text:p>1044502392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kr 29 a 32 79</text:p>
          </table:table-cell>
          <table:table-cell office:value-type="float" office:value="3148055662" table:style-name="ce1">
            <text:p>3148055662</text:p>
          </table:table-cell>
          <table:table-cell office:value-type="string" table:style-name="ce1">
            <text:p>F</text:p>
          </table:table-cell>
          <table:table-cell office:value-type="date" office:date-value="1988-06-02T00:00:00" table:style-name="ce3">
            <text:p>02/06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429" table:style-name="ce1">
            <text:p>1039886429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Sevilla- Ebejico</text:p>
          </table:table-cell>
          <table:table-cell office:value-type="float" office:value="8577060" table:style-name="ce1">
            <text:p>8577060</text:p>
          </table:table-cell>
          <table:table-cell office:value-type="string" table:style-name="ce1">
            <text:p>F</text:p>
          </table:table-cell>
          <table:table-cell office:value-type="date" office:date-value="1993-11-09T00:00:00" table:style-name="ce3">
            <text:p>09/11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226" table:style-name="ce1">
            <text:p>1039886226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VEREDA BLANQUIZAL</text:p>
          </table:table-cell>
          <table:table-cell office:value-type="float" office:value="3116063233" table:style-name="ce1">
            <text:p>3116063233</text:p>
          </table:table-cell>
          <table:table-cell office:value-type="string" table:style-name="ce1">
            <text:p>F</text:p>
          </table:table-cell>
          <table:table-cell office:value-type="date" office:date-value="1992-12-27T00:00:00" table:style-name="ce3">
            <text:p>27/12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496" table:style-name="ce1">
            <text:p>1007304496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Doris</text:p>
          </table:table-cell>
          <table:table-cell table:style-name="ce1"/>
          <table:table-cell office:value-type="string" table:style-name="ce1">
            <text:p>Parque Principal Ebejico</text:p>
          </table:table-cell>
          <table:table-cell office:value-type="float" office:value="8562431" table:style-name="ce1">
            <text:p>8562431</text:p>
          </table:table-cell>
          <table:table-cell office:value-type="string" table:style-name="ce1">
            <text:p>F</text:p>
          </table:table-cell>
          <table:table-cell office:value-type="date" office:date-value="1991-12-02T00:00:00" table:style-name="ce3">
            <text:p>02/12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6428" table:style-name="ce1">
            <text:p>1039886428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LUCIANA</text:p>
          </table:table-cell>
          <table:table-cell table:style-name="ce1"/>
          <table:table-cell office:value-type="string" table:style-name="ce1">
            <text:p>VERE LA LOMA</text:p>
          </table:table-cell>
          <table:table-cell office:value-type="float" office:value="3218277280" table:style-name="ce1">
            <text:p>3218277280</text:p>
          </table:table-cell>
          <table:table-cell office:value-type="string" table:style-name="ce1">
            <text:p>F</text:p>
          </table:table-cell>
          <table:table-cell office:value-type="date" office:date-value="2011-11-17T00:00:00" table:style-name="ce3">
            <text:p>17/11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55159026" table:style-name="ce1">
            <text:p>55159026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Piedrahita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barrio la aldea correg sebilla ebejico</text:p>
          </table:table-cell>
          <table:table-cell office:value-type="float" office:value="3127851934" table:style-name="ce1">
            <text:p>3127851934</text:p>
          </table:table-cell>
          <table:table-cell office:value-type="string" table:style-name="ce1">
            <text:p>F</text:p>
          </table:table-cell>
          <table:table-cell office:value-type="date" office:date-value="1970-09-12T00:00:00" table:style-name="ce3">
            <text:p>12/09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3472243" table:style-name="ce1">
            <text:p>13472243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ldea sevilla</text:p>
          </table:table-cell>
          <table:table-cell office:value-type="float" office:value="3103961571" table:style-name="ce1">
            <text:p>3103961571</text:p>
          </table:table-cell>
          <table:table-cell office:value-type="string" table:style-name="ce1">
            <text:p>M</text:p>
          </table:table-cell>
          <table:table-cell office:value-type="date" office:date-value="1963-10-25T00:00:00" table:style-name="ce3">
            <text:p>25/10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64" table:style-name="ce1">
            <text:p>103823266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VEREDA EL ZARZAL</text:p>
          </table:table-cell>
          <table:table-cell office:value-type="float" office:value="8562470" table:style-name="ce1">
            <text:p>8562470</text:p>
          </table:table-cell>
          <table:table-cell office:value-type="string" table:style-name="ce1">
            <text:p>M</text:p>
          </table:table-cell>
          <table:table-cell office:value-type="date" office:date-value="2014-12-09T00:00:00" table:style-name="ce3">
            <text:p>09/12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359" table:style-name="ce1">
            <text:p>15264359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Orreg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Barrio obreros</text:p>
          </table:table-cell>
          <table:table-cell office:value-type="float" office:value="8562314" table:style-name="ce1">
            <text:p>8562314</text:p>
          </table:table-cell>
          <table:table-cell office:value-type="string" table:style-name="ce1">
            <text:p>M</text:p>
          </table:table-cell>
          <table:table-cell office:value-type="date" office:date-value="1975-07-31T00:00:00" table:style-name="ce3">
            <text:p>31/07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22" table:style-name="ce1">
            <text:p>1038232522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ISABELLA</text:p>
          </table:table-cell>
          <table:table-cell table:style-name="ce1"/>
          <table:table-cell office:value-type="string" table:style-name="ce1">
            <text:p>vereda zarzal</text:p>
          </table:table-cell>
          <table:table-cell office:value-type="float" office:value="8562470" table:style-name="ce1">
            <text:p>8562470</text:p>
          </table:table-cell>
          <table:table-cell office:value-type="string" table:style-name="ce1">
            <text:p>F</text:p>
          </table:table-cell>
          <table:table-cell office:value-type="date" office:date-value="2011-09-18T00:00:00" table:style-name="ce3">
            <text:p>18/09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846" table:style-name="ce1">
            <text:p>1039886846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SARAH</text:p>
          </table:table-cell>
          <table:table-cell table:style-name="ce1"/>
          <table:table-cell office:value-type="string" table:style-name="ce1">
            <text:p>VDA SEVILLA</text:p>
          </table:table-cell>
          <table:table-cell office:value-type="float" office:value="3216542369" table:style-name="ce1">
            <text:p>3216542369</text:p>
          </table:table-cell>
          <table:table-cell office:value-type="string" table:style-name="ce1">
            <text:p>F</text:p>
          </table:table-cell>
          <table:table-cell office:value-type="date" office:date-value="1995-08-22T00:00:00" table:style-name="ce3">
            <text:p>22/08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146" table:style-name="ce1">
            <text:p>21708146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CL 19 NRO 16 68</text:p>
          </table:table-cell>
          <table:table-cell office:value-type="float" office:value="8562168" table:style-name="ce1">
            <text:p>8562168</text:p>
          </table:table-cell>
          <table:table-cell office:value-type="string" table:style-name="ce1">
            <text:p>F</text:p>
          </table:table-cell>
          <table:table-cell office:value-type="date" office:date-value="1954-03-27T00:00:00" table:style-name="ce3">
            <text:p>27/03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454" table:style-name="ce1">
            <text:p>43444454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alle 19</text:p>
          </table:table-cell>
          <table:table-cell office:value-type="float" office:value="8562711" table:style-name="ce1">
            <text:p>8562711</text:p>
          </table:table-cell>
          <table:table-cell office:value-type="string" table:style-name="ce1">
            <text:p>F</text:p>
          </table:table-cell>
          <table:table-cell office:value-type="date" office:date-value="1971-05-14T00:00:00" table:style-name="ce3">
            <text:p>14/05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415" table:style-name="ce1">
            <text:p>1001643415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Carolina</text:p>
          </table:table-cell>
          <table:table-cell table:style-name="ce1"/>
          <table:table-cell office:value-type="string" table:style-name="ce1">
            <text:p>K 19 CALLE 11 N 19-1</text:p>
          </table:table-cell>
          <table:table-cell office:value-type="float" office:value="8.5627113126027104E+16" table:style-name="ce1">
            <text:p>8.56271E+16</text:p>
          </table:table-cell>
          <table:table-cell office:value-type="string" table:style-name="ce1">
            <text:p>F</text:p>
          </table:table-cell>
          <table:table-cell office:value-type="date" office:date-value="2000-05-09T00:00:00" table:style-name="ce3">
            <text:p>09/05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776" table:style-name="ce1">
            <text:p>15262776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K 19 CALLE 11 N 19-1</text:p>
          </table:table-cell>
          <table:table-cell office:value-type="float" office:value="8562238" table:style-name="ce1">
            <text:p>8562238</text:p>
          </table:table-cell>
          <table:table-cell office:value-type="string" table:style-name="ce1">
            <text:p>M</text:p>
          </table:table-cell>
          <table:table-cell office:value-type="date" office:date-value="1967-08-20T00:00:00" table:style-name="ce3">
            <text:p>20/08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250" table:style-name="ce1">
            <text:p>1039884250</text:p>
          </table:table-cell>
          <table:table-cell office:value-type="string" table:style-name="ce1">
            <text:p>arteag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sevilla</text:p>
          </table:table-cell>
          <table:table-cell office:value-type="float" office:value="2302080" table:style-name="ce1">
            <text:p>2302080</text:p>
          </table:table-cell>
          <table:table-cell office:value-type="string" table:style-name="ce1">
            <text:p>M</text:p>
          </table:table-cell>
          <table:table-cell office:value-type="date" office:date-value="1986-11-24T00:00:00" table:style-name="ce3">
            <text:p>24/11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1592281" table:style-name="ce1">
            <text:p>1011592281</text:p>
          </table:table-cell>
          <table:table-cell office:value-type="string" table:style-name="ce1">
            <text:p>arteaga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l 12 N 25 10</text:p>
          </table:table-cell>
          <table:table-cell office:value-type="float" office:value="2310981" table:style-name="ce1">
            <text:p>2310981</text:p>
          </table:table-cell>
          <table:table-cell office:value-type="string" table:style-name="ce1">
            <text:p>F</text:p>
          </table:table-cell>
          <table:table-cell office:value-type="date" office:date-value="2007-09-23T00:00:00" table:style-name="ce3">
            <text:p>23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856" table:style-name="ce1">
            <text:p>1039884856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1cl 12 25 10</text:p>
          </table:table-cell>
          <table:table-cell office:value-type="string" table:style-name="ce1">
            <text:p>2310981 3194248135</text:p>
          </table:table-cell>
          <table:table-cell office:value-type="string" table:style-name="ce1">
            <text:p>F</text:p>
          </table:table-cell>
          <table:table-cell office:value-type="date" office:date-value="1988-06-09T00:00:00" table:style-name="ce3">
            <text:p>09/06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664" table:style-name="ce1">
            <text:p>15261664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RNARDO</text:p>
          </table:table-cell>
          <table:table-cell table:style-name="ce1"/>
          <table:table-cell office:value-type="string" table:style-name="ce1">
            <text:p>VEREDA QUIRIMALA</text:p>
          </table:table-cell>
          <table:table-cell office:value-type="string" table:style-name="ce1">
            <text:p>8562109 <text:s/>3204247428</text:p>
          </table:table-cell>
          <table:table-cell office:value-type="string" table:style-name="ce1">
            <text:p>M</text:p>
          </table:table-cell>
          <table:table-cell office:value-type="date" office:date-value="1960-07-23T00:00:00" table:style-name="ce3">
            <text:p>23/07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505810" table:style-name="ce1">
            <text:p>43505810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QUIRIMALA</text:p>
          </table:table-cell>
          <table:table-cell office:value-type="string" table:style-name="ce1">
            <text:p>3163586 <text:s text:c="2"/>3104911211</text:p>
          </table:table-cell>
          <table:table-cell office:value-type="string" table:style-name="ce1">
            <text:p>F</text:p>
          </table:table-cell>
          <table:table-cell office:value-type="date" office:date-value="1965-10-12T00:00:00" table:style-name="ce3">
            <text:p>12/10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32955983" table:style-name="ce1">
            <text:p>98032955983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VEREDA QUIRIMALA</text:p>
          </table:table-cell>
          <table:table-cell office:value-type="float" office:value="8562109" table:style-name="ce1">
            <text:p>8562109</text:p>
          </table:table-cell>
          <table:table-cell office:value-type="string" table:style-name="ce1">
            <text:p>M</text:p>
          </table:table-cell>
          <table:table-cell office:value-type="date" office:date-value="1998-03-29T00:00:00" table:style-name="ce3">
            <text:p>29/03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64" table:style-name="ce1">
            <text:p>43443364</text:p>
          </table:table-cell>
          <table:table-cell office:value-type="string" table:style-name="ce1">
            <text:p>Chica</text:p>
          </table:table-cell>
          <table:table-cell table:style-name="ce1"/>
          <table:table-cell office:value-type="string" table:style-name="ce1">
            <text:p>Do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1enevegico parque central n 19-05</text:p>
          </table:table-cell>
          <table:table-cell office:value-type="float" office:value="8562060" table:style-name="ce1">
            <text:p>8562060</text:p>
          </table:table-cell>
          <table:table-cell office:value-type="string" table:style-name="ce1">
            <text:p>F</text:p>
          </table:table-cell>
          <table:table-cell office:value-type="date" office:date-value="1964-09-28T00:00:00" table:style-name="ce3">
            <text:p>28/09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56" table:style-name="ce1">
            <text:p>1039886556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Nallybe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8602909" table:style-name="ce1">
            <text:p>8602909</text:p>
          </table:table-cell>
          <table:table-cell office:value-type="string" table:style-name="ce1">
            <text:p>F</text:p>
          </table:table-cell>
          <table:table-cell office:value-type="date" office:date-value="1993-12-08T00:00:00" table:style-name="ce3">
            <text:p>08/12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745" table:style-name="ce1">
            <text:p>1039885745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VEREDA LA QUINTA</text:p>
          </table:table-cell>
          <table:table-cell office:value-type="float" office:value="3103857261" table:style-name="ce1">
            <text:p>3103857261</text:p>
          </table:table-cell>
          <table:table-cell office:value-type="string" table:style-name="ce1">
            <text:p>F</text:p>
          </table:table-cell>
          <table:table-cell office:value-type="date" office:date-value="1991-06-12T00:00:00" table:style-name="ce3">
            <text:p>12/06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884" table:style-name="ce1">
            <text:p>3467884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dgumedo</text:p>
          </table:table-cell>
          <table:table-cell office:value-type="string" table:style-name="ce1">
            <text:p>kr 45 26 162</text:p>
          </table:table-cell>
          <table:table-cell office:value-type="float" office:value="2847268" table:style-name="ce1">
            <text:p>2847268</text:p>
          </table:table-cell>
          <table:table-cell office:value-type="string" table:style-name="ce1">
            <text:p>M</text:p>
          </table:table-cell>
          <table:table-cell office:value-type="date" office:date-value="1946-09-25T00:00:00" table:style-name="ce3">
            <text:p>25/09/194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00672" table:style-name="ce1">
            <text:p>21500672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aver</text:p>
          </table:table-cell>
          <table:table-cell office:value-type="string" table:style-name="ce1">
            <text:p>calle 10 <text:s/>17 76</text:p>
          </table:table-cell>
          <table:table-cell office:value-type="float" office:value="8533945" table:style-name="ce1">
            <text:p>8533945</text:p>
          </table:table-cell>
          <table:table-cell office:value-type="string" table:style-name="ce1">
            <text:p>F</text:p>
          </table:table-cell>
          <table:table-cell office:value-type="date" office:date-value="1982-02-08T00:00:00" table:style-name="ce3">
            <text:p>08/02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258" table:style-name="ce1">
            <text:p>1007441258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Fab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da holanda</text:p>
          </table:table-cell>
          <table:table-cell office:value-type="float" office:value="3146519667" table:style-name="ce1">
            <text:p>3146519667</text:p>
          </table:table-cell>
          <table:table-cell office:value-type="string" table:style-name="ce1">
            <text:p>F</text:p>
          </table:table-cell>
          <table:table-cell office:value-type="date" office:date-value="2002-03-23T00:00:00" table:style-name="ce3">
            <text:p>23/03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000" table:style-name="ce1">
            <text:p>103823200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Daniela</text:p>
          </table:table-cell>
          <table:table-cell table:style-name="ce1"/>
          <table:table-cell office:value-type="string" table:style-name="ce1">
            <text:p>vda holanda</text:p>
          </table:table-cell>
          <table:table-cell office:value-type="float" office:value="3146519667" table:style-name="ce1">
            <text:p>3146519667</text:p>
          </table:table-cell>
          <table:table-cell office:value-type="string" table:style-name="ce1">
            <text:p>F</text:p>
          </table:table-cell>
          <table:table-cell office:value-type="date" office:date-value="2003-10-21T00:00:00" table:style-name="ce3">
            <text:p>21/10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91" table:style-name="ce1">
            <text:p>43848391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Nidia</text:p>
          </table:table-cell>
          <table:table-cell table:style-name="ce1"/>
          <table:table-cell office:value-type="string" table:style-name="ce1">
            <text:p>vda holanda</text:p>
          </table:table-cell>
          <table:table-cell office:value-type="string" table:style-name="ce1">
            <text:p>3254070 <text:s/>3157278026</text:p>
          </table:table-cell>
          <table:table-cell office:value-type="string" table:style-name="ce1">
            <text:p>F</text:p>
          </table:table-cell>
          <table:table-cell office:value-type="date" office:date-value="1984-02-20T00:00:00" table:style-name="ce3">
            <text:p>20/02/198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828" table:style-name="ce1">
            <text:p>21711828</text:p>
          </table:table-cell>
          <table:table-cell office:value-type="string" table:style-name="ce1">
            <text:p>Bedoya</text:p>
          </table:table-cell>
          <table:table-cell table:style-name="ce1"/>
          <table:table-cell office:value-type="string" table:style-name="ce1">
            <text:p>Rocio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to sevilla</text:p>
          </table:table-cell>
          <table:table-cell office:value-type="string" table:style-name="ce1">
            <text:p>3113236644 3614792</text:p>
          </table:table-cell>
          <table:table-cell office:value-type="string" table:style-name="ce1">
            <text:p>F</text:p>
          </table:table-cell>
          <table:table-cell office:value-type="date" office:date-value="1958-01-11T00:00:00" table:style-name="ce3">
            <text:p>11/01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966" table:style-name="ce1">
            <text:p>3468966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L 9A SUR NO <text:s/>56B 24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M</text:p>
          </table:table-cell>
          <table:table-cell office:value-type="date" office:date-value="1955-06-14T00:00:00" table:style-name="ce3">
            <text:p>14/06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384" table:style-name="ce1">
            <text:p>21709384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ela</text:p>
          </table:table-cell>
          <table:table-cell office:value-type="string" table:style-name="ce1">
            <text:p>CR 42 79 19</text:p>
          </table:table-cell>
          <table:table-cell office:value-type="float" office:value="4.17926131483816E+16" table:style-name="ce1">
            <text:p>4.17926E+16</text:p>
          </table:table-cell>
          <table:table-cell office:value-type="string" table:style-name="ce1">
            <text:p>F</text:p>
          </table:table-cell>
          <table:table-cell office:value-type="date" office:date-value="1962-03-08T00:00:00" table:style-name="ce3">
            <text:p>08/03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761" table:style-name="ce1">
            <text:p>21707761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e Tabares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CALLE 21 21 - 18</text:p>
          </table:table-cell>
          <table:table-cell office:value-type="string" table:style-name="ce1">
            <text:p>8562253 <text:s/>3207841975</text:p>
          </table:table-cell>
          <table:table-cell office:value-type="string" table:style-name="ce1">
            <text:p>F</text:p>
          </table:table-cell>
          <table:table-cell office:value-type="date" office:date-value="1948-05-08T00:00:00" table:style-name="ce3">
            <text:p>08/05/194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562" table:style-name="ce1">
            <text:p>1526556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Hipoli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Sevilla</text:p>
          </table:table-cell>
          <table:table-cell office:value-type="float" office:value="8.5770933116288704E+16" table:style-name="ce1">
            <text:p>8.57709E+16</text:p>
          </table:table-cell>
          <table:table-cell office:value-type="string" table:style-name="ce1">
            <text:p>M</text:p>
          </table:table-cell>
          <table:table-cell office:value-type="date" office:date-value="1983-02-02T00:00:00" table:style-name="ce3">
            <text:p>02/02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27" table:style-name="ce1">
            <text:p>4344362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REGIMINENTO DE SEVILLA</text:p>
          </table:table-cell>
          <table:table-cell office:value-type="float" office:value="8577124" table:style-name="ce1">
            <text:p>8577124</text:p>
          </table:table-cell>
          <table:table-cell office:value-type="string" table:style-name="ce1">
            <text:p>F</text:p>
          </table:table-cell>
          <table:table-cell office:value-type="date" office:date-value="1963-05-26T00:00:00" table:style-name="ce3">
            <text:p>26/05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931" table:style-name="ce1">
            <text:p>15261931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udes</text:p>
          </table:table-cell>
          <table:table-cell office:value-type="string" table:style-name="ce1">
            <text:p>SEVILLA ebejico</text:p>
          </table:table-cell>
          <table:table-cell office:value-type="float" office:value="2627989" table:style-name="ce1">
            <text:p>2627989</text:p>
          </table:table-cell>
          <table:table-cell office:value-type="string" table:style-name="ce1">
            <text:p>M</text:p>
          </table:table-cell>
          <table:table-cell office:value-type="date" office:date-value="1963-04-28T00:00:00" table:style-name="ce3">
            <text:p>28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373" table:style-name="ce1">
            <text:p>3467373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ebejico</text:p>
          </table:table-cell>
          <table:table-cell office:value-type="float" office:value="8562450" table:style-name="ce1">
            <text:p>8562450</text:p>
          </table:table-cell>
          <table:table-cell office:value-type="string" table:style-name="ce1">
            <text:p>M</text:p>
          </table:table-cell>
          <table:table-cell office:value-type="date" office:date-value="1936-11-12T00:00:00" table:style-name="ce3">
            <text:p>12/11/193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2092356" table:style-name="ce1">
            <text:p>1022092356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Johanna</text:p>
          </table:table-cell>
          <table:table-cell office:value-type="string" table:style-name="ce1">
            <text:p>11cl 19 11 10</text:p>
          </table:table-cell>
          <table:table-cell office:value-type="float" office:value="4612866" table:style-name="ce1">
            <text:p>4612866</text:p>
          </table:table-cell>
          <table:table-cell office:value-type="string" table:style-name="ce1">
            <text:p>F</text:p>
          </table:table-cell>
          <table:table-cell office:value-type="date" office:date-value="1986-03-20T00:00:00" table:style-name="ce3">
            <text:p>20/03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18" table:style-name="ce1">
            <text:p>103988661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Gabrie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 EBEJICO ANT</text:p>
          </table:table-cell>
          <table:table-cell office:value-type="float" office:value="3104391721" table:style-name="ce1">
            <text:p>3104391721</text:p>
          </table:table-cell>
          <table:table-cell office:value-type="string" table:style-name="ce1">
            <text:p>F</text:p>
          </table:table-cell>
          <table:table-cell office:value-type="date" office:date-value="1994-08-18T00:00:00" table:style-name="ce3">
            <text:p>18/08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027" table:style-name="ce1">
            <text:p>1039886027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or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KR <text:s/>65 A N 73 185 <text:s/>san martin</text:p>
          </table:table-cell>
          <table:table-cell office:value-type="string" table:style-name="ce1">
            <text:p>2727989 3136867927</text:p>
          </table:table-cell>
          <table:table-cell office:value-type="string" table:style-name="ce1">
            <text:p>F</text:p>
          </table:table-cell>
          <table:table-cell office:value-type="date" office:date-value="1992-03-10T00:00:00" table:style-name="ce3">
            <text:p>10/03/199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408552" table:style-name="ce1">
            <text:p>8408552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oncada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l 19 10 48</text:p>
          </table:table-cell>
          <table:table-cell office:value-type="float" office:value="8562424" table:style-name="ce1">
            <text:p>8562424</text:p>
          </table:table-cell>
          <table:table-cell office:value-type="string" table:style-name="ce1">
            <text:p>M</text:p>
          </table:table-cell>
          <table:table-cell office:value-type="date" office:date-value="1963-04-07T00:00:00" table:style-name="ce3">
            <text:p>07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309" table:style-name="ce1">
            <text:p>3467309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alle 40 aa sur n 32 120</text:p>
          </table:table-cell>
          <table:table-cell office:value-type="float" office:value="2700877" table:style-name="ce1">
            <text:p>2700877</text:p>
          </table:table-cell>
          <table:table-cell office:value-type="string" table:style-name="ce1">
            <text:p>M</text:p>
          </table:table-cell>
          <table:table-cell office:value-type="date" office:date-value="1938-01-28T00:00:00" table:style-name="ce3">
            <text:p>28/01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2097295" table:style-name="ce1">
            <text:p>1022097295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ofia</text:p>
          </table:table-cell>
          <table:table-cell table:style-name="ce1"/>
          <table:table-cell office:value-type="string" table:style-name="ce1">
            <text:p>VDA <text:s/>LA RENTA</text:p>
          </table:table-cell>
          <table:table-cell office:value-type="float" office:value="4530437" table:style-name="ce1">
            <text:p>4530437</text:p>
          </table:table-cell>
          <table:table-cell office:value-type="string" table:style-name="ce1">
            <text:p>F</text:p>
          </table:table-cell>
          <table:table-cell office:value-type="date" office:date-value="2011-10-04T00:00:00" table:style-name="ce3">
            <text:p>04/10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02" table:style-name="ce1">
            <text:p>1038232302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Estefania</text:p>
          </table:table-cell>
          <table:table-cell office:value-type="string" table:style-name="ce1">
            <text:p>VDA BERNAL</text:p>
          </table:table-cell>
          <table:table-cell office:value-type="float" office:value="3116453763" table:style-name="ce1">
            <text:p>3116453763</text:p>
          </table:table-cell>
          <table:table-cell office:value-type="string" table:style-name="ce1">
            <text:p>F</text:p>
          </table:table-cell>
          <table:table-cell office:value-type="date" office:date-value="2007-09-08T00:00:00" table:style-name="ce3">
            <text:p>08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53" table:style-name="ce1">
            <text:p>103988515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VDA BERNAL</text:p>
          </table:table-cell>
          <table:table-cell office:value-type="float" office:value="8663414" table:style-name="ce1">
            <text:p>8663414</text:p>
          </table:table-cell>
          <table:table-cell office:value-type="string" table:style-name="ce1">
            <text:p>F</text:p>
          </table:table-cell>
          <table:table-cell office:value-type="date" office:date-value="1988-12-06T00:00:00" table:style-name="ce3">
            <text:p>06/12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847" table:style-name="ce1">
            <text:p>2171184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e 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caris</text:p>
          </table:table-cell>
          <table:table-cell office:value-type="string" table:style-name="ce1">
            <text:p>CL 50 <text:s text:c="2"/>51 - 24 PI 12</text:p>
          </table:table-cell>
          <table:table-cell office:value-type="string" table:style-name="ce1">
            <text:p>3023622 3137425354</text:p>
          </table:table-cell>
          <table:table-cell office:value-type="string" table:style-name="ce1">
            <text:p>F</text:p>
          </table:table-cell>
          <table:table-cell office:value-type="date" office:date-value="1957-12-01T00:00:00" table:style-name="ce3">
            <text:p>01/12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42810890" table:style-name="ce1">
            <text:p>99042810890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CL <text:s/>20 22 20 AP 201</text:p>
          </table:table-cell>
          <table:table-cell office:value-type="float" office:value="8.5623083103999504E+16" table:style-name="ce1">
            <text:p>8.56231E+16</text:p>
          </table:table-cell>
          <table:table-cell office:value-type="string" table:style-name="ce1">
            <text:p>F</text:p>
          </table:table-cell>
          <table:table-cell office:value-type="date" office:date-value="1999-04-28T00:00:00" table:style-name="ce3">
            <text:p>28/04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90821539" table:style-name="ce1">
            <text:p>9809082153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CL 15 <text:s text:c="2"/>21-31</text:p>
          </table:table-cell>
          <table:table-cell office:value-type="float" office:value="8.5772573104568096E+16" table:style-name="ce1">
            <text:p>8.57726E+16</text:p>
          </table:table-cell>
          <table:table-cell office:value-type="string" table:style-name="ce1">
            <text:p>F</text:p>
          </table:table-cell>
          <table:table-cell office:value-type="date" office:date-value="1998-09-08T00:00:00" table:style-name="ce3">
            <text:p>08/09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09" table:style-name="ce1">
            <text:p>43444909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onica</text:p>
          </table:table-cell>
          <table:table-cell table:style-name="ce1"/>
          <table:table-cell office:value-type="string" table:style-name="ce1">
            <text:p>URB SANTA TERESA</text:p>
          </table:table-cell>
          <table:table-cell office:value-type="string" table:style-name="ce1">
            <text:p>8562605 3117402636</text:p>
          </table:table-cell>
          <table:table-cell office:value-type="string" table:style-name="ce1">
            <text:p>F</text:p>
          </table:table-cell>
          <table:table-cell office:value-type="date" office:date-value="1974-01-25T00:00:00" table:style-name="ce3">
            <text:p>25/01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98310" table:style-name="ce1">
            <text:p>349831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rces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Leonidas</text:p>
          </table:table-cell>
          <table:table-cell office:value-type="string" table:style-name="ce1">
            <text:p>CL 32 25- 70</text:p>
          </table:table-cell>
          <table:table-cell office:value-type="float" office:value="8577251" table:style-name="ce1">
            <text:p>8577251</text:p>
          </table:table-cell>
          <table:table-cell office:value-type="string" table:style-name="ce1">
            <text:p>M</text:p>
          </table:table-cell>
          <table:table-cell office:value-type="date" office:date-value="1951-10-01T00:00:00" table:style-name="ce3">
            <text:p>01/10/195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49" table:style-name="ce1">
            <text:p>1038232449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Matias</text:p>
          </table:table-cell>
          <table:table-cell table:style-name="ce1"/>
          <table:table-cell office:value-type="string" table:style-name="ce1">
            <text:p>CLL 17 N18 22</text:p>
          </table:table-cell>
          <table:table-cell office:value-type="float" office:value="8562363" table:style-name="ce1">
            <text:p>8562363</text:p>
          </table:table-cell>
          <table:table-cell office:value-type="string" table:style-name="ce1">
            <text:p>M</text:p>
          </table:table-cell>
          <table:table-cell office:value-type="date" office:date-value="2010-04-28T00:00:00" table:style-name="ce3">
            <text:p>28/04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92525906" table:style-name="ce1">
            <text:p>97092525906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ra 71 70 35</text:p>
          </table:table-cell>
          <table:table-cell office:value-type="float" office:value="8562605" table:style-name="ce1">
            <text:p>8562605</text:p>
          </table:table-cell>
          <table:table-cell office:value-type="string" table:style-name="ce1">
            <text:p>M</text:p>
          </table:table-cell>
          <table:table-cell office:value-type="date" office:date-value="1997-09-25T00:00:00" table:style-name="ce3">
            <text:p>25/09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392358" table:style-name="ce1">
            <text:p>839235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Palacio</text:p>
          </table:table-cell>
          <table:table-cell office:value-type="string" table:style-name="ce1">
            <text:p>Alvaro</text:p>
          </table:table-cell>
          <table:table-cell table:style-name="ce1"/>
          <table:table-cell office:value-type="string" table:style-name="ce1">
            <text:p>cll 17 20 -20</text:p>
          </table:table-cell>
          <table:table-cell office:value-type="string" table:style-name="ce1">
            <text:p>3128194935 8562119</text:p>
          </table:table-cell>
          <table:table-cell office:value-type="string" table:style-name="ce1">
            <text:p>M</text:p>
          </table:table-cell>
          <table:table-cell office:value-type="date" office:date-value="1953-05-10T00:00:00" table:style-name="ce3">
            <text:p>10/05/195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96" table:style-name="ce1">
            <text:p>15262196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RA 71 49 13</text:p>
          </table:table-cell>
          <table:table-cell office:value-type="string" table:style-name="ce1">
            <text:p>3117417369 8560625</text:p>
          </table:table-cell>
          <table:table-cell office:value-type="string" table:style-name="ce1">
            <text:p>M</text:p>
          </table:table-cell>
          <table:table-cell office:value-type="date" office:date-value="1964-08-31T00:00:00" table:style-name="ce3">
            <text:p>31/08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574" table:style-name="ce1">
            <text:p>4344357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L17 <text:s text:c="3"/>20-20</text:p>
          </table:table-cell>
          <table:table-cell office:value-type="float" office:value="8562119" table:style-name="ce1">
            <text:p>8562119</text:p>
          </table:table-cell>
          <table:table-cell office:value-type="string" table:style-name="ce1">
            <text:p>F</text:p>
          </table:table-cell>
          <table:table-cell office:value-type="date" office:date-value="1964-07-27T00:00:00" table:style-name="ce3">
            <text:p>27/07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31371562" table:style-name="ce1">
            <text:p>98031371562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CLL 17 18 22</text:p>
          </table:table-cell>
          <table:table-cell office:value-type="float" office:value="8562363" table:style-name="ce1">
            <text:p>8562363</text:p>
          </table:table-cell>
          <table:table-cell office:value-type="string" table:style-name="ce1">
            <text:p>M</text:p>
          </table:table-cell>
          <table:table-cell office:value-type="date" office:date-value="1998-03-13T00:00:00" table:style-name="ce3">
            <text:p>13/03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09414" table:style-name="ce1">
            <text:p>21509414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Jasmin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CLL 17 N18 22</text:p>
          </table:table-cell>
          <table:table-cell office:value-type="float" office:value="8562363" table:style-name="ce1">
            <text:p>8562363</text:p>
          </table:table-cell>
          <table:table-cell office:value-type="string" table:style-name="ce1">
            <text:p>F</text:p>
          </table:table-cell>
          <table:table-cell office:value-type="date" office:date-value="1980-07-27T00:00:00" table:style-name="ce3">
            <text:p>27/07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461356" table:style-name="ce1">
            <text:p>98461356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LLE 10 PARQUE PRINCIPAL</text:p>
          </table:table-cell>
          <table:table-cell office:value-type="float" office:value="8562160" table:style-name="ce1">
            <text:p>8562160</text:p>
          </table:table-cell>
          <table:table-cell office:value-type="string" table:style-name="ce1">
            <text:p>M</text:p>
          </table:table-cell>
          <table:table-cell office:value-type="date" office:date-value="1978-08-08T00:00:00" table:style-name="ce3">
            <text:p>08/08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285" table:style-name="ce1">
            <text:p>21709285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Donel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L 15 <text:s/>N <text:s text:c="2"/>21-31</text:p>
          </table:table-cell>
          <table:table-cell office:value-type="float" office:value="5.81874832056748E+16" table:style-name="ce1">
            <text:p>5.81875E+16</text:p>
          </table:table-cell>
          <table:table-cell office:value-type="string" table:style-name="ce1">
            <text:p>F</text:p>
          </table:table-cell>
          <table:table-cell office:value-type="date" office:date-value="1961-01-27T00:00:00" table:style-name="ce3">
            <text:p>27/01/19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318" table:style-name="ce1">
            <text:p>1039886318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L 34 N 107-63</text:p>
          </table:table-cell>
          <table:table-cell office:value-type="float" office:value="3205877534" table:style-name="ce1">
            <text:p>3205877534</text:p>
          </table:table-cell>
          <table:table-cell office:value-type="string" table:style-name="ce1">
            <text:p>M</text:p>
          </table:table-cell>
          <table:table-cell office:value-type="date" office:date-value="1993-06-03T00:00:00" table:style-name="ce3">
            <text:p>03/06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495" table:style-name="ce1">
            <text:p>1039886495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MARIANA</text:p>
          </table:table-cell>
          <table:table-cell office:value-type="string" table:style-name="ce1">
            <text:p>EIDER</text:p>
          </table:table-cell>
          <table:table-cell office:value-type="string" table:style-name="ce1">
            <text:p>CGTO SEVILLA</text:p>
          </table:table-cell>
          <table:table-cell office:value-type="float" office:value="3215365507" table:style-name="ce1">
            <text:p>3215365507</text:p>
          </table:table-cell>
          <table:table-cell office:value-type="string" table:style-name="ce1">
            <text:p>F</text:p>
          </table:table-cell>
          <table:table-cell office:value-type="date" office:date-value="1994-01-18T00:00:00" table:style-name="ce3">
            <text:p>18/01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02" table:style-name="ce1">
            <text:p>1038232602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VALERY</text:p>
          </table:table-cell>
          <table:table-cell table:style-name="ce1"/>
          <table:table-cell office:value-type="string" table:style-name="ce1">
            <text:p>CGTO SEVILLA</text:p>
          </table:table-cell>
          <table:table-cell office:value-type="float" office:value="3215365507" table:style-name="ce1">
            <text:p>3215365507</text:p>
          </table:table-cell>
          <table:table-cell office:value-type="string" table:style-name="ce1">
            <text:p>F</text:p>
          </table:table-cell>
          <table:table-cell office:value-type="date" office:date-value="2013-04-29T00:00:00" table:style-name="ce3">
            <text:p>29/04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79" table:style-name="ce1">
            <text:p>15262679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AU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guaimaral</text:p>
          </table:table-cell>
          <table:table-cell office:value-type="float" office:value="3114373709" table:style-name="ce1">
            <text:p>3114373709</text:p>
          </table:table-cell>
          <table:table-cell office:value-type="string" table:style-name="ce1">
            <text:p>M</text:p>
          </table:table-cell>
          <table:table-cell office:value-type="date" office:date-value="1966-10-09T00:00:00" table:style-name="ce3">
            <text:p>09/10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1787681" table:style-name="ce1">
            <text:p>11787681</text:p>
          </table:table-cell>
          <table:table-cell office:value-type="string" table:style-name="ce1">
            <text:p>Salguer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Sixt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l 16 16 22</text:p>
          </table:table-cell>
          <table:table-cell office:value-type="string" table:style-name="ce1">
            <text:p>8562374 <text:s/>3128227921</text:p>
          </table:table-cell>
          <table:table-cell office:value-type="string" table:style-name="ce1">
            <text:p>M</text:p>
          </table:table-cell>
          <table:table-cell office:value-type="date" office:date-value="1952-06-21T00:00:00" table:style-name="ce3">
            <text:p>21/06/19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84672" table:style-name="ce1">
            <text:p>484672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Joaquin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VEREDA <text:s/>EL ZARZAL ebejico</text:p>
          </table:table-cell>
          <table:table-cell office:value-type="float" office:value="8562470" table:style-name="ce1">
            <text:p>8562470</text:p>
          </table:table-cell>
          <table:table-cell office:value-type="string" table:style-name="ce1">
            <text:p>M</text:p>
          </table:table-cell>
          <table:table-cell office:value-type="date" office:date-value="1931-10-10T00:00:00" table:style-name="ce3">
            <text:p>10/10/193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22708329" table:style-name="ce1">
            <text:p>97022708329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Hena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COREGIMINTO SEVILLA</text:p>
          </table:table-cell>
          <table:table-cell office:value-type="float" office:value="2578567" table:style-name="ce1">
            <text:p>2578567</text:p>
          </table:table-cell>
          <table:table-cell office:value-type="string" table:style-name="ce1">
            <text:p>M</text:p>
          </table:table-cell>
          <table:table-cell office:value-type="date" office:date-value="1997-02-27T00:00:00" table:style-name="ce3">
            <text:p>27/02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60406290" table:style-name="ce1">
            <text:p>99060406290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Hena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ilena</text:p>
          </table:table-cell>
          <table:table-cell office:value-type="string" table:style-name="ce1">
            <text:p>COREGIMINTO SEVILLA</text:p>
          </table:table-cell>
          <table:table-cell office:value-type="float" office:value="8577307" table:style-name="ce1">
            <text:p>8577307</text:p>
          </table:table-cell>
          <table:table-cell office:value-type="string" table:style-name="ce1">
            <text:p>F</text:p>
          </table:table-cell>
          <table:table-cell office:value-type="date" office:date-value="1999-06-04T00:00:00" table:style-name="ce3">
            <text:p>04/06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69" table:style-name="ce1">
            <text:p>1039885169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CORREGIMIENTO SEVILLA</text:p>
          </table:table-cell>
          <table:table-cell office:value-type="float" office:value="3216263430" table:style-name="ce1">
            <text:p>3216263430</text:p>
          </table:table-cell>
          <table:table-cell office:value-type="string" table:style-name="ce1">
            <text:p>F</text:p>
          </table:table-cell>
          <table:table-cell office:value-type="date" office:date-value="1988-07-05T00:00:00" table:style-name="ce3">
            <text:p>05/07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308301" table:style-name="ce1">
            <text:p>330830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gudel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Ovidio</text:p>
          </table:table-cell>
          <table:table-cell office:value-type="string" table:style-name="ce1">
            <text:p>CALLE PRINCIPAL casa <text:s/>10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date" office:date-value="1935-11-28T00:00:00" table:style-name="ce3">
            <text:p>28/11/193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52" table:style-name="ce1">
            <text:p>43444952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sther</text:p>
          </table:table-cell>
          <table:table-cell office:value-type="string" table:style-name="ce1">
            <text:p>VEREDA F TIMA</text:p>
          </table:table-cell>
          <table:table-cell office:value-type="string" table:style-name="ce1">
            <text:p>8562122 3122062088</text:p>
          </table:table-cell>
          <table:table-cell office:value-type="string" table:style-name="ce1">
            <text:p>F</text:p>
          </table:table-cell>
          <table:table-cell office:value-type="date" office:date-value="1972-03-17T00:00:00" table:style-name="ce3">
            <text:p>17/03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59" table:style-name="ce1">
            <text:p>43443659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Lucine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EBEJICO</text:p>
          </table:table-cell>
          <table:table-cell office:value-type="float" office:value="5131727" table:style-name="ce1">
            <text:p>5131727</text:p>
          </table:table-cell>
          <table:table-cell office:value-type="string" table:style-name="ce1">
            <text:p>F</text:p>
          </table:table-cell>
          <table:table-cell office:value-type="date" office:date-value="1967-08-15T00:00:00" table:style-name="ce3">
            <text:p>15/08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657" table:style-name="ce1">
            <text:p>21708657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Rosario</text:p>
          </table:table-cell>
          <table:table-cell office:value-type="string" table:style-name="ce1">
            <text:p>cr 15 18-11</text:p>
          </table:table-cell>
          <table:table-cell office:value-type="float" office:value="8562078" table:style-name="ce1">
            <text:p>8562078</text:p>
          </table:table-cell>
          <table:table-cell office:value-type="string" table:style-name="ce1">
            <text:p>F</text:p>
          </table:table-cell>
          <table:table-cell office:value-type="date" office:date-value="1958-07-05T00:00:00" table:style-name="ce3">
            <text:p>05/07/19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78" table:style-name="ce1">
            <text:p>43443378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DA ALTO DE BRASIL</text:p>
          </table:table-cell>
          <table:table-cell office:value-type="string" table:style-name="ce1">
            <text:p>3146079993 <text:s/>2723470</text:p>
          </table:table-cell>
          <table:table-cell office:value-type="string" table:style-name="ce1">
            <text:p>F</text:p>
          </table:table-cell>
          <table:table-cell office:value-type="date" office:date-value="1966-03-09T00:00:00" table:style-name="ce3">
            <text:p>09/03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13668433" table:style-name="ce1">
            <text:p>1013668433</text:p>
          </table:table-cell>
          <table:table-cell office:value-type="string" table:style-name="ce1">
            <text:p>Avila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km 14 via santa fe de ant</text:p>
          </table:table-cell>
          <table:table-cell office:value-type="float" office:value="3133909695" table:style-name="ce1">
            <text:p>3133909695</text:p>
          </table:table-cell>
          <table:table-cell office:value-type="string" table:style-name="ce1">
            <text:p>F</text:p>
          </table:table-cell>
          <table:table-cell office:value-type="date" office:date-value="1996-07-11T00:00:00" table:style-name="ce3">
            <text:p>11/07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3658073" table:style-name="ce1">
            <text:p>1013658073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vila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ereda blanquisal ebejico</text:p>
          </table:table-cell>
          <table:table-cell office:value-type="float" office:value="3133909695" table:style-name="ce1">
            <text:p>3133909695</text:p>
          </table:table-cell>
          <table:table-cell office:value-type="string" table:style-name="ce1">
            <text:p>M</text:p>
          </table:table-cell>
          <table:table-cell office:value-type="date" office:date-value="2013-04-30T00:00:00" table:style-name="ce3">
            <text:p>30/04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627764" table:style-name="ce1">
            <text:p>1036627764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GUDELO</text:p>
          </table:table-cell>
          <table:table-cell office:value-type="string" table:style-name="ce1">
            <text:p>JULIAN</text:p>
          </table:table-cell>
          <table:table-cell office:value-type="string" table:style-name="ce1">
            <text:p>ELIECER</text:p>
          </table:table-cell>
          <table:table-cell office:value-type="string" table:style-name="ce1">
            <text:p>vereda blanquisal ebejic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</text:p>
          </table:table-cell>
          <table:table-cell office:value-type="date" office:date-value="1990-01-07T00:00:00" table:style-name="ce3">
            <text:p>07/01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868" table:style-name="ce1">
            <text:p>1039884868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orreg sevilla</text:p>
          </table:table-cell>
          <table:table-cell office:value-type="float" office:value="2792740" table:style-name="ce1">
            <text:p>2792740</text:p>
          </table:table-cell>
          <table:table-cell office:value-type="string" table:style-name="ce1">
            <text:p>M</text:p>
          </table:table-cell>
          <table:table-cell office:value-type="date" office:date-value="1988-05-07T00:00:00" table:style-name="ce3">
            <text:p>07/05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2097871" table:style-name="ce1">
            <text:p>1022097871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NIKYIRETH</text:p>
          </table:table-cell>
          <table:table-cell table:style-name="ce1"/>
          <table:table-cell office:value-type="string" table:style-name="ce1">
            <text:p>TRANSVERSAL 8 N 8 23</text:p>
          </table:table-cell>
          <table:table-cell office:value-type="float" office:value="8533141" table:style-name="ce1">
            <text:p>8533141</text:p>
          </table:table-cell>
          <table:table-cell office:value-type="string" table:style-name="ce1">
            <text:p>F</text:p>
          </table:table-cell>
          <table:table-cell office:value-type="date" office:date-value="1994-11-21T00:00:00" table:style-name="ce3">
            <text:p>21/11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713" table:style-name="ce1">
            <text:p>21708713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ARRERA 46 NUMERO 116 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date" office:date-value="1956-03-08T00:00:00" table:style-name="ce3">
            <text:p>08/03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308" table:style-name="ce1">
            <text:p>15260308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OTONIE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llano de santa barbara vda</text:p>
          </table:table-cell>
          <table:table-cell office:value-type="float" office:value="3207718092" table:style-name="ce1">
            <text:p>3207718092</text:p>
          </table:table-cell>
          <table:table-cell office:value-type="string" table:style-name="ce1">
            <text:p>M</text:p>
          </table:table-cell>
          <table:table-cell office:value-type="date" office:date-value="1952-01-28T00:00:00" table:style-name="ce3">
            <text:p>28/01/19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169" table:style-name="ce1">
            <text:p>43848169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ERICA</text:p>
          </table:table-cell>
          <table:table-cell office:value-type="string" table:style-name="ce1">
            <text:p>MARITZA</text:p>
          </table:table-cell>
          <table:table-cell office:value-type="string" table:style-name="ce1">
            <text:p>VDA PALON</text:p>
          </table:table-cell>
          <table:table-cell office:value-type="float" office:value="8577259" table:style-name="ce1">
            <text:p>8577259</text:p>
          </table:table-cell>
          <table:table-cell office:value-type="string" table:style-name="ce1">
            <text:p>F</text:p>
          </table:table-cell>
          <table:table-cell office:value-type="date" office:date-value="1982-06-08T00:00:00" table:style-name="ce3">
            <text:p>08/06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192777894" table:style-name="ce1">
            <text:p>1192777894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Liceth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DA PALON</text:p>
          </table:table-cell>
          <table:table-cell office:value-type="float" office:value="8577259" table:style-name="ce1">
            <text:p>8577259</text:p>
          </table:table-cell>
          <table:table-cell office:value-type="string" table:style-name="ce1">
            <text:p>F</text:p>
          </table:table-cell>
          <table:table-cell office:value-type="date" office:date-value="2001-10-31T00:00:00" table:style-name="ce3">
            <text:p>31/10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1935648" table:style-name="ce1">
            <text:p>1021935648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ARIABELEN</text:p>
          </table:table-cell>
          <table:table-cell table:style-name="ce1"/>
          <table:table-cell office:value-type="string" table:style-name="ce1">
            <text:p>VDA PALON</text:p>
          </table:table-cell>
          <table:table-cell office:value-type="float" office:value="8577259" table:style-name="ce1">
            <text:p>8577259</text:p>
          </table:table-cell>
          <table:table-cell office:value-type="string" table:style-name="ce1">
            <text:p>F</text:p>
          </table:table-cell>
          <table:table-cell office:value-type="date" office:date-value="2014-08-07T00:00:00" table:style-name="ce3">
            <text:p>07/0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458799" table:style-name="ce1">
            <text:p>1039458799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ARLEY</text:p>
          </table:table-cell>
          <table:table-cell office:value-type="string" table:style-name="ce1">
            <text:p>VDA CAMILO ALEGRE</text:p>
          </table:table-cell>
          <table:table-cell office:value-type="float" office:value="3128965654" table:style-name="ce1">
            <text:p>3128965654</text:p>
          </table:table-cell>
          <table:table-cell office:value-type="string" table:style-name="ce1">
            <text:p>M</text:p>
          </table:table-cell>
          <table:table-cell office:value-type="date" office:date-value="1992-12-23T00:00:00" table:style-name="ce3">
            <text:p>23/12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61104778" table:style-name="ce1">
            <text:p>9906110477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LISETH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VEREDA CAMILO ALEGRE</text:p>
          </table:table-cell>
          <table:table-cell office:value-type="float" office:value="3128965654" table:style-name="ce1">
            <text:p>3128965654</text:p>
          </table:table-cell>
          <table:table-cell office:value-type="string" table:style-name="ce1">
            <text:p>F</text:p>
          </table:table-cell>
          <table:table-cell office:value-type="date" office:date-value="1999-06-11T00:00:00" table:style-name="ce3">
            <text:p>11/06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28" table:style-name="ce1">
            <text:p>103823252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SARA</text:p>
          </table:table-cell>
          <table:table-cell table:style-name="ce1"/>
          <table:table-cell office:value-type="string" table:style-name="ce1">
            <text:p>VDA CAMILO ALEGRE</text:p>
          </table:table-cell>
          <table:table-cell office:value-type="float" office:value="3128965654" table:style-name="ce1">
            <text:p>3128965654</text:p>
          </table:table-cell>
          <table:table-cell office:value-type="string" table:style-name="ce1">
            <text:p>F</text:p>
          </table:table-cell>
          <table:table-cell office:value-type="date" office:date-value="2011-10-02T00:00:00" table:style-name="ce3">
            <text:p>02/10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422" table:style-name="ce1">
            <text:p>15263422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DA CAMILO ALEGRE</text:p>
          </table:table-cell>
          <table:table-cell office:value-type="float" office:value="3128965654" table:style-name="ce1">
            <text:p>3128965654</text:p>
          </table:table-cell>
          <table:table-cell office:value-type="string" table:style-name="ce1">
            <text:p>M</text:p>
          </table:table-cell>
          <table:table-cell office:value-type="date" office:date-value="1970-09-14T00:00:00" table:style-name="ce3">
            <text:p>14/09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29731" table:style-name="ce1">
            <text:p>43829731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ERIC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DA CAMILO ALEGRE</text:p>
          </table:table-cell>
          <table:table-cell office:value-type="float" office:value="3128965654" table:style-name="ce1">
            <text:p>3128965654</text:p>
          </table:table-cell>
          <table:table-cell office:value-type="string" table:style-name="ce1">
            <text:p>F</text:p>
          </table:table-cell>
          <table:table-cell office:value-type="date" office:date-value="1974-06-27T00:00:00" table:style-name="ce3">
            <text:p>27/06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501" table:style-name="ce1">
            <text:p>1039885501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FREDDY</text:p>
          </table:table-cell>
          <table:table-cell office:value-type="string" table:style-name="ce1">
            <text:p>BARRIO SAN FRANCISCO</text:p>
          </table:table-cell>
          <table:table-cell office:value-type="float" office:value="3216984604" table:style-name="ce1">
            <text:p>3216984604</text:p>
          </table:table-cell>
          <table:table-cell office:value-type="string" table:style-name="ce1">
            <text:p>M</text:p>
          </table:table-cell>
          <table:table-cell office:value-type="date" office:date-value="1990-04-26T00:00:00" table:style-name="ce3">
            <text:p>26/04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369" table:style-name="ce1">
            <text:p>1039886369</text:p>
          </table:table-cell>
          <table:table-cell office:value-type="string" table:style-name="ce1">
            <text:p>Castaño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Alexander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8577339" table:style-name="ce1">
            <text:p>8577339</text:p>
          </table:table-cell>
          <table:table-cell office:value-type="string" table:style-name="ce1">
            <text:p>M</text:p>
          </table:table-cell>
          <table:table-cell office:value-type="date" office:date-value="2011-08-10T00:00:00" table:style-name="ce3">
            <text:p>10/08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81309902" table:style-name="ce1">
            <text:p>99081309902</text:p>
          </table:table-cell>
          <table:table-cell office:value-type="string" table:style-name="ce1">
            <text:p>Castaño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Duban</text:p>
          </table:table-cell>
          <table:table-cell office:value-type="string" table:style-name="ce1">
            <text:p>CORREGIMIENTO SEVILLA</text:p>
          </table:table-cell>
          <table:table-cell office:value-type="float" office:value="8577339" table:style-name="ce1">
            <text:p>8577339</text:p>
          </table:table-cell>
          <table:table-cell office:value-type="string" table:style-name="ce1">
            <text:p>M</text:p>
          </table:table-cell>
          <table:table-cell office:value-type="date" office:date-value="1999-08-13T00:00:00" table:style-name="ce3">
            <text:p>13/08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2781" table:style-name="ce1">
            <text:p>21792781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CORREGIMIENTO SEVILLA</text:p>
          </table:table-cell>
          <table:table-cell office:value-type="float" office:value="8577339" table:style-name="ce1">
            <text:p>8577339</text:p>
          </table:table-cell>
          <table:table-cell office:value-type="string" table:style-name="ce1">
            <text:p>F</text:p>
          </table:table-cell>
          <table:table-cell office:value-type="date" office:date-value="1982-06-25T00:00:00" table:style-name="ce3">
            <text:p>25/06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1532" table:style-name="ce1">
            <text:p>71951532</text:p>
          </table:table-cell>
          <table:table-cell office:value-type="string" table:style-name="ce1">
            <text:p>Castaño</text:p>
          </table:table-cell>
          <table:table-cell office:value-type="string" table:style-name="ce1">
            <text:p>Vergara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CORREGIMIENTO SEVILLA</text:p>
          </table:table-cell>
          <table:table-cell office:value-type="float" office:value="8577339" table:style-name="ce1">
            <text:p>8577339</text:p>
          </table:table-cell>
          <table:table-cell office:value-type="string" table:style-name="ce1">
            <text:p>M</text:p>
          </table:table-cell>
          <table:table-cell office:value-type="date" office:date-value="1979-07-03T00:00:00" table:style-name="ce3">
            <text:p>03/07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877" table:style-name="ce1">
            <text:p>21708877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DE LOP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HEDILIA</text:p>
          </table:table-cell>
          <table:table-cell office:value-type="string" table:style-name="ce1">
            <text:p>C BARRIO DE ARRIBA</text:p>
          </table:table-cell>
          <table:table-cell office:value-type="string" table:style-name="ce1">
            <text:p>8577057 3207087320</text:p>
          </table:table-cell>
          <table:table-cell office:value-type="string" table:style-name="ce1">
            <text:p>F</text:p>
          </table:table-cell>
          <table:table-cell office:value-type="date" office:date-value="1959-09-08T00:00:00" table:style-name="ce3">
            <text:p>08/09/19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365389" table:style-name="ce1">
            <text:p>15365389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 DE ARRIBA 1</text:p>
          </table:table-cell>
          <table:table-cell office:value-type="float" office:value="8577057" table:style-name="ce1">
            <text:p>8577057</text:p>
          </table:table-cell>
          <table:table-cell office:value-type="string" table:style-name="ce1">
            <text:p>M</text:p>
          </table:table-cell>
          <table:table-cell office:value-type="date" office:date-value="1947-12-07T00:00:00" table:style-name="ce3">
            <text:p>07/12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71204220" table:style-name="ce1">
            <text:p>9707120422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Ignacio</text:p>
          </table:table-cell>
          <table:table-cell table:style-name="ce1"/>
          <table:table-cell office:value-type="string" table:style-name="ce1">
            <text:p>C DE ARRIBA 1</text:p>
          </table:table-cell>
          <table:table-cell office:value-type="float" office:value="8577057" table:style-name="ce1">
            <text:p>8577057</text:p>
          </table:table-cell>
          <table:table-cell office:value-type="string" table:style-name="ce1">
            <text:p>M</text:p>
          </table:table-cell>
          <table:table-cell office:value-type="date" office:date-value="1997-07-12T00:00:00" table:style-name="ce3">
            <text:p>12/07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47" table:style-name="ce1">
            <text:p>1007304747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VDA MONTANITA</text:p>
          </table:table-cell>
          <table:table-cell office:value-type="float" office:value="3.10358533185771E+16" table:style-name="ce1">
            <text:p>3.10359E+16</text:p>
          </table:table-cell>
          <table:table-cell office:value-type="string" table:style-name="ce1">
            <text:p>F</text:p>
          </table:table-cell>
          <table:table-cell office:value-type="date" office:date-value="2000-09-14T00:00:00" table:style-name="ce3">
            <text:p>14/09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107" table:style-name="ce1">
            <text:p>21709107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IRYAM</text:p>
          </table:table-cell>
          <table:table-cell office:value-type="string" table:style-name="ce1">
            <text:p>1La Renta Ebejico</text:p>
          </table:table-cell>
          <table:table-cell office:value-type="float" office:value="3.21276231686164E+16" table:style-name="ce1">
            <text:p>3.21276E+16</text:p>
          </table:table-cell>
          <table:table-cell office:value-type="string" table:style-name="ce1">
            <text:p>F</text:p>
          </table:table-cell>
          <table:table-cell office:value-type="date" office:date-value="1938-03-23T00:00:00" table:style-name="ce3">
            <text:p>23/03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1477" table:style-name="ce1">
            <text:p>641477</text:p>
          </table:table-cell>
          <table:table-cell office:value-type="string" table:style-name="ce1">
            <text:p>Vallejo</text:p>
          </table:table-cell>
          <table:table-cell table:style-name="ce1"/>
          <table:table-cell office:value-type="string" table:style-name="ce1">
            <text:p>Al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24B <text:s/>71 35</text:p>
          </table:table-cell>
          <table:table-cell office:value-type="float" office:value="3434014" table:style-name="ce1">
            <text:p>3434014</text:p>
          </table:table-cell>
          <table:table-cell office:value-type="string" table:style-name="ce1">
            <text:p>M</text:p>
          </table:table-cell>
          <table:table-cell office:value-type="date" office:date-value="1931-10-08T00:00:00" table:style-name="ce3">
            <text:p>08/10/193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223" table:style-name="ce1">
            <text:p>21711223</text:p>
          </table:table-cell>
          <table:table-cell office:value-type="string" table:style-name="ce1">
            <text:p>Guerra</text:p>
          </table:table-cell>
          <table:table-cell table:style-name="ce1"/>
          <table:table-cell office:value-type="string" table:style-name="ce1">
            <text:p>Rosa</text:p>
          </table:table-cell>
          <table:table-cell table:style-name="ce1"/>
          <table:table-cell office:value-type="string" table:style-name="ce1">
            <text:p>calle del socorro</text:p>
          </table:table-cell>
          <table:table-cell office:value-type="string" table:style-name="ce1">
            <text:p>8577028 3434014</text:p>
          </table:table-cell>
          <table:table-cell office:value-type="string" table:style-name="ce1">
            <text:p>F</text:p>
          </table:table-cell>
          <table:table-cell office:value-type="date" office:date-value="1929-07-13T00:00:00" table:style-name="ce3">
            <text:p>13/07/192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453" table:style-name="ce1">
            <text:p>43443453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Cuartas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urbanizacion sta teresa bloque c apto 01</text:p>
          </table:table-cell>
          <table:table-cell office:value-type="float" office:value="8.5620343147659808E+16" table:style-name="ce1">
            <text:p>8.56203E+16</text:p>
          </table:table-cell>
          <table:table-cell office:value-type="string" table:style-name="ce1">
            <text:p>F</text:p>
          </table:table-cell>
          <table:table-cell office:value-type="date" office:date-value="1966-04-20T00:00:00" table:style-name="ce3">
            <text:p>20/04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990" table:style-name="ce1">
            <text:p>15261990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URB SANTA TERESA BLOQUE C APTO 01</text:p>
          </table:table-cell>
          <table:table-cell office:value-type="float" office:value="38562034" table:style-name="ce1">
            <text:p>38562034</text:p>
          </table:table-cell>
          <table:table-cell office:value-type="string" table:style-name="ce1">
            <text:p>M</text:p>
          </table:table-cell>
          <table:table-cell office:value-type="date" office:date-value="1963-09-01T00:00:00" table:style-name="ce3">
            <text:p>01/09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015063" table:style-name="ce1">
            <text:p>43015063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ena De Jesus</text:p>
          </table:table-cell>
          <table:table-cell office:value-type="string" table:style-name="ce1">
            <text:p>KR 19 20 43</text:p>
          </table:table-cell>
          <table:table-cell office:value-type="float" office:value="8562587" table:style-name="ce1">
            <text:p>8562587</text:p>
          </table:table-cell>
          <table:table-cell office:value-type="string" table:style-name="ce1">
            <text:p>F</text:p>
          </table:table-cell>
          <table:table-cell office:value-type="date" office:date-value="1957-04-21T00:00:00" table:style-name="ce3">
            <text:p>21/04/1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026" table:style-name="ce1">
            <text:p>21707026</text:p>
          </table:table-cell>
          <table:table-cell office:value-type="string" table:style-name="ce1">
            <text:p>Bedoya de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Joaquina</text:p>
          </table:table-cell>
          <table:table-cell office:value-type="string" table:style-name="ce1">
            <text:p>CRA 49 74 15 z</text:p>
          </table:table-cell>
          <table:table-cell office:value-type="float" office:value="2644908" table:style-name="ce1">
            <text:p>2644908</text:p>
          </table:table-cell>
          <table:table-cell office:value-type="string" table:style-name="ce1">
            <text:p>F</text:p>
          </table:table-cell>
          <table:table-cell office:value-type="date" office:date-value="1920-07-17T00:00:00" table:style-name="ce3">
            <text:p>17/07/192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752" table:style-name="ce1">
            <text:p>21708752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Fabiola</text:p>
          </table:table-cell>
          <table:table-cell table:style-name="ce1"/>
          <table:table-cell office:value-type="string" table:style-name="ce1">
            <text:p>C FINCA LA PALMA</text:p>
          </table:table-cell>
          <table:table-cell office:value-type="float" office:value="85770622644908" table:style-name="ce1">
            <text:p>8.57706E+13</text:p>
          </table:table-cell>
          <table:table-cell office:value-type="string" table:style-name="ce1">
            <text:p>F</text:p>
          </table:table-cell>
          <table:table-cell office:value-type="date" office:date-value="1950-02-13T00:00:00" table:style-name="ce3">
            <text:p>13/02/195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235" table:style-name="ce1">
            <text:p>43847235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Vda Sevilla</text:p>
          </table:table-cell>
          <table:table-cell office:value-type="string" table:style-name="ce1">
            <text:p>8577184 3208632453</text:p>
          </table:table-cell>
          <table:table-cell office:value-type="string" table:style-name="ce1">
            <text:p>F</text:p>
          </table:table-cell>
          <table:table-cell office:value-type="date" office:date-value="1975-10-10T00:00:00" table:style-name="ce3">
            <text:p>10/10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766" table:style-name="ce1">
            <text:p>1526176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Sevilla Antioquia</text:p>
          </table:table-cell>
          <table:table-cell office:value-type="float" office:value="8577184" table:style-name="ce1">
            <text:p>8577184</text:p>
          </table:table-cell>
          <table:table-cell office:value-type="string" table:style-name="ce1">
            <text:p>M</text:p>
          </table:table-cell>
          <table:table-cell office:value-type="date" office:date-value="1962-07-21T00:00:00" table:style-name="ce3">
            <text:p>21/07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551196" table:style-name="ce1">
            <text:p>7551196</text:p>
          </table:table-cell>
          <table:table-cell office:value-type="string" table:style-name="ce1">
            <text:p>CASTAÑO</text:p>
          </table:table-cell>
          <table:table-cell office:value-type="string" table:style-name="ce1">
            <text:p>ALZATE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cl 20 10 41</text:p>
          </table:table-cell>
          <table:table-cell office:value-type="float" office:value="8562194" table:style-name="ce1">
            <text:p>8562194</text:p>
          </table:table-cell>
          <table:table-cell office:value-type="string" table:style-name="ce1">
            <text:p>M</text:p>
          </table:table-cell>
          <table:table-cell office:value-type="date" office:date-value="1966-10-26T00:00:00" table:style-name="ce3">
            <text:p>26/10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626" table:style-name="ce1">
            <text:p>15262626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Anibal</text:p>
          </table:table-cell>
          <table:table-cell office:value-type="string" table:style-name="ce1">
            <text:p>CALLE 18 N 17 40 EBEJICO</text:p>
          </table:table-cell>
          <table:table-cell office:value-type="float" office:value="8562933" table:style-name="ce1">
            <text:p>8562933</text:p>
          </table:table-cell>
          <table:table-cell office:value-type="string" table:style-name="ce1">
            <text:p>M</text:p>
          </table:table-cell>
          <table:table-cell office:value-type="date" office:date-value="1966-01-12T00:00:00" table:style-name="ce3">
            <text:p>12/01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693" table:style-name="ce1">
            <text:p>21711693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ura</text:p>
          </table:table-cell>
          <table:table-cell office:value-type="string" table:style-name="ce1">
            <text:p>Libia</text:p>
          </table:table-cell>
          <table:table-cell office:value-type="string" table:style-name="ce1">
            <text:p>cl 111 a <text:s/>67 45</text:p>
          </table:table-cell>
          <table:table-cell office:value-type="string" table:style-name="ce1">
            <text:p>2731316 <text:s/>3122411000</text:p>
          </table:table-cell>
          <table:table-cell office:value-type="string" table:style-name="ce1">
            <text:p>F</text:p>
          </table:table-cell>
          <table:table-cell office:value-type="date" office:date-value="1951-02-04T00:00:00" table:style-name="ce3">
            <text:p>04/02/195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958" table:style-name="ce1">
            <text:p>1526295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rcadio</text:p>
          </table:table-cell>
          <table:table-cell office:value-type="string" table:style-name="ce1">
            <text:p>C 54 63 AA 19</text:p>
          </table:table-cell>
          <table:table-cell office:value-type="float" office:value="4920264" table:style-name="ce1">
            <text:p>4920264</text:p>
          </table:table-cell>
          <table:table-cell office:value-type="string" table:style-name="ce1">
            <text:p>M</text:p>
          </table:table-cell>
          <table:table-cell office:value-type="date" office:date-value="1967-12-31T00:00:00" table:style-name="ce3">
            <text:p>31/12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839" table:style-name="ce1">
            <text:p>4344483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alle 39nro89-29</text:p>
          </table:table-cell>
          <table:table-cell office:value-type="float" office:value="4929853" table:style-name="ce1">
            <text:p>4929853</text:p>
          </table:table-cell>
          <table:table-cell office:value-type="string" table:style-name="ce1">
            <text:p>F</text:p>
          </table:table-cell>
          <table:table-cell office:value-type="date" office:date-value="1973-08-10T00:00:00" table:style-name="ce3">
            <text:p>10/08/19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3750250" table:style-name="ce1">
            <text:p>1023750250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FINCA LAPAZ VEREDA JARAMILLO</text:p>
          </table:table-cell>
          <table:table-cell office:value-type="float" office:value="3127473667" table:style-name="ce1">
            <text:p>3127473667</text:p>
          </table:table-cell>
          <table:table-cell office:value-type="string" table:style-name="ce1">
            <text:p>M</text:p>
          </table:table-cell>
          <table:table-cell office:value-type="date" office:date-value="1995-12-20T00:00:00" table:style-name="ce3">
            <text:p>20/12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487" table:style-name="ce1">
            <text:p>1526348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Rigoberto</text:p>
          </table:table-cell>
          <table:table-cell table:style-name="ce1"/>
          <table:table-cell office:value-type="string" table:style-name="ce1">
            <text:p>FINCA LAPAZ VEREDA JARAMILLO</text:p>
          </table:table-cell>
          <table:table-cell office:value-type="float" office:value="3127473667" table:style-name="ce1">
            <text:p>3127473667</text:p>
          </table:table-cell>
          <table:table-cell office:value-type="string" table:style-name="ce1">
            <text:p>M</text:p>
          </table:table-cell>
          <table:table-cell office:value-type="date" office:date-value="1971-01-18T00:00:00" table:style-name="ce3">
            <text:p>18/01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131" table:style-name="ce1">
            <text:p>15260131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arrera 44 No 87 06</text:p>
          </table:table-cell>
          <table:table-cell office:value-type="float" office:value="2335252" table:style-name="ce1">
            <text:p>2335252</text:p>
          </table:table-cell>
          <table:table-cell office:value-type="string" table:style-name="ce1">
            <text:p>M</text:p>
          </table:table-cell>
          <table:table-cell office:value-type="date" office:date-value="1949-06-24T00:00:00" table:style-name="ce3">
            <text:p>24/06/194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7518404" table:style-name="ce1">
            <text:p>100751840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Yesenia</text:p>
          </table:table-cell>
          <table:table-cell office:value-type="string" table:style-name="ce1">
            <text:p>FINCA LAPAZ VEREDA JARAMILLO</text:p>
          </table:table-cell>
          <table:table-cell office:value-type="float" office:value="3127473667" table:style-name="ce1">
            <text:p>3127473667</text:p>
          </table:table-cell>
          <table:table-cell office:value-type="string" table:style-name="ce1">
            <text:p>F</text:p>
          </table:table-cell>
          <table:table-cell office:value-type="date" office:date-value="2002-07-01T00:00:00" table:style-name="ce3">
            <text:p>01/07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10" table:style-name="ce1">
            <text:p>43847910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agdalena</text:p>
          </table:table-cell>
          <table:table-cell office:value-type="string" table:style-name="ce1">
            <text:p>FINCA LAPAZ VEREDA JARAMILLO</text:p>
          </table:table-cell>
          <table:table-cell office:value-type="float" office:value="3127473667" table:style-name="ce1">
            <text:p>3127473667</text:p>
          </table:table-cell>
          <table:table-cell office:value-type="string" table:style-name="ce1">
            <text:p>F</text:p>
          </table:table-cell>
          <table:table-cell office:value-type="date" office:date-value="1978-09-03T00:00:00" table:style-name="ce3">
            <text:p>03/09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105043" table:style-name="ce1">
            <text:p>7010504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Fernando</text:p>
          </table:table-cell>
          <table:table-cell table:style-name="ce1"/>
          <table:table-cell office:value-type="string" table:style-name="ce1">
            <text:p>NO SUMINISTRA</text:p>
          </table:table-cell>
          <table:table-cell office:value-type="float" office:value="8577259" table:style-name="ce1">
            <text:p>8577259</text:p>
          </table:table-cell>
          <table:table-cell office:value-type="string" table:style-name="ce1">
            <text:p>M</text:p>
          </table:table-cell>
          <table:table-cell office:value-type="date" office:date-value="1956-01-02T00:00:00" table:style-name="ce3">
            <text:p>02/01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859" table:style-name="ce1">
            <text:p>21711859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1sevilla</text:p>
          </table:table-cell>
          <table:table-cell office:value-type="float" office:value="8577259" table:style-name="ce1">
            <text:p>8577259</text:p>
          </table:table-cell>
          <table:table-cell office:value-type="string" table:style-name="ce1">
            <text:p>F</text:p>
          </table:table-cell>
          <table:table-cell office:value-type="date" office:date-value="1957-08-05T00:00:00" table:style-name="ce3">
            <text:p>05/08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668" table:style-name="ce1">
            <text:p>21711668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De Mo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rgemira</text:p>
          </table:table-cell>
          <table:table-cell office:value-type="string" table:style-name="ce1">
            <text:p>VERDA EL BALON</text:p>
          </table:table-cell>
          <table:table-cell office:value-type="float" office:value="8577359" table:style-name="ce1">
            <text:p>8577359</text:p>
          </table:table-cell>
          <table:table-cell office:value-type="string" table:style-name="ce1">
            <text:p>F</text:p>
          </table:table-cell>
          <table:table-cell office:value-type="date" office:date-value="1938-04-08T00:00:00" table:style-name="ce3">
            <text:p>08/04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1424" table:style-name="ce1">
            <text:p>641424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da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L 101 <text:s/>82F 21</text:p>
          </table:table-cell>
          <table:table-cell office:value-type="float" office:value="4713597" table:style-name="ce1">
            <text:p>4713597</text:p>
          </table:table-cell>
          <table:table-cell office:value-type="string" table:style-name="ce1">
            <text:p>M</text:p>
          </table:table-cell>
          <table:table-cell office:value-type="date" office:date-value="1934-06-13T00:00:00" table:style-name="ce3">
            <text:p>13/06/193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572" table:style-name="ce1">
            <text:p>21707572</text:p>
          </table:table-cell>
          <table:table-cell office:value-type="string" table:style-name="ce1">
            <text:p>Salina De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Moemi</text:p>
          </table:table-cell>
          <table:table-cell table:style-name="ce1"/>
          <table:table-cell office:value-type="string" table:style-name="ce1">
            <text:p>KR 18 18 36</text:p>
          </table:table-cell>
          <table:table-cell office:value-type="float" office:value="8562327" table:style-name="ce1">
            <text:p>8562327</text:p>
          </table:table-cell>
          <table:table-cell office:value-type="string" table:style-name="ce1">
            <text:p>F</text:p>
          </table:table-cell>
          <table:table-cell office:value-type="date" office:date-value="1939-10-21T00:00:00" table:style-name="ce3">
            <text:p>21/10/193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007" table:style-name="ce1">
            <text:p>1526200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ÑA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calle 19 N 16-117</text:p>
          </table:table-cell>
          <table:table-cell office:value-type="float" office:value="8562637" table:style-name="ce1">
            <text:p>8562637</text:p>
          </table:table-cell>
          <table:table-cell office:value-type="string" table:style-name="ce1">
            <text:p>M</text:p>
          </table:table-cell>
          <table:table-cell office:value-type="date" office:date-value="1963-09-09T00:00:00" table:style-name="ce3">
            <text:p>09/09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78" table:style-name="ce1">
            <text:p>100751847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CL 19 <text:s/>N16 117|</text:p>
          </table:table-cell>
          <table:table-cell office:value-type="float" office:value="8562637" table:style-name="ce1">
            <text:p>8562637</text:p>
          </table:table-cell>
          <table:table-cell office:value-type="string" table:style-name="ce1">
            <text:p>F</text:p>
          </table:table-cell>
          <table:table-cell office:value-type="date" office:date-value="2002-12-01T00:00:00" table:style-name="ce3">
            <text:p>01/12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488" table:style-name="ce1">
            <text:p>100164348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elipe</text:p>
          </table:table-cell>
          <table:table-cell table:style-name="ce1"/>
          <table:table-cell office:value-type="string" table:style-name="ce1">
            <text:p>CL 18 16 117</text:p>
          </table:table-cell>
          <table:table-cell office:value-type="float" office:value="8562637" table:style-name="ce1">
            <text:p>8562637</text:p>
          </table:table-cell>
          <table:table-cell office:value-type="string" table:style-name="ce1">
            <text:p>F</text:p>
          </table:table-cell>
          <table:table-cell office:value-type="date" office:date-value="2000-06-17T00:00:00" table:style-name="ce3">
            <text:p>17/06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897" table:style-name="ce1">
            <text:p>43443897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BIVIAN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calle 19 N 16-117</text:p>
          </table:table-cell>
          <table:table-cell office:value-type="float" office:value="8562637" table:style-name="ce1">
            <text:p>8562637</text:p>
          </table:table-cell>
          <table:table-cell office:value-type="string" table:style-name="ce1">
            <text:p>F</text:p>
          </table:table-cell>
          <table:table-cell office:value-type="date" office:date-value="1968-09-18T00:00:00" table:style-name="ce3">
            <text:p>18/09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619" table:style-name="ce1">
            <text:p>2170761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IGIA</text:p>
          </table:table-cell>
          <table:table-cell office:value-type="string" table:style-name="ce1">
            <text:p>AV LA REPUBLICA</text:p>
          </table:table-cell>
          <table:table-cell office:value-type="float" office:value="8562081" table:style-name="ce1">
            <text:p>8562081</text:p>
          </table:table-cell>
          <table:table-cell office:value-type="string" table:style-name="ce1">
            <text:p>F</text:p>
          </table:table-cell>
          <table:table-cell office:value-type="date" office:date-value="1945-06-02T00:00:00" table:style-name="ce3">
            <text:p>02/06/19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640137" table:style-name="ce1">
            <text:p>640137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Reinaldo</text:p>
          </table:table-cell>
          <table:table-cell table:style-name="ce1"/>
          <table:table-cell office:value-type="string" table:style-name="ce1">
            <text:p>CLL 19 N <text:s/>10-31</text:p>
          </table:table-cell>
          <table:table-cell office:value-type="float" office:value="8562434" table:style-name="ce1">
            <text:p>8562434</text:p>
          </table:table-cell>
          <table:table-cell office:value-type="string" table:style-name="ce1">
            <text:p>M</text:p>
          </table:table-cell>
          <table:table-cell office:value-type="date" office:date-value="1934-07-01T00:00:00" table:style-name="ce3">
            <text:p>01/07/193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973" table:style-name="ce1">
            <text:p>1526597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MARIA AUXILIADORA</text:p>
          </table:table-cell>
          <table:table-cell office:value-type="float" office:value="8562037" table:style-name="ce1">
            <text:p>8562037</text:p>
          </table:table-cell>
          <table:table-cell office:value-type="string" table:style-name="ce1">
            <text:p>M</text:p>
          </table:table-cell>
          <table:table-cell office:value-type="date" office:date-value="1985-09-15T00:00:00" table:style-name="ce3">
            <text:p>15/09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897801" table:style-name="ce1">
            <text:p>1000897801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Gaviri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LL 17 N 18 - 05</text:p>
          </table:table-cell>
          <table:table-cell office:value-type="float" office:value="8562978" table:style-name="ce1">
            <text:p>8562978</text:p>
          </table:table-cell>
          <table:table-cell office:value-type="string" table:style-name="ce1">
            <text:p>M</text:p>
          </table:table-cell>
          <table:table-cell office:value-type="date" office:date-value="2002-07-31T00:00:00" table:style-name="ce3">
            <text:p>31/07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77" table:style-name="ce1">
            <text:p>1039886777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C 17 20 14</text:p>
          </table:table-cell>
          <table:table-cell office:value-type="float" office:value="8562484" table:style-name="ce1">
            <text:p>8562484</text:p>
          </table:table-cell>
          <table:table-cell office:value-type="string" table:style-name="ce1">
            <text:p>M</text:p>
          </table:table-cell>
          <table:table-cell office:value-type="date" office:date-value="1995-04-30T00:00:00" table:style-name="ce3">
            <text:p>30/04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93052042689" table:style-name="ce1">
            <text:p>93052042689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C BARRIO SAN FRANCISCO</text:p>
          </table:table-cell>
          <table:table-cell office:value-type="float" office:value="8562258" table:style-name="ce1">
            <text:p>8562258</text:p>
          </table:table-cell>
          <table:table-cell office:value-type="string" table:style-name="ce1">
            <text:p>M</text:p>
          </table:table-cell>
          <table:table-cell office:value-type="date" office:date-value="1993-05-20T00:00:00" table:style-name="ce3">
            <text:p>20/05/199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770" table:style-name="ce1">
            <text:p>1039884770</text:p>
          </table:table-cell>
          <table:table-cell office:value-type="string" table:style-name="ce1">
            <text:p>Londono</text:p>
          </table:table-cell>
          <table:table-cell office:value-type="string" table:style-name="ce1">
            <text:p>Ganan</text:p>
          </table:table-cell>
          <table:table-cell office:value-type="string" table:style-name="ce1">
            <text:p>Jenny</text:p>
          </table:table-cell>
          <table:table-cell office:value-type="string" table:style-name="ce1">
            <text:p>Jullyet</text:p>
          </table:table-cell>
          <table:table-cell office:value-type="string" table:style-name="ce1">
            <text:p>BARR SAN FRANCISCO</text:p>
          </table:table-cell>
          <table:table-cell office:value-type="float" office:value="3113737842" table:style-name="ce1">
            <text:p>3113737842</text:p>
          </table:table-cell>
          <table:table-cell office:value-type="string" table:style-name="ce1">
            <text:p>F</text:p>
          </table:table-cell>
          <table:table-cell office:value-type="date" office:date-value="1988-04-08T00:00:00" table:style-name="ce3">
            <text:p>08/04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242" table:style-name="ce1">
            <text:p>1526524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Urbanizaci n Santa Teresa bloque B Apto b2</text:p>
          </table:table-cell>
          <table:table-cell office:value-type="string" table:style-name="ce1">
            <text:p>856 2638</text:p>
          </table:table-cell>
          <table:table-cell office:value-type="string" table:style-name="ce1">
            <text:p>M</text:p>
          </table:table-cell>
          <table:table-cell office:value-type="date" office:date-value="1981-01-05T00:00:00" table:style-name="ce3">
            <text:p>05/01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088" table:style-name="ce1">
            <text:p>1038232088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Yenifer</text:p>
          </table:table-cell>
          <table:table-cell table:style-name="ce1"/>
          <table:table-cell office:value-type="string" table:style-name="ce1">
            <text:p>vda el zarzal</text:p>
          </table:table-cell>
          <table:table-cell office:value-type="float" office:value="3105237634" table:style-name="ce1">
            <text:p>3105237634</text:p>
          </table:table-cell>
          <table:table-cell office:value-type="string" table:style-name="ce1">
            <text:p>F</text:p>
          </table:table-cell>
          <table:table-cell office:value-type="date" office:date-value="2004-10-09T00:00:00" table:style-name="ce3">
            <text:p>09/10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98873" table:style-name="ce1">
            <text:p>3498873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Gustavo</text:p>
          </table:table-cell>
          <table:table-cell table:style-name="ce1"/>
          <table:table-cell office:value-type="string" table:style-name="ce1">
            <text:p>CRRG SEVILLA FCA EL BOSQU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55-04-06T00:00:00" table:style-name="ce3">
            <text:p>06/04/195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67" table:style-name="ce1">
            <text:p>43847967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orangel</text:p>
          </table:table-cell>
          <table:table-cell table:style-name="ce1"/>
          <table:table-cell office:value-type="string" table:style-name="ce1">
            <text:p>VDA LA AGUADA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F</text:p>
          </table:table-cell>
          <table:table-cell office:value-type="date" office:date-value="1981-03-06T00:00:00" table:style-name="ce3">
            <text:p>06/03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9175801" table:style-name="ce1">
            <text:p>39175801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VEREDA LA PRIMAVE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0-09-29T00:00:00" table:style-name="ce3">
            <text:p>29/09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637" table:style-name="ce1">
            <text:p>1526363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Herney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bosque</text:p>
          </table:table-cell>
          <table:table-cell office:value-type="float" office:value="3124858562" table:style-name="ce1">
            <text:p>3124858562</text:p>
          </table:table-cell>
          <table:table-cell office:value-type="string" table:style-name="ce1">
            <text:p>M</text:p>
          </table:table-cell>
          <table:table-cell office:value-type="date" office:date-value="1970-10-19T00:00:00" table:style-name="ce3">
            <text:p>19/10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1558" table:style-name="ce1">
            <text:p>1011591558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Y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DA LA AGUADA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M</text:p>
          </table:table-cell>
          <table:table-cell office:value-type="date" office:date-value="2006-06-29T00:00:00" table:style-name="ce3">
            <text:p>29/06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4133" table:style-name="ce1">
            <text:p>1039884133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4-07-01T00:00:00" table:style-name="ce3">
            <text:p>01/07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54" table:style-name="ce1">
            <text:p>1007518454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Yuliana</text:p>
          </table:table-cell>
          <table:table-cell table:style-name="ce1"/>
          <table:table-cell office:value-type="string" table:style-name="ce1">
            <text:p>1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2-09-15T00:00:00" table:style-name="ce3">
            <text:p>15/09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285" table:style-name="ce1">
            <text:p>1039884285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Yuli</text:p>
          </table:table-cell>
          <table:table-cell office:value-type="string" table:style-name="ce1">
            <text:p>Cenaida</text:p>
          </table:table-cell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6-02-12T00:00:00" table:style-name="ce3">
            <text:p>12/02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174" table:style-name="ce1">
            <text:p>1039884174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Parada</text:p>
          </table:table-cell>
          <table:table-cell office:value-type="string" table:style-name="ce1">
            <text:p>Diom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5-05-22T00:00:00" table:style-name="ce3">
            <text:p>22/05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232" table:style-name="ce1">
            <text:p>1007441232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ristian</text:p>
          </table:table-cell>
          <table:table-cell table:style-name="ce1"/>
          <table:table-cell office:value-type="string" table:style-name="ce1">
            <text:p>FINCA <text:s/>PAVONCITO</text:p>
          </table:table-cell>
          <table:table-cell office:value-type="float" office:value="3173927" table:style-name="ce1">
            <text:p>3173927</text:p>
          </table:table-cell>
          <table:table-cell office:value-type="string" table:style-name="ce1">
            <text:p>M</text:p>
          </table:table-cell>
          <table:table-cell office:value-type="date" office:date-value="2003-05-16T00:00:00" table:style-name="ce3">
            <text:p>16/05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977" table:style-name="ce1">
            <text:p>15262977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Dianor</text:p>
          </table:table-cell>
          <table:table-cell office:value-type="string" table:style-name="ce1">
            <text:p>Alirio</text:p>
          </table:table-cell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68-05-02T00:00:00" table:style-name="ce3">
            <text:p>02/05/19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119" table:style-name="ce1">
            <text:p>1038232119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Estefany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EREDA LA FAVORITA 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5-03-18T00:00:00" table:style-name="ce3">
            <text:p>18/03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44100680" table:style-name="ce1">
            <text:p>1044100680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Herica</text:p>
          </table:table-cell>
          <table:table-cell office:value-type="string" table:style-name="ce1">
            <text:p>Yaneth</text:p>
          </table:table-cell>
          <table:table-cell office:value-type="string" table:style-name="ce1">
            <text:p>vda betania</text:p>
          </table:table-cell>
          <table:table-cell office:value-type="float" office:value="3146035109" table:style-name="ce1">
            <text:p>3146035109</text:p>
          </table:table-cell>
          <table:table-cell office:value-type="string" table:style-name="ce1">
            <text:p>F</text:p>
          </table:table-cell>
          <table:table-cell office:value-type="date" office:date-value="1989-01-31T00:00:00" table:style-name="ce3">
            <text:p>31/01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608" table:style-name="ce1">
            <text:p>1526460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1CL <text:s/>11 10 16</text:p>
          </table:table-cell>
          <table:table-cell office:value-type="string" table:style-name="ce1">
            <text:p>2604966 3108499384</text:p>
          </table:table-cell>
          <table:table-cell office:value-type="string" table:style-name="ce1">
            <text:p>M</text:p>
          </table:table-cell>
          <table:table-cell office:value-type="date" office:date-value="1977-02-11T00:00:00" table:style-name="ce3">
            <text:p>11/02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3196103" table:style-name="ce1">
            <text:p>1033196103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julian</text:p>
          </table:table-cell>
          <table:table-cell table:style-name="ce1"/>
          <table:table-cell office:value-type="string" table:style-name="ce1">
            <text:p>FCA EL BOSQUE</text:p>
          </table:table-cell>
          <table:table-cell office:value-type="float" office:value="3762436" table:style-name="ce1">
            <text:p>3762436</text:p>
          </table:table-cell>
          <table:table-cell office:value-type="string" table:style-name="ce1">
            <text:p>M</text:p>
          </table:table-cell>
          <table:table-cell office:value-type="date" office:date-value="2013-12-26T00:00:00" table:style-name="ce3">
            <text:p>26/12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10" table:style-name="ce1">
            <text:p>15265010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Robeiro</text:p>
          </table:table-cell>
          <table:table-cell table:style-name="ce1"/>
          <table:table-cell office:value-type="string" table:style-name="ce1">
            <text:p>vereda quiram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9-03-10T00:00:00" table:style-name="ce3">
            <text:p>10/03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27" table:style-name="ce1">
            <text:p>1526492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Egidi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da <text:s/>La Cruz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64-10-01T00:00:00" table:style-name="ce3">
            <text:p>01/10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3646736" table:style-name="ce1">
            <text:p>1033646736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ra 10 11-38</text:p>
          </table:table-cell>
          <table:table-cell office:value-type="float" office:value="2868433" table:style-name="ce1">
            <text:p>2868433</text:p>
          </table:table-cell>
          <table:table-cell office:value-type="string" table:style-name="ce1">
            <text:p>M</text:p>
          </table:table-cell>
          <table:table-cell office:value-type="date" office:date-value="1986-10-22T00:00:00" table:style-name="ce3">
            <text:p>22/10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33" table:style-name="ce1">
            <text:p>1039886633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Estivens</text:p>
          </table:table-cell>
          <table:table-cell office:value-type="string" table:style-name="ce1">
            <text:p>Barrio San Francisco</text:p>
          </table:table-cell>
          <table:table-cell office:value-type="float" office:value="3182844333" table:style-name="ce1">
            <text:p>3182844333</text:p>
          </table:table-cell>
          <table:table-cell office:value-type="string" table:style-name="ce1">
            <text:p>M</text:p>
          </table:table-cell>
          <table:table-cell office:value-type="date" office:date-value="1994-09-11T00:00:00" table:style-name="ce3">
            <text:p>11/09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98" table:style-name="ce1">
            <text:p>4344499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rleny</text:p>
          </table:table-cell>
          <table:table-cell table:style-name="ce1"/>
          <table:table-cell office:value-type="string" table:style-name="ce1">
            <text:p>1FINCA LAPAVONCITO</text:p>
          </table:table-cell>
          <table:table-cell office:value-type="float" office:value="3123254063" table:style-name="ce1">
            <text:p>3123254063</text:p>
          </table:table-cell>
          <table:table-cell office:value-type="string" table:style-name="ce1">
            <text:p>F</text:p>
          </table:table-cell>
          <table:table-cell office:value-type="date" office:date-value="1974-08-23T00:00:00" table:style-name="ce3">
            <text:p>23/08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37644" table:style-name="ce1">
            <text:p>43837644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stella</text:p>
          </table:table-cell>
          <table:table-cell office:value-type="string" table:style-name="ce1">
            <text:p>1VEREDA <text:s/>quirama</text:p>
          </table:table-cell>
          <table:table-cell office:value-type="float" office:value="2862148" table:style-name="ce1">
            <text:p>2862148</text:p>
          </table:table-cell>
          <table:table-cell office:value-type="string" table:style-name="ce1">
            <text:p>F</text:p>
          </table:table-cell>
          <table:table-cell office:value-type="date" office:date-value="1975-11-04T00:00:00" table:style-name="ce3">
            <text:p>04/11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5700063" table:style-name="ce1">
            <text:p>103570006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DUB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VEREDA SANCUDITO</text:p>
          </table:table-cell>
          <table:table-cell office:value-type="float" office:value="3206449599" table:style-name="ce1">
            <text:p>3206449599</text:p>
          </table:table-cell>
          <table:table-cell office:value-type="string" table:style-name="ce1">
            <text:p>M</text:p>
          </table:table-cell>
          <table:table-cell office:value-type="date" office:date-value="2003-12-24T00:00:00" table:style-name="ce3">
            <text:p>24/12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225" table:style-name="ce1">
            <text:p>15263225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eraclio</text:p>
          </table:table-cell>
          <table:table-cell table:style-name="ce1"/>
          <table:table-cell office:value-type="string" table:style-name="ce1">
            <text:p>VEREDA PAVON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9-05-31T00:00:00" table:style-name="ce3">
            <text:p>31/05/19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073" table:style-name="ce1">
            <text:p>21709073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oselina</text:p>
          </table:table-cell>
          <table:table-cell table:style-name="ce1"/>
          <table:table-cell office:value-type="string" table:style-name="ce1">
            <text:p>CRRG SEVILLA FCA EL BOSQU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59-07-03T00:00:00" table:style-name="ce3">
            <text:p>03/07/19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5701027" table:style-name="ce1">
            <text:p>1035701027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VEREDA SANCUDITO</text:p>
          </table:table-cell>
          <table:table-cell office:value-type="float" office:value="3206449599" table:style-name="ce1">
            <text:p>3206449599</text:p>
          </table:table-cell>
          <table:table-cell office:value-type="string" table:style-name="ce1">
            <text:p>M</text:p>
          </table:table-cell>
          <table:table-cell office:value-type="date" office:date-value="2007-08-07T00:00:00" table:style-name="ce3">
            <text:p>07/08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226" table:style-name="ce1">
            <text:p>21709226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De Salazar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VEREDA LA PAV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56-10-24T00:00:00" table:style-name="ce3">
            <text:p>24/10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091816820" table:style-name="ce1">
            <text:p>9609181682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Duvan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DA MATABRIGO</text:p>
          </table:table-cell>
          <table:table-cell office:value-type="float" office:value="4063246" table:style-name="ce1">
            <text:p>4063246</text:p>
          </table:table-cell>
          <table:table-cell office:value-type="string" table:style-name="ce1">
            <text:p>M</text:p>
          </table:table-cell>
          <table:table-cell office:value-type="date" office:date-value="1996-09-18T00:00:00" table:style-name="ce3">
            <text:p>18/09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504" table:style-name="ce1">
            <text:p>1039886504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Jho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 11 10 16</text:p>
          </table:table-cell>
          <table:table-cell office:value-type="float" office:value="8577087" table:style-name="ce1">
            <text:p>8577087</text:p>
          </table:table-cell>
          <table:table-cell office:value-type="string" table:style-name="ce1">
            <text:p>M</text:p>
          </table:table-cell>
          <table:table-cell office:value-type="date" office:date-value="2012-03-19T00:00:00" table:style-name="ce3">
            <text:p>19/03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0570" table:style-name="ce1">
            <text:p>71950570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Campill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CL 24 no16 21</text:p>
          </table:table-cell>
          <table:table-cell office:value-type="string" table:style-name="ce1">
            <text:p>4720609 3146302585</text:p>
          </table:table-cell>
          <table:table-cell office:value-type="string" table:style-name="ce1">
            <text:p>M</text:p>
          </table:table-cell>
          <table:table-cell office:value-type="date" office:date-value="1967-10-27T00:00:00" table:style-name="ce3">
            <text:p>27/10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32867" table:style-name="ce1">
            <text:p>1018232867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WENDY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6-04-11T00:00:00" table:style-name="ce3">
            <text:p>11/04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567" table:style-name="ce1">
            <text:p>43847567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CRA 42 BB 48 C 144</text:p>
          </table:table-cell>
          <table:table-cell office:value-type="float" office:value="2817687" table:style-name="ce1">
            <text:p>2817687</text:p>
          </table:table-cell>
          <table:table-cell office:value-type="string" table:style-name="ce1">
            <text:p>F</text:p>
          </table:table-cell>
          <table:table-cell office:value-type="date" office:date-value="1977-08-14T00:00:00" table:style-name="ce3">
            <text:p>14/08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337" table:style-name="ce1">
            <text:p>1001643337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vereda el saibo</text:p>
          </table:table-cell>
          <table:table-cell office:value-type="float" office:value="3767257" table:style-name="ce1">
            <text:p>3767257</text:p>
          </table:table-cell>
          <table:table-cell office:value-type="string" table:style-name="ce1">
            <text:p>M</text:p>
          </table:table-cell>
          <table:table-cell office:value-type="date" office:date-value="1995-03-02T00:00:00" table:style-name="ce3">
            <text:p>02/03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174" table:style-name="ce1">
            <text:p>103988717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sevilla <text:s/>El Bosque</text:p>
          </table:table-cell>
          <table:table-cell office:value-type="float" office:value="3767257" table:style-name="ce1">
            <text:p>3767257</text:p>
          </table:table-cell>
          <table:table-cell office:value-type="string" table:style-name="ce1">
            <text:p>M</text:p>
          </table:table-cell>
          <table:table-cell office:value-type="date" office:date-value="1997-01-26T00:00:00" table:style-name="ce3">
            <text:p>26/01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13" table:style-name="ce1">
            <text:p>1007518413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2-12-17T00:00:00" table:style-name="ce3">
            <text:p>17/12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509597" table:style-name="ce1">
            <text:p>21509597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leida</text:p>
          </table:table-cell>
          <table:table-cell office:value-type="string" table:style-name="ce1">
            <text:p>Sevilla</text:p>
          </table:table-cell>
          <table:table-cell office:value-type="float" office:value="2861385" table:style-name="ce1">
            <text:p>2861385</text:p>
          </table:table-cell>
          <table:table-cell office:value-type="string" table:style-name="ce1">
            <text:p>F</text:p>
          </table:table-cell>
          <table:table-cell office:value-type="date" office:date-value="1983-01-15T00:00:00" table:style-name="ce3">
            <text:p>15/01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09" table:style-name="ce1">
            <text:p>15265009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Aristarco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9-03-10T00:00:00" table:style-name="ce3">
            <text:p>10/03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441259" table:style-name="ce1">
            <text:p>1007441259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Veredav <text:s/>El Bosqu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2-03-07T00:00:00" table:style-name="ce3">
            <text:p>07/03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110" table:style-name="ce1">
            <text:p>43848110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Gilma</text:p>
          </table:table-cell>
          <table:table-cell office:value-type="string" table:style-name="ce1">
            <text:p>Oneida</text:p>
          </table:table-cell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2-04-22T00:00:00" table:style-name="ce3">
            <text:p>22/04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59" table:style-name="ce1">
            <text:p>15264859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 HACIENDA LA TRAVIATA</text:p>
          </table:table-cell>
          <table:table-cell office:value-type="float" office:value="2175656" table:style-name="ce1">
            <text:p>2175656</text:p>
          </table:table-cell>
          <table:table-cell office:value-type="string" table:style-name="ce1">
            <text:p>M</text:p>
          </table:table-cell>
          <table:table-cell office:value-type="date" office:date-value="1977-07-08T00:00:00" table:style-name="ce3">
            <text:p>08/07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180" table:style-name="ce1">
            <text:p>15265180</text:p>
          </table:table-cell>
          <table:table-cell office:value-type="string" table:style-name="ce1">
            <text:p>Guerra</text:p>
          </table:table-cell>
          <table:table-cell table:style-name="ce1"/>
          <table:table-cell office:value-type="string" table:style-name="ce1">
            <text:p>Oscar</text:p>
          </table:table-cell>
          <table:table-cell office:value-type="string" table:style-name="ce1">
            <text:p>Horacio</text:p>
          </table:table-cell>
          <table:table-cell office:value-type="string" table:style-name="ce1">
            <text:p>VEREDA LA FAVORITA 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0-07-09T00:00:00" table:style-name="ce3">
            <text:p>09/07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765903" table:style-name="ce1">
            <text:p>1000765903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SEVILLLA</text:p>
          </table:table-cell>
          <table:table-cell office:value-type="float" office:value="8513913" table:style-name="ce1">
            <text:p>8513913</text:p>
          </table:table-cell>
          <table:table-cell office:value-type="string" table:style-name="ce1">
            <text:p>M</text:p>
          </table:table-cell>
          <table:table-cell office:value-type="date" office:date-value="2003-08-24T00:00:00" table:style-name="ce3">
            <text:p>24/08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440" table:style-name="ce1">
            <text:p>1001643440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Fraider</text:p>
          </table:table-cell>
          <table:table-cell office:value-type="string" table:style-name="ce1">
            <text:p>vda betania</text:p>
          </table:table-cell>
          <table:table-cell office:value-type="float" office:value="3146035109" table:style-name="ce1">
            <text:p>3146035109</text:p>
          </table:table-cell>
          <table:table-cell office:value-type="string" table:style-name="ce1">
            <text:p>M</text:p>
          </table:table-cell>
          <table:table-cell office:value-type="date" office:date-value="1988-06-19T00:00:00" table:style-name="ce3">
            <text:p>19/06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422" table:style-name="ce1">
            <text:p>1039884422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JAROL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FILO SAN JORGE</text:p>
          </table:table-cell>
          <table:table-cell office:value-type="float" office:value="3126979370" table:style-name="ce1">
            <text:p>3126979370</text:p>
          </table:table-cell>
          <table:table-cell office:value-type="string" table:style-name="ce1">
            <text:p>M</text:p>
          </table:table-cell>
          <table:table-cell office:value-type="date" office:date-value="1987-01-13T00:00:00" table:style-name="ce3">
            <text:p>13/01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500" table:style-name="ce1">
            <text:p>15265500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EREDA FILO SAN JORG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1-09-25T00:00:00" table:style-name="ce3">
            <text:p>25/09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21" table:style-name="ce1">
            <text:p>1038232621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evelyn</text:p>
          </table:table-cell>
          <table:table-cell table:style-name="ce1"/>
          <table:table-cell office:value-type="string" table:style-name="ce1">
            <text:p>vereda quirim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3-10-09T00:00:00" table:style-name="ce3">
            <text:p>09/10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192777896" table:style-name="ce1">
            <text:p>1192777896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RAYAN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1-02-14T00:00:00" table:style-name="ce3">
            <text:p>14/02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897" table:style-name="ce1">
            <text:p>15261897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3-03-22T00:00:00" table:style-name="ce3">
            <text:p>22/03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467" table:style-name="ce1">
            <text:p>1039885467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Eucaris</text:p>
          </table:table-cell>
          <table:table-cell table:style-name="ce1"/>
          <table:table-cell office:value-type="string" table:style-name="ce1">
            <text:p>KR 32 NO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0-04-10T00:00:00" table:style-name="ce3">
            <text:p>10/04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0897542" table:style-name="ce1">
            <text:p>2089754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VEREDA SEVILLA</text:p>
          </table:table-cell>
          <table:table-cell office:value-type="float" office:value="3206620834" table:style-name="ce1">
            <text:p>3206620834</text:p>
          </table:table-cell>
          <table:table-cell office:value-type="string" table:style-name="ce1">
            <text:p>F</text:p>
          </table:table-cell>
          <table:table-cell office:value-type="date" office:date-value="1976-01-19T00:00:00" table:style-name="ce3">
            <text:p>19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110156103" table:style-name="ce1">
            <text:p>98110156103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DA LA AGUADA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M</text:p>
          </table:table-cell>
          <table:table-cell office:value-type="date" office:date-value="1998-11-01T00:00:00" table:style-name="ce3">
            <text:p>01/11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7181" table:style-name="ce1">
            <text:p>1039887181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ULIAN</text:p>
          </table:table-cell>
          <table:table-cell table:style-name="ce1"/>
          <table:table-cell office:value-type="string" table:style-name="ce1">
            <text:p>VEREDA QUIRIMARA</text:p>
          </table:table-cell>
          <table:table-cell office:value-type="float" office:value="3136876250" table:style-name="ce1">
            <text:p>3136876250</text:p>
          </table:table-cell>
          <table:table-cell office:value-type="string" table:style-name="ce1">
            <text:p>M</text:p>
          </table:table-cell>
          <table:table-cell office:value-type="date" office:date-value="2015-01-17T00:00:00" table:style-name="ce3">
            <text:p>17/0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403" table:style-name="ce1">
            <text:p>1007304403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HERACLIO</text:p>
          </table:table-cell>
          <table:table-cell office:value-type="string" table:style-name="ce1">
            <text:p>VEREDA PABON</text:p>
          </table:table-cell>
          <table:table-cell office:value-type="float" office:value="3218461516" table:style-name="ce1">
            <text:p>3218461516</text:p>
          </table:table-cell>
          <table:table-cell office:value-type="string" table:style-name="ce1">
            <text:p>M</text:p>
          </table:table-cell>
          <table:table-cell office:value-type="date" office:date-value="1996-12-19T00:00:00" table:style-name="ce3">
            <text:p>19/12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9416503" table:style-name="ce1">
            <text:p>39416503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CL 9 NO 13 21</text:p>
          </table:table-cell>
          <table:table-cell office:value-type="float" office:value="2211512" table:style-name="ce1">
            <text:p>2211512</text:p>
          </table:table-cell>
          <table:table-cell office:value-type="string" table:style-name="ce1">
            <text:p>F</text:p>
          </table:table-cell>
          <table:table-cell office:value-type="date" office:date-value="1975-07-15T00:00:00" table:style-name="ce3">
            <text:p>15/07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812872" table:style-name="ce1">
            <text:p>1038812872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CL 9 NO 13 21</text:p>
          </table:table-cell>
          <table:table-cell office:value-type="float" office:value="2211512" table:style-name="ce1">
            <text:p>2211512</text:p>
          </table:table-cell>
          <table:table-cell office:value-type="string" table:style-name="ce1">
            <text:p>M</text:p>
          </table:table-cell>
          <table:table-cell office:value-type="date" office:date-value="2009-09-26T00:00:00" table:style-name="ce3">
            <text:p>26/09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21" table:style-name="ce1">
            <text:p>43848321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Marinel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PAVON</text:p>
          </table:table-cell>
          <table:table-cell office:value-type="float" office:value="3136812278" table:style-name="ce1">
            <text:p>3136812278</text:p>
          </table:table-cell>
          <table:table-cell office:value-type="string" table:style-name="ce1">
            <text:p>F</text:p>
          </table:table-cell>
          <table:table-cell office:value-type="date" office:date-value="1977-03-05T00:00:00" table:style-name="ce3">
            <text:p>05/03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694" table:style-name="ce1">
            <text:p>100730469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Duvian</text:p>
          </table:table-cell>
          <table:table-cell table:style-name="ce1"/>
          <table:table-cell office:value-type="string" table:style-name="ce1">
            <text:p>VDA LA AGUADA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M</text:p>
          </table:table-cell>
          <table:table-cell office:value-type="date" office:date-value="2003-01-04T00:00:00" table:style-name="ce3">
            <text:p>04/01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189111" table:style-name="ce1">
            <text:p>8189111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Morelo</text:p>
          </table:table-cell>
          <table:table-cell office:value-type="string" table:style-name="ce1">
            <text:p>Fabian</text:p>
          </table:table-cell>
          <table:table-cell table:style-name="ce1"/>
          <table:table-cell office:value-type="string" table:style-name="ce1">
            <text:p>CL 9 NO 13 21</text:p>
          </table:table-cell>
          <table:table-cell office:value-type="float" office:value="2211512" table:style-name="ce1">
            <text:p>2211512</text:p>
          </table:table-cell>
          <table:table-cell office:value-type="string" table:style-name="ce1">
            <text:p>M</text:p>
          </table:table-cell>
          <table:table-cell office:value-type="date" office:date-value="1966-01-20T00:00:00" table:style-name="ce3">
            <text:p>20/01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439" table:style-name="ce1">
            <text:p>21711439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de sierr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ereda el bosque</text:p>
          </table:table-cell>
          <table:table-cell office:value-type="float" office:value="3124858562" table:style-name="ce1">
            <text:p>3124858562</text:p>
          </table:table-cell>
          <table:table-cell office:value-type="string" table:style-name="ce1">
            <text:p>F</text:p>
          </table:table-cell>
          <table:table-cell office:value-type="date" office:date-value="1938-01-10T00:00:00" table:style-name="ce3">
            <text:p>10/01/19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992" table:style-name="ce1">
            <text:p>15263992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2-10-18T00:00:00" table:style-name="ce3">
            <text:p>18/10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7122965" table:style-name="ce1">
            <text:p>1017122965</text:p>
          </table:table-cell>
          <table:table-cell office:value-type="string" table:style-name="ce1">
            <text:p>Bonilla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Jorman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CL 11 NO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3-11-23T00:00:00" table:style-name="ce3">
            <text:p>23/11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90" table:style-name="ce1">
            <text:p>43848090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1-08-25T00:00:00" table:style-name="ce3">
            <text:p>25/08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232" table:style-name="ce1">
            <text:p>15265232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ORLANDO</text:p>
          </table:table-cell>
          <table:table-cell table:style-name="ce1"/>
          <table:table-cell office:value-type="string" table:style-name="ce1">
            <text:p>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0-11-20T00:00:00" table:style-name="ce3">
            <text:p>20/11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03" table:style-name="ce1">
            <text:p>1039885203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dier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VEREDA AGUADA</text:p>
          </table:table-cell>
          <table:table-cell office:value-type="float" office:value="3136180279" table:style-name="ce1">
            <text:p>3136180279</text:p>
          </table:table-cell>
          <table:table-cell office:value-type="string" table:style-name="ce1">
            <text:p>M</text:p>
          </table:table-cell>
          <table:table-cell office:value-type="date" office:date-value="1988-03-19T00:00:00" table:style-name="ce3">
            <text:p>19/03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474" table:style-name="ce1">
            <text:p>1039884474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eda quirim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7-04-16T00:00:00" table:style-name="ce3">
            <text:p>16/04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479" table:style-name="ce1">
            <text:p>1007304479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ereda quirim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2-07-12T00:00:00" table:style-name="ce3">
            <text:p>12/07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82508350" table:style-name="ce1">
            <text:p>9808250835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JACKELINE</text:p>
          </table:table-cell>
          <table:table-cell table:style-name="ce1"/>
          <table:table-cell office:value-type="string" table:style-name="ce1">
            <text:p>VDA MATABRIGO</text:p>
          </table:table-cell>
          <table:table-cell office:value-type="float" office:value="4063246" table:style-name="ce1">
            <text:p>4063246</text:p>
          </table:table-cell>
          <table:table-cell office:value-type="string" table:style-name="ce1">
            <text:p>F</text:p>
          </table:table-cell>
          <table:table-cell office:value-type="date" office:date-value="1998-08-25T00:00:00" table:style-name="ce3">
            <text:p>25/08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83" table:style-name="ce1">
            <text:p>1038232683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RD SEVILLA</text:p>
          </table:table-cell>
          <table:table-cell office:value-type="float" office:value="3203426421" table:style-name="ce1">
            <text:p>3203426421</text:p>
          </table:table-cell>
          <table:table-cell office:value-type="string" table:style-name="ce1">
            <text:p>M</text:p>
          </table:table-cell>
          <table:table-cell office:value-type="date" office:date-value="2015-09-12T00:00:00" table:style-name="ce3">
            <text:p>12/09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ETO(A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6100117018" table:style-name="ce1">
            <text:p>96100117018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Sindy</text:p>
          </table:table-cell>
          <table:table-cell office:value-type="string" table:style-name="ce1">
            <text:p>Katerine</text:p>
          </table:table-cell>
          <table:table-cell office:value-type="string" table:style-name="ce1">
            <text:p>VDA LA AGUADA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F</text:p>
          </table:table-cell>
          <table:table-cell office:value-type="date" office:date-value="1996-10-01T00:00:00" table:style-name="ce3">
            <text:p>01/10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470" table:style-name="ce1">
            <text:p>1039886470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vereda la favorita</text:p>
          </table:table-cell>
          <table:table-cell office:value-type="float" office:value="3146225399" table:style-name="ce1">
            <text:p>3146225399</text:p>
          </table:table-cell>
          <table:table-cell office:value-type="string" table:style-name="ce1">
            <text:p>M</text:p>
          </table:table-cell>
          <table:table-cell office:value-type="date" office:date-value="1994-01-18T00:00:00" table:style-name="ce3">
            <text:p>18/01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860" table:style-name="ce1">
            <text:p>1039885860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EREDA palma sola</text:p>
          </table:table-cell>
          <table:table-cell office:value-type="float" office:value="3137279005" table:style-name="ce1">
            <text:p>3137279005</text:p>
          </table:table-cell>
          <table:table-cell office:value-type="string" table:style-name="ce1">
            <text:p>M</text:p>
          </table:table-cell>
          <table:table-cell office:value-type="date" office:date-value="1991-10-28T00:00:00" table:style-name="ce3">
            <text:p>28/10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221" table:style-name="ce1">
            <text:p>15264221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CRISANT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LA ALDEA</text:p>
          </table:table-cell>
          <table:table-cell office:value-type="float" office:value="3146729476" table:style-name="ce1">
            <text:p>3146729476</text:p>
          </table:table-cell>
          <table:table-cell office:value-type="string" table:style-name="ce1">
            <text:p>M</text:p>
          </table:table-cell>
          <table:table-cell office:value-type="date" office:date-value="1971-01-09T00:00:00" table:style-name="ce3">
            <text:p>09/01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348" table:style-name="ce1">
            <text:p>100164334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GABRIELA</text:p>
          </table:table-cell>
          <table:table-cell table:style-name="ce1"/>
          <table:table-cell office:value-type="string" table:style-name="ce1">
            <text:p>VEREDA SEVILLA</text:p>
          </table:table-cell>
          <table:table-cell office:value-type="float" office:value="3206620834" table:style-name="ce1">
            <text:p>3206620834</text:p>
          </table:table-cell>
          <table:table-cell office:value-type="string" table:style-name="ce1">
            <text:p>F</text:p>
          </table:table-cell>
          <table:table-cell office:value-type="date" office:date-value="2000-02-17T00:00:00" table:style-name="ce3">
            <text:p>17/02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795" table:style-name="ce1">
            <text:p>1039885795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S 20 VIA QUIRAMA RODE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1-08-03T00:00:00" table:style-name="ce3">
            <text:p>03/08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751153" table:style-name="ce1">
            <text:p>43751153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to sevilla</text:p>
          </table:table-cell>
          <table:table-cell office:value-type="string" table:style-name="ce1">
            <text:p>3105264506 8577154</text:p>
          </table:table-cell>
          <table:table-cell office:value-type="string" table:style-name="ce1">
            <text:p>F</text:p>
          </table:table-cell>
          <table:table-cell office:value-type="date" office:date-value="1974-06-25T00:00:00" table:style-name="ce3">
            <text:p>25/06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50503166" table:style-name="ce1">
            <text:p>99050503166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Esteban</text:p>
          </table:table-cell>
          <table:table-cell table:style-name="ce1"/>
          <table:table-cell office:value-type="string" table:style-name="ce1">
            <text:p>Fibca El Bosqu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9-05-05T00:00:00" table:style-name="ce3">
            <text:p>05/05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586" table:style-name="ce1">
            <text:p>1039886586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ximiliano</text:p>
          </table:table-cell>
          <table:table-cell table:style-name="ce1"/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12-07-04T00:00:00" table:style-name="ce3">
            <text:p>04/07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92" table:style-name="ce1">
            <text:p>1038232492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NICOLAS</text:p>
          </table:table-cell>
          <table:table-cell table:style-name="ce1"/>
          <table:table-cell office:value-type="string" table:style-name="ce1">
            <text:p>VDA LA FAVORIT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11-03-08T00:00:00" table:style-name="ce3">
            <text:p>08/03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282" table:style-name="ce1">
            <text:p>15262282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DA MATABRIGO</text:p>
          </table:table-cell>
          <table:table-cell office:value-type="float" office:value="4063246" table:style-name="ce1">
            <text:p>4063246</text:p>
          </table:table-cell>
          <table:table-cell office:value-type="string" table:style-name="ce1">
            <text:p>M</text:p>
          </table:table-cell>
          <table:table-cell office:value-type="date" office:date-value="1965-04-26T00:00:00" table:style-name="ce3">
            <text:p>26/04/196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321" table:style-name="ce1">
            <text:p>43444321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VDA MATABRIGO</text:p>
          </table:table-cell>
          <table:table-cell office:value-type="float" office:value="4063246" table:style-name="ce1">
            <text:p>4063246</text:p>
          </table:table-cell>
          <table:table-cell office:value-type="string" table:style-name="ce1">
            <text:p>F</text:p>
          </table:table-cell>
          <table:table-cell office:value-type="date" office:date-value="1968-11-14T00:00:00" table:style-name="ce3">
            <text:p>14/11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128" table:style-name="ce1">
            <text:p>43848128</text:p>
          </table:table-cell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Luz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corregimiento sevilla</text:p>
          </table:table-cell>
          <table:table-cell office:value-type="float" office:value="5833969" table:style-name="ce1">
            <text:p>5833969</text:p>
          </table:table-cell>
          <table:table-cell office:value-type="string" table:style-name="ce1">
            <text:p>F</text:p>
          </table:table-cell>
          <table:table-cell office:value-type="date" office:date-value="1981-07-19T00:00:00" table:style-name="ce3">
            <text:p>19/07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504" table:style-name="ce1">
            <text:p>1007304504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arolina</text:p>
          </table:table-cell>
          <table:table-cell table:style-name="ce1"/>
          <table:table-cell office:value-type="string" table:style-name="ce1">
            <text:p>CORREG SEVILLA</text:p>
          </table:table-cell>
          <table:table-cell office:value-type="float" office:value="5833969" table:style-name="ce1">
            <text:p>5833969</text:p>
          </table:table-cell>
          <table:table-cell office:value-type="string" table:style-name="ce1">
            <text:p>F</text:p>
          </table:table-cell>
          <table:table-cell office:value-type="date" office:date-value="1998-08-13T00:00:00" table:style-name="ce3">
            <text:p>13/08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40731566" table:style-name="ce1">
            <text:p>1040731566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Leydi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2005-05-13T00:00:00" table:style-name="ce3">
            <text:p>13/05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717208" table:style-name="ce1">
            <text:p>43717208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L 11 10 16</text:p>
          </table:table-cell>
          <table:table-cell office:value-type="float" office:value="3.07380330157698E+16" table:style-name="ce1">
            <text:p>3.0738E+16</text:p>
          </table:table-cell>
          <table:table-cell office:value-type="string" table:style-name="ce1">
            <text:p>F</text:p>
          </table:table-cell>
          <table:table-cell office:value-type="date" office:date-value="1976-04-05T00:00:00" table:style-name="ce3">
            <text:p>05/04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052196" table:style-name="ce1">
            <text:p>71052196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SEVILLA</text:p>
          </table:table-cell>
          <table:table-cell office:value-type="float" office:value="8577114" table:style-name="ce1">
            <text:p>8577114</text:p>
          </table:table-cell>
          <table:table-cell office:value-type="string" table:style-name="ce1">
            <text:p>M</text:p>
          </table:table-cell>
          <table:table-cell office:value-type="date" office:date-value="1970-08-12T00:00:00" table:style-name="ce3">
            <text:p>12/08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568" table:style-name="ce1">
            <text:p>43847568</text:p>
          </table:table-cell>
          <table:table-cell office:value-type="string" table:style-name="ce1">
            <text:p>Zapata</text:p>
          </table:table-cell>
          <table:table-cell table:style-name="ce1"/>
          <table:table-cell office:value-type="string" table:style-name="ce1">
            <text:p>Sol</text:p>
          </table:table-cell>
          <table:table-cell office:value-type="string" table:style-name="ce1">
            <text:p>Cielo</text:p>
          </table:table-cell>
          <table:table-cell office:value-type="string" table:style-name="ce1">
            <text:p>VEREDA EL ZARZAL</text:p>
          </table:table-cell>
          <table:table-cell office:value-type="float" office:value="2223236" table:style-name="ce1">
            <text:p>2223236</text:p>
          </table:table-cell>
          <table:table-cell office:value-type="string" table:style-name="ce1">
            <text:p>F</text:p>
          </table:table-cell>
          <table:table-cell office:value-type="date" office:date-value="1975-03-23T00:00:00" table:style-name="ce3">
            <text:p>23/03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883" table:style-name="ce1">
            <text:p>3468883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BETANIA</text:p>
          </table:table-cell>
          <table:table-cell office:value-type="float" office:value="8513913" table:style-name="ce1">
            <text:p>8513913</text:p>
          </table:table-cell>
          <table:table-cell office:value-type="string" table:style-name="ce1">
            <text:p>M</text:p>
          </table:table-cell>
          <table:table-cell office:value-type="date" office:date-value="1950-01-09T00:00:00" table:style-name="ce3">
            <text:p>09/01/195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692" table:style-name="ce1">
            <text:p>15265692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ra 32 NO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1-10-04T00:00:00" table:style-name="ce3">
            <text:p>04/10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808" table:style-name="ce1">
            <text:p>15263808</text:p>
          </table:table-cell>
          <table:table-cell office:value-type="string" table:style-name="ce1">
            <text:p>Alvarez</text:p>
          </table:table-cell>
          <table:table-cell table:style-name="ce1"/>
          <table:table-cell office:value-type="string" table:style-name="ce1">
            <text:p>Albeiro</text:p>
          </table:table-cell>
          <table:table-cell table:style-name="ce1"/>
          <table:table-cell office:value-type="string" table:style-name="ce1">
            <text:p>VDA LA AGUADA</text:p>
          </table:table-cell>
          <table:table-cell office:value-type="string" table:style-name="ce1">
            <text:p>3122391006 4515699</text:p>
          </table:table-cell>
          <table:table-cell office:value-type="string" table:style-name="ce1">
            <text:p>M</text:p>
          </table:table-cell>
          <table:table-cell office:value-type="date" office:date-value="1972-02-24T00:00:00" table:style-name="ce3">
            <text:p>24/02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523063" table:style-name="ce1">
            <text:p>15523063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VEREDA LA PAVA</text:p>
          </table:table-cell>
          <table:table-cell office:value-type="float" office:value="2.86103031161072E+16" table:style-name="ce1">
            <text:p>2.86103E+16</text:p>
          </table:table-cell>
          <table:table-cell office:value-type="string" table:style-name="ce1">
            <text:p>M</text:p>
          </table:table-cell>
          <table:table-cell office:value-type="date" office:date-value="1954-05-20T00:00:00" table:style-name="ce3">
            <text:p>20/05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4168" table:style-name="ce1">
            <text:p>1039884168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Estefania</text:p>
          </table:table-cell>
          <table:table-cell table:style-name="ce1"/>
          <table:table-cell office:value-type="string" table:style-name="ce1">
            <text:p>VEREDA PAVON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2-04-13T00:00:00" table:style-name="ce3">
            <text:p>13/04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530" table:style-name="ce1">
            <text:p>1039885530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Parada</text:p>
          </table:table-cell>
          <table:table-cell office:value-type="string" table:style-name="ce1">
            <text:p>Yerlan</text:p>
          </table:table-cell>
          <table:table-cell table:style-name="ce1"/>
          <table:table-cell office:value-type="string" table:style-name="ce1">
            <text:p>vereda baca negra</text:p>
          </table:table-cell>
          <table:table-cell office:value-type="float" office:value="8577087" table:style-name="ce1">
            <text:p>8577087</text:p>
          </table:table-cell>
          <table:table-cell office:value-type="string" table:style-name="ce1">
            <text:p>M</text:p>
          </table:table-cell>
          <table:table-cell office:value-type="date" office:date-value="1990-08-14T00:00:00" table:style-name="ce3">
            <text:p>14/08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578" table:style-name="ce1">
            <text:p>1039885578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CL 11 10 16</text:p>
          </table:table-cell>
          <table:table-cell office:value-type="float" office:value="8577087" table:style-name="ce1">
            <text:p>8577087</text:p>
          </table:table-cell>
          <table:table-cell office:value-type="string" table:style-name="ce1">
            <text:p>M</text:p>
          </table:table-cell>
          <table:table-cell office:value-type="date" office:date-value="2008-10-28T00:00:00" table:style-name="ce3">
            <text:p>28/10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61" table:style-name="ce1">
            <text:p>1007518461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UVAN</text:p>
          </table:table-cell>
          <table:table-cell office:value-type="string" table:style-name="ce1">
            <text:p>ESTIBEN</text:p>
          </table:table-cell>
          <table:table-cell office:value-type="string" table:style-name="ce1">
            <text:p>VEREDA FILO SAN JORG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0-08-27T00:00:00" table:style-name="ce3">
            <text:p>27/08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398" table:style-name="ce1">
            <text:p>1007518398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ESNEYDER</text:p>
          </table:table-cell>
          <table:table-cell office:value-type="string" table:style-name="ce1">
            <text:p>VEREDA FILO SAN JORG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2-04-25T00:00:00" table:style-name="ce3">
            <text:p>25/04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91" table:style-name="ce1">
            <text:p>103823259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ADRIAN</text:p>
          </table:table-cell>
          <table:table-cell table:style-name="ce1"/>
          <table:table-cell office:value-type="string" table:style-name="ce1">
            <text:p>cortregimiento sevilla</text:p>
          </table:table-cell>
          <table:table-cell office:value-type="float" office:value="5833969" table:style-name="ce1">
            <text:p>5833969</text:p>
          </table:table-cell>
          <table:table-cell office:value-type="string" table:style-name="ce1">
            <text:p>M</text:p>
          </table:table-cell>
          <table:table-cell office:value-type="date" office:date-value="2012-12-28T00:00:00" table:style-name="ce3">
            <text:p>28/12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82" table:style-name="ce1">
            <text:p>100730478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Daniela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5833969" table:style-name="ce1">
            <text:p>5833969</text:p>
          </table:table-cell>
          <table:table-cell office:value-type="string" table:style-name="ce1">
            <text:p>F</text:p>
          </table:table-cell>
          <table:table-cell office:value-type="date" office:date-value="2000-05-09T00:00:00" table:style-name="ce3">
            <text:p>09/05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45" table:style-name="ce1">
            <text:p>1038232445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corregimiento sevilla EBEJICO</text:p>
          </table:table-cell>
          <table:table-cell office:value-type="string" table:style-name="ce1">
            <text:p>NO <text:s/>SUMINISTRA</text:p>
          </table:table-cell>
          <table:table-cell office:value-type="string" table:style-name="ce1">
            <text:p>M</text:p>
          </table:table-cell>
          <table:table-cell office:value-type="date" office:date-value="2010-03-04T00:00:00" table:style-name="ce3">
            <text:p>04/03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783601" table:style-name="ce1">
            <text:p>70783601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Veredav <text:s/>El Bosque</text:p>
          </table:table-cell>
          <table:table-cell office:value-type="float" office:value="3767257" table:style-name="ce1">
            <text:p>3767257</text:p>
          </table:table-cell>
          <table:table-cell office:value-type="string" table:style-name="ce1">
            <text:p>M</text:p>
          </table:table-cell>
          <table:table-cell office:value-type="date" office:date-value="1970-06-18T00:00:00" table:style-name="ce3">
            <text:p>18/06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222" table:style-name="ce1">
            <text:p>15264222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vereda quirim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1-01-09T00:00:00" table:style-name="ce3">
            <text:p>09/01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206" table:style-name="ce1">
            <text:p>1038232206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Breiner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KR 32 NO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6-02-24T00:00:00" table:style-name="ce3">
            <text:p>24/02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167" table:style-name="ce1">
            <text:p>103988416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EREDA PAVON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0-10-24T00:00:00" table:style-name="ce3">
            <text:p>24/10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78" table:style-name="ce1">
            <text:p>21708278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DE PATIÑ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CARMEN</text:p>
          </table:table-cell>
          <table:table-cell office:value-type="string" table:style-name="ce1">
            <text:p>Cll 25 B 75 A 23</text:p>
          </table:table-cell>
          <table:table-cell office:value-type="float" office:value="3104224337" table:style-name="ce1">
            <text:p>3104224337</text:p>
          </table:table-cell>
          <table:table-cell office:value-type="string" table:style-name="ce1">
            <text:p>F</text:p>
          </table:table-cell>
          <table:table-cell office:value-type="date" office:date-value="1954-05-11T00:00:00" table:style-name="ce3">
            <text:p>11/05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51" table:style-name="ce1">
            <text:p>103823245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Yoan</text:p>
          </table:table-cell>
          <table:table-cell office:value-type="string" table:style-name="ce1">
            <text:p>Esneyder</text:p>
          </table:table-cell>
          <table:table-cell office:value-type="string" table:style-name="ce1">
            <text:p>Vda La Cruz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10-04-27T00:00:00" table:style-name="ce3">
            <text:p>27/04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156882" table:style-name="ce1">
            <text:p>43156882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L 11 NO 10 16</text:p>
          </table:table-cell>
          <table:table-cell office:value-type="float" office:value="5164846" table:style-name="ce1">
            <text:p>5164846</text:p>
          </table:table-cell>
          <table:table-cell office:value-type="string" table:style-name="ce1">
            <text:p>F</text:p>
          </table:table-cell>
          <table:table-cell office:value-type="date" office:date-value="1979-05-04T00:00:00" table:style-name="ce3">
            <text:p>04/05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42611685" table:style-name="ce1">
            <text:p>99042611685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Norbey</text:p>
          </table:table-cell>
          <table:table-cell table:style-name="ce1"/>
          <table:table-cell office:value-type="string" table:style-name="ce1">
            <text:p>AV RURAL PALO BLANCO</text:p>
          </table:table-cell>
          <table:table-cell office:value-type="float" office:value="3128392217" table:style-name="ce1">
            <text:p>3128392217</text:p>
          </table:table-cell>
          <table:table-cell office:value-type="string" table:style-name="ce1">
            <text:p>M</text:p>
          </table:table-cell>
          <table:table-cell office:value-type="date" office:date-value="1999-04-26T00:00:00" table:style-name="ce3">
            <text:p>26/04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60723633" table:style-name="ce1">
            <text:p>97060723633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quirim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7-06-07T00:00:00" table:style-name="ce3">
            <text:p>07/06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4406191" table:style-name="ce1">
            <text:p>94406191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75-07-12T00:00:00" table:style-name="ce3">
            <text:p>12/07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1619" table:style-name="ce1">
            <text:p>71951619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VEREDA SEVILLA</text:p>
          </table:table-cell>
          <table:table-cell office:value-type="float" office:value="3206620834" table:style-name="ce1">
            <text:p>3206620834</text:p>
          </table:table-cell>
          <table:table-cell office:value-type="string" table:style-name="ce1">
            <text:p>M</text:p>
          </table:table-cell>
          <table:table-cell office:value-type="date" office:date-value="1980-10-18T00:00:00" table:style-name="ce3">
            <text:p>18/10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384" table:style-name="ce1">
            <text:p>15261384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CTO SEVILLA</text:p>
          </table:table-cell>
          <table:table-cell office:value-type="float" office:value="3203426421" table:style-name="ce1">
            <text:p>3203426421</text:p>
          </table:table-cell>
          <table:table-cell office:value-type="string" table:style-name="ce1">
            <text:p>M</text:p>
          </table:table-cell>
          <table:table-cell office:value-type="date" office:date-value="1956-11-15T00:00:00" table:style-name="ce3">
            <text:p>15/11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70125" table:style-name="ce1">
            <text:p>70570125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VEREDA SEVILLA</text:p>
          </table:table-cell>
          <table:table-cell office:value-type="float" office:value="3116038767" table:style-name="ce1">
            <text:p>3116038767</text:p>
          </table:table-cell>
          <table:table-cell office:value-type="string" table:style-name="ce1">
            <text:p>M</text:p>
          </table:table-cell>
          <table:table-cell office:value-type="date" office:date-value="1965-10-31T00:00:00" table:style-name="ce3">
            <text:p>31/10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5661870" table:style-name="ce1">
            <text:p>1025661870</text:p>
          </table:table-cell>
          <table:table-cell office:value-type="string" table:style-name="ce1">
            <text:p>Rengifo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Emily</text:p>
          </table:table-cell>
          <table:table-cell table:style-name="ce1"/>
          <table:table-cell office:value-type="string" table:style-name="ce1">
            <text:p>VEREDA QUIRAMA</text:p>
          </table:table-cell>
          <table:table-cell office:value-type="float" office:value="2862148" table:style-name="ce1">
            <text:p>2862148</text:p>
          </table:table-cell>
          <table:table-cell office:value-type="string" table:style-name="ce1">
            <text:p>F</text:p>
          </table:table-cell>
          <table:table-cell office:value-type="date" office:date-value="2010-11-10T00:00:00" table:style-name="ce3">
            <text:p>10/11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520" table:style-name="ce1">
            <text:p>1007304520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3215795558" table:style-name="ce1">
            <text:p>3215795558</text:p>
          </table:table-cell>
          <table:table-cell office:value-type="string" table:style-name="ce1">
            <text:p>M</text:p>
          </table:table-cell>
          <table:table-cell office:value-type="date" office:date-value="1999-01-26T00:00:00" table:style-name="ce3">
            <text:p>26/01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436" table:style-name="ce1">
            <text:p>43444436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oneldin</text:p>
          </table:table-cell>
          <table:table-cell office:value-type="string" table:style-name="ce1">
            <text:p>Vda <text:s/>La Cruz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70-11-07T00:00:00" table:style-name="ce3">
            <text:p>07/11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07" table:style-name="ce1">
            <text:p>15265007</text:p>
          </table:table-cell>
          <table:table-cell office:value-type="string" table:style-name="ce1">
            <text:p>GUERRA</text:p>
          </table:table-cell>
          <table:table-cell table:style-name="ce1"/>
          <table:table-cell office:value-type="string" table:style-name="ce1">
            <text:p>ALEXANDE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CORREGIMIENTO SEVILLA</text:p>
          </table:table-cell>
          <table:table-cell office:value-type="float" office:value="3215795558" table:style-name="ce1">
            <text:p>3215795558</text:p>
          </table:table-cell>
          <table:table-cell office:value-type="string" table:style-name="ce1">
            <text:p>M</text:p>
          </table:table-cell>
          <table:table-cell office:value-type="date" office:date-value="1978-09-30T00:00:00" table:style-name="ce3">
            <text:p>30/09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50" table:style-name="ce1">
            <text:p>1038232550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LUCIANA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3215795558" table:style-name="ce1">
            <text:p>3215795558</text:p>
          </table:table-cell>
          <table:table-cell office:value-type="string" table:style-name="ce1">
            <text:p>F</text:p>
          </table:table-cell>
          <table:table-cell office:value-type="date" office:date-value="2012-03-08T00:00:00" table:style-name="ce3">
            <text:p>08/03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161" table:style-name="ce1">
            <text:p>1039886161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Camilo</text:p>
          </table:table-cell>
          <table:table-cell table:style-name="ce1"/>
          <table:table-cell office:value-type="string" table:style-name="ce1">
            <text:p>CL 11 NO 10 16</text:p>
          </table:table-cell>
          <table:table-cell office:value-type="float" office:value="3136421582" table:style-name="ce1">
            <text:p>3136421582</text:p>
          </table:table-cell>
          <table:table-cell office:value-type="string" table:style-name="ce1">
            <text:p>M</text:p>
          </table:table-cell>
          <table:table-cell office:value-type="date" office:date-value="1992-10-25T00:00:00" table:style-name="ce3">
            <text:p>25/10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970" table:style-name="ce1">
            <text:p>15263970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INDOLES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QUIRIMARA</text:p>
          </table:table-cell>
          <table:table-cell office:value-type="float" office:value="3202946276" table:style-name="ce1">
            <text:p>3202946276</text:p>
          </table:table-cell>
          <table:table-cell office:value-type="string" table:style-name="ce1">
            <text:p>M</text:p>
          </table:table-cell>
          <table:table-cell office:value-type="date" office:date-value="1968-02-15T00:00:00" table:style-name="ce3">
            <text:p>15/02/19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51" table:style-name="ce1">
            <text:p>43848351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Irlanda</text:p>
          </table:table-cell>
          <table:table-cell table:style-name="ce1"/>
          <table:table-cell office:value-type="string" table:style-name="ce1">
            <text:p>CL <text:s/>11 10 16</text:p>
          </table:table-cell>
          <table:table-cell office:value-type="float" office:value="8559944" table:style-name="ce1">
            <text:p>8559944</text:p>
          </table:table-cell>
          <table:table-cell office:value-type="string" table:style-name="ce1">
            <text:p>F</text:p>
          </table:table-cell>
          <table:table-cell office:value-type="date" office:date-value="1983-10-20T00:00:00" table:style-name="ce3">
            <text:p>20/10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031" table:style-name="ce1">
            <text:p>1039885031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Diom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6-12-30T00:00:00" table:style-name="ce3">
            <text:p>30/12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112723491" table:style-name="ce1">
            <text:p>97112723491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Yenifer</text:p>
          </table:table-cell>
          <table:table-cell table:style-name="ce1"/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7-11-27T00:00:00" table:style-name="ce3">
            <text:p>27/11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548" table:style-name="ce1">
            <text:p>1526054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Aniba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carmelo</text:p>
          </table:table-cell>
          <table:table-cell office:value-type="float" office:value="3146880213" table:style-name="ce1">
            <text:p>3146880213</text:p>
          </table:table-cell>
          <table:table-cell office:value-type="string" table:style-name="ce1">
            <text:p>M</text:p>
          </table:table-cell>
          <table:table-cell office:value-type="date" office:date-value="1954-09-19T00:00:00" table:style-name="ce3">
            <text:p>19/09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417" table:style-name="ce1">
            <text:p>1039884417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ateo</text:p>
          </table:table-cell>
          <table:table-cell table:style-name="ce1"/>
          <table:table-cell office:value-type="string" table:style-name="ce1">
            <text:p>PALO BLANCO</text:p>
          </table:table-cell>
          <table:table-cell office:value-type="string" table:style-name="ce1">
            <text:p>8577154 <text:s/>3105264506</text:p>
          </table:table-cell>
          <table:table-cell office:value-type="string" table:style-name="ce1">
            <text:p>M</text:p>
          </table:table-cell>
          <table:table-cell office:value-type="date" office:date-value="2005-05-14T00:00:00" table:style-name="ce3">
            <text:p>14/05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746" table:style-name="ce1">
            <text:p>1039884746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Yhoni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L 11 10 16</text:p>
          </table:table-cell>
          <table:table-cell office:value-type="string" table:style-name="ce1">
            <text:p>2861030 <text:s/>2866415</text:p>
          </table:table-cell>
          <table:table-cell office:value-type="string" table:style-name="ce1">
            <text:p>M</text:p>
          </table:table-cell>
          <table:table-cell office:value-type="date" office:date-value="1988-01-27T00:00:00" table:style-name="ce3">
            <text:p>27/01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025" table:style-name="ce1">
            <text:p>1038232025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4-02-01T00:00:00" table:style-name="ce3">
            <text:p>01/02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01754" table:style-name="ce1">
            <text:p>1000401754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Yesenia</text:p>
          </table:table-cell>
          <table:table-cell table:style-name="ce1"/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97-06-03T00:00:00" table:style-name="ce3">
            <text:p>03/06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324" table:style-name="ce1">
            <text:p>15261324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os pomos</text:p>
          </table:table-cell>
          <table:table-cell office:value-type="float" office:value="8514764" table:style-name="ce1">
            <text:p>8514764</text:p>
          </table:table-cell>
          <table:table-cell office:value-type="string" table:style-name="ce1">
            <text:p>M</text:p>
          </table:table-cell>
          <table:table-cell office:value-type="date" office:date-value="1958-01-09T00:00:00" table:style-name="ce3">
            <text:p>09/01/19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99" table:style-name="ce1">
            <text:p>1038232599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guadalupe</text:p>
          </table:table-cell>
          <table:table-cell table:style-name="ce1"/>
          <table:table-cell office:value-type="string" table:style-name="ce1">
            <text:p>VEREDA LA FAVORITA 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3-05-08T00:00:00" table:style-name="ce3">
            <text:p>08/05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251220" table:style-name="ce1">
            <text:p>1007251220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0-09-06T00:00:00" table:style-name="ce3">
            <text:p>06/09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300" table:style-name="ce1">
            <text:p>1001643300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Yonatan</text:p>
          </table:table-cell>
          <table:table-cell office:value-type="string" table:style-name="ce1">
            <text:p>Esneider</text:p>
          </table:table-cell>
          <table:table-cell office:value-type="string" table:style-name="ce1">
            <text:p>VDA SAN JOS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7-08-02T00:00:00" table:style-name="ce3">
            <text:p>02/08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226" table:style-name="ce1">
            <text:p>15264226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EL NARANJO SEVILLA</text:p>
          </table:table-cell>
          <table:table-cell office:value-type="float" office:value="3122799321" table:style-name="ce1">
            <text:p>3122799321</text:p>
          </table:table-cell>
          <table:table-cell office:value-type="string" table:style-name="ce1">
            <text:p>M</text:p>
          </table:table-cell>
          <table:table-cell office:value-type="date" office:date-value="1974-08-07T00:00:00" table:style-name="ce3">
            <text:p>07/08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437" table:style-name="ce1">
            <text:p>1007304437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Yeison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DA PAVONCIT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2-10-16T00:00:00" table:style-name="ce3">
            <text:p>16/10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811" table:style-name="ce1">
            <text:p>15260811</text:p>
          </table:table-cell>
          <table:table-cell office:value-type="string" table:style-name="ce1">
            <text:p>GUERRA</text:p>
          </table:table-cell>
          <table:table-cell table:style-name="ce1"/>
          <table:table-cell office:value-type="string" table:style-name="ce1">
            <text:p>BERNARDO</text:p>
          </table:table-cell>
          <table:table-cell table:style-name="ce1"/>
          <table:table-cell office:value-type="string" table:style-name="ce1">
            <text:p>VEREDA FAVORITA</text:p>
          </table:table-cell>
          <table:table-cell office:value-type="float" office:value="3146029749" table:style-name="ce1">
            <text:p>3146029749</text:p>
          </table:table-cell>
          <table:table-cell office:value-type="string" table:style-name="ce1">
            <text:p>M</text:p>
          </table:table-cell>
          <table:table-cell office:value-type="date" office:date-value="1957-10-29T00:00:00" table:style-name="ce3">
            <text:p>29/10/19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68" table:style-name="ce1">
            <text:p>103988536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CORREG SEVILLA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M</text:p>
          </table:table-cell>
          <table:table-cell office:value-type="date" office:date-value="1989-10-27T00:00:00" table:style-name="ce3">
            <text:p>27/10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8673" table:style-name="ce1">
            <text:p>1039888673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Kevin</text:p>
          </table:table-cell>
          <table:table-cell table:style-name="ce1"/>
          <table:table-cell office:value-type="string" table:style-name="ce1">
            <text:p>CL 11 10 16</text:p>
          </table:table-cell>
          <table:table-cell office:value-type="float" office:value="8995566" table:style-name="ce1">
            <text:p>8995566</text:p>
          </table:table-cell>
          <table:table-cell office:value-type="string" table:style-name="ce1">
            <text:p>M</text:p>
          </table:table-cell>
          <table:table-cell office:value-type="date" office:date-value="2012-11-22T00:00:00" table:style-name="ce3">
            <text:p>22/11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3178731" table:style-name="ce1">
            <text:p>1033178731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Alejandra</text:p>
          </table:table-cell>
          <table:table-cell table:style-name="ce1"/>
          <table:table-cell office:value-type="string" table:style-name="ce1">
            <text:p>corregimiento sevilla</text:p>
          </table:table-cell>
          <table:table-cell office:value-type="float" office:value="8577120" table:style-name="ce1">
            <text:p>8577120</text:p>
          </table:table-cell>
          <table:table-cell office:value-type="string" table:style-name="ce1">
            <text:p>F</text:p>
          </table:table-cell>
          <table:table-cell office:value-type="date" office:date-value="2005-10-18T00:00:00" table:style-name="ce3">
            <text:p>18/10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3748028" table:style-name="ce1">
            <text:p>1023748028</text:p>
          </table:table-cell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JAUN</text:p>
          </table:table-cell>
          <table:table-cell office:value-type="string" table:style-name="ce1">
            <text:p>ESTIBEN</text:p>
          </table:table-cell>
          <table:table-cell office:value-type="string" table:style-name="ce1">
            <text:p>CL 11 10 16</text:p>
          </table:table-cell>
          <table:table-cell office:value-type="float" office:value="8995566" table:style-name="ce1">
            <text:p>8995566</text:p>
          </table:table-cell>
          <table:table-cell office:value-type="string" table:style-name="ce1">
            <text:p>M</text:p>
          </table:table-cell>
          <table:table-cell office:value-type="date" office:date-value="2001-12-15T00:00:00" table:style-name="ce3">
            <text:p>15/12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61" table:style-name="ce1">
            <text:p>15264861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Jovany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sevilla parque</text:p>
          </table:table-cell>
          <table:table-cell office:value-type="float" office:value="3147880607" table:style-name="ce1">
            <text:p>3147880607</text:p>
          </table:table-cell>
          <table:table-cell office:value-type="string" table:style-name="ce1">
            <text:p>M</text:p>
          </table:table-cell>
          <table:table-cell office:value-type="date" office:date-value="1977-09-09T00:00:00" table:style-name="ce3">
            <text:p>09/09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412540" table:style-name="ce1">
            <text:p>70412540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VDA PAVONCIT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59-06-01T00:00:00" table:style-name="ce3">
            <text:p>01/06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210" table:style-name="ce1">
            <text:p>1038232210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Karen</text:p>
          </table:table-cell>
          <table:table-cell table:style-name="ce1"/>
          <table:table-cell office:value-type="string" table:style-name="ce1">
            <text:p>CL 11 10 16</text:p>
          </table:table-cell>
          <table:table-cell office:value-type="float" office:value="9666554" table:style-name="ce1">
            <text:p>9666554</text:p>
          </table:table-cell>
          <table:table-cell office:value-type="string" table:style-name="ce1">
            <text:p>F</text:p>
          </table:table-cell>
          <table:table-cell office:value-type="date" office:date-value="2006-03-20T00:00:00" table:style-name="ce3">
            <text:p>20/03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81" table:style-name="ce1">
            <text:p>1038232681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JANNA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CR 32 21 56</text:p>
          </table:table-cell>
          <table:table-cell office:value-type="float" office:value="3136361348" table:style-name="ce1">
            <text:p>3136361348</text:p>
          </table:table-cell>
          <table:table-cell office:value-type="string" table:style-name="ce1">
            <text:p>F</text:p>
          </table:table-cell>
          <table:table-cell office:value-type="date" office:date-value="2015-08-21T00:00:00" table:style-name="ce3">
            <text:p>21/08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1939804" table:style-name="ce1">
            <text:p>1021939804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YEND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ereda chimara</text:p>
          </table:table-cell>
          <table:table-cell office:value-type="float" office:value="3113830572" table:style-name="ce1">
            <text:p>3113830572</text:p>
          </table:table-cell>
          <table:table-cell office:value-type="string" table:style-name="ce1">
            <text:p>F</text:p>
          </table:table-cell>
          <table:table-cell office:value-type="date" office:date-value="2016-05-14T00:00:00" table:style-name="ce3">
            <text:p>14/05/20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44" table:style-name="ce1">
            <text:p>1039886644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LLESIC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PALMA SOLA</text:p>
          </table:table-cell>
          <table:table-cell office:value-type="float" office:value="3137279005" table:style-name="ce1">
            <text:p>3137279005</text:p>
          </table:table-cell>
          <table:table-cell office:value-type="string" table:style-name="ce1">
            <text:p>F</text:p>
          </table:table-cell>
          <table:table-cell office:value-type="date" office:date-value="1994-03-27T00:00:00" table:style-name="ce3">
            <text:p>27/03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3749880" table:style-name="ce1">
            <text:p>1023749880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SOR</text:p>
          </table:table-cell>
          <table:table-cell office:value-type="string" table:style-name="ce1">
            <text:p>CIELO</text:p>
          </table:table-cell>
          <table:table-cell office:value-type="string" table:style-name="ce1">
            <text:p>CORREG SEVILLA</text:p>
          </table:table-cell>
          <table:table-cell office:value-type="float" office:value="3106235409" table:style-name="ce1">
            <text:p>3106235409</text:p>
          </table:table-cell>
          <table:table-cell office:value-type="string" table:style-name="ce1">
            <text:p>F</text:p>
          </table:table-cell>
          <table:table-cell office:value-type="date" office:date-value="1994-08-22T00:00:00" table:style-name="ce3">
            <text:p>22/08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3749622" table:style-name="ce1">
            <text:p>1023749622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ANYI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CORREG SEVILLA</text:p>
          </table:table-cell>
          <table:table-cell office:value-type="float" office:value="3106235409" table:style-name="ce1">
            <text:p>3106235409</text:p>
          </table:table-cell>
          <table:table-cell office:value-type="string" table:style-name="ce1">
            <text:p>F</text:p>
          </table:table-cell>
          <table:table-cell office:value-type="date" office:date-value="2011-05-24T00:00:00" table:style-name="ce3">
            <text:p>24/05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63" table:style-name="ce1">
            <text:p>1038232363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Duvan</text:p>
          </table:table-cell>
          <table:table-cell office:value-type="string" table:style-name="ce1">
            <text:p>Alirio</text:p>
          </table:table-cell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8-09-28T00:00:00" table:style-name="ce3">
            <text:p>28/09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991" table:style-name="ce1">
            <text:p>2171199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e Vasquez</text:p>
          </table:table-cell>
          <table:table-cell office:value-type="string" table:style-name="ce1">
            <text:p>Herminia</text:p>
          </table:table-cell>
          <table:table-cell table:style-name="ce1"/>
          <table:table-cell office:value-type="string" table:style-name="ce1">
            <text:p>cto sevilla</text:p>
          </table:table-cell>
          <table:table-cell office:value-type="float" office:value="2.65405131361421E+16" table:style-name="ce1">
            <text:p>2.65405E+16</text:p>
          </table:table-cell>
          <table:table-cell office:value-type="string" table:style-name="ce1">
            <text:p>F</text:p>
          </table:table-cell>
          <table:table-cell office:value-type="date" office:date-value="1954-11-01T00:00:00" table:style-name="ce3">
            <text:p>01/11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62" table:style-name="ce1">
            <text:p>1039887062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VRD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6-08-18T00:00:00" table:style-name="ce3">
            <text:p>18/08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7354" table:style-name="ce1">
            <text:p>1039887354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VEREDA BETANIA</text:p>
          </table:table-cell>
          <table:table-cell office:value-type="float" office:value="3146035109" table:style-name="ce1">
            <text:p>3146035109</text:p>
          </table:table-cell>
          <table:table-cell office:value-type="string" table:style-name="ce1">
            <text:p>F</text:p>
          </table:table-cell>
          <table:table-cell office:value-type="date" office:date-value="2015-12-24T00:00:00" table:style-name="ce3">
            <text:p>24/12/2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98" table:style-name="ce1">
            <text:p>1038232698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SALOME</text:p>
          </table:table-cell>
          <table:table-cell office:value-type="string" table:style-name="ce1">
            <text:p>VEREDA PALMA SOLA</text:p>
          </table:table-cell>
          <table:table-cell office:value-type="float" office:value="3137279005" table:style-name="ce1">
            <text:p>3137279005</text:p>
          </table:table-cell>
          <table:table-cell office:value-type="string" table:style-name="ce1">
            <text:p>F</text:p>
          </table:table-cell>
          <table:table-cell office:value-type="date" office:date-value="2016-01-15T00:00:00" table:style-name="ce3">
            <text:p>15/01/20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102576" table:style-name="ce1">
            <text:p>1007102576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DUBER</text:p>
          </table:table-cell>
          <table:table-cell table:style-name="ce1"/>
          <table:table-cell office:value-type="string" table:style-name="ce1">
            <text:p>VEREDA PABON</text:p>
          </table:table-cell>
          <table:table-cell office:value-type="float" office:value="3147439554" table:style-name="ce1">
            <text:p>3147439554</text:p>
          </table:table-cell>
          <table:table-cell office:value-type="string" table:style-name="ce1">
            <text:p>M</text:p>
          </table:table-cell>
          <table:table-cell office:value-type="date" office:date-value="2000-02-03T00:00:00" table:style-name="ce3">
            <text:p>03/02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8392717" table:style-name="ce1">
            <text:p>18392717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ARAMIS</text:p>
          </table:table-cell>
          <table:table-cell table:style-name="ce1"/>
          <table:table-cell office:value-type="string" table:style-name="ce1">
            <text:p>EBEJICO VEREDA PABON</text:p>
          </table:table-cell>
          <table:table-cell office:value-type="float" office:value="3147439554" table:style-name="ce1">
            <text:p>3147439554</text:p>
          </table:table-cell>
          <table:table-cell office:value-type="string" table:style-name="ce1">
            <text:p>M</text:p>
          </table:table-cell>
          <table:table-cell office:value-type="date" office:date-value="1963-12-15T00:00:00" table:style-name="ce3">
            <text:p>15/12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716142" table:style-name="ce1">
            <text:p>43716142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ESTER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VEREDA PABON</text:p>
          </table:table-cell>
          <table:table-cell office:value-type="float" office:value="3147439554" table:style-name="ce1">
            <text:p>3147439554</text:p>
          </table:table-cell>
          <table:table-cell office:value-type="string" table:style-name="ce1">
            <text:p>F</text:p>
          </table:table-cell>
          <table:table-cell office:value-type="date" office:date-value="1974-02-24T00:00:00" table:style-name="ce3">
            <text:p>24/02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58079701" table:style-name="ce1">
            <text:p>1058079701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YARLEIDY</text:p>
          </table:table-cell>
          <table:table-cell table:style-name="ce1"/>
          <table:table-cell office:value-type="string" table:style-name="ce1">
            <text:p>VEREDA PABON</text:p>
          </table:table-cell>
          <table:table-cell office:value-type="float" office:value="3147434554" table:style-name="ce1">
            <text:p>3147434554</text:p>
          </table:table-cell>
          <table:table-cell office:value-type="string" table:style-name="ce1">
            <text:p>F</text:p>
          </table:table-cell>
          <table:table-cell office:value-type="date" office:date-value="2013-06-05T00:00:00" table:style-name="ce3">
            <text:p>05/06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69" table:style-name="ce1">
            <text:p>1038232369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MELISSA</text:p>
          </table:table-cell>
          <table:table-cell table:style-name="ce1"/>
          <table:table-cell office:value-type="string" table:style-name="ce1">
            <text:p>VEREDA LA PRIMAVE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8-11-26T00:00:00" table:style-name="ce3">
            <text:p>26/11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53" table:style-name="ce1">
            <text:p>15264853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ELIECER</text:p>
          </table:table-cell>
          <table:table-cell office:value-type="string" table:style-name="ce1">
            <text:p>VEREDA LA PRIMAVE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7-11-11T00:00:00" table:style-name="ce3">
            <text:p>11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024957" table:style-name="ce1">
            <text:p>4302495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enelia</text:p>
          </table:table-cell>
          <table:table-cell office:value-type="string" table:style-name="ce1">
            <text:p>CL 11 NO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59-07-15T00:00:00" table:style-name="ce3">
            <text:p>15/07/19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029" table:style-name="ce1">
            <text:p>1039884029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Aneida</text:p>
          </table:table-cell>
          <table:table-cell office:value-type="string" table:style-name="ce1">
            <text:p>cto sevilla</text:p>
          </table:table-cell>
          <table:table-cell office:value-type="float" office:value="3146725459" table:style-name="ce1">
            <text:p>3146725459</text:p>
          </table:table-cell>
          <table:table-cell office:value-type="string" table:style-name="ce1">
            <text:p>F</text:p>
          </table:table-cell>
          <table:table-cell office:value-type="date" office:date-value="1985-02-16T00:00:00" table:style-name="ce3">
            <text:p>16/02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813" table:style-name="ce1">
            <text:p>103988481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Eliecer</text:p>
          </table:table-cell>
          <table:table-cell office:value-type="string" table:style-name="ce1">
            <text:p>VEREDA LA QUIEB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5-11-13T00:00:00" table:style-name="ce3">
            <text:p>13/11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541" table:style-name="ce1">
            <text:p>1007518541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Julian</text:p>
          </table:table-cell>
          <table:table-cell table:style-name="ce1"/>
          <table:table-cell office:value-type="string" table:style-name="ce1">
            <text:p>C HACIENDA LA TRAVIATA</text:p>
          </table:table-cell>
          <table:table-cell office:value-type="float" office:value="2335358" table:style-name="ce1">
            <text:p>2335358</text:p>
          </table:table-cell>
          <table:table-cell office:value-type="string" table:style-name="ce1">
            <text:p>M</text:p>
          </table:table-cell>
          <table:table-cell office:value-type="date" office:date-value="2001-12-12T00:00:00" table:style-name="ce3">
            <text:p>12/12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68" table:style-name="ce1">
            <text:p>1039886668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uliana</text:p>
          </table:table-cell>
          <table:table-cell table:style-name="ce1"/>
          <table:table-cell office:value-type="string" table:style-name="ce1">
            <text:p>VDA EL BOSQUE</text:p>
          </table:table-cell>
          <table:table-cell office:value-type="float" office:value="3217033894" table:style-name="ce1">
            <text:p>3217033894</text:p>
          </table:table-cell>
          <table:table-cell office:value-type="string" table:style-name="ce1">
            <text:p>F</text:p>
          </table:table-cell>
          <table:table-cell office:value-type="date" office:date-value="1994-11-07T00:00:00" table:style-name="ce3">
            <text:p>07/11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10" table:style-name="ce1">
            <text:p>1038232410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Jhony</text:p>
          </table:table-cell>
          <table:table-cell table:style-name="ce1"/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9-09-02T00:00:00" table:style-name="ce3">
            <text:p>02/09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88" table:style-name="ce1">
            <text:p>1038232588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CL 18 91 123 int 127 belen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2012-12-05T00:00:00" table:style-name="ce3">
            <text:p>05/12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473" table:style-name="ce1">
            <text:p>1001643473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9-03-29T00:00:00" table:style-name="ce3">
            <text:p>29/03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4921" table:style-name="ce1">
            <text:p>1039884921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6-08-15T00:00:00" table:style-name="ce3">
            <text:p>15/08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314" table:style-name="ce1">
            <text:p>1526131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 11 NO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59-04-29T00:00:00" table:style-name="ce3">
            <text:p>29/04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5302251" table:style-name="ce1">
            <text:p>1035302251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USUGA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YANETH</text:p>
          </table:table-cell>
          <table:table-cell office:value-type="string" table:style-name="ce1">
            <text:p>VEREDA SANCUDITO</text:p>
          </table:table-cell>
          <table:table-cell office:value-type="string" table:style-name="ce1">
            <text:p>3193615042 5229025</text:p>
          </table:table-cell>
          <table:table-cell office:value-type="string" table:style-name="ce1">
            <text:p>F</text:p>
          </table:table-cell>
          <table:table-cell office:value-type="date" office:date-value="1986-02-24T00:00:00" table:style-name="ce3">
            <text:p>24/02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506864" table:style-name="ce1">
            <text:p>1001506864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Zuleima</text:p>
          </table:table-cell>
          <table:table-cell table:style-name="ce1"/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2003-08-13T00:00:00" table:style-name="ce3">
            <text:p>13/08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434659" table:style-name="ce1">
            <text:p>7043465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UCERQUIA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VEREDA SANCUDITO</text:p>
          </table:table-cell>
          <table:table-cell office:value-type="float" office:value="3206449599" table:style-name="ce1">
            <text:p>3206449599</text:p>
          </table:table-cell>
          <table:table-cell office:value-type="string" table:style-name="ce1">
            <text:p>M</text:p>
          </table:table-cell>
          <table:table-cell office:value-type="date" office:date-value="1976-09-15T00:00:00" table:style-name="ce3">
            <text:p>15/09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1808497" table:style-name="ce1">
            <text:p>1021808497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isabela</text:p>
          </table:table-cell>
          <table:table-cell table:style-name="ce1"/>
          <table:table-cell office:value-type="string" table:style-name="ce1">
            <text:p>VEREDA QUIRAMA</text:p>
          </table:table-cell>
          <table:table-cell office:value-type="float" office:value="2862148" table:style-name="ce1">
            <text:p>2862148</text:p>
          </table:table-cell>
          <table:table-cell office:value-type="string" table:style-name="ce1">
            <text:p>F</text:p>
          </table:table-cell>
          <table:table-cell office:value-type="date" office:date-value="2008-10-14T00:00:00" table:style-name="ce3">
            <text:p>14/10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5213900" table:style-name="ce1">
            <text:p>1195213900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EREDA QUIRAMA</text:p>
          </table:table-cell>
          <table:table-cell office:value-type="float" office:value="2862148" table:style-name="ce1">
            <text:p>2862148</text:p>
          </table:table-cell>
          <table:table-cell office:value-type="string" table:style-name="ce1">
            <text:p>M</text:p>
          </table:table-cell>
          <table:table-cell office:value-type="date" office:date-value="2013-05-05T00:00:00" table:style-name="ce3">
            <text:p>05/05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518591" table:style-name="ce1">
            <text:p>1007518591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CORREG SEVILLA</text:p>
          </table:table-cell>
          <table:table-cell office:value-type="float" office:value="3226685805" table:style-name="ce1">
            <text:p>3226685805</text:p>
          </table:table-cell>
          <table:table-cell office:value-type="string" table:style-name="ce1">
            <text:p>M</text:p>
          </table:table-cell>
          <table:table-cell office:value-type="date" office:date-value="1996-12-28T00:00:00" table:style-name="ce3">
            <text:p>28/12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11" table:style-name="ce1">
            <text:p>1038232411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9-09-17T00:00:00" table:style-name="ce3">
            <text:p>17/09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3156" table:style-name="ce1">
            <text:p>1011593156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Caterine</text:p>
          </table:table-cell>
          <table:table-cell table:style-name="ce1"/>
          <table:table-cell office:value-type="string" table:style-name="ce1">
            <text:p>CL <text:s/>11 10 16</text:p>
          </table:table-cell>
          <table:table-cell office:value-type="float" office:value="5669988" table:style-name="ce1">
            <text:p>5669988</text:p>
          </table:table-cell>
          <table:table-cell office:value-type="string" table:style-name="ce1">
            <text:p>F</text:p>
          </table:table-cell>
          <table:table-cell office:value-type="date" office:date-value="2008-11-24T00:00:00" table:style-name="ce3">
            <text:p>24/11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222" table:style-name="ce1">
            <text:p>1001643222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li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alle 11 No 8 - 74 Santa Fe de Antioquia</text:p>
          </table:table-cell>
          <table:table-cell office:value-type="float" office:value="8531422" table:style-name="ce1">
            <text:p>8531422</text:p>
          </table:table-cell>
          <table:table-cell office:value-type="string" table:style-name="ce1">
            <text:p>M</text:p>
          </table:table-cell>
          <table:table-cell office:value-type="date" office:date-value="1996-02-14T00:00:00" table:style-name="ce3">
            <text:p>14/02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494" table:style-name="ce1">
            <text:p>43444494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VDA SAN JOS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71-07-09T00:00:00" table:style-name="ce3">
            <text:p>09/07/197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114" table:style-name="ce1">
            <text:p>15263114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Arbela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VDA SAN JOS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7-12-02T00:00:00" table:style-name="ce3">
            <text:p>02/12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60" table:style-name="ce1">
            <text:p>1039886760</text:p>
          </table:table-cell>
          <table:table-cell office:value-type="string" table:style-name="ce1">
            <text:p>BUILES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CORREGIMIENTO DE SEVILLA 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5-04-02T00:00:00" table:style-name="ce3">
            <text:p>02/04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41410135" table:style-name="ce1">
            <text:p>1041410135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vda betania</text:p>
          </table:table-cell>
          <table:table-cell office:value-type="float" office:value="3146035109" table:style-name="ce1">
            <text:p>3146035109</text:p>
          </table:table-cell>
          <table:table-cell office:value-type="string" table:style-name="ce1">
            <text:p>M</text:p>
          </table:table-cell>
          <table:table-cell office:value-type="date" office:date-value="2006-07-08T00:00:00" table:style-name="ce3">
            <text:p>08/07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84" table:style-name="ce1">
            <text:p>1039885184</text:p>
          </table:table-cell>
          <table:table-cell office:value-type="string" table:style-name="ce1">
            <text:p>Guerra</text:p>
          </table:table-cell>
          <table:table-cell table:style-name="ce1"/>
          <table:table-cell office:value-type="string" table:style-name="ce1">
            <text:p>Juan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CORREGIMIENTO SEVILLA <text:s/>BARIOA</text:p>
          </table:table-cell>
          <table:table-cell office:value-type="float" office:value="8577166" table:style-name="ce1">
            <text:p>8577166</text:p>
          </table:table-cell>
          <table:table-cell office:value-type="string" table:style-name="ce1">
            <text:p>M</text:p>
          </table:table-cell>
          <table:table-cell office:value-type="date" office:date-value="1989-05-14T00:00:00" table:style-name="ce3">
            <text:p>14/05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3748394" table:style-name="ce1">
            <text:p>1023748394</text:p>
          </table:table-cell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Yul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L 11 10 16</text:p>
          </table:table-cell>
          <table:table-cell office:value-type="float" office:value="9955664" table:style-name="ce1">
            <text:p>9955664</text:p>
          </table:table-cell>
          <table:table-cell office:value-type="string" table:style-name="ce1">
            <text:p>F</text:p>
          </table:table-cell>
          <table:table-cell office:value-type="date" office:date-value="1998-08-06T00:00:00" table:style-name="ce3">
            <text:p>06/08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1576" table:style-name="ce1">
            <text:p>71951576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jose parte baja</text:p>
          </table:table-cell>
          <table:table-cell office:value-type="float" office:value="3147412594" table:style-name="ce1">
            <text:p>3147412594</text:p>
          </table:table-cell>
          <table:table-cell office:value-type="string" table:style-name="ce1">
            <text:p>M</text:p>
          </table:table-cell>
          <table:table-cell office:value-type="date" office:date-value="1978-10-05T00:00:00" table:style-name="ce3">
            <text:p>05/10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12" table:style-name="ce1">
            <text:p>15265812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Parada</text:p>
          </table:table-cell>
          <table:table-cell office:value-type="string" table:style-name="ce1">
            <text:p>Uberney</text:p>
          </table:table-cell>
          <table:table-cell table:style-name="ce1"/>
          <table:table-cell office:value-type="string" table:style-name="ce1">
            <text:p>vereda charrascal</text:p>
          </table:table-cell>
          <table:table-cell office:value-type="float" office:value="8577087" table:style-name="ce1">
            <text:p>8577087</text:p>
          </table:table-cell>
          <table:table-cell office:value-type="string" table:style-name="ce1">
            <text:p>M</text:p>
          </table:table-cell>
          <table:table-cell office:value-type="date" office:date-value="1983-02-23T00:00:00" table:style-name="ce3">
            <text:p>23/02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844" table:style-name="ce1">
            <text:p>15264844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Alveiro</text:p>
          </table:table-cell>
          <table:table-cell office:value-type="string" table:style-name="ce1">
            <text:p>VEREDA EL ZARZAL</text:p>
          </table:table-cell>
          <table:table-cell office:value-type="float" office:value="3127529548" table:style-name="ce1">
            <text:p>3127529548</text:p>
          </table:table-cell>
          <table:table-cell office:value-type="string" table:style-name="ce1">
            <text:p>M</text:p>
          </table:table-cell>
          <table:table-cell office:value-type="date" office:date-value="1972-06-16T00:00:00" table:style-name="ce3">
            <text:p>16/06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449" table:style-name="ce1">
            <text:p>43848449</text:p>
          </table:table-cell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Li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 11 10 16</text:p>
          </table:table-cell>
          <table:table-cell office:value-type="float" office:value="8995599" table:style-name="ce1">
            <text:p>8995599</text:p>
          </table:table-cell>
          <table:table-cell office:value-type="string" table:style-name="ce1">
            <text:p>F</text:p>
          </table:table-cell>
          <table:table-cell office:value-type="date" office:date-value="1981-12-01T00:00:00" table:style-name="ce3">
            <text:p>01/12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916" table:style-name="ce1">
            <text:p>15264916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Fibca El Bosque</text:p>
          </table:table-cell>
          <table:table-cell office:value-type="float" office:value="3762436" table:style-name="ce1">
            <text:p>3762436</text:p>
          </table:table-cell>
          <table:table-cell office:value-type="string" table:style-name="ce1">
            <text:p>M</text:p>
          </table:table-cell>
          <table:table-cell office:value-type="date" office:date-value="1977-08-17T00:00:00" table:style-name="ce3">
            <text:p>17/08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575" table:style-name="ce1">
            <text:p>1039885575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TO SEVILLA</text:p>
          </table:table-cell>
          <table:table-cell office:value-type="float" office:value="3106500020" table:style-name="ce1">
            <text:p>3106500020</text:p>
          </table:table-cell>
          <table:table-cell office:value-type="string" table:style-name="ce1">
            <text:p>M</text:p>
          </table:table-cell>
          <table:table-cell office:value-type="date" office:date-value="1990-08-18T00:00:00" table:style-name="ce3">
            <text:p>18/08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339" table:style-name="ce1">
            <text:p>21707339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De Velez</text:p>
          </table:table-cell>
          <table:table-cell office:value-type="string" table:style-name="ce1">
            <text:p>Berth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1CLL 19 N16 48</text:p>
          </table:table-cell>
          <table:table-cell office:value-type="float" office:value="4913774" table:style-name="ce1">
            <text:p>4913774</text:p>
          </table:table-cell>
          <table:table-cell office:value-type="string" table:style-name="ce1">
            <text:p>F</text:p>
          </table:table-cell>
          <table:table-cell office:value-type="date" office:date-value="1942-02-18T00:00:00" table:style-name="ce3">
            <text:p>18/02/194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969" table:style-name="ce1">
            <text:p>15261969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Henry</text:p>
          </table:table-cell>
          <table:table-cell table:style-name="ce1"/>
          <table:table-cell office:value-type="string" table:style-name="ce1">
            <text:p>CLL 19 N16 48</text:p>
          </table:table-cell>
          <table:table-cell office:value-type="float" office:value="4913774" table:style-name="ce1">
            <text:p>4913774</text:p>
          </table:table-cell>
          <table:table-cell office:value-type="string" table:style-name="ce1">
            <text:p>M</text:p>
          </table:table-cell>
          <table:table-cell office:value-type="date" office:date-value="1964-01-03T00:00:00" table:style-name="ce3">
            <text:p>03/01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122102226" table:style-name="ce1">
            <text:p>99122102226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CL 19 11 03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M</text:p>
          </table:table-cell>
          <table:table-cell office:value-type="date" office:date-value="1999-12-21T00:00:00" table:style-name="ce3">
            <text:p>21/12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312" table:style-name="ce1">
            <text:p>1039885312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Emmanuel</text:p>
          </table:table-cell>
          <table:table-cell table:style-name="ce1"/>
          <table:table-cell office:value-type="string" table:style-name="ce1">
            <text:p>CL 19 11 03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M</text:p>
          </table:table-cell>
          <table:table-cell office:value-type="date" office:date-value="2007-11-29T00:00:00" table:style-name="ce3">
            <text:p>29/11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460" table:style-name="ce1">
            <text:p>21709460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lle 20 <text:s/>num10 <text:s/>41 barrio el carmelo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F</text:p>
          </table:table-cell>
          <table:table-cell office:value-type="date" office:date-value="1963-08-10T00:00:00" table:style-name="ce3">
            <text:p>10/08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379" table:style-name="ce1">
            <text:p>1039884379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VDA SEVILLA</text:p>
          </table:table-cell>
          <table:table-cell office:value-type="string" table:style-name="ce1">
            <text:p>3103955738 <text:s/>857</text:p>
          </table:table-cell>
          <table:table-cell office:value-type="string" table:style-name="ce1">
            <text:p>F</text:p>
          </table:table-cell>
          <table:table-cell office:value-type="date" office:date-value="1986-12-20T00:00:00" table:style-name="ce3">
            <text:p>20/12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160415" table:style-name="ce1">
            <text:p>43160415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Montaño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el socorrro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F</text:p>
          </table:table-cell>
          <table:table-cell office:value-type="date" office:date-value="1979-07-23T00:00:00" table:style-name="ce3">
            <text:p>23/07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384" table:style-name="ce1">
            <text:p>1007304384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ELIZABETH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3127177569" table:style-name="ce1">
            <text:p>3127177569</text:p>
          </table:table-cell>
          <table:table-cell office:value-type="string" table:style-name="ce1">
            <text:p>F</text:p>
          </table:table-cell>
          <table:table-cell office:value-type="date" office:date-value="1989-05-02T00:00:00" table:style-name="ce3">
            <text:p>02/05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0196" table:style-name="ce1">
            <text:p>21790196</text:p>
          </table:table-cell>
          <table:table-cell office:value-type="string" table:style-name="ce1">
            <text:p>Montañ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ili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EL <text:s/>SOCORRO</text:p>
          </table:table-cell>
          <table:table-cell office:value-type="float" office:value="8514386" table:style-name="ce1">
            <text:p>8514386</text:p>
          </table:table-cell>
          <table:table-cell office:value-type="string" table:style-name="ce1">
            <text:p>F</text:p>
          </table:table-cell>
          <table:table-cell office:value-type="date" office:date-value="1943-04-15T00:00:00" table:style-name="ce3">
            <text:p>15/04/194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70" table:style-name="ce1">
            <text:p>43847870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KR 20 <text:s/>BRR SAN FRANCISCO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F</text:p>
          </table:table-cell>
          <table:table-cell office:value-type="date" office:date-value="1978-11-03T00:00:00" table:style-name="ce3">
            <text:p>03/11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55150" table:style-name="ce1">
            <text:p>1018255150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KRA 20 BB SAN FRANCISCO</text:p>
          </table:table-cell>
          <table:table-cell office:value-type="float" office:value="3137328826" table:style-name="ce1">
            <text:p>3137328826</text:p>
          </table:table-cell>
          <table:table-cell office:value-type="string" table:style-name="ce1">
            <text:p>M</text:p>
          </table:table-cell>
          <table:table-cell office:value-type="date" office:date-value="2012-11-20T00:00:00" table:style-name="ce3">
            <text:p>20/11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791" table:style-name="ce1">
            <text:p>1039885791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vereda fatima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M</text:p>
          </table:table-cell>
          <table:table-cell office:value-type="date" office:date-value="2009-08-09T00:00:00" table:style-name="ce3">
            <text:p>09/08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51038" table:style-name="ce1">
            <text:p>1018251038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VALENTINA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3122713519" table:style-name="ce1">
            <text:p>3122713519</text:p>
          </table:table-cell>
          <table:table-cell office:value-type="string" table:style-name="ce1">
            <text:p>F</text:p>
          </table:table-cell>
          <table:table-cell office:value-type="date" office:date-value="2011-02-16T00:00:00" table:style-name="ce3">
            <text:p>16/02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611" table:style-name="ce1">
            <text:p>43444611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Lilia</text:p>
          </table:table-cell>
          <table:table-cell office:value-type="string" table:style-name="ce1">
            <text:p>Santa teresa</text:p>
          </table:table-cell>
          <table:table-cell office:value-type="float" office:value="8562296" table:style-name="ce1">
            <text:p>8562296</text:p>
          </table:table-cell>
          <table:table-cell office:value-type="string" table:style-name="ce1">
            <text:p>F</text:p>
          </table:table-cell>
          <table:table-cell office:value-type="date" office:date-value="1972-02-07T00:00:00" table:style-name="ce3">
            <text:p>07/02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883" table:style-name="ce1">
            <text:p>43443883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Gladis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urbanizacion <text:s/>sta tereza calle-19 bloque 2 piso 3</text:p>
          </table:table-cell>
          <table:table-cell office:value-type="float" office:value="8562202" table:style-name="ce1">
            <text:p>8562202</text:p>
          </table:table-cell>
          <table:table-cell office:value-type="string" table:style-name="ce1">
            <text:p>F</text:p>
          </table:table-cell>
          <table:table-cell office:value-type="date" office:date-value="1968-07-25T00:00:00" table:style-name="ce3">
            <text:p>25/07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37" table:style-name="ce1">
            <text:p>1039886737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1calle 19 N 6-0 bloque 2 piso 3</text:p>
          </table:table-cell>
          <table:table-cell office:value-type="float" office:value="3137427672" table:style-name="ce1">
            <text:p>3137427672</text:p>
          </table:table-cell>
          <table:table-cell office:value-type="string" table:style-name="ce1">
            <text:p>M</text:p>
          </table:table-cell>
          <table:table-cell office:value-type="date" office:date-value="1995-02-05T00:00:00" table:style-name="ce3">
            <text:p>05/02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620" table:style-name="ce1">
            <text:p>1007304620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DWI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VDA SANTANDER</text:p>
          </table:table-cell>
          <table:table-cell office:value-type="float" office:value="3108960288" table:style-name="ce1">
            <text:p>3108960288</text:p>
          </table:table-cell>
          <table:table-cell office:value-type="string" table:style-name="ce1">
            <text:p>M</text:p>
          </table:table-cell>
          <table:table-cell office:value-type="date" office:date-value="1992-09-24T00:00:00" table:style-name="ce3">
            <text:p>24/09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538322" table:style-name="ce1">
            <text:p>3538322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FATIMA</text:p>
          </table:table-cell>
          <table:table-cell office:value-type="float" office:value="2846868" table:style-name="ce1">
            <text:p>2846868</text:p>
          </table:table-cell>
          <table:table-cell office:value-type="string" table:style-name="ce1">
            <text:p>M</text:p>
          </table:table-cell>
          <table:table-cell office:value-type="date" office:date-value="1979-07-11T00:00:00" table:style-name="ce3">
            <text:p>11/07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485" table:style-name="ce1">
            <text:p>43848485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DA FATIMA</text:p>
          </table:table-cell>
          <table:table-cell office:value-type="float" office:value="2846868" table:style-name="ce1">
            <text:p>2846868</text:p>
          </table:table-cell>
          <table:table-cell office:value-type="string" table:style-name="ce1">
            <text:p>F</text:p>
          </table:table-cell>
          <table:table-cell office:value-type="date" office:date-value="1983-10-08T00:00:00" table:style-name="ce3">
            <text:p>08/10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270" table:style-name="ce1">
            <text:p>1039885270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VDA FATIMA</text:p>
          </table:table-cell>
          <table:table-cell office:value-type="float" office:value="2846868" table:style-name="ce1">
            <text:p>2846868</text:p>
          </table:table-cell>
          <table:table-cell office:value-type="string" table:style-name="ce1">
            <text:p>M</text:p>
          </table:table-cell>
          <table:table-cell office:value-type="date" office:date-value="2007-09-02T00:00:00" table:style-name="ce3">
            <text:p>02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474392" table:style-name="ce1">
            <text:p>32474392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rgarit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TO SEVILLA</text:p>
          </table:table-cell>
          <table:table-cell office:value-type="float" office:value="2781034" table:style-name="ce1">
            <text:p>2781034</text:p>
          </table:table-cell>
          <table:table-cell office:value-type="string" table:style-name="ce1">
            <text:p>F</text:p>
          </table:table-cell>
          <table:table-cell office:value-type="date" office:date-value="1950-05-28T00:00:00" table:style-name="ce3">
            <text:p>28/05/195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2013235" table:style-name="ce1">
            <text:p>1032013235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URBANIZACION INURBE</text:p>
          </table:table-cell>
          <table:table-cell office:value-type="float" office:value="3.10526763423683E+16" table:style-name="ce1">
            <text:p>3.10527E+16</text:p>
          </table:table-cell>
          <table:table-cell office:value-type="string" table:style-name="ce1">
            <text:p>M</text:p>
          </table:table-cell>
          <table:table-cell office:value-type="date" office:date-value="2007-06-29T00:00:00" table:style-name="ce3">
            <text:p>29/06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78073" table:style-name="ce1">
            <text:p>21778073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ristizabal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Vereda Blanquizal</text:p>
          </table:table-cell>
          <table:table-cell office:value-type="float" office:value="8562882" table:style-name="ce1">
            <text:p>8562882</text:p>
          </table:table-cell>
          <table:table-cell office:value-type="string" table:style-name="ce1">
            <text:p>F</text:p>
          </table:table-cell>
          <table:table-cell office:value-type="date" office:date-value="1960-11-17T00:00:00" table:style-name="ce3">
            <text:p>17/11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15" table:style-name="ce1">
            <text:p>43443315</text:p>
          </table:table-cell>
          <table:table-cell office:value-type="string" table:style-name="ce1">
            <text:p>Tamayo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1cll 20 21-22</text:p>
          </table:table-cell>
          <table:table-cell office:value-type="float" office:value="3.14668319185629E+16" table:style-name="ce1">
            <text:p>3.14668E+16</text:p>
          </table:table-cell>
          <table:table-cell office:value-type="string" table:style-name="ce1">
            <text:p>F</text:p>
          </table:table-cell>
          <table:table-cell office:value-type="date" office:date-value="1965-11-24T00:00:00" table:style-name="ce3">
            <text:p>24/11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98" table:style-name="ce1">
            <text:p>15262198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L 20 NRO 21 22</text:p>
          </table:table-cell>
          <table:table-cell office:value-type="float" office:value="8562963" table:style-name="ce1">
            <text:p>8562963</text:p>
          </table:table-cell>
          <table:table-cell office:value-type="string" table:style-name="ce1">
            <text:p>M</text:p>
          </table:table-cell>
          <table:table-cell office:value-type="date" office:date-value="1964-09-23T00:00:00" table:style-name="ce3">
            <text:p>23/09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480892" table:style-name="ce1">
            <text:p>32480892</text:p>
          </table:table-cell>
          <table:table-cell office:value-type="string" table:style-name="ce1">
            <text:p>Orreg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Aur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L 20 NRO 20 90</text:p>
          </table:table-cell>
          <table:table-cell office:value-type="float" office:value="4.16294931273576E+16" table:style-name="ce1">
            <text:p>4.16295E+16</text:p>
          </table:table-cell>
          <table:table-cell office:value-type="string" table:style-name="ce1">
            <text:p>F</text:p>
          </table:table-cell>
          <table:table-cell office:value-type="date" office:date-value="1951-06-20T00:00:00" table:style-name="ce3">
            <text:p>20/06/195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8306212" table:style-name="ce1">
            <text:p>8306212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Eugenio</text:p>
          </table:table-cell>
          <table:table-cell office:value-type="string" table:style-name="ce1">
            <text:p>calle 19 13-11</text:p>
          </table:table-cell>
          <table:table-cell office:value-type="float" office:value="856214" table:style-name="ce1">
            <text:p>856214</text:p>
          </table:table-cell>
          <table:table-cell office:value-type="string" table:style-name="ce1">
            <text:p>M</text:p>
          </table:table-cell>
          <table:table-cell office:value-type="date" office:date-value="1950-02-20T00:00:00" table:style-name="ce3">
            <text:p>20/02/195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753" table:style-name="ce1">
            <text:p>21707753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e Estrada</text:p>
          </table:table-cell>
          <table:table-cell office:value-type="string" table:style-name="ce1">
            <text:p>Edelmir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1cr 82b N43a sur 25 barrrio paloblanco</text:p>
          </table:table-cell>
          <table:table-cell office:value-type="string" table:style-name="ce1">
            <text:p>2863436 3117857974</text:p>
          </table:table-cell>
          <table:table-cell office:value-type="string" table:style-name="ce1">
            <text:p>F</text:p>
          </table:table-cell>
          <table:table-cell office:value-type="date" office:date-value="1925-05-24T00:00:00" table:style-name="ce3">
            <text:p>24/05/192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6635211" table:style-name="ce1">
            <text:p>16635211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arria</text:p>
          </table:table-cell>
          <table:table-cell office:value-type="string" table:style-name="ce1">
            <text:p>Henry</text:p>
          </table:table-cell>
          <table:table-cell table:style-name="ce1"/>
          <table:table-cell office:value-type="string" table:style-name="ce1">
            <text:p>CL 19 NRO 13 05</text:p>
          </table:table-cell>
          <table:table-cell office:value-type="float" office:value="2516852" table:style-name="ce1">
            <text:p>2516852</text:p>
          </table:table-cell>
          <table:table-cell office:value-type="string" table:style-name="ce1">
            <text:p>M</text:p>
          </table:table-cell>
          <table:table-cell office:value-type="date" office:date-value="1959-04-05T00:00:00" table:style-name="ce3">
            <text:p>05/04/19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7661139" table:style-name="ce1">
            <text:p>1037661139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Nathali</text:p>
          </table:table-cell>
          <table:table-cell table:style-name="ce1"/>
          <table:table-cell office:value-type="string" table:style-name="ce1">
            <text:p>CL 19 <text:s text:c="2"/>N13 05</text:p>
          </table:table-cell>
          <table:table-cell office:value-type="float" office:value="8562198" table:style-name="ce1">
            <text:p>8562198</text:p>
          </table:table-cell>
          <table:table-cell office:value-type="string" table:style-name="ce1">
            <text:p>F</text:p>
          </table:table-cell>
          <table:table-cell office:value-type="date" office:date-value="1998-03-10T00:00:00" table:style-name="ce3">
            <text:p>10/03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193261" table:style-name="ce1">
            <text:p>1000193261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CL 19 NRO 13 05</text:p>
          </table:table-cell>
          <table:table-cell office:value-type="float" office:value="8562198" table:style-name="ce1">
            <text:p>8562198</text:p>
          </table:table-cell>
          <table:table-cell office:value-type="string" table:style-name="ce1">
            <text:p>M</text:p>
          </table:table-cell>
          <table:table-cell office:value-type="date" office:date-value="2000-06-30T00:00:00" table:style-name="ce3">
            <text:p>30/06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832" table:style-name="ce1">
            <text:p>43443832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AV LA REPUBLICA 13 05</text:p>
          </table:table-cell>
          <table:table-cell office:value-type="float" office:value="8562198" table:style-name="ce1">
            <text:p>8562198</text:p>
          </table:table-cell>
          <table:table-cell office:value-type="string" table:style-name="ce1">
            <text:p>F</text:p>
          </table:table-cell>
          <table:table-cell office:value-type="date" office:date-value="1967-11-14T00:00:00" table:style-name="ce3">
            <text:p>14/11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266" table:style-name="ce1">
            <text:p>15260266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Humberto</text:p>
          </table:table-cell>
          <table:table-cell table:style-name="ce1"/>
          <table:table-cell office:value-type="string" table:style-name="ce1">
            <text:p>KR <text:s/>64 25 B - 42 BR BARILOCHE</text:p>
          </table:table-cell>
          <table:table-cell office:value-type="float" office:value="6022860" table:style-name="ce1">
            <text:p>6022860</text:p>
          </table:table-cell>
          <table:table-cell office:value-type="string" table:style-name="ce1">
            <text:p>M</text:p>
          </table:table-cell>
          <table:table-cell office:value-type="date" office:date-value="1952-04-11T00:00:00" table:style-name="ce3">
            <text:p>11/04/19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100354187" table:style-name="ce1">
            <text:p>98100354187</text:p>
          </table:table-cell>
          <table:table-cell office:value-type="string" table:style-name="ce1">
            <text:p>QUEVEDO</text:p>
          </table:table-cell>
          <table:table-cell office:value-type="string" table:style-name="ce1">
            <text:p>TILANO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CL 18 19 17</text:p>
          </table:table-cell>
          <table:table-cell office:value-type="string" table:style-name="ce1">
            <text:p>8562265 3207136025</text:p>
          </table:table-cell>
          <table:table-cell office:value-type="string" table:style-name="ce1">
            <text:p>M</text:p>
          </table:table-cell>
          <table:table-cell office:value-type="date" office:date-value="1998-10-03T00:00:00" table:style-name="ce3">
            <text:p>03/10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4992212" table:style-name="ce1">
            <text:p>1034992212</text:p>
          </table:table-cell>
          <table:table-cell office:value-type="string" table:style-name="ce1">
            <text:p>QUEVEDO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SAMANTA</text:p>
          </table:table-cell>
          <table:table-cell table:style-name="ce1"/>
          <table:table-cell office:value-type="string" table:style-name="ce1">
            <text:p>CL 18 19 17</text:p>
          </table:table-cell>
          <table:table-cell office:value-type="float" office:value="8562265" table:style-name="ce1">
            <text:p>8562265</text:p>
          </table:table-cell>
          <table:table-cell office:value-type="string" table:style-name="ce1">
            <text:p>F</text:p>
          </table:table-cell>
          <table:table-cell office:value-type="date" office:date-value="2008-01-12T00:00:00" table:style-name="ce3">
            <text:p>12/01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045" table:style-name="ce1">
            <text:p>15262045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0 <text:s/>34</text:p>
          </table:table-cell>
          <table:table-cell office:value-type="float" office:value="8562084" table:style-name="ce1">
            <text:p>8562084</text:p>
          </table:table-cell>
          <table:table-cell office:value-type="string" table:style-name="ce1">
            <text:p>M</text:p>
          </table:table-cell>
          <table:table-cell office:value-type="date" office:date-value="1963-10-18T00:00:00" table:style-name="ce3">
            <text:p>18/10/1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01" table:style-name="ce1">
            <text:p>1039887001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Emmanuel</text:p>
          </table:table-cell>
          <table:table-cell table:style-name="ce1"/>
          <table:table-cell office:value-type="string" table:style-name="ce1">
            <text:p>Calle 50 35 24</text:p>
          </table:table-cell>
          <table:table-cell office:value-type="float" office:value="2168565" table:style-name="ce1">
            <text:p>2168565</text:p>
          </table:table-cell>
          <table:table-cell office:value-type="string" table:style-name="ce1">
            <text:p>M</text:p>
          </table:table-cell>
          <table:table-cell office:value-type="date" office:date-value="1996-05-05T00:00:00" table:style-name="ce3">
            <text:p>05/05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778" table:style-name="ce1">
            <text:p>2170777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EL SUFRAGIO</text:p>
          </table:table-cell>
          <table:table-cell office:value-type="string" table:style-name="ce1">
            <text:p>CL 48 B SUR 42 BB 77 AP 504</text:p>
          </table:table-cell>
          <table:table-cell office:value-type="float" office:value="5.9636183113424496E+16" table:style-name="ce1">
            <text:p>5.96362E+16</text:p>
          </table:table-cell>
          <table:table-cell office:value-type="string" table:style-name="ce1">
            <text:p>F</text:p>
          </table:table-cell>
          <table:table-cell office:value-type="date" office:date-value="1946-09-03T00:00:00" table:style-name="ce3">
            <text:p>03/09/194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381" table:style-name="ce1">
            <text:p>21707381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De estrad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agdalena</text:p>
          </table:table-cell>
          <table:table-cell office:value-type="string" table:style-name="ce1">
            <text:p>Barrio Santa Teresa</text:p>
          </table:table-cell>
          <table:table-cell office:value-type="float" office:value="2265156" table:style-name="ce1">
            <text:p>2265156</text:p>
          </table:table-cell>
          <table:table-cell office:value-type="string" table:style-name="ce1">
            <text:p>F</text:p>
          </table:table-cell>
          <table:table-cell office:value-type="date" office:date-value="1942-06-23T00:00:00" table:style-name="ce3">
            <text:p>23/06/194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44" table:style-name="ce1">
            <text:p>43848344</text:p>
          </table:table-cell>
          <table:table-cell office:value-type="string" table:style-name="ce1">
            <text:p>MONSALVE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ELCY</text:p>
          </table:table-cell>
          <table:table-cell office:value-type="string" table:style-name="ce1">
            <text:p>VEREDA EL SOCORRO</text:p>
          </table:table-cell>
          <table:table-cell office:value-type="float" office:value="8562681" table:style-name="ce1">
            <text:p>8562681</text:p>
          </table:table-cell>
          <table:table-cell office:value-type="string" table:style-name="ce1">
            <text:p>F</text:p>
          </table:table-cell>
          <table:table-cell office:value-type="date" office:date-value="1983-06-12T00:00:00" table:style-name="ce3">
            <text:p>12/06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03" table:style-name="ce1">
            <text:p>1039885303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Bocanegra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calle 65 no 58 d 29 <text:s/>cristina</text:p>
          </table:table-cell>
          <table:table-cell office:value-type="float" office:value="3717339" table:style-name="ce1">
            <text:p>3717339</text:p>
          </table:table-cell>
          <table:table-cell office:value-type="string" table:style-name="ce1">
            <text:p>M</text:p>
          </table:table-cell>
          <table:table-cell office:value-type="date" office:date-value="1989-10-27T00:00:00" table:style-name="ce3">
            <text:p>27/10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839" table:style-name="ce1">
            <text:p>2171183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BERENICE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SEVILLA EBEJICO</text:p>
          </table:table-cell>
          <table:table-cell office:value-type="float" office:value="4577088" table:style-name="ce1">
            <text:p>4577088</text:p>
          </table:table-cell>
          <table:table-cell office:value-type="string" table:style-name="ce1">
            <text:p>F</text:p>
          </table:table-cell>
          <table:table-cell office:value-type="date" office:date-value="1956-02-25T00:00:00" table:style-name="ce3">
            <text:p>25/02/19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818" table:style-name="ce1">
            <text:p>21711818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stella</text:p>
          </table:table-cell>
          <table:table-cell office:value-type="string" table:style-name="ce1">
            <text:p>vereda el palon- ebejico</text:p>
          </table:table-cell>
          <table:table-cell office:value-type="float" office:value="5.21368432073144E+16" table:style-name="ce1">
            <text:p>5.21368E+16</text:p>
          </table:table-cell>
          <table:table-cell office:value-type="string" table:style-name="ce1">
            <text:p>F</text:p>
          </table:table-cell>
          <table:table-cell office:value-type="date" office:date-value="1950-07-14T00:00:00" table:style-name="ce3">
            <text:p>14/07/195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39554" table:style-name="ce1">
            <text:p>100043955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8562681" table:style-name="ce1">
            <text:p>8562681</text:p>
          </table:table-cell>
          <table:table-cell office:value-type="string" table:style-name="ce1">
            <text:p>F</text:p>
          </table:table-cell>
          <table:table-cell office:value-type="date" office:date-value="2000-05-14T00:00:00" table:style-name="ce3">
            <text:p>14/05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57" table:style-name="ce1">
            <text:p>103988515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aniel</text:p>
          </table:table-cell>
          <table:table-cell table:style-name="ce1"/>
          <table:table-cell office:value-type="string" table:style-name="ce1">
            <text:p>CRA 5 9 1322 2 PISO</text:p>
          </table:table-cell>
          <table:table-cell office:value-type="string" table:style-name="ce1">
            <text:p>8577068 32180857458</text:p>
          </table:table-cell>
          <table:table-cell office:value-type="string" table:style-name="ce1">
            <text:p>M</text:p>
          </table:table-cell>
          <table:table-cell office:value-type="date" office:date-value="1989-03-11T00:00:00" table:style-name="ce3">
            <text:p>11/03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137" table:style-name="ce1">
            <text:p>4344413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to el brazil</text:p>
          </table:table-cell>
          <table:table-cell office:value-type="float" office:value="8563410" table:style-name="ce1">
            <text:p>8563410</text:p>
          </table:table-cell>
          <table:table-cell office:value-type="string" table:style-name="ce1">
            <text:p>F</text:p>
          </table:table-cell>
          <table:table-cell office:value-type="date" office:date-value="1968-04-04T00:00:00" table:style-name="ce3">
            <text:p>04/04/19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153" table:style-name="ce1">
            <text:p>15265153</text:p>
          </table:table-cell>
          <table:table-cell office:value-type="string" table:style-name="ce1">
            <text:p>Puerta</text:p>
          </table:table-cell>
          <table:table-cell table:style-name="ce1"/>
          <table:table-cell office:value-type="string" table:style-name="ce1">
            <text:p>Juan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VEREDA BLANQUIZAL</text:p>
          </table:table-cell>
          <table:table-cell office:value-type="float" office:value="8602971" table:style-name="ce1">
            <text:p>8602971</text:p>
          </table:table-cell>
          <table:table-cell office:value-type="string" table:style-name="ce1">
            <text:p>M</text:p>
          </table:table-cell>
          <table:table-cell office:value-type="date" office:date-value="1979-10-19T00:00:00" table:style-name="ce3">
            <text:p>19/10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114100" table:style-name="ce1">
            <text:p>43114100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ROYAVE</text:p>
          </table:table-cell>
          <table:table-cell office:value-type="string" table:style-name="ce1">
            <text:p>LEISA</text:p>
          </table:table-cell>
          <table:table-cell office:value-type="string" table:style-name="ce1">
            <text:p>MILENA</text:p>
          </table:table-cell>
          <table:table-cell office:value-type="string" table:style-name="ce1">
            <text:p>VEREDA EL ZARZAL</text:p>
          </table:table-cell>
          <table:table-cell office:value-type="float" office:value="8562431" table:style-name="ce1">
            <text:p>8562431</text:p>
          </table:table-cell>
          <table:table-cell office:value-type="string" table:style-name="ce1">
            <text:p>F</text:p>
          </table:table-cell>
          <table:table-cell office:value-type="date" office:date-value="1980-02-24T00:00:00" table:style-name="ce3">
            <text:p>24/02/198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5213615" table:style-name="ce1">
            <text:p>1195213615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VALERIA</text:p>
          </table:table-cell>
          <table:table-cell table:style-name="ce1"/>
          <table:table-cell office:value-type="string" table:style-name="ce1">
            <text:p>VDA BLANQUIZAL</text:p>
          </table:table-cell>
          <table:table-cell office:value-type="float" office:value="8562431" table:style-name="ce1">
            <text:p>8562431</text:p>
          </table:table-cell>
          <table:table-cell office:value-type="string" table:style-name="ce1">
            <text:p>F</text:p>
          </table:table-cell>
          <table:table-cell office:value-type="date" office:date-value="2011-01-17T00:00:00" table:style-name="ce3">
            <text:p>17/01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427" table:style-name="ce1">
            <text:p>1001643427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royave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DA LA ZARZAL</text:p>
          </table:table-cell>
          <table:table-cell office:value-type="float" office:value="8562118" table:style-name="ce1">
            <text:p>8562118</text:p>
          </table:table-cell>
          <table:table-cell office:value-type="string" table:style-name="ce1">
            <text:p>M</text:p>
          </table:table-cell>
          <table:table-cell office:value-type="date" office:date-value="2000-05-08T00:00:00" table:style-name="ce3">
            <text:p>08/05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0394976" table:style-name="ce1">
            <text:p>1020394976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R 93 <text:s/>77 B 106</text:p>
          </table:table-cell>
          <table:table-cell office:value-type="float" office:value="8562253" table:style-name="ce1">
            <text:p>8562253</text:p>
          </table:table-cell>
          <table:table-cell office:value-type="string" table:style-name="ce1">
            <text:p>M</text:p>
          </table:table-cell>
          <table:table-cell office:value-type="date" office:date-value="1986-04-29T00:00:00" table:style-name="ce3">
            <text:p>29/04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187" table:style-name="ce1">
            <text:p>43443187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Ebejico Ant zona urbana</text:p>
          </table:table-cell>
          <table:table-cell office:value-type="float" office:value="4.6405343006607904E+16" table:style-name="ce1">
            <text:p>4.64053E+16</text:p>
          </table:table-cell>
          <table:table-cell office:value-type="string" table:style-name="ce1">
            <text:p>F</text:p>
          </table:table-cell>
          <table:table-cell office:value-type="date" office:date-value="1962-05-18T00:00:00" table:style-name="ce3">
            <text:p>18/05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532" table:style-name="ce1">
            <text:p>2170753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LILIA</text:p>
          </table:table-cell>
          <table:table-cell office:value-type="string" table:style-name="ce1">
            <text:p>DE LOS DOLORES</text:p>
          </table:table-cell>
          <table:table-cell office:value-type="string" table:style-name="ce1">
            <text:p>CL 113 NUMERO 64D 75</text:p>
          </table:table-cell>
          <table:table-cell office:value-type="float" office:value="4640534" table:style-name="ce1">
            <text:p>4640534</text:p>
          </table:table-cell>
          <table:table-cell office:value-type="string" table:style-name="ce1">
            <text:p>F</text:p>
          </table:table-cell>
          <table:table-cell office:value-type="date" office:date-value="1932-11-17T00:00:00" table:style-name="ce3">
            <text:p>17/11/193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874" table:style-name="ce1">
            <text:p>1039885874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Natalia</text:p>
          </table:table-cell>
          <table:table-cell table:style-name="ce1"/>
          <table:table-cell office:value-type="string" table:style-name="ce1">
            <text:p>cll 50 80 a 13</text:p>
          </table:table-cell>
          <table:table-cell office:value-type="float" office:value="8549635" table:style-name="ce1">
            <text:p>8549635</text:p>
          </table:table-cell>
          <table:table-cell office:value-type="string" table:style-name="ce1">
            <text:p>F</text:p>
          </table:table-cell>
          <table:table-cell office:value-type="date" office:date-value="1991-10-13T00:00:00" table:style-name="ce3">
            <text:p>13/10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283" table:style-name="ce1">
            <text:p>3467283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Samuel</text:p>
          </table:table-cell>
          <table:table-cell table:style-name="ce1"/>
          <table:table-cell office:value-type="string" table:style-name="ce1">
            <text:p>CALLE12 20</text:p>
          </table:table-cell>
          <table:table-cell office:value-type="string" table:style-name="ce1">
            <text:p>856 21 97</text:p>
          </table:table-cell>
          <table:table-cell office:value-type="string" table:style-name="ce1">
            <text:p>M</text:p>
          </table:table-cell>
          <table:table-cell office:value-type="date" office:date-value="1937-07-25T00:00:00" table:style-name="ce3">
            <text:p>25/07/193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473" table:style-name="ce1">
            <text:p>21708473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DE SIERRA</text:p>
          </table:table-cell>
          <table:table-cell office:value-type="string" table:style-name="ce1">
            <text:p>OFELI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1calle19 num12-20</text:p>
          </table:table-cell>
          <table:table-cell office:value-type="float" office:value="8562197" table:style-name="ce1">
            <text:p>8562197</text:p>
          </table:table-cell>
          <table:table-cell office:value-type="string" table:style-name="ce1">
            <text:p>F</text:p>
          </table:table-cell>
          <table:table-cell office:value-type="date" office:date-value="1942-06-26T00:00:00" table:style-name="ce3">
            <text:p>26/06/194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70041" table:style-name="ce1">
            <text:p>70570041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TO SEVILLA</text:p>
          </table:table-cell>
          <table:table-cell office:value-type="float" office:value="4760205" table:style-name="ce1">
            <text:p>4760205</text:p>
          </table:table-cell>
          <table:table-cell office:value-type="string" table:style-name="ce1">
            <text:p>M</text:p>
          </table:table-cell>
          <table:table-cell office:value-type="date" office:date-value="1960-05-15T00:00:00" table:style-name="ce3">
            <text:p>15/05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66511961" table:style-name="ce1">
            <text:p>1066511961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Narvaez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VEREDA EL SOCORRO</text:p>
          </table:table-cell>
          <table:table-cell office:value-type="float" office:value="3102721568" table:style-name="ce1">
            <text:p>3102721568</text:p>
          </table:table-cell>
          <table:table-cell office:value-type="string" table:style-name="ce1">
            <text:p>M</text:p>
          </table:table-cell>
          <table:table-cell office:value-type="date" office:date-value="1987-09-05T00:00:00" table:style-name="ce3">
            <text:p>05/09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56" table:style-name="ce1">
            <text:p>43847456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onsuelo</text:p>
          </table:table-cell>
          <table:table-cell table:style-name="ce1"/>
          <table:table-cell office:value-type="string" table:style-name="ce1">
            <text:p>VEREDA GUAYABAL</text:p>
          </table:table-cell>
          <table:table-cell office:value-type="float" office:value="5136311" table:style-name="ce1">
            <text:p>5136311</text:p>
          </table:table-cell>
          <table:table-cell office:value-type="string" table:style-name="ce1">
            <text:p>F</text:p>
          </table:table-cell>
          <table:table-cell office:value-type="date" office:date-value="1976-08-03T00:00:00" table:style-name="ce3">
            <text:p>03/08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632" table:style-name="ce1">
            <text:p>1007518632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GUAYABAL</text:p>
          </table:table-cell>
          <table:table-cell office:value-type="float" office:value="22083147355096" table:style-name="ce1">
            <text:p>2.20831E+13</text:p>
          </table:table-cell>
          <table:table-cell office:value-type="string" table:style-name="ce1">
            <text:p>M</text:p>
          </table:table-cell>
          <table:table-cell office:value-type="date" office:date-value="2001-03-16T00:00:00" table:style-name="ce3">
            <text:p>16/03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05" table:style-name="ce1">
            <text:p>15263305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VEREDA GUAYABAL</text:p>
          </table:table-cell>
          <table:table-cell office:value-type="string" table:style-name="ce1">
            <text:p>513 63 11</text:p>
          </table:table-cell>
          <table:table-cell office:value-type="string" table:style-name="ce1">
            <text:p>M</text:p>
          </table:table-cell>
          <table:table-cell office:value-type="date" office:date-value="1970-01-01T00:00:00" table:style-name="ce3">
            <text:p>01/01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66513628" table:style-name="ce1">
            <text:p>1066513628</text:p>
          </table:table-cell>
          <table:table-cell office:value-type="string" table:style-name="ce1">
            <text:p>Hoyos</text:p>
          </table:table-cell>
          <table:table-cell office:value-type="string" table:style-name="ce1">
            <text:p>Mejia</text:p>
          </table:table-cell>
          <table:table-cell office:value-type="string" table:style-name="ce1">
            <text:p>Kelys</text:p>
          </table:table-cell>
          <table:table-cell office:value-type="string" table:style-name="ce1">
            <text:p>Yohana</text:p>
          </table:table-cell>
          <table:table-cell office:value-type="string" table:style-name="ce1">
            <text:p>vda el socorro</text:p>
          </table:table-cell>
          <table:table-cell office:value-type="float" office:value="3192051549" table:style-name="ce1">
            <text:p>3192051549</text:p>
          </table:table-cell>
          <table:table-cell office:value-type="string" table:style-name="ce1">
            <text:p>F</text:p>
          </table:table-cell>
          <table:table-cell office:value-type="date" office:date-value="1985-02-16T00:00:00" table:style-name="ce3">
            <text:p>16/02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5574" table:style-name="ce1">
            <text:p>1011595574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HOYOS</text:p>
          </table:table-cell>
          <table:table-cell office:value-type="string" table:style-name="ce1">
            <text:p>DANIELA</text:p>
          </table:table-cell>
          <table:table-cell table:style-name="ce1"/>
          <table:table-cell office:value-type="string" table:style-name="ce1">
            <text:p>vda el socorro</text:p>
          </table:table-cell>
          <table:table-cell office:value-type="float" office:value="8562131" table:style-name="ce1">
            <text:p>8562131</text:p>
          </table:table-cell>
          <table:table-cell office:value-type="string" table:style-name="ce1">
            <text:p>F</text:p>
          </table:table-cell>
          <table:table-cell office:value-type="date" office:date-value="2013-06-27T00:00:00" table:style-name="ce3">
            <text:p>27/06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0310399" table:style-name="ce1">
            <text:p>1020310399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Hoyos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vda el socorro</text:p>
          </table:table-cell>
          <table:table-cell office:value-type="float" office:value="3102721568" table:style-name="ce1">
            <text:p>3102721568</text:p>
          </table:table-cell>
          <table:table-cell office:value-type="string" table:style-name="ce1">
            <text:p>M</text:p>
          </table:table-cell>
          <table:table-cell office:value-type="date" office:date-value="2011-08-31T00:00:00" table:style-name="ce3">
            <text:p>31/08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232" table:style-name="ce1">
            <text:p>15264232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14VRDA <text:s/>QUIRIMARA</text:p>
          </table:table-cell>
          <table:table-cell office:value-type="float" office:value="4162319" table:style-name="ce1">
            <text:p>4162319</text:p>
          </table:table-cell>
          <table:table-cell office:value-type="string" table:style-name="ce1">
            <text:p>M</text:p>
          </table:table-cell>
          <table:table-cell office:value-type="date" office:date-value="1974-11-23T00:00:00" table:style-name="ce3">
            <text:p>23/11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2464726" table:style-name="ce1">
            <text:p>1192464726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ISABELLA</text:p>
          </table:table-cell>
          <table:table-cell table:style-name="ce1"/>
          <table:table-cell office:value-type="string" table:style-name="ce1">
            <text:p>CR 74 <text:s/>24 42</text:p>
          </table:table-cell>
          <table:table-cell office:value-type="float" office:value="5825698" table:style-name="ce1">
            <text:p>5825698</text:p>
          </table:table-cell>
          <table:table-cell office:value-type="string" table:style-name="ce1">
            <text:p>F</text:p>
          </table:table-cell>
          <table:table-cell office:value-type="date" office:date-value="2010-02-25T00:00:00" table:style-name="ce3">
            <text:p>25/02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807" table:style-name="ce1">
            <text:p>4344480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erneid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KR 14 15 <text:s/>92 EVEGICO ANTIOQUIA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F</text:p>
          </table:table-cell>
          <table:table-cell office:value-type="date" office:date-value="1972-04-19T00:00:00" table:style-name="ce3">
            <text:p>19/04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492" table:style-name="ce1">
            <text:p>15260492</text:p>
          </table:table-cell>
          <table:table-cell office:value-type="string" table:style-name="ce1">
            <text:p>Rodriguez</text:p>
          </table:table-cell>
          <table:table-cell table:style-name="ce1"/>
          <table:table-cell office:value-type="string" table:style-name="ce1">
            <text:p>Lui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ARRERA 14 15 92</text:p>
          </table:table-cell>
          <table:table-cell office:value-type="string" table:style-name="ce1">
            <text:p>312 234 48 70</text:p>
          </table:table-cell>
          <table:table-cell office:value-type="string" table:style-name="ce1">
            <text:p>M</text:p>
          </table:table-cell>
          <table:table-cell office:value-type="date" office:date-value="1954-03-10T00:00:00" table:style-name="ce3">
            <text:p>10/03/19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968" table:style-name="ce1">
            <text:p>21711968</text:p>
          </table:table-cell>
          <table:table-cell office:value-type="string" table:style-name="ce1">
            <text:p>Arredondo</text:p>
          </table:table-cell>
          <table:table-cell table:style-name="ce1"/>
          <table:table-cell office:value-type="string" table:style-name="ce1">
            <text:p>Gloria</text:p>
          </table:table-cell>
          <table:table-cell office:value-type="string" table:style-name="ce1">
            <text:p>Carmenza</text:p>
          </table:table-cell>
          <table:table-cell office:value-type="string" table:style-name="ce1">
            <text:p>CEBILLA EBEJICO ANTIOQUIA</text:p>
          </table:table-cell>
          <table:table-cell office:value-type="float" office:value="3630023" table:style-name="ce1">
            <text:p>3630023</text:p>
          </table:table-cell>
          <table:table-cell office:value-type="string" table:style-name="ce1">
            <text:p>F</text:p>
          </table:table-cell>
          <table:table-cell office:value-type="date" office:date-value="1960-09-12T00:00:00" table:style-name="ce3">
            <text:p>12/09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74" table:style-name="ce1">
            <text:p>43847474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Doralba</text:p>
          </table:table-cell>
          <table:table-cell table:style-name="ce1"/>
          <table:table-cell office:value-type="string" table:style-name="ce1">
            <text:p>EBEJICO</text:p>
          </table:table-cell>
          <table:table-cell office:value-type="float" office:value="8.5771033103585296E+16" table:style-name="ce1">
            <text:p>8.5771E+16</text:p>
          </table:table-cell>
          <table:table-cell office:value-type="string" table:style-name="ce1">
            <text:p>F</text:p>
          </table:table-cell>
          <table:table-cell office:value-type="date" office:date-value="1974-11-10T00:00:00" table:style-name="ce3">
            <text:p>10/11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5886718" table:style-name="ce1">
            <text:p>1025886718</text:p>
          </table:table-cell>
          <table:table-cell office:value-type="string" table:style-name="ce1">
            <text:p>Presiga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Sara</text:p>
          </table:table-cell>
          <table:table-cell table:style-name="ce1"/>
          <table:table-cell office:value-type="string" table:style-name="ce1">
            <text:p>MUNICIPIO DE EBEJICO</text:p>
          </table:table-cell>
          <table:table-cell office:value-type="float" office:value="8562250" table:style-name="ce1">
            <text:p>8562250</text:p>
          </table:table-cell>
          <table:table-cell office:value-type="string" table:style-name="ce1">
            <text:p>F</text:p>
          </table:table-cell>
          <table:table-cell office:value-type="date" office:date-value="2006-01-03T00:00:00" table:style-name="ce3">
            <text:p>03/01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503" table:style-name="ce1">
            <text:p>43444503</text:p>
          </table:table-cell>
          <table:table-cell office:value-type="string" table:style-name="ce1">
            <text:p>RODRIGUEZ</text:p>
          </table:table-cell>
          <table:table-cell table:style-name="ce1"/>
          <table:table-cell office:value-type="string" table:style-name="ce1">
            <text:p>NORA</text:p>
          </table:table-cell>
          <table:table-cell office:value-type="string" table:style-name="ce1">
            <text:p>ELCY</text:p>
          </table:table-cell>
          <table:table-cell office:value-type="string" table:style-name="ce1">
            <text:p>VDA SAN JOSE</text:p>
          </table:table-cell>
          <table:table-cell office:value-type="float" office:value="3127721877" table:style-name="ce1">
            <text:p>3127721877</text:p>
          </table:table-cell>
          <table:table-cell office:value-type="string" table:style-name="ce1">
            <text:p>F</text:p>
          </table:table-cell>
          <table:table-cell office:value-type="date" office:date-value="1970-05-12T00:00:00" table:style-name="ce3">
            <text:p>12/05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109" table:style-name="ce1">
            <text:p>1039884109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Eduil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ORREGIMIENTO SEVILL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3-08-29T00:00:00" table:style-name="ce3">
            <text:p>29/08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875" table:style-name="ce1">
            <text:p>1039884875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ereda los pomos - municipio ebejico</text:p>
          </table:table-cell>
          <table:table-cell office:value-type="float" office:value="8564764" table:style-name="ce1">
            <text:p>8564764</text:p>
          </table:table-cell>
          <table:table-cell office:value-type="string" table:style-name="ce1">
            <text:p>M</text:p>
          </table:table-cell>
          <table:table-cell office:value-type="date" office:date-value="1988-08-04T00:00:00" table:style-name="ce3">
            <text:p>04/08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4886" table:style-name="ce1">
            <text:p>1039884886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ildrey</text:p>
          </table:table-cell>
          <table:table-cell table:style-name="ce1"/>
          <table:table-cell office:value-type="string" table:style-name="ce1">
            <text:p>VEREDA LA TRAMPA</text:p>
          </table:table-cell>
          <table:table-cell office:value-type="float" office:value="3117450980" table:style-name="ce1">
            <text:p>3117450980</text:p>
          </table:table-cell>
          <table:table-cell office:value-type="string" table:style-name="ce1">
            <text:p>F</text:p>
          </table:table-cell>
          <table:table-cell office:value-type="date" office:date-value="2006-07-31T00:00:00" table:style-name="ce3">
            <text:p>31/07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617" table:style-name="ce1">
            <text:p>1039884617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VEREDA BUENA VISTA</text:p>
          </table:table-cell>
          <table:table-cell office:value-type="float" office:value="3116878913" table:style-name="ce1">
            <text:p>3116878913</text:p>
          </table:table-cell>
          <table:table-cell office:value-type="string" table:style-name="ce1">
            <text:p>M</text:p>
          </table:table-cell>
          <table:table-cell office:value-type="date" office:date-value="1987-11-06T00:00:00" table:style-name="ce3">
            <text:p>06/11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76" table:style-name="ce1">
            <text:p>43847876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Milena</text:p>
          </table:table-cell>
          <table:table-cell office:value-type="string" table:style-name="ce1">
            <text:p>VEREDA LA TRAMPA</text:p>
          </table:table-cell>
          <table:table-cell office:value-type="float" office:value="3117450980" table:style-name="ce1">
            <text:p>3117450980</text:p>
          </table:table-cell>
          <table:table-cell office:value-type="string" table:style-name="ce1">
            <text:p>F</text:p>
          </table:table-cell>
          <table:table-cell office:value-type="date" office:date-value="1980-04-07T00:00:00" table:style-name="ce3">
            <text:p>07/04/198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775" table:style-name="ce1">
            <text:p>1007304775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ereda alto del brasil</text:p>
          </table:table-cell>
          <table:table-cell office:value-type="float" office:value="4482329" table:style-name="ce1">
            <text:p>4482329</text:p>
          </table:table-cell>
          <table:table-cell office:value-type="string" table:style-name="ce1">
            <text:p>M</text:p>
          </table:table-cell>
          <table:table-cell office:value-type="date" office:date-value="1996-11-01T00:00:00" table:style-name="ce3">
            <text:p>01/11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764" table:style-name="ce1">
            <text:p>1039884764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vereda chachafruto</text:p>
          </table:table-cell>
          <table:table-cell office:value-type="float" office:value="4482329" table:style-name="ce1">
            <text:p>4482329</text:p>
          </table:table-cell>
          <table:table-cell office:value-type="string" table:style-name="ce1">
            <text:p>M</text:p>
          </table:table-cell>
          <table:table-cell office:value-type="date" office:date-value="1984-11-28T00:00:00" table:style-name="ce3">
            <text:p>28/11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7751097" table:style-name="ce1">
            <text:p>1037751097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VEREDA LA PAVA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M</text:p>
          </table:table-cell>
          <table:table-cell office:value-type="date" office:date-value="2011-01-03T00:00:00" table:style-name="ce3">
            <text:p>03/01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506653" table:style-name="ce1">
            <text:p>1001506653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Johnatan</text:p>
          </table:table-cell>
          <table:table-cell office:value-type="string" table:style-name="ce1">
            <text:p>Esneider</text:p>
          </table:table-cell>
          <table:table-cell office:value-type="string" table:style-name="ce1">
            <text:p>VEREDA SEVILLA</text:p>
          </table:table-cell>
          <table:table-cell office:value-type="float" office:value="3375727" table:style-name="ce1">
            <text:p>3375727</text:p>
          </table:table-cell>
          <table:table-cell office:value-type="string" table:style-name="ce1">
            <text:p>M</text:p>
          </table:table-cell>
          <table:table-cell office:value-type="date" office:date-value="2000-05-09T00:00:00" table:style-name="ce3">
            <text:p>09/05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2778" table:style-name="ce1">
            <text:p>21792778</text:p>
          </table:table-cell>
          <table:table-cell office:value-type="string" table:style-name="ce1">
            <text:p>Quicen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Janed</text:p>
          </table:table-cell>
          <table:table-cell office:value-type="string" table:style-name="ce1">
            <text:p>VEREDA SEVILLA</text:p>
          </table:table-cell>
          <table:table-cell office:value-type="string" table:style-name="ce1">
            <text:p>2861683 <text:s/>3143623552</text:p>
          </table:table-cell>
          <table:table-cell office:value-type="string" table:style-name="ce1">
            <text:p>F</text:p>
          </table:table-cell>
          <table:table-cell office:value-type="date" office:date-value="1981-06-08T00:00:00" table:style-name="ce3">
            <text:p>08/06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578" table:style-name="ce1">
            <text:p>1007304578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esica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VDA EL CEDRO</text:p>
          </table:table-cell>
          <table:table-cell office:value-type="float" office:value="3014971" table:style-name="ce1">
            <text:p>3014971</text:p>
          </table:table-cell>
          <table:table-cell office:value-type="string" table:style-name="ce1">
            <text:p>F</text:p>
          </table:table-cell>
          <table:table-cell office:value-type="date" office:date-value="1999-09-09T00:00:00" table:style-name="ce3">
            <text:p>09/09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888" table:style-name="ce1">
            <text:p>43444888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Gladis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DA EL CEDRO</text:p>
          </table:table-cell>
          <table:table-cell office:value-type="float" office:value="3014971" table:style-name="ce1">
            <text:p>3014971</text:p>
          </table:table-cell>
          <table:table-cell office:value-type="string" table:style-name="ce1">
            <text:p>F</text:p>
          </table:table-cell>
          <table:table-cell office:value-type="date" office:date-value="1973-11-27T00:00:00" table:style-name="ce3">
            <text:p>27/11/19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643" table:style-name="ce1">
            <text:p>15264643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DA EL CEDRO</text:p>
          </table:table-cell>
          <table:table-cell office:value-type="float" office:value="3014971" table:style-name="ce1">
            <text:p>3014971</text:p>
          </table:table-cell>
          <table:table-cell office:value-type="string" table:style-name="ce1">
            <text:p>M</text:p>
          </table:table-cell>
          <table:table-cell office:value-type="date" office:date-value="1977-01-12T00:00:00" table:style-name="ce3">
            <text:p>12/01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17" table:style-name="ce1">
            <text:p>1038232417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EREDA <text:s/>BUENA VIST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9-10-22T00:00:00" table:style-name="ce3">
            <text:p>22/10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1361" table:style-name="ce1">
            <text:p>71951361</text:p>
          </table:table-cell>
          <table:table-cell office:value-type="string" table:style-name="ce1">
            <text:p>Posada</text:p>
          </table:table-cell>
          <table:table-cell table:style-name="ce1"/>
          <table:table-cell office:value-type="string" table:style-name="ce1">
            <text:p>Gustav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AD CHACUTO</text:p>
          </table:table-cell>
          <table:table-cell office:value-type="float" office:value="312763269" table:style-name="ce1">
            <text:p>312763269</text:p>
          </table:table-cell>
          <table:table-cell office:value-type="string" table:style-name="ce1">
            <text:p>M</text:p>
          </table:table-cell>
          <table:table-cell office:value-type="date" office:date-value="1974-07-06T00:00:00" table:style-name="ce3">
            <text:p>06/07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43983" table:style-name="ce1">
            <text:p>1018243983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Durlandy</text:p>
          </table:table-cell>
          <table:table-cell office:value-type="string" table:style-name="ce1">
            <text:p>VEREDA LA TRAMPA</text:p>
          </table:table-cell>
          <table:table-cell office:value-type="float" office:value="3117450980" table:style-name="ce1">
            <text:p>3117450980</text:p>
          </table:table-cell>
          <table:table-cell office:value-type="string" table:style-name="ce1">
            <text:p>M</text:p>
          </table:table-cell>
          <table:table-cell office:value-type="date" office:date-value="2008-10-29T00:00:00" table:style-name="ce3">
            <text:p>29/10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628" table:style-name="ce1">
            <text:p>1526162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R 43 <text:s text:c="2"/>70 SUR 19</text:p>
          </table:table-cell>
          <table:table-cell office:value-type="float" office:value="3014995" table:style-name="ce1">
            <text:p>3014995</text:p>
          </table:table-cell>
          <table:table-cell office:value-type="string" table:style-name="ce1">
            <text:p>M</text:p>
          </table:table-cell>
          <table:table-cell office:value-type="date" office:date-value="1961-08-29T00:00:00" table:style-name="ce3">
            <text:p>29/08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68" table:style-name="ce1">
            <text:p>1007304768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Ximena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TV 38 A <text:s text:c="2"/>42 DC 09</text:p>
          </table:table-cell>
          <table:table-cell office:value-type="float" office:value="4814678" table:style-name="ce1">
            <text:p>4814678</text:p>
          </table:table-cell>
          <table:table-cell office:value-type="string" table:style-name="ce1">
            <text:p>F</text:p>
          </table:table-cell>
          <table:table-cell office:value-type="date" office:date-value="2001-10-19T00:00:00" table:style-name="ce3">
            <text:p>19/10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2237978" table:style-name="ce1">
            <text:p>22237978</text:p>
          </table:table-cell>
          <table:table-cell office:value-type="string" table:style-name="ce1">
            <text:p>Vasquez</text:p>
          </table:table-cell>
          <table:table-cell table:style-name="ce1"/>
          <table:table-cell office:value-type="string" table:style-name="ce1">
            <text:p>Claudi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R 10 05 808</text:p>
          </table:table-cell>
          <table:table-cell office:value-type="float" office:value="8303081" table:style-name="ce1">
            <text:p>8303081</text:p>
          </table:table-cell>
          <table:table-cell office:value-type="string" table:style-name="ce1">
            <text:p>F</text:p>
          </table:table-cell>
          <table:table-cell office:value-type="date" office:date-value="1969-10-14T00:00:00" table:style-name="ce3">
            <text:p>14/10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133" table:style-name="ce1">
            <text:p>15261133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Vitalino</text:p>
          </table:table-cell>
          <table:table-cell table:style-name="ce1"/>
          <table:table-cell office:value-type="string" table:style-name="ce1">
            <text:p>VR QUIRIMARA</text:p>
          </table:table-cell>
          <table:table-cell office:value-type="float" office:value="8422641" table:style-name="ce1">
            <text:p>8422641</text:p>
          </table:table-cell>
          <table:table-cell office:value-type="string" table:style-name="ce1">
            <text:p>M</text:p>
          </table:table-cell>
          <table:table-cell office:value-type="date" office:date-value="1957-04-01T00:00:00" table:style-name="ce3">
            <text:p>01/04/1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898" table:style-name="ce1">
            <text:p>43443898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K VDA QUIRIMANA</text:p>
          </table:table-cell>
          <table:table-cell office:value-type="string" table:style-name="ce1">
            <text:p>8422641 3147486262</text:p>
          </table:table-cell>
          <table:table-cell office:value-type="string" table:style-name="ce1">
            <text:p>F</text:p>
          </table:table-cell>
          <table:table-cell office:value-type="date" office:date-value="1968-10-03T00:00:00" table:style-name="ce3">
            <text:p>03/10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481248" table:style-name="ce1">
            <text:p>1001481248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Santiago</text:p>
          </table:table-cell>
          <table:table-cell table:style-name="ce1"/>
          <table:table-cell office:value-type="string" table:style-name="ce1">
            <text:p>kr 17 18 05</text:p>
          </table:table-cell>
          <table:table-cell office:value-type="float" office:value="8562276" table:style-name="ce1">
            <text:p>8562276</text:p>
          </table:table-cell>
          <table:table-cell office:value-type="string" table:style-name="ce1">
            <text:p>M</text:p>
          </table:table-cell>
          <table:table-cell office:value-type="date" office:date-value="2000-03-12T00:00:00" table:style-name="ce3">
            <text:p>12/03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2975134" table:style-name="ce1">
            <text:p>12975134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Cardenas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alle 17 19 <text:s/>05</text:p>
          </table:table-cell>
          <table:table-cell office:value-type="string" table:style-name="ce1">
            <text:p>8562700 <text:s/>314844160</text:p>
          </table:table-cell>
          <table:table-cell office:value-type="string" table:style-name="ce1">
            <text:p>M</text:p>
          </table:table-cell>
          <table:table-cell office:value-type="date" office:date-value="1962-01-27T00:00:00" table:style-name="ce3">
            <text:p>27/01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0728367" table:style-name="ce1">
            <text:p>30728367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Del Pilar</text:p>
          </table:table-cell>
          <table:table-cell office:value-type="string" table:style-name="ce1">
            <text:p>kr 17 18 05</text:p>
          </table:table-cell>
          <table:table-cell office:value-type="float" office:value="3.14884416085627E+16" table:style-name="ce1">
            <text:p>3.14884E+16</text:p>
          </table:table-cell>
          <table:table-cell office:value-type="string" table:style-name="ce1">
            <text:p>F</text:p>
          </table:table-cell>
          <table:table-cell office:value-type="date" office:date-value="1964-04-11T00:00:00" table:style-name="ce3">
            <text:p>11/04/196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950998" table:style-name="ce1">
            <text:p>71950998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vendaño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HACIENDA EL PION</text:p>
          </table:table-cell>
          <table:table-cell office:value-type="float" office:value="2793374" table:style-name="ce1">
            <text:p>2793374</text:p>
          </table:table-cell>
          <table:table-cell office:value-type="string" table:style-name="ce1">
            <text:p>M</text:p>
          </table:table-cell>
          <table:table-cell office:value-type="date" office:date-value="1970-06-03T00:00:00" table:style-name="ce3">
            <text:p>03/06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686141" table:style-name="ce1">
            <text:p>43686141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ra 23 18 31</text:p>
          </table:table-cell>
          <table:table-cell office:value-type="float" office:value="8.5621373206169296E+16" table:style-name="ce1">
            <text:p>8.56214E+16</text:p>
          </table:table-cell>
          <table:table-cell office:value-type="string" table:style-name="ce1">
            <text:p>F</text:p>
          </table:table-cell>
          <table:table-cell office:value-type="date" office:date-value="1971-05-02T00:00:00" table:style-name="ce3">
            <text:p>02/05/1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867" table:style-name="ce1">
            <text:p>15261867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Gildar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FINCA SANTA CLARA</text:p>
          </table:table-cell>
          <table:table-cell office:value-type="float" office:value="4644257" table:style-name="ce1">
            <text:p>4644257</text:p>
          </table:table-cell>
          <table:table-cell office:value-type="string" table:style-name="ce1">
            <text:p>M</text:p>
          </table:table-cell>
          <table:table-cell office:value-type="date" office:date-value="1962-12-03T00:00:00" table:style-name="ce3">
            <text:p>03/12/19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650" table:style-name="ce1">
            <text:p>1039884650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BARRIO SAN FRANCISCO</text:p>
          </table:table-cell>
          <table:table-cell office:value-type="float" office:value="8562256" table:style-name="ce1">
            <text:p>8562256</text:p>
          </table:table-cell>
          <table:table-cell office:value-type="string" table:style-name="ce1">
            <text:p>F</text:p>
          </table:table-cell>
          <table:table-cell office:value-type="date" office:date-value="1987-11-13T00:00:00" table:style-name="ce3">
            <text:p>13/11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2144552" table:style-name="ce1">
            <text:p>1022144552</text:p>
          </table:table-cell>
          <table:table-cell office:value-type="string" table:style-name="ce1">
            <text:p>Alzate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CL 21 SC <text:s/>LA CANCHA</text:p>
          </table:table-cell>
          <table:table-cell office:value-type="float" office:value="8562410" table:style-name="ce1">
            <text:p>8562410</text:p>
          </table:table-cell>
          <table:table-cell office:value-type="string" table:style-name="ce1">
            <text:p>M</text:p>
          </table:table-cell>
          <table:table-cell office:value-type="date" office:date-value="2005-09-27T00:00:00" table:style-name="ce3">
            <text:p>27/09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324052" table:style-name="ce1">
            <text:p>70324052</text:p>
          </table:table-cell>
          <table:table-cell office:value-type="string" table:style-name="ce1">
            <text:p>Alzate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L 21 SC <text:s/>LA CANCHA</text:p>
          </table:table-cell>
          <table:table-cell office:value-type="float" office:value="3127354915" table:style-name="ce1">
            <text:p>3127354915</text:p>
          </table:table-cell>
          <table:table-cell office:value-type="string" table:style-name="ce1">
            <text:p>M</text:p>
          </table:table-cell>
          <table:table-cell office:value-type="date" office:date-value="1968-05-10T00:00:00" table:style-name="ce3">
            <text:p>10/05/19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14073" table:style-name="ce1">
            <text:p>1000414073</text:p>
          </table:table-cell>
          <table:table-cell office:value-type="string" table:style-name="ce1">
            <text:p>Alzate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L 21 SC <text:s/>LA CANCHA</text:p>
          </table:table-cell>
          <table:table-cell office:value-type="float" office:value="8562410" table:style-name="ce1">
            <text:p>8562410</text:p>
          </table:table-cell>
          <table:table-cell office:value-type="string" table:style-name="ce1">
            <text:p>M</text:p>
          </table:table-cell>
          <table:table-cell office:value-type="date" office:date-value="2003-10-27T00:00:00" table:style-name="ce3">
            <text:p>27/10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2230" table:style-name="ce1">
            <text:p>21792230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ery</text:p>
          </table:table-cell>
          <table:table-cell office:value-type="string" table:style-name="ce1">
            <text:p>Calle 21 barrio Obrero</text:p>
          </table:table-cell>
          <table:table-cell office:value-type="float" office:value="8562410" table:style-name="ce1">
            <text:p>8562410</text:p>
          </table:table-cell>
          <table:table-cell office:value-type="string" table:style-name="ce1">
            <text:p>F</text:p>
          </table:table-cell>
          <table:table-cell office:value-type="date" office:date-value="1974-04-22T00:00:00" table:style-name="ce3">
            <text:p>22/04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199" table:style-name="ce1">
            <text:p>1526219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C 17 19 20</text:p>
          </table:table-cell>
          <table:table-cell office:value-type="string" table:style-name="ce1">
            <text:p>8762877 <text:s/>8562077</text:p>
          </table:table-cell>
          <table:table-cell office:value-type="string" table:style-name="ce1">
            <text:p>M</text:p>
          </table:table-cell>
          <table:table-cell office:value-type="date" office:date-value="1964-10-05T00:00:00" table:style-name="ce3">
            <text:p>05/10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483" table:style-name="ce1">
            <text:p>1039885483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Duvan</text:p>
          </table:table-cell>
          <table:table-cell office:value-type="string" table:style-name="ce1">
            <text:p>Leandro</text:p>
          </table:table-cell>
          <table:table-cell office:value-type="string" table:style-name="ce1">
            <text:p>VEREDA FATIMA</text:p>
          </table:table-cell>
          <table:table-cell office:value-type="float" office:value="3147820505" table:style-name="ce1">
            <text:p>3147820505</text:p>
          </table:table-cell>
          <table:table-cell office:value-type="string" table:style-name="ce1">
            <text:p>M</text:p>
          </table:table-cell>
          <table:table-cell office:value-type="date" office:date-value="1990-01-08T00:00:00" table:style-name="ce3">
            <text:p>08/01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3832119" table:style-name="ce1">
            <text:p>1023832119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Dahiana</text:p>
          </table:table-cell>
          <table:table-cell table:style-name="ce1"/>
          <table:table-cell office:value-type="string" table:style-name="ce1">
            <text:p>Vda Fatima</text:p>
          </table:table-cell>
          <table:table-cell office:value-type="float" office:value="8562518" table:style-name="ce1">
            <text:p>8562518</text:p>
          </table:table-cell>
          <table:table-cell office:value-type="string" table:style-name="ce1">
            <text:p>F</text:p>
          </table:table-cell>
          <table:table-cell office:value-type="date" office:date-value="2011-03-08T00:00:00" table:style-name="ce3">
            <text:p>08/03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024" table:style-name="ce1">
            <text:p>43847024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ERNARD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LL 20 N 12-20</text:p>
          </table:table-cell>
          <table:table-cell office:value-type="float" office:value="8562065" table:style-name="ce1">
            <text:p>8562065</text:p>
          </table:table-cell>
          <table:table-cell office:value-type="string" table:style-name="ce1">
            <text:p>F</text:p>
          </table:table-cell>
          <table:table-cell office:value-type="date" office:date-value="1974-05-30T00:00:00" table:style-name="ce3">
            <text:p>30/05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390" table:style-name="ce1">
            <text:p>43847390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ncada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Libia</text:p>
          </table:table-cell>
          <table:table-cell office:value-type="string" table:style-name="ce1">
            <text:p>CALLE 18 <text:s/>num18-31</text:p>
          </table:table-cell>
          <table:table-cell office:value-type="float" office:value="8562020" table:style-name="ce1">
            <text:p>8562020</text:p>
          </table:table-cell>
          <table:table-cell office:value-type="string" table:style-name="ce1">
            <text:p>F</text:p>
          </table:table-cell>
          <table:table-cell office:value-type="date" office:date-value="1977-04-02T00:00:00" table:style-name="ce3">
            <text:p>02/04/19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3473" table:style-name="ce1">
            <text:p>1011593473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CALLE 18 N 18-31</text:p>
          </table:table-cell>
          <table:table-cell office:value-type="float" office:value="8562791" table:style-name="ce1">
            <text:p>8562791</text:p>
          </table:table-cell>
          <table:table-cell office:value-type="string" table:style-name="ce1">
            <text:p>M</text:p>
          </table:table-cell>
          <table:table-cell office:value-type="date" office:date-value="2009-04-02T00:00:00" table:style-name="ce3">
            <text:p>02/04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033" table:style-name="ce1">
            <text:p>1039885033</text:p>
          </table:table-cell>
          <table:table-cell office:value-type="string" table:style-name="ce1">
            <text:p>Atehortu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CALLE 18 <text:s/>18-31</text:p>
          </table:table-cell>
          <table:table-cell office:value-type="float" office:value="8562020" table:style-name="ce1">
            <text:p>8562020</text:p>
          </table:table-cell>
          <table:table-cell office:value-type="string" table:style-name="ce1">
            <text:p>F</text:p>
          </table:table-cell>
          <table:table-cell office:value-type="date" office:date-value="2006-12-29T00:00:00" table:style-name="ce3">
            <text:p>29/12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7925836" table:style-name="ce1">
            <text:p>1017925836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Susana</text:p>
          </table:table-cell>
          <table:table-cell table:style-name="ce1"/>
          <table:table-cell office:value-type="string" table:style-name="ce1">
            <text:p>KR 84 32C 99 AP 1101</text:p>
          </table:table-cell>
          <table:table-cell office:value-type="string" table:style-name="ce1">
            <text:p>4166986 <text:s/>3148508370</text:p>
          </table:table-cell>
          <table:table-cell office:value-type="string" table:style-name="ce1">
            <text:p>F</text:p>
          </table:table-cell>
          <table:table-cell office:value-type="date" office:date-value="2005-10-19T00:00:00" table:style-name="ce3">
            <text:p>19/10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111518" table:style-name="ce1">
            <text:p>1007111518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stefany</text:p>
          </table:table-cell>
          <table:table-cell office:value-type="string" table:style-name="ce1">
            <text:p>KR 84 32C 99 AP 1101</text:p>
          </table:table-cell>
          <table:table-cell office:value-type="float" office:value="4166986" table:style-name="ce1">
            <text:p>4166986</text:p>
          </table:table-cell>
          <table:table-cell office:value-type="string" table:style-name="ce1">
            <text:p>F</text:p>
          </table:table-cell>
          <table:table-cell office:value-type="date" office:date-value="2001-09-23T00:00:00" table:style-name="ce3">
            <text:p>23/09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51172027" table:style-name="ce1">
            <text:p>98051172027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KR 84 32C 99 AP 1101</text:p>
          </table:table-cell>
          <table:table-cell office:value-type="float" office:value="4166986" table:style-name="ce1">
            <text:p>4166986</text:p>
          </table:table-cell>
          <table:table-cell office:value-type="string" table:style-name="ce1">
            <text:p>M</text:p>
          </table:table-cell>
          <table:table-cell office:value-type="date" office:date-value="1998-05-11T00:00:00" table:style-name="ce3">
            <text:p>11/05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533" table:style-name="ce1">
            <text:p>21711533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sneda</text:p>
          </table:table-cell>
          <table:table-cell office:value-type="string" table:style-name="ce1">
            <text:p>MPIO EBEJICO</text:p>
          </table:table-cell>
          <table:table-cell office:value-type="string" table:style-name="ce1">
            <text:p>8577084 3117162194</text:p>
          </table:table-cell>
          <table:table-cell office:value-type="string" table:style-name="ce1">
            <text:p>F</text:p>
          </table:table-cell>
          <table:table-cell office:value-type="date" office:date-value="1941-09-23T00:00:00" table:style-name="ce3">
            <text:p>23/09/194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0433416" table:style-name="ce1">
            <text:p>1020433416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Mariana</text:p>
          </table:table-cell>
          <table:table-cell table:style-name="ce1"/>
          <table:table-cell office:value-type="string" table:style-name="ce1">
            <text:p>CALLE 19 NUMERO 13-11</text:p>
          </table:table-cell>
          <table:table-cell office:value-type="float" office:value="8562314" table:style-name="ce1">
            <text:p>8562314</text:p>
          </table:table-cell>
          <table:table-cell office:value-type="string" table:style-name="ce1">
            <text:p>F</text:p>
          </table:table-cell>
          <table:table-cell office:value-type="date" office:date-value="2000-07-18T00:00:00" table:style-name="ce3">
            <text:p>18/07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882" table:style-name="ce1">
            <text:p>21711882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e Restrep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RA 45 NRO 38ASUR-29 TORRE 2 APTO 307</text:p>
          </table:table-cell>
          <table:table-cell office:value-type="string" table:style-name="ce1">
            <text:p>3023622 <text:s/>3147387967</text:p>
          </table:table-cell>
          <table:table-cell office:value-type="string" table:style-name="ce1">
            <text:p>F</text:p>
          </table:table-cell>
          <table:table-cell office:value-type="date" office:date-value="1947-10-23T00:00:00" table:style-name="ce3">
            <text:p>23/10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388007" table:style-name="ce1">
            <text:p>71388007</text:p>
          </table:table-cell>
          <table:table-cell office:value-type="string" table:style-name="ce1">
            <text:p>Quirog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arrera <text:s/>20 Numero 20 - 16</text:p>
          </table:table-cell>
          <table:table-cell office:value-type="float" office:value="8562048" table:style-name="ce1">
            <text:p>8562048</text:p>
          </table:table-cell>
          <table:table-cell office:value-type="string" table:style-name="ce1">
            <text:p>M</text:p>
          </table:table-cell>
          <table:table-cell office:value-type="date" office:date-value="1982-04-03T00:00:00" table:style-name="ce3">
            <text:p>03/04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2464191" table:style-name="ce1">
            <text:p>1192464191</text:p>
          </table:table-cell>
          <table:table-cell office:value-type="string" table:style-name="ce1">
            <text:p>Quirog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ristian</text:p>
          </table:table-cell>
          <table:table-cell table:style-name="ce1"/>
          <table:table-cell office:value-type="string" table:style-name="ce1">
            <text:p>CR 18 20 18</text:p>
          </table:table-cell>
          <table:table-cell office:value-type="float" office:value="8562113" table:style-name="ce1">
            <text:p>8562113</text:p>
          </table:table-cell>
          <table:table-cell office:value-type="string" table:style-name="ce1">
            <text:p>M</text:p>
          </table:table-cell>
          <table:table-cell office:value-type="date" office:date-value="2009-09-02T00:00:00" table:style-name="ce3">
            <text:p>02/09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227783" table:style-name="ce1">
            <text:p>1001227783</text:p>
          </table:table-cell>
          <table:table-cell office:value-type="string" table:style-name="ce1">
            <text:p>QUIROGA</text:p>
          </table:table-cell>
          <table:table-cell office:value-type="string" table:style-name="ce1">
            <text:p>ESPINOSA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KR 20 20 16</text:p>
          </table:table-cell>
          <table:table-cell office:value-type="float" office:value="3122493309" table:style-name="ce1">
            <text:p>3122493309</text:p>
          </table:table-cell>
          <table:table-cell office:value-type="string" table:style-name="ce1">
            <text:p>F</text:p>
          </table:table-cell>
          <table:table-cell office:value-type="date" office:date-value="2002-09-05T00:00:00" table:style-name="ce3">
            <text:p>05/09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139" table:style-name="ce1">
            <text:p>1039884139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Benitez</text:p>
          </table:table-cell>
          <table:table-cell office:value-type="string" table:style-name="ce1">
            <text:p>Jader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CL 11 10 16</text:p>
          </table:table-cell>
          <table:table-cell office:value-type="float" office:value="5.4122913128311296E+16" table:style-name="ce1">
            <text:p>5.41229E+16</text:p>
          </table:table-cell>
          <table:table-cell office:value-type="string" table:style-name="ce1">
            <text:p>M</text:p>
          </table:table-cell>
          <table:table-cell office:value-type="date" office:date-value="2004-08-27T00:00:00" table:style-name="ce3">
            <text:p>27/08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761" table:style-name="ce1">
            <text:p>1039885761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carrera 80 45 sur 64 San antonio de prado</text:p>
          </table:table-cell>
          <table:table-cell office:value-type="float" office:value="2987326" table:style-name="ce1">
            <text:p>2987326</text:p>
          </table:table-cell>
          <table:table-cell office:value-type="string" table:style-name="ce1">
            <text:p>M</text:p>
          </table:table-cell>
          <table:table-cell office:value-type="date" office:date-value="1991-06-30T00:00:00" table:style-name="ce3">
            <text:p>30/06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441" table:style-name="ce1">
            <text:p>15260441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CL 106C <text:s/>74-70</text:p>
          </table:table-cell>
          <table:table-cell office:value-type="float" office:value="43816458562631" table:style-name="ce1">
            <text:p>4.38165E+13</text:p>
          </table:table-cell>
          <table:table-cell office:value-type="string" table:style-name="ce1">
            <text:p>M</text:p>
          </table:table-cell>
          <table:table-cell office:value-type="date" office:date-value="1953-11-02T00:00:00" table:style-name="ce3">
            <text:p>02/11/19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31" table:style-name="ce1">
            <text:p>21708231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da Fatima</text:p>
          </table:table-cell>
          <table:table-cell office:value-type="float" office:value="4381645" table:style-name="ce1">
            <text:p>4381645</text:p>
          </table:table-cell>
          <table:table-cell office:value-type="string" table:style-name="ce1">
            <text:p>F</text:p>
          </table:table-cell>
          <table:table-cell office:value-type="date" office:date-value="1956-12-10T00:00:00" table:style-name="ce3">
            <text:p>10/12/195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111004230" table:style-name="ce1">
            <text:p>99111004230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iany</text:p>
          </table:table-cell>
          <table:table-cell office:value-type="string" table:style-name="ce1">
            <text:p>Yuliana</text:p>
          </table:table-cell>
          <table:table-cell office:value-type="string" table:style-name="ce1">
            <text:p>calle 19 40 - 05</text:p>
          </table:table-cell>
          <table:table-cell office:value-type="float" office:value="2566573" table:style-name="ce1">
            <text:p>2566573</text:p>
          </table:table-cell>
          <table:table-cell office:value-type="string" table:style-name="ce1">
            <text:p>F</text:p>
          </table:table-cell>
          <table:table-cell office:value-type="date" office:date-value="1999-11-10T00:00:00" table:style-name="ce3">
            <text:p>10/11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015929" table:style-name="ce1">
            <text:p>1001015929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aniel</text:p>
          </table:table-cell>
          <table:table-cell table:style-name="ce1"/>
          <table:table-cell office:value-type="string" table:style-name="ce1">
            <text:p>calle 19 40 - 05</text:p>
          </table:table-cell>
          <table:table-cell office:value-type="float" office:value="3.14790169658452E+16" table:style-name="ce1">
            <text:p>3.1479E+16</text:p>
          </table:table-cell>
          <table:table-cell office:value-type="string" table:style-name="ce1">
            <text:p>M</text:p>
          </table:table-cell>
          <table:table-cell office:value-type="date" office:date-value="2002-04-11T00:00:00" table:style-name="ce3">
            <text:p>11/04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184779" table:style-name="ce1">
            <text:p>3218477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AVENIDA LA REPUBLICA <text:s/>14 <text:s/>05</text:p>
          </table:table-cell>
          <table:table-cell office:value-type="float" office:value="1234567" table:style-name="ce1">
            <text:p>1234567</text:p>
          </table:table-cell>
          <table:table-cell office:value-type="string" table:style-name="ce1">
            <text:p>F</text:p>
          </table:table-cell>
          <table:table-cell office:value-type="date" office:date-value="1982-09-10T00:00:00" table:style-name="ce3">
            <text:p>10/09/198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92" table:style-name="ce1">
            <text:p>43443392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VDA FATIMA</text:p>
          </table:table-cell>
          <table:table-cell office:value-type="string" table:style-name="ce1">
            <text:p>3122539723 <text:s/>85626811</text:p>
          </table:table-cell>
          <table:table-cell office:value-type="string" table:style-name="ce1">
            <text:p>F</text:p>
          </table:table-cell>
          <table:table-cell office:value-type="date" office:date-value="1965-12-27T00:00:00" table:style-name="ce3">
            <text:p>27/12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349" table:style-name="ce1">
            <text:p>4344334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onelia</text:p>
          </table:table-cell>
          <table:table-cell office:value-type="string" table:style-name="ce1">
            <text:p>C EBEJICO SECTOR HOSP</text:p>
          </table:table-cell>
          <table:table-cell office:value-type="string" table:style-name="ce1">
            <text:p>8577269 3205391746</text:p>
          </table:table-cell>
          <table:table-cell office:value-type="string" table:style-name="ce1">
            <text:p>F</text:p>
          </table:table-cell>
          <table:table-cell office:value-type="date" office:date-value="1963-02-02T00:00:00" table:style-name="ce3">
            <text:p>02/02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3457767" table:style-name="ce1">
            <text:p>1013457767</text:p>
          </table:table-cell>
          <table:table-cell office:value-type="string" table:style-name="ce1">
            <text:p>Pemberthy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orregimiento Sevilla</text:p>
          </table:table-cell>
          <table:table-cell office:value-type="string" table:style-name="ce1">
            <text:p>4543774 3207082108</text:p>
          </table:table-cell>
          <table:table-cell office:value-type="string" table:style-name="ce1">
            <text:p>M</text:p>
          </table:table-cell>
          <table:table-cell office:value-type="date" office:date-value="2005-03-17T00:00:00" table:style-name="ce3">
            <text:p>17/03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693" table:style-name="ce1">
            <text:p>43443693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cra 30 b n 23 61</text:p>
          </table:table-cell>
          <table:table-cell office:value-type="float" office:value="8562116" table:style-name="ce1">
            <text:p>8562116</text:p>
          </table:table-cell>
          <table:table-cell office:value-type="string" table:style-name="ce1">
            <text:p>F</text:p>
          </table:table-cell>
          <table:table-cell office:value-type="date" office:date-value="1965-06-08T00:00:00" table:style-name="ce3">
            <text:p>08/06/19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94" table:style-name="ce1">
            <text:p>43847494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1VDA SEMILLA</text:p>
          </table:table-cell>
          <table:table-cell office:value-type="float" office:value="8577004" table:style-name="ce1">
            <text:p>8577004</text:p>
          </table:table-cell>
          <table:table-cell office:value-type="string" table:style-name="ce1">
            <text:p>F</text:p>
          </table:table-cell>
          <table:table-cell office:value-type="date" office:date-value="1977-11-21T00:00:00" table:style-name="ce3">
            <text:p>21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336" table:style-name="ce1">
            <text:p>43847336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Orf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carrera 15 -19-39</text:p>
          </table:table-cell>
          <table:table-cell office:value-type="float" office:value="8562373" table:style-name="ce1">
            <text:p>8562373</text:p>
          </table:table-cell>
          <table:table-cell office:value-type="string" table:style-name="ce1">
            <text:p>F</text:p>
          </table:table-cell>
          <table:table-cell office:value-type="date" office:date-value="1976-08-31T00:00:00" table:style-name="ce3">
            <text:p>31/08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163" table:style-name="ce1">
            <text:p>21709163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CORREGIMIENTO EL BASAL</text:p>
          </table:table-cell>
          <table:table-cell office:value-type="float" office:value="3127372808" table:style-name="ce1">
            <text:p>3127372808</text:p>
          </table:table-cell>
          <table:table-cell office:value-type="string" table:style-name="ce1">
            <text:p>F</text:p>
          </table:table-cell>
          <table:table-cell office:value-type="date" office:date-value="1961-05-18T00:00:00" table:style-name="ce3">
            <text:p>18/05/19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040" table:style-name="ce1">
            <text:p>1038232040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ISAMAR</text:p>
          </table:table-cell>
          <table:table-cell table:style-name="ce1"/>
          <table:table-cell office:value-type="string" table:style-name="ce1">
            <text:p>Carrera <text:s/>15 -19-39</text:p>
          </table:table-cell>
          <table:table-cell office:value-type="float" office:value="8562373" table:style-name="ce1">
            <text:p>8562373</text:p>
          </table:table-cell>
          <table:table-cell office:value-type="string" table:style-name="ce1">
            <text:p>F</text:p>
          </table:table-cell>
          <table:table-cell office:value-type="date" office:date-value="2004-04-20T00:00:00" table:style-name="ce3">
            <text:p>20/04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177" table:style-name="ce1">
            <text:p>103988417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rregimiento el Brasil</text:p>
          </table:table-cell>
          <table:table-cell office:value-type="float" office:value="3146936127" table:style-name="ce1">
            <text:p>3146936127</text:p>
          </table:table-cell>
          <table:table-cell office:value-type="string" table:style-name="ce1">
            <text:p>F</text:p>
          </table:table-cell>
          <table:table-cell office:value-type="date" office:date-value="1986-10-03T00:00:00" table:style-name="ce3">
            <text:p>03/10/19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642" table:style-name="ce1">
            <text:p>1526064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EBEJICO</text:p>
          </table:table-cell>
          <table:table-cell office:value-type="string" table:style-name="ce1">
            <text:p>NTF</text:p>
          </table:table-cell>
          <table:table-cell office:value-type="string" table:style-name="ce1">
            <text:p>M</text:p>
          </table:table-cell>
          <table:table-cell office:value-type="date" office:date-value="1955-07-14T00:00:00" table:style-name="ce3">
            <text:p>14/07/19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85" table:style-name="ce1">
            <text:p>1038232585</text:p>
          </table:table-cell>
          <table:table-cell office:value-type="string" table:style-name="ce1">
            <text:p>lomdoño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kristian</text:p>
          </table:table-cell>
          <table:table-cell table:style-name="ce1"/>
          <table:table-cell office:value-type="string" table:style-name="ce1">
            <text:p>carrera 15 -19-39</text:p>
          </table:table-cell>
          <table:table-cell office:value-type="float" office:value="8562373" table:style-name="ce1">
            <text:p>8562373</text:p>
          </table:table-cell>
          <table:table-cell office:value-type="string" table:style-name="ce1">
            <text:p>M</text:p>
          </table:table-cell>
          <table:table-cell office:value-type="date" office:date-value="2012-11-24T00:00:00" table:style-name="ce3">
            <text:p>24/11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500820" table:style-name="ce1">
            <text:p>98500820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Hermes</text:p>
          </table:table-cell>
          <table:table-cell office:value-type="string" table:style-name="ce1">
            <text:p>av la republica</text:p>
          </table:table-cell>
          <table:table-cell office:value-type="float" office:value="8562150" table:style-name="ce1">
            <text:p>8562150</text:p>
          </table:table-cell>
          <table:table-cell office:value-type="string" table:style-name="ce1">
            <text:p>M</text:p>
          </table:table-cell>
          <table:table-cell office:value-type="date" office:date-value="1964-08-13T00:00:00" table:style-name="ce3">
            <text:p>13/08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11" table:style-name="ce1">
            <text:p>43848011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Enith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CL <text:s/>20 N 17 41</text:p>
          </table:table-cell>
          <table:table-cell office:value-type="float" office:value="8562018" table:style-name="ce1">
            <text:p>8562018</text:p>
          </table:table-cell>
          <table:table-cell office:value-type="string" table:style-name="ce1">
            <text:p>F</text:p>
          </table:table-cell>
          <table:table-cell office:value-type="date" office:date-value="1981-04-06T00:00:00" table:style-name="ce3">
            <text:p>06/04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013" table:style-name="ce1">
            <text:p>43847013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ARELIS</text:p>
          </table:table-cell>
          <table:table-cell table:style-name="ce1"/>
          <table:table-cell office:value-type="string" table:style-name="ce1">
            <text:p>URB SANTA TERESA</text:p>
          </table:table-cell>
          <table:table-cell office:value-type="float" office:value="8562674" table:style-name="ce1">
            <text:p>8562674</text:p>
          </table:table-cell>
          <table:table-cell office:value-type="string" table:style-name="ce1">
            <text:p>F</text:p>
          </table:table-cell>
          <table:table-cell office:value-type="date" office:date-value="1974-10-14T00:00:00" table:style-name="ce3">
            <text:p>14/10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562" table:style-name="ce1">
            <text:p>1007304562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HEIDER</text:p>
          </table:table-cell>
          <table:table-cell office:value-type="string" table:style-name="ce1">
            <text:p>YESYD</text:p>
          </table:table-cell>
          <table:table-cell office:value-type="string" table:style-name="ce1">
            <text:p>URB SANTA TERESA</text:p>
          </table:table-cell>
          <table:table-cell office:value-type="float" office:value="8562500" table:style-name="ce1">
            <text:p>8562500</text:p>
          </table:table-cell>
          <table:table-cell office:value-type="string" table:style-name="ce1">
            <text:p>M</text:p>
          </table:table-cell>
          <table:table-cell office:value-type="date" office:date-value="1998-04-14T00:00:00" table:style-name="ce3">
            <text:p>14/04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7806072" table:style-name="ce1">
            <text:p>1027806072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ariangel</text:p>
          </table:table-cell>
          <table:table-cell table:style-name="ce1"/>
          <table:table-cell office:value-type="string" table:style-name="ce1">
            <text:p>kc 19 <text:s/>brr nuevo</text:p>
          </table:table-cell>
          <table:table-cell office:value-type="float" office:value="8.5624863128228608E+16" table:style-name="ce1">
            <text:p>8.56249E+16</text:p>
          </table:table-cell>
          <table:table-cell office:value-type="string" table:style-name="ce1">
            <text:p>F</text:p>
          </table:table-cell>
          <table:table-cell office:value-type="date" office:date-value="2008-05-13T00:00:00" table:style-name="ce3">
            <text:p>13/05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2250485" table:style-name="ce1">
            <text:p>1032250485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OSORI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KR 20 19-19</text:p>
          </table:table-cell>
          <table:table-cell office:value-type="float" office:value="8562067" table:style-name="ce1">
            <text:p>8562067</text:p>
          </table:table-cell>
          <table:table-cell office:value-type="string" table:style-name="ce1">
            <text:p>F</text:p>
          </table:table-cell>
          <table:table-cell office:value-type="date" office:date-value="1988-04-01T00:00:00" table:style-name="ce3">
            <text:p>01/04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689" table:style-name="ce1">
            <text:p>15261689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GIDIO</text:p>
          </table:table-cell>
          <table:table-cell office:value-type="string" table:style-name="ce1">
            <text:p>CALLE 19 10 12</text:p>
          </table:table-cell>
          <table:table-cell office:value-type="string" table:style-name="ce1">
            <text:p>856 24 87</text:p>
          </table:table-cell>
          <table:table-cell office:value-type="string" table:style-name="ce1">
            <text:p>M</text:p>
          </table:table-cell>
          <table:table-cell office:value-type="date" office:date-value="1961-08-18T00:00:00" table:style-name="ce3">
            <text:p>18/08/19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224" table:style-name="ce1">
            <text:p>43444224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RA 20 N 19-19</text:p>
          </table:table-cell>
          <table:table-cell office:value-type="float" office:value="8562067" table:style-name="ce1">
            <text:p>8562067</text:p>
          </table:table-cell>
          <table:table-cell office:value-type="string" table:style-name="ce1">
            <text:p>F</text:p>
          </table:table-cell>
          <table:table-cell office:value-type="date" office:date-value="1969-11-14T00:00:00" table:style-name="ce3">
            <text:p>14/11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971" table:style-name="ce1">
            <text:p>15265971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nciza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da la renta</text:p>
          </table:table-cell>
          <table:table-cell office:value-type="float" office:value="3117514780" table:style-name="ce1">
            <text:p>3117514780</text:p>
          </table:table-cell>
          <table:table-cell office:value-type="string" table:style-name="ce1">
            <text:p>M</text:p>
          </table:table-cell>
          <table:table-cell office:value-type="date" office:date-value="1986-01-19T00:00:00" table:style-name="ce3">
            <text:p>19/01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587219" table:style-name="ce1">
            <text:p>1001587219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Jonatan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V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9-11-12T00:00:00" table:style-name="ce3">
            <text:p>12/11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05530" table:style-name="ce1">
            <text:p>43405530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sbley</text:p>
          </table:table-cell>
          <table:table-cell office:value-type="string" table:style-name="ce1">
            <text:p>De Mines</text:p>
          </table:table-cell>
          <table:table-cell office:value-type="string" table:style-name="ce1">
            <text:p>1VEREDA BOCA NEGRA</text:p>
          </table:table-cell>
          <table:table-cell office:value-type="float" office:value="2817687" table:style-name="ce1">
            <text:p>2817687</text:p>
          </table:table-cell>
          <table:table-cell office:value-type="string" table:style-name="ce1">
            <text:p>F</text:p>
          </table:table-cell>
          <table:table-cell office:value-type="date" office:date-value="1979-10-25T00:00:00" table:style-name="ce3">
            <text:p>25/10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33" table:style-name="ce1">
            <text:p>1007518433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Braian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V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1-09-10T00:00:00" table:style-name="ce3">
            <text:p>10/09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878316" table:style-name="ce1">
            <text:p>71878316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Tabares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rcangel</text:p>
          </table:table-cell>
          <table:table-cell office:value-type="string" table:style-name="ce1">
            <text:p>V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7-10-10T00:00:00" table:style-name="ce3">
            <text:p>10/10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73" table:style-name="ce1">
            <text:p>15265073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ARCAD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ORREG SEVILLA</text:p>
          </table:table-cell>
          <table:table-cell office:value-type="float" office:value="3207055626" table:style-name="ce1">
            <text:p>3207055626</text:p>
          </table:table-cell>
          <table:table-cell office:value-type="string" table:style-name="ce1">
            <text:p>M</text:p>
          </table:table-cell>
          <table:table-cell office:value-type="date" office:date-value="1979-10-18T00:00:00" table:style-name="ce3">
            <text:p>18/10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17" table:style-name="ce1">
            <text:p>43848017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YANED</text:p>
          </table:table-cell>
          <table:table-cell office:value-type="string" table:style-name="ce1">
            <text:p>VDA SEVILLA</text:p>
          </table:table-cell>
          <table:table-cell office:value-type="float" office:value="3128371422" table:style-name="ce1">
            <text:p>3128371422</text:p>
          </table:table-cell>
          <table:table-cell office:value-type="string" table:style-name="ce1">
            <text:p>F</text:p>
          </table:table-cell>
          <table:table-cell office:value-type="date" office:date-value="1980-08-31T00:00:00" table:style-name="ce3">
            <text:p>31/08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942" table:style-name="ce1">
            <text:p>1039886942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CORREGIMIENTO SEVILLA-EBEJICO</text:p>
          </table:table-cell>
          <table:table-cell office:value-type="float" office:value="3216827225" table:style-name="ce1">
            <text:p>3216827225</text:p>
          </table:table-cell>
          <table:table-cell office:value-type="string" table:style-name="ce1">
            <text:p>M</text:p>
          </table:table-cell>
          <table:table-cell office:value-type="date" office:date-value="1996-02-12T00:00:00" table:style-name="ce3">
            <text:p>12/02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363" table:style-name="ce1">
            <text:p>15265363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eda comunidad</text:p>
          </table:table-cell>
          <table:table-cell office:value-type="float" office:value="3137837804" table:style-name="ce1">
            <text:p>3137837804</text:p>
          </table:table-cell>
          <table:table-cell office:value-type="string" table:style-name="ce1">
            <text:p>M</text:p>
          </table:table-cell>
          <table:table-cell office:value-type="date" office:date-value="1981-08-16T00:00:00" table:style-name="ce3">
            <text:p>16/08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643" table:style-name="ce1">
            <text:p>1039885643</text:p>
          </table:table-cell>
          <table:table-cell office:value-type="string" table:style-name="ce1">
            <text:p>ZAPATA</text:p>
          </table:table-cell>
          <table:table-cell table:style-name="ce1"/>
          <table:table-cell office:value-type="string" table:style-name="ce1">
            <text:p>JUAN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1VEREDA PAVON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0-11-21T00:00:00" table:style-name="ce3">
            <text:p>21/11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694" table:style-name="ce1">
            <text:p>1039885694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kr 58 88 18</text:p>
          </table:table-cell>
          <table:table-cell office:value-type="float" office:value="2134498" table:style-name="ce1">
            <text:p>2134498</text:p>
          </table:table-cell>
          <table:table-cell office:value-type="string" table:style-name="ce1">
            <text:p>M</text:p>
          </table:table-cell>
          <table:table-cell office:value-type="date" office:date-value="1991-01-12T00:00:00" table:style-name="ce3">
            <text:p>12/01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828" table:style-name="ce1">
            <text:p>43444828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YOMAIR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VEREDA ARENALES</text:p>
          </table:table-cell>
          <table:table-cell office:value-type="float" office:value="3128401065" table:style-name="ce1">
            <text:p>3128401065</text:p>
          </table:table-cell>
          <table:table-cell office:value-type="string" table:style-name="ce1">
            <text:p>F</text:p>
          </table:table-cell>
          <table:table-cell office:value-type="date" office:date-value="1972-06-08T00:00:00" table:style-name="ce3">
            <text:p>08/06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61704791" table:style-name="ce1">
            <text:p>99061704791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VEREDA SEVILLA</text:p>
          </table:table-cell>
          <table:table-cell office:value-type="float" office:value="8.5771003138150496E+16" table:style-name="ce1">
            <text:p>8.5771E+16</text:p>
          </table:table-cell>
          <table:table-cell office:value-type="string" table:style-name="ce1">
            <text:p>F</text:p>
          </table:table-cell>
          <table:table-cell office:value-type="date" office:date-value="1999-06-17T00:00:00" table:style-name="ce3">
            <text:p>17/06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5973179" table:style-name="ce1">
            <text:p>103597317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VEREDA EL BOSQUE-EBEJICO</text:p>
          </table:table-cell>
          <table:table-cell office:value-type="float" office:value="3205027758" table:style-name="ce1">
            <text:p>3205027758</text:p>
          </table:table-cell>
          <table:table-cell office:value-type="string" table:style-name="ce1">
            <text:p>M</text:p>
          </table:table-cell>
          <table:table-cell office:value-type="date" office:date-value="2005-11-03T00:00:00" table:style-name="ce3">
            <text:p>03/11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199" table:style-name="ce1">
            <text:p>15264199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VEREDA LA ESMERALD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4-09-20T00:00:00" table:style-name="ce3">
            <text:p>20/09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430" table:style-name="ce1">
            <text:p>15263430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Orley</text:p>
          </table:table-cell>
          <table:table-cell table:style-name="ce1"/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69-06-21T00:00:00" table:style-name="ce3">
            <text:p>21/06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166" table:style-name="ce1">
            <text:p>43444166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DEL SOCORRO</text:p>
          </table:table-cell>
          <table:table-cell office:value-type="string" table:style-name="ce1">
            <text:p>C VEREDA YARUMIT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70-04-08T00:00:00" table:style-name="ce3">
            <text:p>08/04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983" table:style-name="ce1">
            <text:p>2171198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E FIGUERO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cto sevilla</text:p>
          </table:table-cell>
          <table:table-cell office:value-type="string" table:style-name="ce1">
            <text:p>8577363 <text:s/>3147105984</text:p>
          </table:table-cell>
          <table:table-cell office:value-type="string" table:style-name="ce1">
            <text:p>F</text:p>
          </table:table-cell>
          <table:table-cell office:value-type="date" office:date-value="1960-02-28T00:00:00" table:style-name="ce3">
            <text:p>28/02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283" table:style-name="ce1">
            <text:p>21709283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Rosalba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61-04-23T00:00:00" table:style-name="ce3">
            <text:p>23/04/19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60" table:style-name="ce1">
            <text:p>1039886660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VEREDA EL S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4-10-20T00:00:00" table:style-name="ce3">
            <text:p>20/10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122011317" table:style-name="ce1">
            <text:p>97122011317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Daniela</text:p>
          </table:table-cell>
          <table:table-cell table:style-name="ce1"/>
          <table:table-cell office:value-type="string" table:style-name="ce1">
            <text:p>sevilla</text:p>
          </table:table-cell>
          <table:table-cell office:value-type="float" office:value="3138150587" table:style-name="ce1">
            <text:p>3138150587</text:p>
          </table:table-cell>
          <table:table-cell office:value-type="string" table:style-name="ce1">
            <text:p>F</text:p>
          </table:table-cell>
          <table:table-cell office:value-type="date" office:date-value="1997-12-20T00:00:00" table:style-name="ce3">
            <text:p>20/12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745" table:style-name="ce1">
            <text:p>1039886745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Camilo</text:p>
          </table:table-cell>
          <table:table-cell office:value-type="string" table:style-name="ce1">
            <text:p>Vereda F tima</text:p>
          </table:table-cell>
          <table:table-cell office:value-type="float" office:value="8562387" table:style-name="ce1">
            <text:p>8562387</text:p>
          </table:table-cell>
          <table:table-cell office:value-type="string" table:style-name="ce1">
            <text:p>M</text:p>
          </table:table-cell>
          <table:table-cell office:value-type="date" office:date-value="1995-03-04T00:00:00" table:style-name="ce3">
            <text:p>04/03/19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115324" table:style-name="ce1">
            <text:p>43115324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eiton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ereda la trampa</text:p>
          </table:table-cell>
          <table:table-cell office:value-type="float" office:value="2.8417793145377E+16" table:style-name="ce1">
            <text:p>2.84178E+16</text:p>
          </table:table-cell>
          <table:table-cell office:value-type="string" table:style-name="ce1">
            <text:p>F</text:p>
          </table:table-cell>
          <table:table-cell office:value-type="date" office:date-value="1980-06-10T00:00:00" table:style-name="ce3">
            <text:p>10/06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635" table:style-name="ce1">
            <text:p>43444635</text:p>
          </table:table-cell>
          <table:table-cell office:value-type="string" table:style-name="ce1">
            <text:p>ZAPATA</text:p>
          </table:table-cell>
          <table:table-cell table:style-name="ce1"/>
          <table:table-cell office:value-type="string" table:style-name="ce1">
            <text:p>BLANCA</text:p>
          </table:table-cell>
          <table:table-cell office:value-type="string" table:style-name="ce1">
            <text:p>LIGIA</text:p>
          </table:table-cell>
          <table:table-cell office:value-type="string" table:style-name="ce1">
            <text:p>VDA PABON</text:p>
          </table:table-cell>
          <table:table-cell office:value-type="float" office:value="3207660188" table:style-name="ce1">
            <text:p>3207660188</text:p>
          </table:table-cell>
          <table:table-cell office:value-type="string" table:style-name="ce1">
            <text:p>F</text:p>
          </table:table-cell>
          <table:table-cell office:value-type="date" office:date-value="1972-02-14T00:00:00" table:style-name="ce3">
            <text:p>14/02/19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839" table:style-name="ce1">
            <text:p>103988483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8-06-26T00:00:00" table:style-name="ce3">
            <text:p>26/06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624280" table:style-name="ce1">
            <text:p>1039624280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KR 14 N 14-40</text:p>
          </table:table-cell>
          <table:table-cell office:value-type="float" office:value="3148202570" table:style-name="ce1">
            <text:p>3148202570</text:p>
          </table:table-cell>
          <table:table-cell office:value-type="string" table:style-name="ce1">
            <text:p>F</text:p>
          </table:table-cell>
          <table:table-cell office:value-type="date" office:date-value="1993-07-09T00:00:00" table:style-name="ce3">
            <text:p>09/07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7187462" table:style-name="ce1">
            <text:p>1017187462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rteaga</text:p>
          </table:table-cell>
          <table:table-cell office:value-type="string" table:style-name="ce1">
            <text:p>Leisli</text:p>
          </table:table-cell>
          <table:table-cell table:style-name="ce1"/>
          <table:table-cell office:value-type="string" table:style-name="ce1">
            <text:p>VEREDA PALOBLANCO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2008-12-10T00:00:00" table:style-name="ce3">
            <text:p>10/12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693" table:style-name="ce1">
            <text:p>1039886693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Nikole</text:p>
          </table:table-cell>
          <table:table-cell table:style-name="ce1"/>
          <table:table-cell office:value-type="string" table:style-name="ce1">
            <text:p>KR 14 N 14-40</text:p>
          </table:table-cell>
          <table:table-cell office:value-type="float" office:value="3148202570" table:style-name="ce1">
            <text:p>3148202570</text:p>
          </table:table-cell>
          <table:table-cell office:value-type="string" table:style-name="ce1">
            <text:p>F</text:p>
          </table:table-cell>
          <table:table-cell office:value-type="date" office:date-value="2013-01-11T00:00:00" table:style-name="ce3">
            <text:p>11/01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80268" table:style-name="ce1">
            <text:p>43480268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ICET</text:p>
          </table:table-cell>
          <table:table-cell office:value-type="string" table:style-name="ce1">
            <text:p>VDA LA ALDA</text:p>
          </table:table-cell>
          <table:table-cell office:value-type="float" office:value="8501131" table:style-name="ce1">
            <text:p>8501131</text:p>
          </table:table-cell>
          <table:table-cell office:value-type="string" table:style-name="ce1">
            <text:p>F</text:p>
          </table:table-cell>
          <table:table-cell office:value-type="date" office:date-value="1979-07-18T00:00:00" table:style-name="ce3">
            <text:p>18/07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92893" table:style-name="ce1">
            <text:p>21792893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PALO BLANCO</text:p>
          </table:table-cell>
          <table:table-cell office:value-type="float" office:value="3104871791" table:style-name="ce1">
            <text:p>3104871791</text:p>
          </table:table-cell>
          <table:table-cell office:value-type="string" table:style-name="ce1">
            <text:p>F</text:p>
          </table:table-cell>
          <table:table-cell office:value-type="date" office:date-value="1985-01-20T00:00:00" table:style-name="ce3">
            <text:p>20/01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01957" table:style-name="ce1">
            <text:p>1000401957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Estefania</text:p>
          </table:table-cell>
          <table:table-cell table:style-name="ce1"/>
          <table:table-cell office:value-type="string" table:style-name="ce1">
            <text:p>VDA CHACHAFRUTA</text:p>
          </table:table-cell>
          <table:table-cell office:value-type="float" office:value="8577256" table:style-name="ce1">
            <text:p>8577256</text:p>
          </table:table-cell>
          <table:table-cell office:value-type="string" table:style-name="ce1">
            <text:p>F</text:p>
          </table:table-cell>
          <table:table-cell office:value-type="date" office:date-value="1998-11-14T00:00:00" table:style-name="ce3">
            <text:p>14/11/199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643793" table:style-name="ce1">
            <text:p>98643793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76-01-14T00:00:00" table:style-name="ce3">
            <text:p>14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83" table:style-name="ce1">
            <text:p>43847483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Yanet</text:p>
          </table:table-cell>
          <table:table-cell office:value-type="string" table:style-name="ce1">
            <text:p>CL 11 10 16</text:p>
          </table:table-cell>
          <table:table-cell office:value-type="string" table:style-name="ce1">
            <text:p>2542055 3146168308</text:p>
          </table:table-cell>
          <table:table-cell office:value-type="string" table:style-name="ce1">
            <text:p>F</text:p>
          </table:table-cell>
          <table:table-cell office:value-type="date" office:date-value="1975-02-17T00:00:00" table:style-name="ce3">
            <text:p>17/02/19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4462959" table:style-name="ce1">
            <text:p>94462959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PALO BLANCO</text:p>
          </table:table-cell>
          <table:table-cell office:value-type="float" office:value="3104871791" table:style-name="ce1">
            <text:p>3104871791</text:p>
          </table:table-cell>
          <table:table-cell office:value-type="string" table:style-name="ce1">
            <text:p>M</text:p>
          </table:table-cell>
          <table:table-cell office:value-type="date" office:date-value="1980-11-03T00:00:00" table:style-name="ce3">
            <text:p>03/11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526" table:style-name="ce1">
            <text:p>1039884526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VDA MORAPAL</text:p>
          </table:table-cell>
          <table:table-cell office:value-type="float" office:value="3111301" table:style-name="ce1">
            <text:p>3111301</text:p>
          </table:table-cell>
          <table:table-cell office:value-type="string" table:style-name="ce1">
            <text:p>M</text:p>
          </table:table-cell>
          <table:table-cell office:value-type="date" office:date-value="1987-08-25T00:00:00" table:style-name="ce3">
            <text:p>25/08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28120047" table:style-name="ce1">
            <text:p>1028120047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Avendañ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VEREDA EL BOSQUE SEVILLA</text:p>
          </table:table-cell>
          <table:table-cell office:value-type="float" office:value="3105468273" table:style-name="ce1">
            <text:p>3105468273</text:p>
          </table:table-cell>
          <table:table-cell office:value-type="string" table:style-name="ce1">
            <text:p>M</text:p>
          </table:table-cell>
          <table:table-cell office:value-type="date" office:date-value="1985-02-21T00:00:00" table:style-name="ce3">
            <text:p>21/02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8405139" table:style-name="ce1">
            <text:p>1038405139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chachafruta</text:p>
          </table:table-cell>
          <table:table-cell office:value-type="float" office:value="3206705180" table:style-name="ce1">
            <text:p>3206705180</text:p>
          </table:table-cell>
          <table:table-cell office:value-type="string" table:style-name="ce1">
            <text:p>M</text:p>
          </table:table-cell>
          <table:table-cell office:value-type="date" office:date-value="1987-03-17T00:00:00" table:style-name="ce3">
            <text:p>17/03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2757" table:style-name="ce1">
            <text:p>15262757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ROGEL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ORREGIMIENTO SEVILLA</text:p>
          </table:table-cell>
          <table:table-cell office:value-type="float" office:value="3116076467" table:style-name="ce1">
            <text:p>3116076467</text:p>
          </table:table-cell>
          <table:table-cell office:value-type="string" table:style-name="ce1">
            <text:p>M</text:p>
          </table:table-cell>
          <table:table-cell office:value-type="date" office:date-value="1964-11-07T00:00:00" table:style-name="ce3">
            <text:p>07/11/19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41631083" table:style-name="ce1">
            <text:p>1041631083</text:p>
          </table:table-cell>
          <table:table-cell office:value-type="string" table:style-name="ce1">
            <text:p>BARRIENTOS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YENNIFER</text:p>
          </table:table-cell>
          <table:table-cell office:value-type="string" table:style-name="ce1">
            <text:p>KARINA</text:p>
          </table:table-cell>
          <table:table-cell office:value-type="string" table:style-name="ce1">
            <text:p>VDA PABON</text:p>
          </table:table-cell>
          <table:table-cell office:value-type="float" office:value="3178032203" table:style-name="ce1">
            <text:p>3178032203</text:p>
          </table:table-cell>
          <table:table-cell office:value-type="string" table:style-name="ce1">
            <text:p>F</text:p>
          </table:table-cell>
          <table:table-cell office:value-type="date" office:date-value="2005-07-20T00:00:00" table:style-name="ce3">
            <text:p>20/07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0103855" table:style-name="ce1">
            <text:p>1010103855</text:p>
          </table:table-cell>
          <table:table-cell office:value-type="string" table:style-name="ce1">
            <text:p>BARRIENTOS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JHOAN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VDA PABON</text:p>
          </table:table-cell>
          <table:table-cell office:value-type="float" office:value="3178032203" table:style-name="ce1">
            <text:p>3178032203</text:p>
          </table:table-cell>
          <table:table-cell office:value-type="string" table:style-name="ce1">
            <text:p>M</text:p>
          </table:table-cell>
          <table:table-cell office:value-type="date" office:date-value="1997-04-06T00:00:00" table:style-name="ce3">
            <text:p>06/04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7056" table:style-name="ce1">
            <text:p>1039887056</text:p>
          </table:table-cell>
          <table:table-cell office:value-type="string" table:style-name="ce1">
            <text:p>BRAN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VDA LA CLARA</text:p>
          </table:table-cell>
          <table:table-cell office:value-type="float" office:value="3184921536" table:style-name="ce1">
            <text:p>3184921536</text:p>
          </table:table-cell>
          <table:table-cell office:value-type="string" table:style-name="ce1">
            <text:p>F</text:p>
          </table:table-cell>
          <table:table-cell office:value-type="date" office:date-value="2014-08-19T00:00:00" table:style-name="ce3">
            <text:p>19/0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49" table:style-name="ce1">
            <text:p>15263349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lbeiro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5-04-10T00:00:00" table:style-name="ce3">
            <text:p>10/04/196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93984851" table:style-name="ce1">
            <text:p>1093984851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GOEZ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YULIANA</text:p>
          </table:table-cell>
          <table:table-cell office:value-type="string" table:style-name="ce1">
            <text:p>VDA SEVILLA EBEJICO</text:p>
          </table:table-cell>
          <table:table-cell office:value-type="float" office:value="3146915032" table:style-name="ce1">
            <text:p>3146915032</text:p>
          </table:table-cell>
          <table:table-cell office:value-type="string" table:style-name="ce1">
            <text:p>F</text:p>
          </table:table-cell>
          <table:table-cell office:value-type="date" office:date-value="2011-05-19T00:00:00" table:style-name="ce3">
            <text:p>19/05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594" table:style-name="ce1">
            <text:p>15264594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YOBANY</text:p>
          </table:table-cell>
          <table:table-cell office:value-type="string" table:style-name="ce1">
            <text:p>VDA EL FILO DE ARBOLEDA</text:p>
          </table:table-cell>
          <table:table-cell office:value-type="float" office:value="3504190132" table:style-name="ce1">
            <text:p>3504190132</text:p>
          </table:table-cell>
          <table:table-cell office:value-type="string" table:style-name="ce1">
            <text:p>M</text:p>
          </table:table-cell>
          <table:table-cell office:value-type="date" office:date-value="1976-08-17T00:00:00" table:style-name="ce3">
            <text:p>17/08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2560982" table:style-name="ce1">
            <text:p>32560982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ORANCI</text:p>
          </table:table-cell>
          <table:table-cell office:value-type="string" table:style-name="ce1">
            <text:p>VDA PABON</text:p>
          </table:table-cell>
          <table:table-cell office:value-type="float" office:value="3178032203" table:style-name="ce1">
            <text:p>3178032203</text:p>
          </table:table-cell>
          <table:table-cell office:value-type="string" table:style-name="ce1">
            <text:p>F</text:p>
          </table:table-cell>
          <table:table-cell office:value-type="date" office:date-value="1977-11-13T00:00:00" table:style-name="ce3">
            <text:p>13/11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8384962" table:style-name="ce1">
            <text:p>98384962</text:p>
          </table:table-cell>
          <table:table-cell office:value-type="string" table:style-name="ce1">
            <text:p>BARRIENTOS</text:p>
          </table:table-cell>
          <table:table-cell office:value-type="string" table:style-name="ce1">
            <text:p>LOPERA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da pabon</text:p>
          </table:table-cell>
          <table:table-cell office:value-type="float" office:value="3178032203" table:style-name="ce1">
            <text:p>3178032203</text:p>
          </table:table-cell>
          <table:table-cell office:value-type="string" table:style-name="ce1">
            <text:p>M</text:p>
          </table:table-cell>
          <table:table-cell office:value-type="date" office:date-value="1973-04-22T00:00:00" table:style-name="ce3">
            <text:p>22/04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055430" table:style-name="ce1">
            <text:p>1007055430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PITALVA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JAIDER</text:p>
          </table:table-cell>
          <table:table-cell office:value-type="string" table:style-name="ce1">
            <text:p>VDA SEVILLA</text:p>
          </table:table-cell>
          <table:table-cell office:value-type="float" office:value="3128371422" table:style-name="ce1">
            <text:p>3128371422</text:p>
          </table:table-cell>
          <table:table-cell office:value-type="string" table:style-name="ce1">
            <text:p>M</text:p>
          </table:table-cell>
          <table:table-cell office:value-type="date" office:date-value="2003-02-27T00:00:00" table:style-name="ce3">
            <text:p>27/02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889" table:style-name="ce1">
            <text:p>43444889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EREDA SEVILL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73-01-25T00:00:00" table:style-name="ce3">
            <text:p>25/01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555" table:style-name="ce1">
            <text:p>1039884555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7-09-02T00:00:00" table:style-name="ce3">
            <text:p>02/09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199" table:style-name="ce1">
            <text:p>43847199</text:p>
          </table:table-cell>
          <table:table-cell office:value-type="string" table:style-name="ce1">
            <text:p>MAZO</text:p>
          </table:table-cell>
          <table:table-cell table:style-name="ce1"/>
          <table:table-cell office:value-type="string" table:style-name="ce1">
            <text:p>EDILM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LLANO SANTA BARBARA</text:p>
          </table:table-cell>
          <table:table-cell office:value-type="float" office:value="3142473443" table:style-name="ce1">
            <text:p>3142473443</text:p>
          </table:table-cell>
          <table:table-cell office:value-type="string" table:style-name="ce1">
            <text:p>F</text:p>
          </table:table-cell>
          <table:table-cell office:value-type="date" office:date-value="1947-08-16T00:00:00" table:style-name="ce3">
            <text:p>16/08/19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198" table:style-name="ce1">
            <text:p>1039887198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LOS POMO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7-03-08T00:00:00" table:style-name="ce3">
            <text:p>08/03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128448419" table:style-name="ce1">
            <text:p>1128448419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8-09-14T00:00:00" table:style-name="ce3">
            <text:p>14/09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133" table:style-name="ce1">
            <text:p>15263133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BOSQUE EBEJICO</text:p>
          </table:table-cell>
          <table:table-cell office:value-type="string" table:style-name="ce1">
            <text:p>2861030 <text:s text:c="2"/>3117651487</text:p>
          </table:table-cell>
          <table:table-cell office:value-type="string" table:style-name="ce1">
            <text:p>M</text:p>
          </table:table-cell>
          <table:table-cell office:value-type="date" office:date-value="1962-05-07T00:00:00" table:style-name="ce3">
            <text:p>07/05/19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454" table:style-name="ce1">
            <text:p>43847454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BEATRIS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DA NARANJO</text:p>
          </table:table-cell>
          <table:table-cell office:value-type="float" office:value="3.37295731482364E+16" table:style-name="ce1">
            <text:p>3.37296E+16</text:p>
          </table:table-cell>
          <table:table-cell office:value-type="string" table:style-name="ce1">
            <text:p>F</text:p>
          </table:table-cell>
          <table:table-cell office:value-type="date" office:date-value="1976-01-19T00:00:00" table:style-name="ce3">
            <text:p>19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674" table:style-name="ce1">
            <text:p>15264674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Gildard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LOS POMOS</text:p>
          </table:table-cell>
          <table:table-cell office:value-type="string" table:style-name="ce1">
            <text:p>2861030 3107296406</text:p>
          </table:table-cell>
          <table:table-cell office:value-type="string" table:style-name="ce1">
            <text:p>M</text:p>
          </table:table-cell>
          <table:table-cell office:value-type="date" office:date-value="1975-07-18T00:00:00" table:style-name="ce3">
            <text:p>18/07/19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223" table:style-name="ce1">
            <text:p>1001643223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VDA NARANJ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8-01-10T00:00:00" table:style-name="ce3">
            <text:p>10/01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917" table:style-name="ce1">
            <text:p>15263917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Bosque Sevilla</text:p>
          </table:table-cell>
          <table:table-cell office:value-type="float" office:value="3116114078" table:style-name="ce1">
            <text:p>3116114078</text:p>
          </table:table-cell>
          <table:table-cell office:value-type="string" table:style-name="ce1">
            <text:p>M</text:p>
          </table:table-cell>
          <table:table-cell office:value-type="date" office:date-value="1973-03-28T00:00:00" table:style-name="ce3">
            <text:p>28/03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037" table:style-name="ce1">
            <text:p>15264037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VEREDA EL BOSQUE 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4-01-08T00:00:00" table:style-name="ce3">
            <text:p>08/01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866" table:style-name="ce1">
            <text:p>4384786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ereda El Naranjo</text:p>
          </table:table-cell>
          <table:table-cell office:value-type="float" office:value="3373859" table:style-name="ce1">
            <text:p>3373859</text:p>
          </table:table-cell>
          <table:table-cell office:value-type="string" table:style-name="ce1">
            <text:p>F</text:p>
          </table:table-cell>
          <table:table-cell office:value-type="date" office:date-value="1969-08-27T00:00:00" table:style-name="ce3">
            <text:p>27/08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55" table:style-name="ce1">
            <text:p>15265855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Arroyave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3-07-04T00:00:00" table:style-name="ce3">
            <text:p>04/07/19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9308264" table:style-name="ce1">
            <text:p>39308264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MYRIAM</text:p>
          </table:table-cell>
          <table:table-cell table:style-name="ce1"/>
          <table:table-cell office:value-type="string" table:style-name="ce1">
            <text:p>CL 29 N 30-54</text:p>
          </table:table-cell>
          <table:table-cell office:value-type="float" office:value="3104231118" table:style-name="ce1">
            <text:p>3104231118</text:p>
          </table:table-cell>
          <table:table-cell office:value-type="string" table:style-name="ce1">
            <text:p>F</text:p>
          </table:table-cell>
          <table:table-cell office:value-type="date" office:date-value="1972-10-23T00:00:00" table:style-name="ce3">
            <text:p>23/10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603" table:style-name="ce1">
            <text:p>1007518603</text:p>
          </table:table-cell>
          <table:table-cell office:value-type="string" table:style-name="ce1">
            <text:p>DIOSS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L 29 N 30-54</text:p>
          </table:table-cell>
          <table:table-cell office:value-type="float" office:value="3104231118" table:style-name="ce1">
            <text:p>3104231118</text:p>
          </table:table-cell>
          <table:table-cell office:value-type="string" table:style-name="ce1">
            <text:p>M</text:p>
          </table:table-cell>
          <table:table-cell office:value-type="date" office:date-value="2001-09-04T00:00:00" table:style-name="ce3">
            <text:p>04/09/20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76" table:style-name="ce1">
            <text:p>1038232676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MAICOL</text:p>
          </table:table-cell>
          <table:table-cell table:style-name="ce1"/>
          <table:table-cell office:value-type="string" table:style-name="ce1">
            <text:p>VEREDA SEVILLA</text:p>
          </table:table-cell>
          <table:table-cell office:value-type="float" office:value="3146915082" table:style-name="ce1">
            <text:p>3146915082</text:p>
          </table:table-cell>
          <table:table-cell office:value-type="string" table:style-name="ce1">
            <text:p>M</text:p>
          </table:table-cell>
          <table:table-cell office:value-type="date" office:date-value="2015-04-26T00:00:00" table:style-name="ce3">
            <text:p>26/04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36" table:style-name="ce1">
            <text:p>1039887236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COREG LA PALO BLANCO</text:p>
          </table:table-cell>
          <table:table-cell office:value-type="float" office:value="3217821225" table:style-name="ce1">
            <text:p>3217821225</text:p>
          </table:table-cell>
          <table:table-cell office:value-type="string" table:style-name="ce1">
            <text:p>M</text:p>
          </table:table-cell>
          <table:table-cell office:value-type="date" office:date-value="1997-05-07T00:00:00" table:style-name="ce3">
            <text:p>07/05/19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01" table:style-name="ce1">
            <text:p>1039885101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8-12-12T00:00:00" table:style-name="ce3">
            <text:p>12/12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975" table:style-name="ce1">
            <text:p>43847975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VAREDA LA CL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0-11-29T00:00:00" table:style-name="ce3">
            <text:p>29/11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303" table:style-name="ce1">
            <text:p>100164330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1vereda <text:s text:c="2"/>fatima</text:p>
          </table:table-cell>
          <table:table-cell office:value-type="float" office:value="8562427" table:style-name="ce1">
            <text:p>8562427</text:p>
          </table:table-cell>
          <table:table-cell office:value-type="string" table:style-name="ce1">
            <text:p>M</text:p>
          </table:table-cell>
          <table:table-cell office:value-type="date" office:date-value="1989-01-20T00:00:00" table:style-name="ce3">
            <text:p>20/01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786" table:style-name="ce1">
            <text:p>15265786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VEREDA EL ZARZAL</text:p>
          </table:table-cell>
          <table:table-cell office:value-type="float" office:value="3113824043" table:style-name="ce1">
            <text:p>3113824043</text:p>
          </table:table-cell>
          <table:table-cell office:value-type="string" table:style-name="ce1">
            <text:p>M</text:p>
          </table:table-cell>
          <table:table-cell office:value-type="date" office:date-value="1984-08-04T00:00:00" table:style-name="ce3">
            <text:p>04/08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8768335" table:style-name="ce1">
            <text:p>1038768335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MILENA</text:p>
          </table:table-cell>
          <table:table-cell office:value-type="string" table:style-name="ce1">
            <text:p>VEREDA COMUNIDAD</text:p>
          </table:table-cell>
          <table:table-cell office:value-type="float" office:value="3206726802" table:style-name="ce1">
            <text:p>3206726802</text:p>
          </table:table-cell>
          <table:table-cell office:value-type="string" table:style-name="ce1">
            <text:p>F</text:p>
          </table:table-cell>
          <table:table-cell office:value-type="date" office:date-value="1989-12-31T00:00:00" table:style-name="ce3">
            <text:p>31/12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311" table:style-name="ce1">
            <text:p>15261311</text:p>
          </table:table-cell>
          <table:table-cell office:value-type="string" table:style-name="ce1">
            <text:p>MARTINEZ</text:p>
          </table:table-cell>
          <table:table-cell table:style-name="ce1"/>
          <table:table-cell office:value-type="string" table:style-name="ce1">
            <text:p>LIEVAN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CL 11 10 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</text:p>
          </table:table-cell>
          <table:table-cell office:value-type="date" office:date-value="1960-01-04T00:00:00" table:style-name="ce3">
            <text:p>04/01/196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241569" table:style-name="ce1">
            <text:p>1007241569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LIANA</text:p>
          </table:table-cell>
          <table:table-cell table:style-name="ce1"/>
          <table:table-cell office:value-type="string" table:style-name="ce1">
            <text:p>VAREDA LA CL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0-12-14T00:00:00" table:style-name="ce3">
            <text:p>14/12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090" table:style-name="ce1">
            <text:p>1039885090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CR 32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9-02-04T00:00:00" table:style-name="ce3">
            <text:p>04/02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0312575" table:style-name="ce1">
            <text:p>1020312575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Matias</text:p>
          </table:table-cell>
          <table:table-cell table:style-name="ce1"/>
          <table:table-cell office:value-type="string" table:style-name="ce1">
            <text:p>CR 32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12-07-10T00:00:00" table:style-name="ce3">
            <text:p>10/07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930" table:style-name="ce1">
            <text:p>15263930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AREDA LA CL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3-04-01T00:00:00" table:style-name="ce3">
            <text:p>01/04/19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091" table:style-name="ce1">
            <text:p>103988509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Daian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R 32 21 5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7-02-06T00:00:00" table:style-name="ce3">
            <text:p>06/02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050" table:style-name="ce1">
            <text:p>1039886050</text:p>
          </table:table-cell>
          <table:table-cell office:value-type="string" table:style-name="ce1">
            <text:p>Zapata</text:p>
          </table:table-cell>
          <table:table-cell table:style-name="ce1"/>
          <table:table-cell office:value-type="string" table:style-name="ce1">
            <text:p>Oscar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CORREG SEVILLA FINCA EL BOSQUE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2-05-09T00:00:00" table:style-name="ce3">
            <text:p>09/05/199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92749213" table:style-name="ce1">
            <text:p>1192749213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Brayan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8562614" table:style-name="ce1">
            <text:p>8562614</text:p>
          </table:table-cell>
          <table:table-cell office:value-type="string" table:style-name="ce1">
            <text:p>M</text:p>
          </table:table-cell>
          <table:table-cell office:value-type="date" office:date-value="2003-07-12T00:00:00" table:style-name="ce3">
            <text:p>12/07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547471" table:style-name="ce1">
            <text:p>547471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Ric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VDA EL CHACHAFRUTO</text:p>
          </table:table-cell>
          <table:table-cell office:value-type="float" office:value="8577267" table:style-name="ce1">
            <text:p>8577267</text:p>
          </table:table-cell>
          <table:table-cell office:value-type="string" table:style-name="ce1">
            <text:p>M</text:p>
          </table:table-cell>
          <table:table-cell office:value-type="date" office:date-value="1939-10-27T00:00:00" table:style-name="ce3">
            <text:p>27/10/193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276" table:style-name="ce1">
            <text:p>1039887276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CORREGIMIENTO SEVILLA</text:p>
          </table:table-cell>
          <table:table-cell office:value-type="float" office:value="8577178" table:style-name="ce1">
            <text:p>8577178</text:p>
          </table:table-cell>
          <table:table-cell office:value-type="string" table:style-name="ce1">
            <text:p>M</text:p>
          </table:table-cell>
          <table:table-cell office:value-type="date" office:date-value="1997-07-09T00:00:00" table:style-name="ce3">
            <text:p>09/07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23" table:style-name="ce1">
            <text:p>1039886523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CLL EL SOCORRO DE SEVILLA</text:p>
          </table:table-cell>
          <table:table-cell office:value-type="float" office:value="3217017139" table:style-name="ce1">
            <text:p>3217017139</text:p>
          </table:table-cell>
          <table:table-cell office:value-type="string" table:style-name="ce1">
            <text:p>M</text:p>
          </table:table-cell>
          <table:table-cell office:value-type="date" office:date-value="1993-07-23T00:00:00" table:style-name="ce3">
            <text:p>23/07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128445739" table:style-name="ce1">
            <text:p>1128445739</text:p>
          </table:table-cell>
          <table:table-cell office:value-type="string" table:style-name="ce1">
            <text:p>Betancur</text:p>
          </table:table-cell>
          <table:table-cell office:value-type="string" table:style-name="ce1">
            <text:p>Osori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Cr 42 a 74-25</text:p>
          </table:table-cell>
          <table:table-cell office:value-type="float" office:value="2862024" table:style-name="ce1">
            <text:p>2862024</text:p>
          </table:table-cell>
          <table:table-cell office:value-type="string" table:style-name="ce1">
            <text:p>M</text:p>
          </table:table-cell>
          <table:table-cell office:value-type="date" office:date-value="1987-05-09T00:00:00" table:style-name="ce3">
            <text:p>09/05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131367" table:style-name="ce1">
            <text:p>1001131367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Cra 37 64-42 Int 202</text:p>
          </table:table-cell>
          <table:table-cell office:value-type="float" office:value="2925351" table:style-name="ce1">
            <text:p>2925351</text:p>
          </table:table-cell>
          <table:table-cell office:value-type="string" table:style-name="ce1">
            <text:p>M</text:p>
          </table:table-cell>
          <table:table-cell office:value-type="date" office:date-value="1999-05-05T00:00:00" table:style-name="ce3">
            <text:p>05/05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6358116" table:style-name="ce1">
            <text:p>16358116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Jaime De Jesus</text:p>
          </table:table-cell>
          <table:table-cell office:value-type="string" table:style-name="ce1">
            <text:p>La aldea</text:p>
          </table:table-cell>
          <table:table-cell office:value-type="float" office:value="3117802718" table:style-name="ce1">
            <text:p>3117802718</text:p>
          </table:table-cell>
          <table:table-cell office:value-type="string" table:style-name="ce1">
            <text:p>M</text:p>
          </table:table-cell>
          <table:table-cell office:value-type="date" office:date-value="1963-04-11T00:00:00" table:style-name="ce3">
            <text:p>11/04/196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588" table:style-name="ce1">
            <text:p>15263588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VRD MURRAP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0-11-16T00:00:00" table:style-name="ce3">
            <text:p>16/11/197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397" table:style-name="ce1">
            <text:p>1039885397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Duvan</text:p>
          </table:table-cell>
          <table:table-cell office:value-type="string" table:style-name="ce1">
            <text:p>VDA EBEJICO</text:p>
          </table:table-cell>
          <table:table-cell office:value-type="float" office:value="3216909390" table:style-name="ce1">
            <text:p>3216909390</text:p>
          </table:table-cell>
          <table:table-cell office:value-type="string" table:style-name="ce1">
            <text:p>M</text:p>
          </table:table-cell>
          <table:table-cell office:value-type="date" office:date-value="1990-03-14T00:00:00" table:style-name="ce3">
            <text:p>14/03/199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146" table:style-name="ce1">
            <text:p>15263146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CORREG DE SEVILLA</text:p>
          </table:table-cell>
          <table:table-cell office:value-type="float" office:value="3117317518" table:style-name="ce1">
            <text:p>3117317518</text:p>
          </table:table-cell>
          <table:table-cell office:value-type="string" table:style-name="ce1">
            <text:p>M</text:p>
          </table:table-cell>
          <table:table-cell office:value-type="date" office:date-value="1967-12-29T00:00:00" table:style-name="ce3">
            <text:p>29/12/196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1643290" table:style-name="ce1">
            <text:p>1001643290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CL 84 31AA 35</text:p>
          </table:table-cell>
          <table:table-cell office:value-type="float" office:value="4195823" table:style-name="ce1">
            <text:p>4195823</text:p>
          </table:table-cell>
          <table:table-cell office:value-type="string" table:style-name="ce1">
            <text:p>M</text:p>
          </table:table-cell>
          <table:table-cell office:value-type="date" office:date-value="1988-01-19T00:00:00" table:style-name="ce3">
            <text:p>19/01/1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176" table:style-name="ce1">
            <text:p>103988517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DA FILO DE ARBOLED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89-05-06T00:00:00" table:style-name="ce3">
            <text:p>06/05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36" table:style-name="ce1">
            <text:p>1039886536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HUGO</text:p>
          </table:table-cell>
          <table:table-cell office:value-type="string" table:style-name="ce1">
            <text:p>VEREDA SANTA BARBARA</text:p>
          </table:table-cell>
          <table:table-cell office:value-type="float" office:value="3215215195" table:style-name="ce1">
            <text:p>3215215195</text:p>
          </table:table-cell>
          <table:table-cell office:value-type="string" table:style-name="ce1">
            <text:p>M</text:p>
          </table:table-cell>
          <table:table-cell office:value-type="date" office:date-value="1994-04-15T00:00:00" table:style-name="ce3">
            <text:p>15/04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924" table:style-name="ce1">
            <text:p>1039885924</text:p>
          </table:table-cell>
          <table:table-cell office:value-type="string" table:style-name="ce1">
            <text:p>Valderrama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VRD LA CL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1-12-05T00:00:00" table:style-name="ce3">
            <text:p>05/12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68" table:style-name="ce1">
            <text:p>1039885268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Nicolas</text:p>
          </table:table-cell>
          <table:table-cell table:style-name="ce1"/>
          <table:table-cell office:value-type="string" table:style-name="ce1">
            <text:p>VRD LOS POMAR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4-06-04T00:00:00" table:style-name="ce3">
            <text:p>04/06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21" table:style-name="ce1">
            <text:p>1039886521</text:p>
          </table:table-cell>
          <table:table-cell office:value-type="string" table:style-name="ce1">
            <text:p>Manco</text:p>
          </table:table-cell>
          <table:table-cell office:value-type="string" table:style-name="ce1">
            <text:p>Manc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Danny</text:p>
          </table:table-cell>
          <table:table-cell office:value-type="string" table:style-name="ce1">
            <text:p>Vda Filo De Arboleda</text:p>
          </table:table-cell>
          <table:table-cell office:value-type="float" office:value="3116117650" table:style-name="ce1">
            <text:p>3116117650</text:p>
          </table:table-cell>
          <table:table-cell office:value-type="string" table:style-name="ce1">
            <text:p>F</text:p>
          </table:table-cell>
          <table:table-cell office:value-type="date" office:date-value="1993-12-11T00:00:00" table:style-name="ce3">
            <text:p>11/12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123" table:style-name="ce1">
            <text:p>1039887123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ANDERSSON</text:p>
          </table:table-cell>
          <table:table-cell table:style-name="ce1"/>
          <table:table-cell office:value-type="string" table:style-name="ce1">
            <text:p>VEREDA EL AGUACATE</text:p>
          </table:table-cell>
          <table:table-cell office:value-type="float" office:value="3207899891" table:style-name="ce1">
            <text:p>3207899891</text:p>
          </table:table-cell>
          <table:table-cell office:value-type="string" table:style-name="ce1">
            <text:p>M</text:p>
          </table:table-cell>
          <table:table-cell office:value-type="date" office:date-value="1996-11-14T00:00:00" table:style-name="ce3">
            <text:p>14/11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911" table:style-name="ce1">
            <text:p>1039885911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ENIFER</text:p>
          </table:table-cell>
          <table:table-cell office:value-type="string" table:style-name="ce1">
            <text:p>DAMARIS</text:p>
          </table:table-cell>
          <table:table-cell office:value-type="string" table:style-name="ce1">
            <text:p>VDA EBEJICO</text:p>
          </table:table-cell>
          <table:table-cell office:value-type="float" office:value="3216909390" table:style-name="ce1">
            <text:p>3216909390</text:p>
          </table:table-cell>
          <table:table-cell office:value-type="string" table:style-name="ce1">
            <text:p>F</text:p>
          </table:table-cell>
          <table:table-cell office:value-type="date" office:date-value="2009-11-20T00:00:00" table:style-name="ce3">
            <text:p>20/11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975" table:style-name="ce1">
            <text:p>1039884975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GIRALDO</text:p>
          </table:table-cell>
          <table:table-cell office:value-type="string" table:style-name="ce1">
            <text:p>CLAUDIA</text:p>
          </table:table-cell>
          <table:table-cell office:value-type="string" table:style-name="ce1">
            <text:p>YANETH</text:p>
          </table:table-cell>
          <table:table-cell office:value-type="string" table:style-name="ce1">
            <text:p>VEREDA SANTANDER</text:p>
          </table:table-cell>
          <table:table-cell office:value-type="float" office:value="3116243209" table:style-name="ce1">
            <text:p>3116243209</text:p>
          </table:table-cell>
          <table:table-cell office:value-type="string" table:style-name="ce1">
            <text:p>F</text:p>
          </table:table-cell>
          <table:table-cell office:value-type="date" office:date-value="1988-08-10T00:00:00" table:style-name="ce3">
            <text:p>10/08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1493673" table:style-name="ce1">
            <text:p>71493673</text:p>
          </table:table-cell>
          <table:table-cell office:value-type="string" table:style-name="ce1">
            <text:p>ORREG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ELKIN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CALLE 29 <text:s/>30-54</text:p>
          </table:table-cell>
          <table:table-cell office:value-type="float" office:value="3104231118" table:style-name="ce1">
            <text:p>3104231118</text:p>
          </table:table-cell>
          <table:table-cell office:value-type="string" table:style-name="ce1">
            <text:p>M</text:p>
          </table:table-cell>
          <table:table-cell office:value-type="date" office:date-value="1967-05-17T00:00:00" table:style-name="ce3">
            <text:p>17/05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735" table:style-name="ce1">
            <text:p>15264735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VEREDA FATIMA</text:p>
          </table:table-cell>
          <table:table-cell office:value-type="float" office:value="8562431" table:style-name="ce1">
            <text:p>8562431</text:p>
          </table:table-cell>
          <table:table-cell office:value-type="string" table:style-name="ce1">
            <text:p>M</text:p>
          </table:table-cell>
          <table:table-cell office:value-type="date" office:date-value="1977-10-10T00:00:00" table:style-name="ce3">
            <text:p>10/10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284" table:style-name="ce1">
            <text:p>1039884284</text:p>
          </table:table-cell>
          <table:table-cell office:value-type="string" table:style-name="ce1">
            <text:p>Chaverra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CL11 <text:s text:c="2"/>n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94-02-12T00:00:00" table:style-name="ce3">
            <text:p>12/02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361642" table:style-name="ce1">
            <text:p>1001361642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Neider</text:p>
          </table:table-cell>
          <table:table-cell office:value-type="string" table:style-name="ce1">
            <text:p>Yesid</text:p>
          </table:table-cell>
          <table:table-cell office:value-type="string" table:style-name="ce1">
            <text:p>Vereda El Naranjo</text:p>
          </table:table-cell>
          <table:table-cell office:value-type="float" office:value="3373992" table:style-name="ce1">
            <text:p>3373992</text:p>
          </table:table-cell>
          <table:table-cell office:value-type="string" table:style-name="ce1">
            <text:p>M</text:p>
          </table:table-cell>
          <table:table-cell office:value-type="date" office:date-value="2001-01-15T00:00:00" table:style-name="ce3">
            <text:p>15/01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110" table:style-name="ce1">
            <text:p>15265110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VEREDA SANTANDER</text:p>
          </table:table-cell>
          <table:table-cell office:value-type="float" office:value="3116243209" table:style-name="ce1">
            <text:p>3116243209</text:p>
          </table:table-cell>
          <table:table-cell office:value-type="string" table:style-name="ce1">
            <text:p>M</text:p>
          </table:table-cell>
          <table:table-cell office:value-type="date" office:date-value="1979-08-15T00:00:00" table:style-name="ce3">
            <text:p>15/08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417" table:style-name="ce1">
            <text:p>15265417</text:p>
          </table:table-cell>
          <table:table-cell office:value-type="string" table:style-name="ce1">
            <text:p>Cataño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1-03-19T00:00:00" table:style-name="ce3">
            <text:p>19/03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8941" table:style-name="ce1">
            <text:p>3468941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Roque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sevilla</text:p>
          </table:table-cell>
          <table:table-cell office:value-type="float" office:value="8577363" table:style-name="ce1">
            <text:p>8577363</text:p>
          </table:table-cell>
          <table:table-cell office:value-type="string" table:style-name="ce1">
            <text:p>M</text:p>
          </table:table-cell>
          <table:table-cell office:value-type="date" office:date-value="1953-03-19T00:00:00" table:style-name="ce3">
            <text:p>19/03/195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127" table:style-name="ce1">
            <text:p>43444127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Mery</text:p>
          </table:table-cell>
          <table:table-cell office:value-type="string" table:style-name="ce1">
            <text:p>VEREDA EL BOSQUE EBEJICO</text:p>
          </table:table-cell>
          <table:table-cell office:value-type="float" office:value="3117751487" table:style-name="ce1">
            <text:p>3117751487</text:p>
          </table:table-cell>
          <table:table-cell office:value-type="string" table:style-name="ce1">
            <text:p>F</text:p>
          </table:table-cell>
          <table:table-cell office:value-type="date" office:date-value="1967-05-15T00:00:00" table:style-name="ce3">
            <text:p>15/05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183" table:style-name="ce1">
            <text:p>15265183</text:p>
          </table:table-cell>
          <table:table-cell office:value-type="string" table:style-name="ce1">
            <text:p>Alvarez</text:p>
          </table:table-cell>
          <table:table-cell table:style-name="ce1"/>
          <table:table-cell office:value-type="string" table:style-name="ce1">
            <text:p>Ju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ORREGIMIENTO DE SEVILLA</text:p>
          </table:table-cell>
          <table:table-cell office:value-type="float" office:value="8577183" table:style-name="ce1">
            <text:p>8577183</text:p>
          </table:table-cell>
          <table:table-cell office:value-type="string" table:style-name="ce1">
            <text:p>M</text:p>
          </table:table-cell>
          <table:table-cell office:value-type="date" office:date-value="1980-08-03T00:00:00" table:style-name="ce3">
            <text:p>03/08/19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250" table:style-name="ce1">
            <text:p>15263250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Rube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ereda El Naranjo</text:p>
          </table:table-cell>
          <table:table-cell office:value-type="float" office:value="3113119632" table:style-name="ce1">
            <text:p>3113119632</text:p>
          </table:table-cell>
          <table:table-cell office:value-type="string" table:style-name="ce1">
            <text:p>M</text:p>
          </table:table-cell>
          <table:table-cell office:value-type="date" office:date-value="1969-10-12T00:00:00" table:style-name="ce3">
            <text:p>12/10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415" table:style-name="ce1">
            <text:p>1039886415</text:p>
          </table:table-cell>
          <table:table-cell office:value-type="string" table:style-name="ce1">
            <text:p>Penagos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Eider</text:p>
          </table:table-cell>
          <table:table-cell office:value-type="string" table:style-name="ce1">
            <text:p>VRD LA CL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3-10-09T00:00:00" table:style-name="ce3">
            <text:p>09/10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467179" table:style-name="ce1">
            <text:p>3467179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27-02-20T00:00:00" table:style-name="ce3">
            <text:p>20/02/192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8215" table:style-name="ce1">
            <text:p>21708215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ucero</text:p>
          </table:table-cell>
          <table:table-cell office:value-type="string" table:style-name="ce1">
            <text:p>VEREDA DE LA COMUNIDAD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54-11-01T00:00:00" table:style-name="ce3">
            <text:p>01/11/19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371" table:style-name="ce1">
            <text:p>1039886371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ORREGIMIENTO SEVILLA-EBEJICO</text:p>
          </table:table-cell>
          <table:table-cell office:value-type="float" office:value="3104157709" table:style-name="ce1">
            <text:p>3104157709</text:p>
          </table:table-cell>
          <table:table-cell office:value-type="string" table:style-name="ce1">
            <text:p>M</text:p>
          </table:table-cell>
          <table:table-cell office:value-type="date" office:date-value="1993-08-24T00:00:00" table:style-name="ce3">
            <text:p>24/08/19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0483" table:style-name="ce1">
            <text:p>15260483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sevilla</text:p>
          </table:table-cell>
          <table:table-cell office:value-type="float" office:value="3122040520" table:style-name="ce1">
            <text:p>3122040520</text:p>
          </table:table-cell>
          <table:table-cell office:value-type="string" table:style-name="ce1">
            <text:p>M</text:p>
          </table:table-cell>
          <table:table-cell office:value-type="date" office:date-value="1953-08-06T00:00:00" table:style-name="ce3">
            <text:p>06/08/19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8232109" table:style-name="ce1">
            <text:p>1038232109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Adelm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EL NARANJO</text:p>
          </table:table-cell>
          <table:table-cell office:value-type="float" office:value="3136826910" table:style-name="ce1">
            <text:p>3136826910</text:p>
          </table:table-cell>
          <table:table-cell office:value-type="string" table:style-name="ce1">
            <text:p>M</text:p>
          </table:table-cell>
          <table:table-cell office:value-type="date" office:date-value="1969-12-18T00:00:00" table:style-name="ce3">
            <text:p>18/12/196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8232189" table:style-name="ce1">
            <text:p>1038232189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Elizabeth</text:p>
          </table:table-cell>
          <table:table-cell table:style-name="ce1"/>
          <table:table-cell office:value-type="string" table:style-name="ce1">
            <text:p>VEREDA EL NARANJO</text:p>
          </table:table-cell>
          <table:table-cell office:value-type="float" office:value="3136826910" table:style-name="ce1">
            <text:p>3136826910</text:p>
          </table:table-cell>
          <table:table-cell office:value-type="string" table:style-name="ce1">
            <text:p>F</text:p>
          </table:table-cell>
          <table:table-cell office:value-type="date" office:date-value="2005-12-22T00:00:00" table:style-name="ce3">
            <text:p>22/12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481" table:style-name="ce1">
            <text:p>43443481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unice</text:p>
          </table:table-cell>
          <table:table-cell office:value-type="string" table:style-name="ce1">
            <text:p>SEVILLA EBEJICO</text:p>
          </table:table-cell>
          <table:table-cell office:value-type="string" table:style-name="ce1">
            <text:p>no especifica</text:p>
          </table:table-cell>
          <table:table-cell office:value-type="string" table:style-name="ce1">
            <text:p>F</text:p>
          </table:table-cell>
          <table:table-cell office:value-type="date" office:date-value="1966-05-23T00:00:00" table:style-name="ce3">
            <text:p>23/05/196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42" table:style-name="ce1">
            <text:p>15263342</text:p>
          </table:table-cell>
          <table:table-cell office:value-type="string" table:style-name="ce1">
            <text:p>Velez</text:p>
          </table:table-cell>
          <table:table-cell table:style-name="ce1"/>
          <table:table-cell office:value-type="string" table:style-name="ce1">
            <text:p>Angel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YARUMALIT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67-02-14T00:00:00" table:style-name="ce3">
            <text:p>14/02/196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957" table:style-name="ce1">
            <text:p>1039886957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DA LA ALDA</text:p>
          </table:table-cell>
          <table:table-cell office:value-type="float" office:value="8501131" table:style-name="ce1">
            <text:p>8501131</text:p>
          </table:table-cell>
          <table:table-cell office:value-type="string" table:style-name="ce1">
            <text:p>M</text:p>
          </table:table-cell>
          <table:table-cell office:value-type="date" office:date-value="1996-03-11T00:00:00" table:style-name="ce3">
            <text:p>11/03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7441189" table:style-name="ce1">
            <text:p>1007441189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EBEJIC O</text:p>
          </table:table-cell>
          <table:table-cell office:value-type="float" office:value="8422512" table:style-name="ce1">
            <text:p>8422512</text:p>
          </table:table-cell>
          <table:table-cell office:value-type="string" table:style-name="ce1">
            <text:p>M</text:p>
          </table:table-cell>
          <table:table-cell office:value-type="date" office:date-value="2001-03-09T00:00:00" table:style-name="ce3">
            <text:p>09/03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583" table:style-name="ce1">
            <text:p>1039884583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Enit</text:p>
          </table:table-cell>
          <table:table-cell office:value-type="string" table:style-name="ce1">
            <text:p>VEREDA FATIMA</text:p>
          </table:table-cell>
          <table:table-cell office:value-type="float" office:value="85626144270615" table:style-name="ce1">
            <text:p>8.56261E+13</text:p>
          </table:table-cell>
          <table:table-cell office:value-type="string" table:style-name="ce1">
            <text:p>F</text:p>
          </table:table-cell>
          <table:table-cell office:value-type="date" office:date-value="1987-05-08T00:00:00" table:style-name="ce3">
            <text:p>08/05/19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1939447" table:style-name="ce1">
            <text:p>1021939447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CORREG SEVILLA</text:p>
          </table:table-cell>
          <table:table-cell office:value-type="float" office:value="3194115206" table:style-name="ce1">
            <text:p>3194115206</text:p>
          </table:table-cell>
          <table:table-cell office:value-type="string" table:style-name="ce1">
            <text:p>M</text:p>
          </table:table-cell>
          <table:table-cell office:value-type="date" office:date-value="2016-03-20T00:00:00" table:style-name="ce3">
            <text:p>20/03/20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40950732" table:style-name="ce1">
            <text:p>1040950732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LUCIANA</text:p>
          </table:table-cell>
          <table:table-cell table:style-name="ce1"/>
          <table:table-cell office:value-type="string" table:style-name="ce1">
            <text:p>VEREDA COMUNIDAD</text:p>
          </table:table-cell>
          <table:table-cell office:value-type="float" office:value="3206726802" table:style-name="ce1">
            <text:p>3206726802</text:p>
          </table:table-cell>
          <table:table-cell office:value-type="string" table:style-name="ce1">
            <text:p>F</text:p>
          </table:table-cell>
          <table:table-cell office:value-type="date" office:date-value="2015-01-02T00:00:00" table:style-name="ce3">
            <text:p>02/0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1643282" table:style-name="ce1">
            <text:p>1001643282</text:p>
          </table:table-cell>
          <table:table-cell office:value-type="string" table:style-name="ce1">
            <text:p>ZAPATA</text:p>
          </table:table-cell>
          <table:table-cell table:style-name="ce1"/>
          <table:table-cell office:value-type="string" table:style-name="ce1">
            <text:p>KELLY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HELICONIA</text:p>
          </table:table-cell>
          <table:table-cell office:value-type="float" office:value="3146624328" table:style-name="ce1">
            <text:p>3146624328</text:p>
          </table:table-cell>
          <table:table-cell office:value-type="string" table:style-name="ce1">
            <text:p>F</text:p>
          </table:table-cell>
          <table:table-cell office:value-type="date" office:date-value="1999-05-27T00:00:00" table:style-name="ce3">
            <text:p>27/05/199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7128" table:style-name="ce1">
            <text:p>1039887128</text:p>
          </table:table-cell>
          <table:table-cell office:value-type="string" table:style-name="ce1">
            <text:p>ISAZ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KATERIN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HELICONIA</text:p>
          </table:table-cell>
          <table:table-cell office:value-type="float" office:value="3146624328" table:style-name="ce1">
            <text:p>3146624328</text:p>
          </table:table-cell>
          <table:table-cell office:value-type="string" table:style-name="ce1">
            <text:p>F</text:p>
          </table:table-cell>
          <table:table-cell office:value-type="date" office:date-value="2014-11-23T00:00:00" table:style-name="ce3">
            <text:p>23/1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420" table:style-name="ce1">
            <text:p>1007304420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DA EL BRAZIL</text:p>
          </table:table-cell>
          <table:table-cell office:value-type="float" office:value="3122610681" table:style-name="ce1">
            <text:p>3122610681</text:p>
          </table:table-cell>
          <table:table-cell office:value-type="string" table:style-name="ce1">
            <text:p>F</text:p>
          </table:table-cell>
          <table:table-cell office:value-type="date" office:date-value="1992-11-07T00:00:00" table:style-name="ce3">
            <text:p>07/11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5607" table:style-name="ce1">
            <text:p>101159560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DIDIER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VDA EL BRAZIL</text:p>
          </table:table-cell>
          <table:table-cell office:value-type="float" office:value="3122610681" table:style-name="ce1">
            <text:p>3122610681</text:p>
          </table:table-cell>
          <table:table-cell office:value-type="string" table:style-name="ce1">
            <text:p>M</text:p>
          </table:table-cell>
          <table:table-cell office:value-type="date" office:date-value="2013-09-25T00:00:00" table:style-name="ce3">
            <text:p>25/09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655" table:style-name="ce1">
            <text:p>1039886655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VANESA</text:p>
          </table:table-cell>
          <table:table-cell office:value-type="string" table:style-name="ce1">
            <text:p>Sevilla</text:p>
          </table:table-cell>
          <table:table-cell office:value-type="float" office:value="3216761687" table:style-name="ce1">
            <text:p>3216761687</text:p>
          </table:table-cell>
          <table:table-cell office:value-type="string" table:style-name="ce1">
            <text:p>F</text:p>
          </table:table-cell>
          <table:table-cell office:value-type="date" office:date-value="1994-09-04T00:00:00" table:style-name="ce3">
            <text:p>04/09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3470" table:style-name="ce1">
            <text:p>1011593470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SOL</text:p>
          </table:table-cell>
          <table:table-cell office:value-type="string" table:style-name="ce1">
            <text:p>KATERINE</text:p>
          </table:table-cell>
          <table:table-cell office:value-type="string" table:style-name="ce1">
            <text:p>VEREDA FILO LOS ARBOLEDA</text:p>
          </table:table-cell>
          <table:table-cell office:value-type="float" office:value="3136294252" table:style-name="ce1">
            <text:p>3136294252</text:p>
          </table:table-cell>
          <table:table-cell office:value-type="string" table:style-name="ce1">
            <text:p>F</text:p>
          </table:table-cell>
          <table:table-cell office:value-type="date" office:date-value="2009-04-02T00:00:00" table:style-name="ce3">
            <text:p>02/04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938" table:style-name="ce1">
            <text:p>1526593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EBEJICO VDA LA PAVA</text:p>
          </table:table-cell>
          <table:table-cell office:value-type="float" office:value="3137594579" table:style-name="ce1">
            <text:p>3137594579</text:p>
          </table:table-cell>
          <table:table-cell office:value-type="string" table:style-name="ce1">
            <text:p>M</text:p>
          </table:table-cell>
          <table:table-cell office:value-type="date" office:date-value="1985-09-08T00:00:00" table:style-name="ce3">
            <text:p>08/09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448" table:style-name="ce1">
            <text:p>1038232448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TATIANA</text:p>
          </table:table-cell>
          <table:table-cell table:style-name="ce1"/>
          <table:table-cell office:value-type="string" table:style-name="ce1">
            <text:p>EBAJICO VDA LA PAVA</text:p>
          </table:table-cell>
          <table:table-cell office:value-type="float" office:value="3137594579" table:style-name="ce1">
            <text:p>3137594579</text:p>
          </table:table-cell>
          <table:table-cell office:value-type="string" table:style-name="ce1">
            <text:p>F</text:p>
          </table:table-cell>
          <table:table-cell office:value-type="date" office:date-value="2010-04-06T00:00:00" table:style-name="ce3">
            <text:p>06/04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76" table:style-name="ce1">
            <text:p>15265876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Ordubey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VEREDA SEVILLA</text:p>
          </table:table-cell>
          <table:table-cell office:value-type="float" office:value="3122681924" table:style-name="ce1">
            <text:p>3122681924</text:p>
          </table:table-cell>
          <table:table-cell office:value-type="string" table:style-name="ce1">
            <text:p>M</text:p>
          </table:table-cell>
          <table:table-cell office:value-type="date" office:date-value="1985-03-11T00:00:00" table:style-name="ce3">
            <text:p>11/03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2099983" table:style-name="ce1">
            <text:p>1002099983</text:p>
          </table:table-cell>
          <table:table-cell office:value-type="string" table:style-name="ce1">
            <text:p>Verbel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EL NARANJO</text:p>
          </table:table-cell>
          <table:table-cell office:value-type="float" office:value="2786377" table:style-name="ce1">
            <text:p>2786377</text:p>
          </table:table-cell>
          <table:table-cell office:value-type="string" table:style-name="ce1">
            <text:p>M</text:p>
          </table:table-cell>
          <table:table-cell office:value-type="date" office:date-value="2002-06-20T00:00:00" table:style-name="ce3">
            <text:p>20/06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886" table:style-name="ce1">
            <text:p>1039887886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VDA SEVILLA</text:p>
          </table:table-cell>
          <table:table-cell office:value-type="float" office:value="3113824043" table:style-name="ce1">
            <text:p>3113824043</text:p>
          </table:table-cell>
          <table:table-cell office:value-type="string" table:style-name="ce1">
            <text:p>M</text:p>
          </table:table-cell>
          <table:table-cell office:value-type="date" office:date-value="1998-01-01T00:00:00" table:style-name="ce3">
            <text:p>01/01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5188" table:style-name="ce1">
            <text:p>103988518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VEREDA EL ZARZAL</text:p>
          </table:table-cell>
          <table:table-cell office:value-type="float" office:value="3126049080" table:style-name="ce1">
            <text:p>3126049080</text:p>
          </table:table-cell>
          <table:table-cell office:value-type="string" table:style-name="ce1">
            <text:p>M</text:p>
          </table:table-cell>
          <table:table-cell office:value-type="date" office:date-value="2006-08-16T00:00:00" table:style-name="ce3">
            <text:p>16/08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746" table:style-name="ce1">
            <text:p>1039886746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XIOMARA</text:p>
          </table:table-cell>
          <table:table-cell table:style-name="ce1"/>
          <table:table-cell office:value-type="string" table:style-name="ce1">
            <text:p>VEREDA EL ZARZAL</text:p>
          </table:table-cell>
          <table:table-cell office:value-type="float" office:value="3126049080" table:style-name="ce1">
            <text:p>3126049080</text:p>
          </table:table-cell>
          <table:table-cell office:value-type="string" table:style-name="ce1">
            <text:p>F</text:p>
          </table:table-cell>
          <table:table-cell office:value-type="date" office:date-value="2013-03-14T00:00:00" table:style-name="ce3">
            <text:p>14/03/20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599" table:style-name="ce1">
            <text:p>1039886599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2-07-30T00:00:00" table:style-name="ce3">
            <text:p>30/07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682" table:style-name="ce1">
            <text:p>1039884682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REDA EL ZARZAL</text:p>
          </table:table-cell>
          <table:table-cell office:value-type="float" office:value="3126049080" table:style-name="ce1">
            <text:p>3126049080</text:p>
          </table:table-cell>
          <table:table-cell office:value-type="string" table:style-name="ce1">
            <text:p>F</text:p>
          </table:table-cell>
          <table:table-cell office:value-type="date" office:date-value="1988-11-01T00:00:00" table:style-name="ce3">
            <text:p>01/11/19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292" table:style-name="ce1">
            <text:p>15265292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RUBEN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VEREDA EL ZARZAL</text:p>
          </table:table-cell>
          <table:table-cell office:value-type="float" office:value="3126049080" table:style-name="ce1">
            <text:p>3126049080</text:p>
          </table:table-cell>
          <table:table-cell office:value-type="string" table:style-name="ce1">
            <text:p>M</text:p>
          </table:table-cell>
          <table:table-cell office:value-type="date" office:date-value="1979-09-28T00:00:00" table:style-name="ce3">
            <text:p>28/09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639" table:style-name="ce1">
            <text:p>100730463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Katerine</text:p>
          </table:table-cell>
          <table:table-cell table:style-name="ce1"/>
          <table:table-cell office:value-type="string" table:style-name="ce1">
            <text:p>VRD MURRAP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1-02-22T00:00:00" table:style-name="ce3">
            <text:p>22/02/20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196" table:style-name="ce1">
            <text:p>43847196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racely</text:p>
          </table:table-cell>
          <table:table-cell office:value-type="string" table:style-name="ce1">
            <text:p>VRD MURRAP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74-06-05T00:00:00" table:style-name="ce3">
            <text:p>05/06/197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671986" table:style-name="ce1">
            <text:p>1036671986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Goez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Marielly</text:p>
          </table:table-cell>
          <table:table-cell office:value-type="string" table:style-name="ce1">
            <text:p>VDA SEVILLA EBEJICO</text:p>
          </table:table-cell>
          <table:table-cell office:value-type="float" office:value="3146915032" table:style-name="ce1">
            <text:p>3146915032</text:p>
          </table:table-cell>
          <table:table-cell office:value-type="string" table:style-name="ce1">
            <text:p>F</text:p>
          </table:table-cell>
          <table:table-cell office:value-type="date" office:date-value="1996-11-20T00:00:00" table:style-name="ce3">
            <text:p>20/11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7636600" table:style-name="ce1">
            <text:p>1037636600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VEREDA LLANO DE SANTA BARBAR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4-09-09T00:00:00" table:style-name="ce3">
            <text:p>09/09/199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7750907" table:style-name="ce1">
            <text:p>1037750907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AVENDAÑ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VEREDA CHACHAFRUTO</text:p>
          </table:table-cell>
          <table:table-cell office:value-type="float" office:value="3106522532" table:style-name="ce1">
            <text:p>3106522532</text:p>
          </table:table-cell>
          <table:table-cell office:value-type="string" table:style-name="ce1">
            <text:p>M</text:p>
          </table:table-cell>
          <table:table-cell office:value-type="date" office:date-value="1991-05-29T00:00:00" table:style-name="ce3">
            <text:p>29/05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51670189" table:style-name="ce1">
            <text:p>1051670189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harith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EREDA EL ZARZAL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0-04-02T00:00:00" table:style-name="ce3">
            <text:p>02/04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5975931" table:style-name="ce1">
            <text:p>1035975931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Thomas</text:p>
          </table:table-cell>
          <table:table-cell table:style-name="ce1"/>
          <table:table-cell office:value-type="string" table:style-name="ce1">
            <text:p>cto sevilla</text:p>
          </table:table-cell>
          <table:table-cell office:value-type="float" office:value="3217660665" table:style-name="ce1">
            <text:p>3217660665</text:p>
          </table:table-cell>
          <table:table-cell office:value-type="string" table:style-name="ce1">
            <text:p>M</text:p>
          </table:table-cell>
          <table:table-cell office:value-type="date" office:date-value="2007-09-29T00:00:00" table:style-name="ce3">
            <text:p>29/09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768" table:style-name="ce1">
            <text:p>1039885768</text:p>
          </table:table-cell>
          <table:table-cell office:value-type="string" table:style-name="ce1">
            <text:p>VASC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AYANA</text:p>
          </table:table-cell>
          <table:table-cell office:value-type="string" table:style-name="ce1">
            <text:p>VEREDA EL ZARZAL</text:p>
          </table:table-cell>
          <table:table-cell office:value-type="float" office:value="3126049080" table:style-name="ce1">
            <text:p>3126049080</text:p>
          </table:table-cell>
          <table:table-cell office:value-type="string" table:style-name="ce1">
            <text:p>F</text:p>
          </table:table-cell>
          <table:table-cell office:value-type="date" office:date-value="2009-07-13T00:00:00" table:style-name="ce3">
            <text:p>13/07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616" table:style-name="ce1">
            <text:p>103988461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Edilbert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COMUNIDAD</text:p>
          </table:table-cell>
          <table:table-cell office:value-type="float" office:value="3147074119" table:style-name="ce1">
            <text:p>3147074119</text:p>
          </table:table-cell>
          <table:table-cell office:value-type="string" table:style-name="ce1">
            <text:p>M</text:p>
          </table:table-cell>
          <table:table-cell office:value-type="date" office:date-value="1987-09-24T00:00:00" table:style-name="ce3">
            <text:p>24/09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7304588" table:style-name="ce1">
            <text:p>1007304588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Daniela</text:p>
          </table:table-cell>
          <table:table-cell table:style-name="ce1"/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date" office:date-value="1996-01-28T00:00:00" table:style-name="ce3">
            <text:p>28/01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544" table:style-name="ce1">
            <text:p>15264544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Yeide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DA CHACHAFRUTA</text:p>
          </table:table-cell>
          <table:table-cell office:value-type="float" office:value="8577256" table:style-name="ce1">
            <text:p>8577256</text:p>
          </table:table-cell>
          <table:table-cell office:value-type="string" table:style-name="ce1">
            <text:p>M</text:p>
          </table:table-cell>
          <table:table-cell office:value-type="date" office:date-value="1976-08-12T00:00:00" table:style-name="ce3">
            <text:p>12/08/19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008" table:style-name="ce1">
            <text:p>43848008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DA CHACHAFRUTA</text:p>
          </table:table-cell>
          <table:table-cell office:value-type="string" table:style-name="ce1">
            <text:p>8577256 3148613231</text:p>
          </table:table-cell>
          <table:table-cell office:value-type="string" table:style-name="ce1">
            <text:p>F</text:p>
          </table:table-cell>
          <table:table-cell office:value-type="date" office:date-value="1981-06-03T00:00:00" table:style-name="ce3">
            <text:p>03/06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1470493" table:style-name="ce1">
            <text:p>1001470493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Yakeline</text:p>
          </table:table-cell>
          <table:table-cell table:style-name="ce1"/>
          <table:table-cell office:value-type="string" table:style-name="ce1">
            <text:p>VDA CHACHAFRUTA</text:p>
          </table:table-cell>
          <table:table-cell office:value-type="float" office:value="8577256" table:style-name="ce1">
            <text:p>8577256</text:p>
          </table:table-cell>
          <table:table-cell office:value-type="string" table:style-name="ce1">
            <text:p>F</text:p>
          </table:table-cell>
          <table:table-cell office:value-type="date" office:date-value="2003-09-02T00:00:00" table:style-name="ce3">
            <text:p>02/09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7147096" table:style-name="ce1">
            <text:p>1017147096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VEREDA EL BOSQUE EBEJIC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5-03-21T00:00:00" table:style-name="ce3">
            <text:p>21/03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77850937" table:style-name="ce1">
            <text:p>1077850937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Kerly</text:p>
          </table:table-cell>
          <table:table-cell office:value-type="string" table:style-name="ce1">
            <text:p>Julieth</text:p>
          </table:table-cell>
          <table:table-cell office:value-type="string" table:style-name="ce1">
            <text:p>vereda la tramp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6-11-13T00:00:00" table:style-name="ce3">
            <text:p>13/11/2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94286336" table:style-name="ce1">
            <text:p>94286336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VDA SEVILLA</text:p>
          </table:table-cell>
          <table:table-cell office:value-type="float" office:value="3128371422" table:style-name="ce1">
            <text:p>3128371422</text:p>
          </table:table-cell>
          <table:table-cell office:value-type="string" table:style-name="ce1">
            <text:p>M</text:p>
          </table:table-cell>
          <table:table-cell office:value-type="date" office:date-value="1979-10-20T00:00:00" table:style-name="ce3">
            <text:p>20/10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879" table:style-name="ce1">
            <text:p>15265879</text:p>
          </table:table-cell>
          <table:table-cell office:value-type="string" table:style-name="ce1">
            <text:p>Restrepo</text:p>
          </table:table-cell>
          <table:table-cell table:style-name="ce1"/>
          <table:table-cell office:value-type="string" table:style-name="ce1">
            <text:p>Juan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4-10-15T00:00:00" table:style-name="ce3">
            <text:p>15/10/19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128445600" table:style-name="ce1">
            <text:p>1128445600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PITALVA</text:p>
          </table:table-cell>
          <table:table-cell office:value-type="string" table:style-name="ce1">
            <text:p>MARLLY</text:p>
          </table:table-cell>
          <table:table-cell office:value-type="string" table:style-name="ce1">
            <text:p>SORAIDA</text:p>
          </table:table-cell>
          <table:table-cell office:value-type="string" table:style-name="ce1">
            <text:p>VDA SEVILLA</text:p>
          </table:table-cell>
          <table:table-cell office:value-type="float" office:value="3128371422" table:style-name="ce1">
            <text:p>3128371422</text:p>
          </table:table-cell>
          <table:table-cell office:value-type="string" table:style-name="ce1">
            <text:p>F</text:p>
          </table:table-cell>
          <table:table-cell office:value-type="date" office:date-value="2005-02-22T00:00:00" table:style-name="ce3">
            <text:p>22/02/20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27740325" table:style-name="ce1">
            <text:p>1027740325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4-12-26T00:00:00" table:style-name="ce3">
            <text:p>26/12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43230" table:style-name="ce1">
            <text:p>1018243230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CL 11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8-10-15T00:00:00" table:style-name="ce3">
            <text:p>15/10/20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338" table:style-name="ce1">
            <text:p>15263338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11VEREDA ARENALES</text:p>
          </table:table-cell>
          <table:table-cell office:value-type="float" office:value="3105311502" table:style-name="ce1">
            <text:p>3105311502</text:p>
          </table:table-cell>
          <table:table-cell office:value-type="string" table:style-name="ce1">
            <text:p>M</text:p>
          </table:table-cell>
          <table:table-cell office:value-type="date" office:date-value="1970-02-02T00:00:00" table:style-name="ce3">
            <text:p>02/02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57" table:style-name="ce1">
            <text:p>1039887057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Yeison</text:p>
          </table:table-cell>
          <table:table-cell table:style-name="ce1"/>
          <table:table-cell office:value-type="string" table:style-name="ce1">
            <text:p>VEREDA <text:s/>BETANIA</text:p>
          </table:table-cell>
          <table:table-cell office:value-type="float" office:value="2620539" table:style-name="ce1">
            <text:p>2620539</text:p>
          </table:table-cell>
          <table:table-cell office:value-type="string" table:style-name="ce1">
            <text:p>M</text:p>
          </table:table-cell>
          <table:table-cell office:value-type="date" office:date-value="1996-08-19T00:00:00" table:style-name="ce3">
            <text:p>19/08/199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7939835" table:style-name="ce1">
            <text:p>1017939835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Mariangel</text:p>
          </table:table-cell>
          <table:table-cell table:style-name="ce1"/>
          <table:table-cell office:value-type="string" table:style-name="ce1">
            <text:p>CORREGIMIENTO DE SEVILLA</text:p>
          </table:table-cell>
          <table:table-cell office:value-type="float" office:value="8577183" table:style-name="ce1">
            <text:p>8577183</text:p>
          </table:table-cell>
          <table:table-cell office:value-type="string" table:style-name="ce1">
            <text:p>F</text:p>
          </table:table-cell>
          <table:table-cell office:value-type="date" office:date-value="2015-01-18T00:00:00" table:style-name="ce3">
            <text:p>18/0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9072908860" table:style-name="ce1">
            <text:p>99072908860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Olaya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LA ESMERALD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9-07-29T00:00:00" table:style-name="ce3">
            <text:p>29/07/199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442" table:style-name="ce1">
            <text:p>15264442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CORREGIMIENTO EBEJICO SEVILLA</text:p>
          </table:table-cell>
          <table:table-cell office:value-type="float" office:value="3207331518" table:style-name="ce1">
            <text:p>3207331518</text:p>
          </table:table-cell>
          <table:table-cell office:value-type="string" table:style-name="ce1">
            <text:p>M</text:p>
          </table:table-cell>
          <table:table-cell office:value-type="date" office:date-value="1976-01-23T00:00:00" table:style-name="ce3">
            <text:p>23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7164125" table:style-name="ce1">
            <text:p>1017164125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YEFERSON</text:p>
          </table:table-cell>
          <table:table-cell table:style-name="ce1"/>
          <table:table-cell office:value-type="string" table:style-name="ce1">
            <text:p>PALO BLANCO</text:p>
          </table:table-cell>
          <table:table-cell office:value-type="float" office:value="3104871791" table:style-name="ce1">
            <text:p>3104871791</text:p>
          </table:table-cell>
          <table:table-cell office:value-type="string" table:style-name="ce1">
            <text:p>M</text:p>
          </table:table-cell>
          <table:table-cell office:value-type="date" office:date-value="2006-03-28T00:00:00" table:style-name="ce3">
            <text:p>28/03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8021360023" table:style-name="ce1">
            <text:p>98021360023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98-02-13T00:00:00" table:style-name="ce3">
            <text:p>13/02/19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436024" table:style-name="ce1">
            <text:p>70436024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L 10 NO 10 16</text:p>
          </table:table-cell>
          <table:table-cell office:value-type="float" office:value="3207694462" table:style-name="ce1">
            <text:p>3207694462</text:p>
          </table:table-cell>
          <table:table-cell office:value-type="string" table:style-name="ce1">
            <text:p>M</text:p>
          </table:table-cell>
          <table:table-cell office:value-type="date" office:date-value="1985-01-13T00:00:00" table:style-name="ce3">
            <text:p>13/01/198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684" table:style-name="ce1">
            <text:p>1039884684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L 10 NO 10 16</text:p>
          </table:table-cell>
          <table:table-cell office:value-type="float" office:value="3207694462" table:style-name="ce1">
            <text:p>3207694462</text:p>
          </table:table-cell>
          <table:table-cell office:value-type="string" table:style-name="ce1">
            <text:p>M</text:p>
          </table:table-cell>
          <table:table-cell office:value-type="date" office:date-value="2005-12-29T00:00:00" table:style-name="ce3">
            <text:p>29/12/20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069" table:style-name="ce1">
            <text:p>1039885069</text:p>
          </table:table-cell>
          <table:table-cell office:value-type="string" table:style-name="ce1">
            <text:p>ARIAS</text:p>
          </table:table-cell>
          <table:table-cell table:style-name="ce1"/>
          <table:table-cell office:value-type="string" table:style-name="ce1">
            <text:p>DAIRON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DA GUAYABAL</text:p>
          </table:table-cell>
          <table:table-cell office:value-type="float" office:value="3107241211" table:style-name="ce1">
            <text:p>3107241211</text:p>
          </table:table-cell>
          <table:table-cell office:value-type="string" table:style-name="ce1">
            <text:p>M</text:p>
          </table:table-cell>
          <table:table-cell office:value-type="date" office:date-value="1983-04-12T00:00:00" table:style-name="ce3">
            <text:p>12/04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403976" table:style-name="ce1">
            <text:p>1000403976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POSADA</text:p>
          </table:table-cell>
          <table:table-cell office:value-type="string" table:style-name="ce1">
            <text:p>YIRLEY</text:p>
          </table:table-cell>
          <table:table-cell office:value-type="string" table:style-name="ce1">
            <text:p>ESTEFANIA</text:p>
          </table:table-cell>
          <table:table-cell office:value-type="string" table:style-name="ce1">
            <text:p>PALO BLANCO</text:p>
          </table:table-cell>
          <table:table-cell office:value-type="float" office:value="3104871791" table:style-name="ce1">
            <text:p>3104871791</text:p>
          </table:table-cell>
          <table:table-cell office:value-type="string" table:style-name="ce1">
            <text:p>F</text:p>
          </table:table-cell>
          <table:table-cell office:value-type="date" office:date-value="2003-05-17T00:00:00" table:style-name="ce3">
            <text:p>17/05/200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239" table:style-name="ce1">
            <text:p>1039886239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VEREDA MURRAPAL</text:p>
          </table:table-cell>
          <table:table-cell office:value-type="float" office:value="3155361898" table:style-name="ce1">
            <text:p>3155361898</text:p>
          </table:table-cell>
          <table:table-cell office:value-type="string" table:style-name="ce1">
            <text:p>M</text:p>
          </table:table-cell>
          <table:table-cell office:value-type="date" office:date-value="1992-11-29T00:00:00" table:style-name="ce3">
            <text:p>29/11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586" table:style-name="ce1">
            <text:p>43848586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Yul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CTO SEVILLA</text:p>
          </table:table-cell>
          <table:table-cell office:value-type="float" office:value="8577152" table:style-name="ce1">
            <text:p>8577152</text:p>
          </table:table-cell>
          <table:table-cell office:value-type="string" table:style-name="ce1">
            <text:p>F</text:p>
          </table:table-cell>
          <table:table-cell office:value-type="date" office:date-value="1985-11-28T00:00:00" table:style-name="ce3">
            <text:p>28/11/198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9189" table:style-name="ce1">
            <text:p>21709189</text:p>
          </table:table-cell>
          <table:table-cell office:value-type="string" table:style-name="ce1">
            <text:p>Araque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VEREDA LLANOS DE SANTA BARBARA ebejico</text:p>
          </table:table-cell>
          <table:table-cell office:value-type="float" office:value="3147271056" table:style-name="ce1">
            <text:p>3147271056</text:p>
          </table:table-cell>
          <table:table-cell office:value-type="string" table:style-name="ce1">
            <text:p>F</text:p>
          </table:table-cell>
          <table:table-cell office:value-type="date" office:date-value="1960-10-27T00:00:00" table:style-name="ce3">
            <text:p>27/10/196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594223" table:style-name="ce1">
            <text:p>1011594223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VEREDA COMUNIDAD</text:p>
          </table:table-cell>
          <table:table-cell office:value-type="float" office:value="3206726802" table:style-name="ce1">
            <text:p>3206726802</text:p>
          </table:table-cell>
          <table:table-cell office:value-type="string" table:style-name="ce1">
            <text:p>M</text:p>
          </table:table-cell>
          <table:table-cell office:value-type="date" office:date-value="2010-04-11T00:00:00" table:style-name="ce3">
            <text:p>11/04/20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152" table:style-name="ce1">
            <text:p>1039887152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PULGARIN</text:p>
          </table:table-cell>
          <table:table-cell office:value-type="string" table:style-name="ce1">
            <text:p>YULIAN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DA GUAYABAL</text:p>
          </table:table-cell>
          <table:table-cell office:value-type="float" office:value="3107241211" table:style-name="ce1">
            <text:p>3107241211</text:p>
          </table:table-cell>
          <table:table-cell office:value-type="string" table:style-name="ce1">
            <text:p>F</text:p>
          </table:table-cell>
          <table:table-cell office:value-type="date" office:date-value="1996-04-23T00:00:00" table:style-name="ce3">
            <text:p>23/04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7751598" table:style-name="ce1">
            <text:p>1037751598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JULIETA</text:p>
          </table:table-cell>
          <table:table-cell table:style-name="ce1"/>
          <table:table-cell office:value-type="string" table:style-name="ce1">
            <text:p>VEREDA CHACHAFRUTO</text:p>
          </table:table-cell>
          <table:table-cell office:value-type="float" office:value="3106522532" table:style-name="ce1">
            <text:p>3106522532</text:p>
          </table:table-cell>
          <table:table-cell office:value-type="string" table:style-name="ce1">
            <text:p>F</text:p>
          </table:table-cell>
          <table:table-cell office:value-type="date" office:date-value="2014-08-15T00:00:00" table:style-name="ce3">
            <text:p>15/0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308" table:style-name="ce1">
            <text:p>15265308</text:p>
          </table:table-cell>
          <table:table-cell office:value-type="string" table:style-name="ce1">
            <text:p>Vill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1-05-18T00:00:00" table:style-name="ce3">
            <text:p>18/05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645" table:style-name="ce1">
            <text:p>15263645</text:p>
          </table:table-cell>
          <table:table-cell office:value-type="string" table:style-name="ce1">
            <text:p>Uribe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VEREDA LA ALDE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1-07-11T00:00:00" table:style-name="ce3">
            <text:p>11/07/197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552" table:style-name="ce1">
            <text:p>43848552</text:p>
          </table:table-cell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Yoland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83-03-28T00:00:00" table:style-name="ce3">
            <text:p>28/03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4795" table:style-name="ce1">
            <text:p>15264795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Jairo De Jesus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77-07-15T00:00:00" table:style-name="ce3">
            <text:p>15/07/197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677" table:style-name="ce1">
            <text:p>103988467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DAYRON</text:p>
          </table:table-cell>
          <table:table-cell office:value-type="string" table:style-name="ce1">
            <text:p>VDA EL BRAZIL</text:p>
          </table:table-cell>
          <table:table-cell office:value-type="float" office:value="3122610681" table:style-name="ce1">
            <text:p>3122610681</text:p>
          </table:table-cell>
          <table:table-cell office:value-type="string" table:style-name="ce1">
            <text:p>M</text:p>
          </table:table-cell>
          <table:table-cell office:value-type="date" office:date-value="1987-11-21T00:00:00" table:style-name="ce3">
            <text:p>21/11/198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286" table:style-name="ce1">
            <text:p>1039884286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amila</text:p>
          </table:table-cell>
          <table:table-cell table:style-name="ce1"/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0-08-19T00:00:00" table:style-name="ce3">
            <text:p>19/08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862028" table:style-name="ce1">
            <text:p>21862028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De Cataño</text:p>
          </table:table-cell>
          <table:table-cell office:value-type="string" table:style-name="ce1">
            <text:p>Fabiola</text:p>
          </table:table-cell>
          <table:table-cell table:style-name="ce1"/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1953-03-23T00:00:00" table:style-name="ce3">
            <text:p>23/03/195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626" table:style-name="ce1">
            <text:p>1038232626</text:p>
          </table:table-cell>
          <table:table-cell office:value-type="string" table:style-name="ce1">
            <text:p>ARBOLED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SALOME</text:p>
          </table:table-cell>
          <table:table-cell table:style-name="ce1"/>
          <table:table-cell office:value-type="string" table:style-name="ce1">
            <text:p>vereda la tramp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3-12-03T00:00:00" table:style-name="ce3">
            <text:p>03/12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297" table:style-name="ce1">
            <text:p>1039886297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CL 11 10 16</text:p>
          </table:table-cell>
          <table:table-cell office:value-type="string" table:style-name="ce1">
            <text:p>3217690072ntf</text:p>
          </table:table-cell>
          <table:table-cell office:value-type="string" table:style-name="ce1">
            <text:p>M</text:p>
          </table:table-cell>
          <table:table-cell office:value-type="date" office:date-value="1993-04-11T00:00:00" table:style-name="ce3">
            <text:p>11/04/199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810" table:style-name="ce1">
            <text:p>1039885810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gañan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johana</text:p>
          </table:table-cell>
          <table:table-cell office:value-type="string" table:style-name="ce1">
            <text:p>VEREDA FATIMA</text:p>
          </table:table-cell>
          <table:table-cell office:value-type="float" office:value="8562427" table:style-name="ce1">
            <text:p>8562427</text:p>
          </table:table-cell>
          <table:table-cell office:value-type="string" table:style-name="ce1">
            <text:p>F</text:p>
          </table:table-cell>
          <table:table-cell office:value-type="date" office:date-value="1991-09-03T00:00:00" table:style-name="ce3">
            <text:p>03/09/19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541" table:style-name="ce1">
            <text:p>1039886541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eballos</text:p>
          </table:table-cell>
          <table:table-cell office:value-type="string" table:style-name="ce1">
            <text:p>sofia</text:p>
          </table:table-cell>
          <table:table-cell table:style-name="ce1"/>
          <table:table-cell office:value-type="string" table:style-name="ce1">
            <text:p>VEREDA FATIMA</text:p>
          </table:table-cell>
          <table:table-cell office:value-type="float" office:value="8.5624273145044096E+16" table:style-name="ce1">
            <text:p>8.56243E+16</text:p>
          </table:table-cell>
          <table:table-cell office:value-type="string" table:style-name="ce1">
            <text:p>F</text:p>
          </table:table-cell>
          <table:table-cell office:value-type="date" office:date-value="2012-04-28T00:00:00" table:style-name="ce3">
            <text:p>28/04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7304765" table:style-name="ce1">
            <text:p>1007304765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lejandro</text:p>
          </table:table-cell>
          <table:table-cell table:style-name="ce1"/>
          <table:table-cell office:value-type="string" table:style-name="ce1">
            <text:p>VDA bosque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M</text:p>
          </table:table-cell>
          <table:table-cell office:value-type="date" office:date-value="2000-11-09T00:00:00" table:style-name="ce3">
            <text:p>09/11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489948" table:style-name="ce1">
            <text:p>15489948</text:p>
          </table:table-cell>
          <table:table-cell office:value-type="string" table:style-name="ce1">
            <text:p>Bran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 11 10 16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1-05-03T00:00:00" table:style-name="ce3">
            <text:p>03/05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4212" table:style-name="ce1">
            <text:p>1039884212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VDA SANTAN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6-04-14T00:00:00" table:style-name="ce3">
            <text:p>14/04/19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864" table:style-name="ce1">
            <text:p>103988686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eidy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vda chachafruta</text:p>
          </table:table-cell>
          <table:table-cell office:value-type="float" office:value="3147060338" table:style-name="ce1">
            <text:p>3147060338</text:p>
          </table:table-cell>
          <table:table-cell office:value-type="string" table:style-name="ce1">
            <text:p>F</text:p>
          </table:table-cell>
          <table:table-cell office:value-type="date" office:date-value="1995-09-30T00:00:00" table:style-name="ce3">
            <text:p>30/09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268" table:style-name="ce1">
            <text:p>1038232268</text:p>
          </table:table-cell>
          <table:table-cell office:value-type="string" table:style-name="ce1">
            <text:p>Gallego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German</text:p>
          </table:table-cell>
          <table:table-cell table:style-name="ce1"/>
          <table:table-cell office:value-type="string" table:style-name="ce1">
            <text:p>VEREDA LOS POMO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7-02-24T00:00:00" table:style-name="ce3">
            <text:p>24/02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547" table:style-name="ce1">
            <text:p>1039886547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EBEJICO</text:p>
          </table:table-cell>
          <table:table-cell office:value-type="float" office:value="3147095533" table:style-name="ce1">
            <text:p>3147095533</text:p>
          </table:table-cell>
          <table:table-cell office:value-type="string" table:style-name="ce1">
            <text:p>M</text:p>
          </table:table-cell>
          <table:table-cell office:value-type="date" office:date-value="1994-04-29T00:00:00" table:style-name="ce3">
            <text:p>29/04/19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691" table:style-name="ce1">
            <text:p>1039885691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MARISOL</text:p>
          </table:table-cell>
          <table:table-cell table:style-name="ce1"/>
          <table:table-cell office:value-type="string" table:style-name="ce1">
            <text:p>VDA EBEJICO</text:p>
          </table:table-cell>
          <table:table-cell office:value-type="float" office:value="3216909390" table:style-name="ce1">
            <text:p>3216909390</text:p>
          </table:table-cell>
          <table:table-cell office:value-type="string" table:style-name="ce1">
            <text:p>F</text:p>
          </table:table-cell>
          <table:table-cell office:value-type="date" office:date-value="1991-03-24T00:00:00" table:style-name="ce3">
            <text:p>24/03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4175" table:style-name="ce1">
            <text:p>1039884175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terine</text:p>
          </table:table-cell>
          <table:table-cell table:style-name="ce1"/>
          <table:table-cell office:value-type="string" table:style-name="ce1">
            <text:p>VDA NARANJO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04-10-05T00:00:00" table:style-name="ce3">
            <text:p>05/10/20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00" table:style-name="ce1">
            <text:p>1038232300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VEREDA LLANO SANT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2007-07-24T00:00:00" table:style-name="ce3">
            <text:p>24/07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518432" table:style-name="ce1">
            <text:p>1007518432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CUADROS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CL 11 NO 10 1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2000-12-12T00:00:00" table:style-name="ce3">
            <text:p>12/12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564" table:style-name="ce1">
            <text:p>15265564</text:p>
          </table:table-cell>
          <table:table-cell office:value-type="string" table:style-name="ce1">
            <text:p>ACEVEDO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EREDA COMUNIDAD</text:p>
          </table:table-cell>
          <table:table-cell office:value-type="float" office:value="3206726802" table:style-name="ce1">
            <text:p>3206726802</text:p>
          </table:table-cell>
          <table:table-cell office:value-type="string" table:style-name="ce1">
            <text:p>M</text:p>
          </table:table-cell>
          <table:table-cell office:value-type="date" office:date-value="1981-02-23T00:00:00" table:style-name="ce3">
            <text:p>23/02/198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348" table:style-name="ce1">
            <text:p>1039886348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VEREDA CALLLE ARRIBA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F</text:p>
          </table:table-cell>
          <table:table-cell office:value-type="date" office:date-value="2011-07-14T00:00:00" table:style-name="ce3">
            <text:p>14/07/20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3354320" table:style-name="ce1">
            <text:p>1013354320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VERBEL</text:p>
          </table:table-cell>
          <table:table-cell office:value-type="string" table:style-name="ce1">
            <text:p>DYLAN</text:p>
          </table:table-cell>
          <table:table-cell table:style-name="ce1"/>
          <table:table-cell office:value-type="string" table:style-name="ce1">
            <text:p>VEREDA EL NARANJO</text:p>
          </table:table-cell>
          <table:table-cell office:value-type="float" office:value="3113711977" table:style-name="ce1">
            <text:p>3113711977</text:p>
          </table:table-cell>
          <table:table-cell office:value-type="string" table:style-name="ce1">
            <text:p>M</text:p>
          </table:table-cell>
          <table:table-cell office:value-type="date" office:date-value="2014-10-22T00:00:00" table:style-name="ce3">
            <text:p>22/10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991" table:style-name="ce1">
            <text:p>43444991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DARY</text:p>
          </table:table-cell>
          <table:table-cell office:value-type="string" table:style-name="ce1">
            <text:p>CORREGIMIENTO SEVILLA</text:p>
          </table:table-cell>
          <table:table-cell office:value-type="float" office:value="2814688" table:style-name="ce1">
            <text:p>2814688</text:p>
          </table:table-cell>
          <table:table-cell office:value-type="string" table:style-name="ce1">
            <text:p>F</text:p>
          </table:table-cell>
          <table:table-cell office:value-type="date" office:date-value="1974-04-24T00:00:00" table:style-name="ce3">
            <text:p>24/04/197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049" table:style-name="ce1">
            <text:p>15265049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Cortes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el bosque</text:p>
          </table:table-cell>
          <table:table-cell office:value-type="float" office:value="3146915032" table:style-name="ce1">
            <text:p>3146915032</text:p>
          </table:table-cell>
          <table:table-cell office:value-type="string" table:style-name="ce1">
            <text:p>M</text:p>
          </table:table-cell>
          <table:table-cell office:value-type="date" office:date-value="1979-08-15T00:00:00" table:style-name="ce3">
            <text:p>15/08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6621767" table:style-name="ce1">
            <text:p>1036621767</text:p>
          </table:table-cell>
          <table:table-cell office:value-type="string" table:style-name="ce1">
            <text:p>Saldarriaga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Johan</text:p>
          </table:table-cell>
          <table:table-cell office:value-type="string" table:style-name="ce1">
            <text:p>Arley</text:p>
          </table:table-cell>
          <table:table-cell office:value-type="string" table:style-name="ce1">
            <text:p>VEREDA EL ZARZAL</text:p>
          </table:table-cell>
          <table:table-cell office:value-type="float" office:value="3137383199" table:style-name="ce1">
            <text:p>3137383199</text:p>
          </table:table-cell>
          <table:table-cell office:value-type="string" table:style-name="ce1">
            <text:p>M</text:p>
          </table:table-cell>
          <table:table-cell office:value-type="date" office:date-value="1989-01-16T00:00:00" table:style-name="ce3">
            <text:p>16/01/198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022" table:style-name="ce1">
            <text:p>1039886022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CORREGIMIENTO SEVILLA LA PAVA</text:p>
          </table:table-cell>
          <table:table-cell office:value-type="float" office:value="3137901663" table:style-name="ce1">
            <text:p>3137901663</text:p>
          </table:table-cell>
          <table:table-cell office:value-type="string" table:style-name="ce1">
            <text:p>M</text:p>
          </table:table-cell>
          <table:table-cell office:value-type="date" office:date-value="1992-02-20T00:00:00" table:style-name="ce3">
            <text:p>20/02/199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02421821" table:style-name="ce1">
            <text:p>1002421821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Pedrozo</text:p>
          </table:table-cell>
          <table:table-cell office:value-type="string" table:style-name="ce1">
            <text:p>Ingris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EREDA EL ZARZAL</text:p>
          </table:table-cell>
          <table:table-cell office:value-type="float" office:value="3144752444" table:style-name="ce1">
            <text:p>3144752444</text:p>
          </table:table-cell>
          <table:table-cell office:value-type="string" table:style-name="ce1">
            <text:p>F</text:p>
          </table:table-cell>
          <table:table-cell office:value-type="date" office:date-value="1989-11-05T00:00:00" table:style-name="ce3">
            <text:p>05/11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113" table:style-name="ce1">
            <text:p>1039886113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VALENTINA</text:p>
          </table:table-cell>
          <table:table-cell table:style-name="ce1"/>
          <table:table-cell office:value-type="string" table:style-name="ce1">
            <text:p>SEVILLA - EBEJICO</text:p>
          </table:table-cell>
          <table:table-cell office:value-type="float" office:value="3117662723" table:style-name="ce1">
            <text:p>3117662723</text:p>
          </table:table-cell>
          <table:table-cell office:value-type="string" table:style-name="ce1">
            <text:p>F</text:p>
          </table:table-cell>
          <table:table-cell office:value-type="date" office:date-value="2010-08-03T00:00:00" table:style-name="ce3">
            <text:p>03/08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289" table:style-name="ce1">
            <text:p>1039885289</text:p>
          </table:table-cell>
          <table:table-cell office:value-type="string" table:style-name="ce1">
            <text:p>Valderrama</text:p>
          </table:table-cell>
          <table:table-cell office:value-type="string" table:style-name="ce1">
            <text:p>Chavarriag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ereda los arenales</text:p>
          </table:table-cell>
          <table:table-cell office:value-type="float" office:value="2861030" table:style-name="ce1">
            <text:p>2861030</text:p>
          </table:table-cell>
          <table:table-cell office:value-type="string" table:style-name="ce1">
            <text:p>M</text:p>
          </table:table-cell>
          <table:table-cell office:value-type="date" office:date-value="1989-10-06T00:00:00" table:style-name="ce3">
            <text:p>06/10/198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413" table:style-name="ce1">
            <text:p>1007304413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VEREDA EL NARANJO</text:p>
          </table:table-cell>
          <table:table-cell office:value-type="float" office:value="8607258" table:style-name="ce1">
            <text:p>8607258</text:p>
          </table:table-cell>
          <table:table-cell office:value-type="string" table:style-name="ce1">
            <text:p>M</text:p>
          </table:table-cell>
          <table:table-cell office:value-type="date" office:date-value="2000-06-15T00:00:00" table:style-name="ce3">
            <text:p>15/06/2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726" table:style-name="ce1">
            <text:p>1039885726</text:p>
          </table:table-cell>
          <table:table-cell office:value-type="string" table:style-name="ce1">
            <text:p>MUÑOZ</text:p>
          </table:table-cell>
          <table:table-cell table:style-name="ce1"/>
          <table:table-cell office:value-type="string" table:style-name="ce1">
            <text:p>VICTOR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VEREDA LA CLARA-EBEJICO</text:p>
          </table:table-cell>
          <table:table-cell office:value-type="float" office:value="3105921185" table:style-name="ce1">
            <text:p>3105921185</text:p>
          </table:table-cell>
          <table:table-cell office:value-type="string" table:style-name="ce1">
            <text:p>M</text:p>
          </table:table-cell>
          <table:table-cell office:value-type="date" office:date-value="1990-10-12T00:00:00" table:style-name="ce3">
            <text:p>12/10/199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6485" table:style-name="ce1">
            <text:p>1039886485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VDA CHACHAFRUTA</text:p>
          </table:table-cell>
          <table:table-cell office:value-type="float" office:value="3206705180" table:style-name="ce1">
            <text:p>3206705180</text:p>
          </table:table-cell>
          <table:table-cell office:value-type="string" table:style-name="ce1">
            <text:p>F</text:p>
          </table:table-cell>
          <table:table-cell office:value-type="date" office:date-value="2012-02-05T00:00:00" table:style-name="ce3">
            <text:p>05/02/20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132" table:style-name="ce1">
            <text:p>1039886132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DUBAN</text:p>
          </table:table-cell>
          <table:table-cell office:value-type="string" table:style-name="ce1">
            <text:p>EBEJICO LOS POMOS</text:p>
          </table:table-cell>
          <table:table-cell office:value-type="float" office:value="3104386655" table:style-name="ce1">
            <text:p>3104386655</text:p>
          </table:table-cell>
          <table:table-cell office:value-type="string" table:style-name="ce1">
            <text:p>M</text:p>
          </table:table-cell>
          <table:table-cell office:value-type="date" office:date-value="1992-06-29T00:00:00" table:style-name="ce3">
            <text:p>29/06/19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55" table:style-name="ce1">
            <text:p>43847755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Janed</text:p>
          </table:table-cell>
          <table:table-cell office:value-type="string" table:style-name="ce1">
            <text:p>VEREDA EL NARANJO</text:p>
          </table:table-cell>
          <table:table-cell office:value-type="string" table:style-name="ce1">
            <text:p>3117874293no</text:p>
          </table:table-cell>
          <table:table-cell office:value-type="string" table:style-name="ce1">
            <text:p>F</text:p>
          </table:table-cell>
          <table:table-cell office:value-type="date" office:date-value="1979-04-12T00:00:00" table:style-name="ce3">
            <text:p>12/04/197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586" table:style-name="ce1">
            <text:p>1038232586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STIVEN</text:p>
          </table:table-cell>
          <table:table-cell table:style-name="ce1"/>
          <table:table-cell office:value-type="string" table:style-name="ce1">
            <text:p>SAN CRISTOBAL</text:p>
          </table:table-cell>
          <table:table-cell office:value-type="string" table:style-name="ce1">
            <text:p>8562614 3215227692</text:p>
          </table:table-cell>
          <table:table-cell office:value-type="string" table:style-name="ce1">
            <text:p>M</text:p>
          </table:table-cell>
          <table:table-cell office:value-type="date" office:date-value="2012-11-19T00:00:00" table:style-name="ce3">
            <text:p>19/11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20117727" table:style-name="ce1">
            <text:p>1020117727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Sevilla-Ebejico</text:p>
          </table:table-cell>
          <table:table-cell office:value-type="string" table:style-name="ce1">
            <text:p>3136428085 <text:s/>2647610</text:p>
          </table:table-cell>
          <table:table-cell office:value-type="string" table:style-name="ce1">
            <text:p>M</text:p>
          </table:table-cell>
          <table:table-cell office:value-type="date" office:date-value="2009-10-06T00:00:00" table:style-name="ce3">
            <text:p>06/10/20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8251004" table:style-name="ce1">
            <text:p>101825100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Emili</text:p>
          </table:table-cell>
          <table:table-cell table:style-name="ce1"/>
          <table:table-cell office:value-type="string" table:style-name="ce1">
            <text:p>Vereda Gramala</text:p>
          </table:table-cell>
          <table:table-cell office:value-type="float" office:value="3.2176960003116601E+19" table:style-name="ce1">
            <text:p>3.2177E+19</text:p>
          </table:table-cell>
          <table:table-cell office:value-type="string" table:style-name="ce1">
            <text:p>F</text:p>
          </table:table-cell>
          <table:table-cell office:value-type="date" office:date-value="2011-02-22T00:00:00" table:style-name="ce3">
            <text:p>22/02/20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795" table:style-name="ce1">
            <text:p>1039884795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Elmerson</text:p>
          </table:table-cell>
          <table:table-cell office:value-type="string" table:style-name="ce1">
            <text:p>Andrei</text:p>
          </table:table-cell>
          <table:table-cell office:value-type="string" table:style-name="ce1">
            <text:p>Vereda Gramala</text:p>
          </table:table-cell>
          <table:table-cell office:value-type="float" office:value="3128593712" table:style-name="ce1">
            <text:p>3128593712</text:p>
          </table:table-cell>
          <table:table-cell office:value-type="string" table:style-name="ce1">
            <text:p>M</text:p>
          </table:table-cell>
          <table:table-cell office:value-type="date" office:date-value="2006-02-15T00:00:00" table:style-name="ce3">
            <text:p>15/02/20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07518428" table:style-name="ce1">
            <text:p>1007518428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Jho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Vereda Gramala</text:p>
          </table:table-cell>
          <table:table-cell office:value-type="float" office:value="3128593712" table:style-name="ce1">
            <text:p>3128593712</text:p>
          </table:table-cell>
          <table:table-cell office:value-type="string" table:style-name="ce1">
            <text:p>M</text:p>
          </table:table-cell>
          <table:table-cell office:value-type="date" office:date-value="2000-04-14T00:00:00" table:style-name="ce3">
            <text:p>14/04/20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271" table:style-name="ce1">
            <text:p>43848271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Aracely</text:p>
          </table:table-cell>
          <table:table-cell table:style-name="ce1"/>
          <table:table-cell office:value-type="string" table:style-name="ce1">
            <text:p>CRD LA RENTA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F</text:p>
          </table:table-cell>
          <table:table-cell office:value-type="date" office:date-value="1982-04-09T00:00:00" table:style-name="ce3">
            <text:p>09/04/19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333" table:style-name="ce1">
            <text:p>1526533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Vereda Gramala</text:p>
          </table:table-cell>
          <table:table-cell office:value-type="float" office:value="3134175165" table:style-name="ce1">
            <text:p>3134175165</text:p>
          </table:table-cell>
          <table:table-cell office:value-type="string" table:style-name="ce1">
            <text:p>M</text:p>
          </table:table-cell>
          <table:table-cell office:value-type="date" office:date-value="1981-06-17T00:00:00" table:style-name="ce3">
            <text:p>17/06/198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8232323" table:style-name="ce1">
            <text:p>103823232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YENIFER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Vereda Gramala</text:p>
          </table:table-cell>
          <table:table-cell office:value-type="float" office:value="3134175165" table:style-name="ce1">
            <text:p>3134175165</text:p>
          </table:table-cell>
          <table:table-cell office:value-type="string" table:style-name="ce1">
            <text:p>F</text:p>
          </table:table-cell>
          <table:table-cell office:value-type="date" office:date-value="2008-01-04T00:00:00" table:style-name="ce3">
            <text:p>04/01/2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233" table:style-name="ce1">
            <text:p>1039884233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ayerly</text:p>
          </table:table-cell>
          <table:table-cell office:value-type="string" table:style-name="ce1">
            <text:p>Juliana</text:p>
          </table:table-cell>
          <table:table-cell office:value-type="string" table:style-name="ce1">
            <text:p>Vereda <text:s text:c="2"/>Gamala</text:p>
          </table:table-cell>
          <table:table-cell office:value-type="float" office:value="3128593712" table:style-name="ce1">
            <text:p>3128593712</text:p>
          </table:table-cell>
          <table:table-cell office:value-type="string" table:style-name="ce1">
            <text:p>F</text:p>
          </table:table-cell>
          <table:table-cell office:value-type="date" office:date-value="2004-05-29T00:00:00" table:style-name="ce3">
            <text:p>29/05/20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07685" table:style-name="ce1">
            <text:p>21707685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Ligia</text:p>
          </table:table-cell>
          <table:table-cell office:value-type="string" table:style-name="ce1">
            <text:p>De jesus</text:p>
          </table:table-cell>
          <table:table-cell office:value-type="string" table:style-name="ce1">
            <text:p>Ebejico</text:p>
          </table:table-cell>
          <table:table-cell office:value-type="string" table:style-name="ce1">
            <text:p>2373540 <text:s text:c="2"/>8562454</text:p>
          </table:table-cell>
          <table:table-cell office:value-type="string" table:style-name="ce1">
            <text:p>F</text:p>
          </table:table-cell>
          <table:table-cell office:value-type="date" office:date-value="1947-01-31T00:00:00" table:style-name="ce3">
            <text:p>31/01/194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7304759" table:style-name="ce1">
            <text:p>1007304759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Maz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KR 41 A N 22 SUR - 87</text:p>
          </table:table-cell>
          <table:table-cell office:value-type="float" office:value="3527502" table:style-name="ce1">
            <text:p>3527502</text:p>
          </table:table-cell>
          <table:table-cell office:value-type="string" table:style-name="ce1">
            <text:p>M</text:p>
          </table:table-cell>
          <table:table-cell office:value-type="date" office:date-value="2002-09-01T00:00:00" table:style-name="ce3">
            <text:p>01/09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917" table:style-name="ce1">
            <text:p>1039886917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KR 41 A N 22 SUR - 87</text:p>
          </table:table-cell>
          <table:table-cell office:value-type="float" office:value="3527502" table:style-name="ce1">
            <text:p>3527502</text:p>
          </table:table-cell>
          <table:table-cell office:value-type="string" table:style-name="ce1">
            <text:p>F</text:p>
          </table:table-cell>
          <table:table-cell office:value-type="date" office:date-value="1996-01-21T00:00:00" table:style-name="ce3">
            <text:p>21/01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9885656" table:style-name="ce1">
            <text:p>1039885656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Natalia</text:p>
          </table:table-cell>
          <table:table-cell table:style-name="ce1"/>
          <table:table-cell office:value-type="string" table:style-name="ce1">
            <text:p>CARRERA <text:s/>22 <text:s/>N <text:s text:c="2"/>20-05</text:p>
          </table:table-cell>
          <table:table-cell office:value-type="float" office:value="8562004" table:style-name="ce1">
            <text:p>8562004</text:p>
          </table:table-cell>
          <table:table-cell office:value-type="string" table:style-name="ce1">
            <text:p>F</text:p>
          </table:table-cell>
          <table:table-cell office:value-type="date" office:date-value="2009-02-13T00:00:00" table:style-name="ce3">
            <text:p>13/02/2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7048" table:style-name="ce1">
            <text:p>1039887048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Katerine</text:p>
          </table:table-cell>
          <table:table-cell office:value-type="string" table:style-name="ce1">
            <text:p>VDA NARInO</text:p>
          </table:table-cell>
          <table:table-cell office:value-type="float" office:value="8562085" table:style-name="ce1">
            <text:p>8562085</text:p>
          </table:table-cell>
          <table:table-cell office:value-type="string" table:style-name="ce1">
            <text:p>F</text:p>
          </table:table-cell>
          <table:table-cell office:value-type="date" office:date-value="1996-03-15T00:00:00" table:style-name="ce3">
            <text:p>15/03/19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629876" table:style-name="ce1">
            <text:p>3629876</text:p>
          </table:table-cell>
          <table:table-cell office:value-type="string" table:style-name="ce1">
            <text:p>Galeano</text:p>
          </table:table-cell>
          <table:table-cell office:value-type="string" table:style-name="ce1">
            <text:p>Ardil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CR 23 NO 20 05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M</text:p>
          </table:table-cell>
          <table:table-cell office:value-type="date" office:date-value="1939-05-12T00:00:00" table:style-name="ce3">
            <text:p>12/05/193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81" table:style-name="ce1">
            <text:p>43847781</text:p>
          </table:table-cell>
          <table:table-cell office:value-type="string" table:style-name="ce1">
            <text:p>Correa</text:p>
          </table:table-cell>
          <table:table-cell table:style-name="ce1"/>
          <table:table-cell office:value-type="string" table:style-name="ce1">
            <text:p>Paol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EBEJICO</text:p>
          </table:table-cell>
          <table:table-cell office:value-type="string" table:style-name="ce1">
            <text:p>NO SUMINISTRA</text:p>
          </table:table-cell>
          <table:table-cell office:value-type="string" table:style-name="ce1">
            <text:p>F</text:p>
          </table:table-cell>
          <table:table-cell office:value-type="date" office:date-value="1978-08-28T00:00:00" table:style-name="ce3">
            <text:p>28/08/197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870192" table:style-name="ce1">
            <text:p>1000870192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VEREDA COMUNIDAD</text:p>
          </table:table-cell>
          <table:table-cell office:value-type="float" office:value="3133681510" table:style-name="ce1">
            <text:p>3133681510</text:p>
          </table:table-cell>
          <table:table-cell office:value-type="string" table:style-name="ce1">
            <text:p>M</text:p>
          </table:table-cell>
          <table:table-cell office:value-type="date" office:date-value="2002-07-07T00:00:00" table:style-name="ce3">
            <text:p>07/07/200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726" table:style-name="ce1">
            <text:p>43847726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Edilma</text:p>
          </table:table-cell>
          <table:table-cell office:value-type="string" table:style-name="ce1">
            <text:p>VEREDA COMUNIDAD</text:p>
          </table:table-cell>
          <table:table-cell office:value-type="float" office:value="3133681510" table:style-name="ce1">
            <text:p>3133681510</text:p>
          </table:table-cell>
          <table:table-cell office:value-type="string" table:style-name="ce1">
            <text:p>F</text:p>
          </table:table-cell>
          <table:table-cell office:value-type="date" office:date-value="1979-06-06T00:00:00" table:style-name="ce3">
            <text:p>06/06/197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3767" table:style-name="ce1">
            <text:p>15263767</text:p>
          </table:table-cell>
          <table:table-cell office:value-type="string" table:style-name="ce1">
            <text:p>Moreno</text:p>
          </table:table-cell>
          <table:table-cell table:style-name="ce1"/>
          <table:table-cell office:value-type="string" table:style-name="ce1">
            <text:p>Miguel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MUNPI DE MEXICO VEREDA <text:s/>COMUNIDAD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date" office:date-value="1972-08-15T00:00:00" table:style-name="ce3">
            <text:p>15/08/197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33492751" table:style-name="ce1">
            <text:p>1033492751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Yeimy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VEREDA COMUNIDAD</text:p>
          </table:table-cell>
          <table:table-cell office:value-type="float" office:value="3133681510" table:style-name="ce1">
            <text:p>3133681510</text:p>
          </table:table-cell>
          <table:table-cell office:value-type="string" table:style-name="ce1">
            <text:p>F</text:p>
          </table:table-cell>
          <table:table-cell office:value-type="date" office:date-value="2010-06-20T00:00:00" table:style-name="ce3">
            <text:p>20/06/20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21711498" table:style-name="ce1">
            <text:p>21711498</text:p>
          </table:table-cell>
          <table:table-cell office:value-type="string" table:style-name="ce1">
            <text:p>ARREDOND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LDUARA</text:p>
          </table:table-cell>
          <table:table-cell office:value-type="string" table:style-name="ce1">
            <text:p>KR58-N 79-101</text:p>
          </table:table-cell>
          <table:table-cell office:value-type="float" office:value="3630023" table:style-name="ce1">
            <text:p>3630023</text:p>
          </table:table-cell>
          <table:table-cell office:value-type="string" table:style-name="ce1">
            <text:p>F</text:p>
          </table:table-cell>
          <table:table-cell office:value-type="date" office:date-value="1939-09-25T00:00:00" table:style-name="ce3">
            <text:p>25/09/193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97060410287" table:style-name="ce1">
            <text:p>97060410287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C 16 1</text:p>
          </table:table-cell>
          <table:table-cell office:value-type="float" office:value="8577314" table:style-name="ce1">
            <text:p>8577314</text:p>
          </table:table-cell>
          <table:table-cell office:value-type="string" table:style-name="ce1">
            <text:p>M</text:p>
          </table:table-cell>
          <table:table-cell office:value-type="date" office:date-value="1997-06-04T00:00:00" table:style-name="ce3">
            <text:p>04/06/19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822" table:style-name="ce1">
            <text:p>1039886822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 16 1</text:p>
          </table:table-cell>
          <table:table-cell office:value-type="float" office:value="8577314" table:style-name="ce1">
            <text:p>8577314</text:p>
          </table:table-cell>
          <table:table-cell office:value-type="string" table:style-name="ce1">
            <text:p>M</text:p>
          </table:table-cell>
          <table:table-cell office:value-type="date" office:date-value="1995-07-15T00:00:00" table:style-name="ce3">
            <text:p>15/07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5798" table:style-name="ce1">
            <text:p>1039885798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SEVILLA EBEJICO</text:p>
          </table:table-cell>
          <table:table-cell office:value-type="float" office:value="8577034" table:style-name="ce1">
            <text:p>8577034</text:p>
          </table:table-cell>
          <table:table-cell office:value-type="string" table:style-name="ce1">
            <text:p>F</text:p>
          </table:table-cell>
          <table:table-cell office:value-type="date" office:date-value="1991-03-20T00:00:00" table:style-name="ce3">
            <text:p>20/03/19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70570134" table:style-name="ce1">
            <text:p>70570134</text:p>
          </table:table-cell>
          <table:table-cell office:value-type="string" table:style-name="ce1">
            <text:p>Bedoya</text:p>
          </table:table-cell>
          <table:table-cell office:value-type="string" table:style-name="ce1">
            <text:p>Restrep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Fredy</text:p>
          </table:table-cell>
          <table:table-cell office:value-type="string" table:style-name="ce1">
            <text:p>calle 16 manzana - ruta 16-570</text:p>
          </table:table-cell>
          <table:table-cell office:value-type="float" office:value="8577314" table:style-name="ce1">
            <text:p>8577314</text:p>
          </table:table-cell>
          <table:table-cell office:value-type="string" table:style-name="ce1">
            <text:p>M</text:p>
          </table:table-cell>
          <table:table-cell office:value-type="date" office:date-value="1966-10-19T00:00:00" table:style-name="ce3">
            <text:p>19/10/1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3944" table:style-name="ce1">
            <text:p>43443944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Dolly</text:p>
          </table:table-cell>
          <table:table-cell office:value-type="string" table:style-name="ce1">
            <text:p>Corregimiento Sevilla Ebejico</text:p>
          </table:table-cell>
          <table:table-cell office:value-type="float" office:value="8577034" table:style-name="ce1">
            <text:p>8577034</text:p>
          </table:table-cell>
          <table:table-cell office:value-type="string" table:style-name="ce1">
            <text:p>F</text:p>
          </table:table-cell>
          <table:table-cell office:value-type="date" office:date-value="1968-12-28T00:00:00" table:style-name="ce3">
            <text:p>28/12/19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NYU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5613" table:style-name="ce1">
            <text:p>15265613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Ospin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rley</text:p>
          </table:table-cell>
          <table:table-cell office:value-type="string" table:style-name="ce1">
            <text:p>veredan blanquisal</text:p>
          </table:table-cell>
          <table:table-cell office:value-type="float" office:value="3136245855" table:style-name="ce1">
            <text:p>3136245855</text:p>
          </table:table-cell>
          <table:table-cell office:value-type="string" table:style-name="ce1">
            <text:p>M</text:p>
          </table:table-cell>
          <table:table-cell office:value-type="date" office:date-value="1983-01-02T00:00:00" table:style-name="ce3">
            <text:p>02/01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11407894" table:style-name="ce1">
            <text:p>1011407894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Matias</text:p>
          </table:table-cell>
          <table:table-cell table:style-name="ce1"/>
          <table:table-cell office:value-type="string" table:style-name="ce1">
            <text:p>veredan blanquisal</text:p>
          </table:table-cell>
          <table:table-cell office:value-type="float" office:value="3.13624585542765E+16" table:style-name="ce1">
            <text:p>3.13625E+16</text:p>
          </table:table-cell>
          <table:table-cell office:value-type="string" table:style-name="ce1">
            <text:p>M</text:p>
          </table:table-cell>
          <table:table-cell office:value-type="date" office:date-value="2013-10-02T00:00:00" table:style-name="ce3">
            <text:p>02/10/2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5188680" table:style-name="ce1">
            <text:p>1015188680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AICOL</text:p>
          </table:table-cell>
          <table:table-cell office:value-type="string" table:style-name="ce1">
            <text:p>STIVEN</text:p>
          </table:table-cell>
          <table:table-cell office:value-type="string" table:style-name="ce1">
            <text:p>CLL 101 CRA 50 C 1</text:p>
          </table:table-cell>
          <table:table-cell office:value-type="float" office:value="5229566" table:style-name="ce1">
            <text:p>5229566</text:p>
          </table:table-cell>
          <table:table-cell office:value-type="string" table:style-name="ce1">
            <text:p>M</text:p>
          </table:table-cell>
          <table:table-cell office:value-type="date" office:date-value="2007-08-13T00:00:00" table:style-name="ce3">
            <text:p>13/08/20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00919856" table:style-name="ce1">
            <text:p>1000919856</text:p>
          </table:table-cell>
          <table:table-cell office:value-type="string" table:style-name="ce1">
            <text:p>ECHAVARRIA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LORENA</text:p>
          </table:table-cell>
          <table:table-cell table:style-name="ce1"/>
          <table:table-cell office:value-type="string" table:style-name="ce1">
            <text:p>cll 11 <text:s/>15 77</text:p>
          </table:table-cell>
          <table:table-cell office:value-type="float" office:value="8562514" table:style-name="ce1">
            <text:p>8562514</text:p>
          </table:table-cell>
          <table:table-cell office:value-type="string" table:style-name="ce1">
            <text:p>F</text:p>
          </table:table-cell>
          <table:table-cell office:value-type="date" office:date-value="2003-06-09T00:00:00" table:style-name="ce3">
            <text:p>09/06/20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077464769" table:style-name="ce1">
            <text:p>1077464769</text:p>
          </table:table-cell>
          <table:table-cell office:value-type="string" table:style-name="ce1">
            <text:p>Salguero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KR 2 A 26 30</text:p>
          </table:table-cell>
          <table:table-cell office:value-type="float" office:value="8562674" table:style-name="ce1">
            <text:p>8562674</text:p>
          </table:table-cell>
          <table:table-cell office:value-type="string" table:style-name="ce1">
            <text:p>M</text:p>
          </table:table-cell>
          <table:table-cell office:value-type="date" office:date-value="2012-09-12T00:00:00" table:style-name="ce3">
            <text:p>12/09/2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7223" table:style-name="ce1">
            <text:p>43847223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Tobon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EREDA EL SALZAL</text:p>
          </table:table-cell>
          <table:table-cell office:value-type="float" office:value="8562470" table:style-name="ce1">
            <text:p>8562470</text:p>
          </table:table-cell>
          <table:table-cell office:value-type="string" table:style-name="ce1">
            <text:p>F</text:p>
          </table:table-cell>
          <table:table-cell office:value-type="date" office:date-value="1976-01-15T00:00:00" table:style-name="ce3">
            <text:p>15/01/197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444343" table:style-name="ce1">
            <text:p>43444343</text:p>
          </table:table-cell>
          <table:table-cell office:value-type="string" table:style-name="ce1">
            <text:p>Giraldo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Fabiola</text:p>
          </table:table-cell>
          <table:table-cell table:style-name="ce1"/>
          <table:table-cell office:value-type="string" table:style-name="ce1">
            <text:p>VDA SAN FRANCISCO</text:p>
          </table:table-cell>
          <table:table-cell office:value-type="float" office:value="3105395020" table:style-name="ce1">
            <text:p>3105395020</text:p>
          </table:table-cell>
          <table:table-cell office:value-type="string" table:style-name="ce1">
            <text:p>F</text:p>
          </table:table-cell>
          <table:table-cell office:value-type="date" office:date-value="1970-05-23T00:00:00" table:style-name="ce3">
            <text:p>23/05/197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5261178" table:style-name="ce1">
            <text:p>15261178</text:p>
          </table:table-cell>
          <table:table-cell office:value-type="string" table:style-name="ce1">
            <text:p>Londoñ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VDA SAN FRANCISCO</text:p>
          </table:table-cell>
          <table:table-cell office:value-type="float" office:value="3105395020" table:style-name="ce1">
            <text:p>3105395020</text:p>
          </table:table-cell>
          <table:table-cell office:value-type="string" table:style-name="ce1">
            <text:p>M</text:p>
          </table:table-cell>
          <table:table-cell office:value-type="date" office:date-value="1959-08-07T00:00:00" table:style-name="ce3">
            <text:p>07/08/19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AD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39884255" table:style-name="ce1">
            <text:p>1039884255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AIDE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RREG BRASIL</text:p>
          </table:table-cell>
          <table:table-cell office:value-type="float" office:value="4034380" table:style-name="ce1">
            <text:p>4034380</text:p>
          </table:table-cell>
          <table:table-cell office:value-type="string" table:style-name="ce1">
            <text:p>M</text:p>
          </table:table-cell>
          <table:table-cell office:value-type="date" office:date-value="2002-02-09T00:00:00" table:style-name="ce3">
            <text:p>09/02/20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IJ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3848331" table:style-name="ce1">
            <text:p>43848331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EDY</text:p>
          </table:table-cell>
          <table:table-cell office:value-type="string" table:style-name="ce1">
            <text:p>JOANA</text:p>
          </table:table-cell>
          <table:table-cell office:value-type="string" table:style-name="ce1">
            <text:p>CORREG BRASIL</text:p>
          </table:table-cell>
          <table:table-cell office:value-type="float" office:value="4034380" table:style-name="ce1">
            <text:p>4034380</text:p>
          </table:table-cell>
          <table:table-cell office:value-type="string" table:style-name="ce1">
            <text:p>F</text:p>
          </table:table-cell>
          <table:table-cell office:value-type="date" office:date-value="1983-01-15T00:00:00" table:style-name="ce3">
            <text:p>15/01/198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AÑER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018237044" table:style-name="ce1">
            <text:p>1018237044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CORREG BRASIL</text:p>
          </table:table-cell>
          <table:table-cell office:value-type="float" office:value="4034380" table:style-name="ce1">
            <text:p>4034380</text:p>
          </table:table-cell>
          <table:table-cell office:value-type="string" table:style-name="ce1">
            <text:p>M</text:p>
          </table:table-cell>
          <table:table-cell office:value-type="date" office:date-value="2007-04-29T00:00:00" table:style-name="ce3">
            <text:p>29/04/2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IJO(A) 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039886815" table:style-name="ce1">
            <text:p>1039886815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Lorena</text:p>
          </table:table-cell>
          <table:table-cell table:style-name="ce1"/>
          <table:table-cell office:value-type="string" table:style-name="ce1">
            <text:p>Vereda el Zarzal</text:p>
          </table:table-cell>
          <table:table-cell office:value-type="float" office:value="8562470" table:style-name="ce1">
            <text:p>8562470</text:p>
          </table:table-cell>
          <table:table-cell office:value-type="string" table:style-name="ce1">
            <text:p>F</text:p>
          </table:table-cell>
          <table:table-cell office:value-type="date" office:date-value="1995-06-12T00:00:00" table:style-name="ce3">
            <text:p>12/06/199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TIZANTE</text:p>
          </table:table-cell>
          <table:table-cell table:number-columns-repeated="16372" table:style-name="ce1"/>
        </table:table-row>
        <table:table-row table:number-rows-repeated="1047032" table:style-name="ro1">
          <table:table-cell table:number-columns-repeated="16384"/>
        </table:table-row>
      </table:table>
      <table:named-expressions>
        <table:named-expression table:name="ESEH_SAN_RAFAEL__EBEJICO_" table:expression="of:=[.#REF!]" table:base-cell-address="CAFESALUD.$A$1"/>
      </table:named-expressions>
      <table:database-ranges>
        <table:database-range table:target-range-address="CAFESALUD.A1:CAFESALUD.L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37_" style:display-name="%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tas" style:family="table-cell" style:data-style-name="N0">
      <style:table-cell-properties fo:border="thin solid #B2B2B2" fo:background-color="#FFFFCC"/>
    </style:style>
    <style:style style:name="Notas_32_2" style:display-name="Notas 2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ernan Velasquez</meta:initial-creator>
    <dc:creator>Hernán Darío Velásquez O.</dc:creator>
    <meta:creation-date>2009-04-03T16:38:32Z</meta:creation-date>
    <dc:date>2016-07-27T02:31:44Z</dc:date>
    <meta:print-date>2013-08-05T19:05:44Z</meta:print-date>
  </office:meta>
</office:document-meta>
</file>